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3.81mm"/>
    </style:style>
    <style:style style:name="co37" style:family="table-column">
      <style:table-column-properties fo:break-before="auto" style:column-width="75.41mm"/>
    </style:style>
    <style:style style:name="co38" style:family="table-column">
      <style:table-column-properties fo:break-before="auto" style:column-width="22.19mm"/>
    </style:style>
    <style:style style:name="co39" style:family="table-column">
      <style:table-column-properties fo:break-before="auto" style:column-width="22mm"/>
    </style:style>
    <style:style style:name="co40" style:family="table-column">
      <style:table-column-properties fo:break-before="auto" style:column-width="2.08mm"/>
    </style:style>
    <style:style style:name="co41" style:family="table-column">
      <style:table-column-properties fo:break-before="auto" style:column-width="23.35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8.27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83.87mm"/>
    </style:style>
    <style:style style:name="co51" style:family="table-column">
      <style:table-column-properties fo:break-before="auto" style:column-width="30.18mm"/>
    </style:style>
    <style:style style:name="co52" style:family="table-column">
      <style:table-column-properties fo:break-before="auto" style:column-width="35.21mm"/>
    </style:style>
    <style:style style:name="co53" style:family="table-column">
      <style:table-column-properties fo:break-before="auto" style:column-width="51.51mm"/>
    </style:style>
    <style:style style:name="co54" style:family="table-column">
      <style:table-column-properties fo:break-before="auto" style:column-width="52.83mm"/>
    </style:style>
    <style:style style:name="co55" style:family="table-column">
      <style:table-column-properties fo:break-before="auto" style:column-width="45.1mm"/>
    </style:style>
    <style:style style:name="co56" style:family="table-column">
      <style:table-column-properties fo:break-before="auto" style:column-width="10.05mm"/>
    </style:style>
    <style:style style:name="co57" style:family="table-column">
      <style:table-column-properties fo:break-before="auto" style:column-width="89.45mm"/>
    </style:style>
    <style:style style:name="co58" style:family="table-column">
      <style:table-column-properties fo:break-before="auto" style:column-width="27.59mm"/>
    </style:style>
    <style:style style:name="co59" style:family="table-column">
      <style:table-column-properties fo:break-before="auto" style:column-width="15.33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80.12mm"/>
    </style:style>
    <style:style style:name="co63" style:family="table-column">
      <style:table-column-properties fo:break-before="auto" style:column-width="7.53mm"/>
    </style:style>
    <style:style style:name="co64" style:family="table-column">
      <style:table-column-properties fo:break-before="auto" style:column-width="13.41mm"/>
    </style:style>
    <style:style style:name="co65" style:family="table-column">
      <style:table-column-properties fo:break-before="auto" style:column-width="14.45mm"/>
    </style:style>
    <style:style style:name="co66" style:family="table-column">
      <style:table-column-properties fo:break-before="auto" style:column-width="2.93mm"/>
    </style:style>
    <style:style style:name="co67" style:family="table-column">
      <style:table-column-properties fo:break-before="auto" style:column-width="16.23mm"/>
    </style:style>
    <style:style style:name="co68" style:family="table-column">
      <style:table-column-properties fo:break-before="auto" style:column-width="19.47mm"/>
    </style:style>
    <style:style style:name="co69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9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</style:style>
    <style:style style:name="ce4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</style:style>
    <style:style style:name="ce5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</style:style>
    <style:style style:name="ce5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81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3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5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8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fo:font-size="12pt" style:font-size-asian="12pt" style:font-size-complex="12pt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9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102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10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10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</style:style>
    <style:style style:name="ce10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35pt double #000000" style:border-line-width-top="0.26mm 0.04mm 0.53mm"/>
    </style:style>
    <style:style style:name="ce114" style:family="table-cell" style:parent-style-name="Default">
      <style:table-cell-properties fo:border-bottom="2.35pt double #000000" style:border-line-width-bottom="0.26mm 0.04mm 0.53mm" fo:border-left="none" fo:border-right="none" fo:border-top="none"/>
    </style:style>
    <style:style style:name="ce11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117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19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2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2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</style:style>
    <style:style style:name="ce12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133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5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36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7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</style:style>
    <style:style style:name="ce16" style:family="table-cell" style:parent-style-name="Default" style:data-style-name="N4">
      <style:table-cell-properties fo:background-color="transparen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143" style:family="table-cell" style:parent-style-name="Excel_20_Built-in_20_Normal" style:data-style-name="N122">
      <style:table-cell-properties style:diagonal-bl-tr="none" style:diagonal-tl-br="none" fo:border="none"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145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146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47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15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1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53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7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17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</style:style>
    <style:style style:name="ce17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82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</style:style>
    <style:style style:name="ce183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9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99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0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216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217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4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11">
      <style:text-properties fo:font-size="9pt" style:font-size-asian="9pt" style:font-size-complex="9pt"/>
    </style:style>
    <style:style style:name="ce25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5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5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6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"/>
    <style:style style:name="ce29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95" style:family="table-cell" style:parent-style-name="Default" style:data-style-name="N3">
      <style:text-properties fo:font-size="12pt" style:font-size-asian="12pt" style:font-size-complex="12pt"/>
    </style:style>
    <style:style style:name="ce31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1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6" style:family="table-cell" style:parent-style-name="Default" style:data-style-name="N0">
      <style:text-properties fo:font-size="12pt" style:font-size-asian="12pt" style:font-size-complex="12pt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73" style:family="table-cell" style:parent-style-name="Default" style:data-style-name="N0"/>
    <style:style style:name="ce75" style:family="table-cell" style:parent-style-name="Default" style:data-style-name="N1"/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76" style:family="table-cell" style:parent-style-name="Excel_20_Built-in_20_Normal" style:data-style-name="N10004">
      <style:table-cell-properties style:rotation-align="none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0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1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35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6" style:family="table-cell" style:parent-style-name="Default" style:data-style-name="N0">
      <style:table-cell-properties fo:border="none"/>
    </style:style>
    <style:style style:name="ce357" style:family="table-cell" style:parent-style-name="Default" style:data-style-name="N36">
      <style:table-cell-properties fo:border="none"/>
    </style:style>
    <style:style style:name="ce358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30">
      <style:table-cell-properties fo:border="none"/>
    </style:style>
    <style:style style:name="ce360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1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2" style:family="table-cell" style:parent-style-name="Excel_20_Built-in_20_Normal" style:data-style-name="N10036">
      <style:table-cell-properties fo:border="none" style:rotation-align="none"/>
    </style:style>
    <style:style style:name="ce363" style:family="table-cell" style:parent-style-name="Excel_20_Built-in_20_Normal" style:data-style-name="N10030">
      <style:table-cell-properties fo:border="none" style:rotation-align="none"/>
    </style:style>
    <style:style style:name="ce364" style:family="table-cell" style:parent-style-name="Default" style:data-style-name="N30">
      <style:table-cell-properties fo:border="none" style:rotation-align="none"/>
    </style:style>
    <style:style style:name="ce365" style:family="table-cell" style:parent-style-name="Default" style:data-style-name="N10033">
      <style:table-cell-properties fo:border="none" style:rotation-align="none"/>
    </style:style>
    <style:style style:name="ce36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7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68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6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71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2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3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37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78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9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0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1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38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8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8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6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387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8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9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391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9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4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96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7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98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9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40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3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4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5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406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408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409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41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2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3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7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98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end" fo:margin-left="0mm"/>
    </style:style>
    <style:style style:name="ce29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00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301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end" fo:margin-left="0mm"/>
    </style:style>
    <style:style style:name="ce302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303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2.35pt double #000000" style:border-line-width-right="0.26mm 0.04mm 0.53mm" fo:border-top="2.35pt double #000000" style:border-line-width-top="0.26mm 0.04mm 0.53mm"/>
      <style:paragraph-properties fo:text-align="end" fo:margin-left="0mm"/>
    </style:style>
    <style:style style:name="ce304" style:family="table-cell" style:parent-style-name="Default" style:data-style-name="N4">
      <style:table-cell-properties style:text-align-source="fix" style:repeat-content="false" fo:border="1.05pt double #000000" style:border-line-width="0.12mm 0.12mm 0.12mm"/>
      <style:paragraph-properties fo:text-align="end" fo:margin-left="0mm"/>
    </style:style>
    <style:style style:name="ce305" style:family="table-cell" style:parent-style-name="Default" style:data-style-name="N4">
      <style:table-cell-properties fo:border-bottom="none" fo:border-left="2.35pt double #000000" style:border-line-width-left="0.26mm 0.04mm 0.53mm" fo:border-right="2.35pt double #000000" style:border-line-width-right="0.26mm 0.04mm 0.53mm" fo:border-top="none"/>
    </style:style>
    <style:style style:name="ce30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2.35pt double #000000" style:border-line-width-right="0.26mm 0.04mm 0.53mm" fo:border-top="none"/>
    </style:style>
    <style:style style:name="ce307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308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</style:style>
    <style:style style:name="ce309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310" style:family="table-cell" style:parent-style-name="Default" style:data-style-name="N4">
      <style:table-cell-properties fo:border="2.35pt double #000000" style:border-line-width="0.26mm 0.04mm 0.53mm"/>
    </style:style>
    <style:style style:name="ce311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3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4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315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ce316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9" office:value-type="string" calcext:value-type="string">
            <text:p>2011-2019 YILLARI TOPLAM KİRA GELİRLERİNİN HİSSE ORANLARI</text:p>
          </table:table-cell>
          <table:table-cell table:style-name="ce97"/>
          <table:table-cell table:style-name="ce119" table:number-columns-repeated="3"/>
          <table:table-cell table:style-name="ce171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9" office:value-type="date" office:date-value="2018-12-11" calcext:value-type="date">
            <text:p>Salı 11.Aralık.2018</text:p>
          </table:table-cell>
          <table:table-cell table:style-name="Default" table:number-columns-repeated="4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Lise kira geliri</text:p>
          </table:table-cell>
          <table:table-cell table:number-columns-repeated="4" table:style-name="ce99" office:value-type="percentage" office:value="0.25" calcext:value-type="percentage">
            <text:p>%25,00</text:p>
          </table:table-cell>
          <table:table-cell table:style-name="ce17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Lise.G1]" office:value-type="float" office:value="181628.8" calcext:value-type="float">
            <text:p>181.628,80</text:p>
          </table:table-cell>
          <table:table-cell table:style-name="ce100" table:formula="of:=[.A6]*[.B5]" office:value-type="float" office:value="45407.2" calcext:value-type="float">
            <text:p>45.407,20</text:p>
          </table:table-cell>
          <table:table-cell table:style-name="ce100" table:formula="of:=[.C5]*[.A6]" office:value-type="float" office:value="45407.2" calcext:value-type="float">
            <text:p>45.407,20</text:p>
          </table:table-cell>
          <table:table-cell table:style-name="ce100" table:formula="of:=[.D5]*[.A6]" office:value-type="float" office:value="45407.2" calcext:value-type="float">
            <text:p>45.407,20</text:p>
          </table:table-cell>
          <table:table-cell table:style-name="ce100" table:formula="of:=[.E5]*[.A6]" office:value-type="float" office:value="45407.2" calcext:value-type="float">
            <text:p>45.407,20</text:p>
          </table:table-cell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ygaz Kira Geliri</text:p>
          </table:table-cell>
          <table:table-cell table:style-name="Default"/>
          <table:table-cell table:style-name="ce30"/>
          <table:table-cell table:style-name="ce30" office:value-type="percentage" office:value="0.44" calcext:value-type="percentage">
            <text:p>%44,00</text:p>
          </table:table-cell>
          <table:table-cell table:style-name="ce30" office:value-type="percentage" office:value="0.22" calcext:value-type="percentage">
            <text:p>%22,00</text:p>
          </table:table-cell>
          <table:table-cell table:style-name="ce17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Aygaz.G1]" office:value-type="float" office:value="18900" calcext:value-type="float">
            <text:p>18.900,00</text:p>
          </table:table-cell>
          <table:table-cell table:style-name="ce24"/>
          <table:table-cell table:style-name="ce12"/>
          <table:table-cell table:style-name="ce12" table:formula="of:=[.D7]*[.A8]" office:value-type="float" office:value="8316" calcext:value-type="float">
            <text:p>8.316,00</text:p>
          </table:table-cell>
          <table:table-cell table:style-name="ce31" table:formula="of:=[.E7]*[.A8]" office:value-type="float" office:value="4158" calcext:value-type="float">
            <text:p>4.158,00</text:p>
          </table:table-cell>
          <table:table-cell table:style-name="ce176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AP Yıkama</text:p>
          </table:table-cell>
          <table:table-cell table:style-name="ce97"/>
          <table:table-cell table:style-name="ce99"/>
          <table:table-cell table:style-name="ce99" office:value-type="percentage" office:value="0.44" calcext:value-type="percentage">
            <text:p>%44,00</text:p>
          </table:table-cell>
          <table:table-cell table:style-name="ce99" office:value-type="percentage" office:value="0.22" calcext:value-type="percentage">
            <text:p>%22,00</text:p>
          </table:table-cell>
          <table:table-cell table:style-name="ce177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AP Ykm'.G1]" office:value-type="float" office:value="133900" calcext:value-type="float">
            <text:p>133.900,00</text:p>
          </table:table-cell>
          <table:table-cell table:style-name="ce102"/>
          <table:table-cell table:style-name="ce12"/>
          <table:table-cell table:style-name="ce100" table:formula="of:=[.D9]*[.A10]" office:value-type="float" office:value="58916" calcext:value-type="float">
            <text:p>58.916,00</text:p>
          </table:table-cell>
          <table:table-cell table:style-name="ce100" table:formula="of:=[.E9]*[.A10]" office:value-type="float" office:value="29458" calcext:value-type="float">
            <text:p>29.458,00</text:p>
          </table:table-cell>
          <table:table-cell table:style-name="ce178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P Milangaz</text:p>
          </table:table-cell>
          <table:table-cell table:style-name="ce103"/>
          <table:table-cell table:style-name="ce123"/>
          <table:table-cell table:style-name="ce123" office:value-type="percentage" office:value="0.44" calcext:value-type="percentage">
            <text:p>%44,00</text:p>
          </table:table-cell>
          <table:table-cell table:style-name="ce123" office:value-type="percentage" office:value="0.22" calcext:value-type="percentage">
            <text:p>%22,00</text:p>
          </table:table-cell>
          <table:table-cell table:style-name="ce179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Mlngaz.G1]" office:value-type="float" office:value="29720" calcext:value-type="float">
            <text:p>29.720,00</text:p>
          </table:table-cell>
          <table:table-cell table:style-name="ce104"/>
          <table:table-cell table:style-name="ce124"/>
          <table:table-cell table:style-name="ce124" table:formula="of:=[.D11]*[.A12]" office:value-type="float" office:value="13076.8" calcext:value-type="float">
            <text:p>13.076,80</text:p>
          </table:table-cell>
          <table:table-cell table:style-name="ce124" table:formula="of:=[.E11]*[.A12]" office:value-type="float" office:value="6538.4" calcext:value-type="float">
            <text:p>6.538,40</text:p>
          </table:table-cell>
          <table:table-cell table:style-name="ce180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Hz Depo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Hzr - Snyi'.G1]" office:value-type="float" office:value="21000" calcext:value-type="float">
            <text:p>21.000,00</text:p>
          </table:table-cell>
          <table:table-cell table:style-name="ce105"/>
          <table:table-cell table:style-name="ce100" table:formula="of:=[.C13]*[.A14]" office:value-type="float" office:value="10500" calcext:value-type="float">
            <text:p>10.500,00</text:p>
          </table:table-cell>
          <table:table-cell table:style-name="ce100" table:formula="of:=[.D13]*[.A14]" office:value-type="float" office:value="10500" calcext:value-type="float">
            <text:p>10.500,00</text:p>
          </table:table-cell>
          <table:table-cell table:style-name="ce100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$'Hzr - Snyi'.G24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/>
          <table:table-cell table:style-name="ce1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Sanayi Acentalar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$'Hzr - Snyi'.G14]" office:value-type="float" office:value="34000" calcext:value-type="float">
            <text:p>34.000,00</text:p>
          </table:table-cell>
          <table:table-cell table:style-name="ce105"/>
          <table:table-cell table:style-name="ce100" table:formula="of:=[.C17]*[.A18]" office:value-type="float" office:value="17000" calcext:value-type="float">
            <text:p>17.000,00</text:p>
          </table:table-cell>
          <table:table-cell table:style-name="ce100" table:formula="of:=[.D17]*[.A18]" office:value-type="float" office:value="17000" calcext:value-type="float">
            <text:p>17.000,00</text:p>
          </table:table-cell>
          <table:table-cell table:style-name="ce105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7" table:formula="of:=[.A16]+[.A14]+[.A12]+[.A10]+[.A8]+[.A6]+[.A18]" office:value-type="float" office:value="481998.8" calcext:value-type="float">
            <text:p>481.998,80</text:p>
          </table:table-cell>
          <table:table-cell table:style-name="ce106" table:formula="of:=[.B21]/[.$A$21]" office:value-type="percentage" office:value="0.0942060436664987" calcext:value-type="percentage">
            <text:p>%9,42</text:p>
          </table:table-cell>
          <table:table-cell table:style-name="ce126" table:formula="of:=[.C21]/[.$A$21]" office:value-type="percentage" office:value="0.216457385371084" calcext:value-type="percentage">
            <text:p>%21,65</text:p>
          </table:table-cell>
          <table:table-cell table:style-name="ce126" table:formula="of:=[.D21]/[.$A$21]" office:value-type="percentage" office:value="0.383073567818011" calcext:value-type="percentage">
            <text:p>%38,31</text:p>
          </table:table-cell>
          <table:table-cell table:style-name="ce126" table:formula="of:=[.E21]/[.$A$21]" office:value-type="percentage" office:value="0.177514134889962" calcext:value-type="percentage">
            <text:p>%17,75</text:p>
          </table:table-cell>
          <table:table-cell table:style-name="ce183" table:formula="of:=[.F21]/[.$A$21]" office:value-type="percentage" office:value="0.128748868254444" calcext:value-type="percentage">
            <text:p>%12,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3" office:value-type="string" calcext:value-type="string">
            <text:p>TOPLAM</text:p>
          </table:table-cell>
          <table:table-cell table:style-name="ce11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8" table:formula="of:=SUM([.B21:.F21])" office:value-type="float" office:value="481998.8" calcext:value-type="float">
            <text:p>481.998,80</text:p>
          </table:table-cell>
          <table:table-cell table:style-name="ce78" table:formula="of:=[.B18]+[.B16]+[.B14]+[.B12]+[.B10]+[.B8]+[.B6]" office:value-type="float" office:value="45407.2" calcext:value-type="float">
            <text:p>45.407,20</text:p>
          </table:table-cell>
          <table:table-cell table:style-name="ce127" table:formula="of:=[.C18]+[.C16]+[.C14]+[.C12]+[.C10]+[.C8]+[.C6]" office:value-type="float" office:value="104332.2" calcext:value-type="float">
            <text:p>104.332,20</text:p>
          </table:table-cell>
          <table:table-cell table:style-name="ce127" table:formula="of:=[.D18]+[.D16]+[.D14]+[.D12]+[.D10]+[.D8]+[.D6]" office:value-type="float" office:value="184641" calcext:value-type="float">
            <text:p>184.641,00</text:p>
          </table:table-cell>
          <table:table-cell table:style-name="ce127" table:formula="of:=[.E18]+[.E16]+[.E14]+[.E12]+[.E10]+[.E8]+[.E6]" office:value-type="float" office:value="85561.6" calcext:value-type="float">
            <text:p>85.561,60</text:p>
          </table:table-cell>
          <table:table-cell table:style-name="ce196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79" office:value-type="string" calcext:value-type="string">
            <text:p>2011-2019 YILLARI KİRA GELİRLERİ VE DÜŞÜLEN HARCAMALAR</text:p>
          </table:table-cell>
          <table:table-cell table:style-name="ce112" table:number-columns-repeated="2"/>
          <table:table-cell table:style-name="ce138"/>
          <table:table-cell table:style-name="ce152"/>
          <table:table-cell table:style-name="ce19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0"/>
          <table:table-cell table:style-name="Default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98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81" office:value-type="string" calcext:value-type="string">
            <text:p>Ayşe kira gelirleri</text:p>
          </table:table-cell>
          <table:table-cell table:style-name="ce97"/>
          <table:table-cell table:style-name="ce129" table:formula="of:=[.B21]" office:value-type="float" office:value="45407.2" calcext:value-type="float">
            <text:p>+45.407,20</text:p>
          </table:table-cell>
          <table:table-cell table:style-name="ce142"/>
          <table:table-cell table:style-name="ce142" table:formula="of:=[.C25]-[.D25]" office:value-type="float" office:value="45407.2" calcext:value-type="float">
            <text:p>45.407,20</text:p>
          </table:table-cell>
          <table:table-cell table:style-name="ce199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82.2" calcext:value-type="float">
            <text:p>49.782,2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143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32.3" calcext:value-type="float">
            <text:p>48.832,3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112.3" calcext:value-type="float">
            <text:p>43.112,30</text:p>
          </table:table-cell>
          <table:table-cell table:style-name="ce17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62.3" calcext:value-type="float">
            <text:p>33.362,30</text:p>
          </table:table-cell>
          <table:table-cell table:style-name="ce172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84" office:value-type="string" calcext:value-type="string">
            <text:p>2019 hacıdan havale</text:p>
          </table:table-cell>
          <table:table-cell table:style-name="ce102"/>
          <table:table-cell table:style-name="ce100"/>
          <table:table-cell table:style-name="ce145" office:value-type="float" office:value="5250" calcext:value-type="float">
            <text:p>-5.250,00</text:p>
          </table:table-cell>
          <table:table-cell table:style-name="ce100" table:formula="of:=[.E29]+[.C30]-[.D30]" office:value-type="float" office:value="28112.3" calcext:value-type="float">
            <text:p>28.112,30</text:p>
          </table:table-cell>
          <table:table-cell table:style-name="ce200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li kira gelirleri</text:p>
          </table:table-cell>
          <table:table-cell table:style-name="ce112"/>
          <table:table-cell table:style-name="ce133" table:formula="of:=[.C21]" office:value-type="float" office:value="104332.2" calcext:value-type="float">
            <text:p>+104.332,20</text:p>
          </table:table-cell>
          <table:table-cell table:style-name="ce146"/>
          <table:table-cell table:style-name="ce153" table:formula="of:=[.C31]-[.D31]" office:value-type="float" office:value="104332.2" calcext:value-type="float">
            <text:p>104.332,2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108707.2" calcext:value-type="float">
            <text:p>108.707,20</text:p>
          </table:table-cell>
          <table:table-cell table:style-name="ce20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kombi</text:p>
          </table:table-cell>
          <table:table-cell table:style-name="ce114"/>
          <table:table-cell table:style-name="ce117"/>
          <table:table-cell table:style-name="ce147" office:value-type="float" office:value="3000" calcext:value-type="float">
            <text:p>-3.000,00</text:p>
          </table:table-cell>
          <table:table-cell table:style-name="ce117" table:formula="of:=[.E32]+[.C33]-[.D33]" office:value-type="float" office:value="105707.2" calcext:value-type="float">
            <text:p>105.707,20</text:p>
          </table:table-cell>
          <table:table-cell table:style-name="ce203" table:formula="of:=[.E33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tila kira geliri</text:p>
          </table:table-cell>
          <table:table-cell table:style-name="ce112"/>
          <table:table-cell table:style-name="ce133" table:formula="of:=[.D21]" office:value-type="float" office:value="184641" calcext:value-type="float">
            <text:p>+184.641,00</text:p>
          </table:table-cell>
          <table:table-cell table:style-name="ce146"/>
          <table:table-cell table:style-name="ce153" table:formula="of:=[.C34]-[.D34]" office:value-type="float" office:value="184641" calcext:value-type="float">
            <text:p>184.641,0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babamın banka hesabından</text:p>
          </table:table-cell>
          <table:table-cell table:style-name="ce114"/>
          <table:table-cell table:style-name="ce135" office:value-type="float" office:value="4375" calcext:value-type="float">
            <text:p>+4.375,00</text:p>
          </table:table-cell>
          <table:table-cell table:style-name="ce147"/>
          <table:table-cell table:style-name="ce117" table:formula="of:=[.E34]+[.C35]-[.D35]" office:value-type="float" office:value="189016" calcext:value-type="float">
            <text:p>189.016,00</text:p>
          </table:table-cell>
          <table:table-cell table:style-name="ce203" table:formula="of:=[.E35]" office:value-type="float" office:value="189016" calcext:value-type="float">
            <text:p>189.016,0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hacı kira geliri</text:p>
          </table:table-cell>
          <table:table-cell table:style-name="ce112"/>
          <table:table-cell table:style-name="ce133" table:formula="of:=[.E21]" office:value-type="float" office:value="85561.6" calcext:value-type="float">
            <text:p>+85.561,60</text:p>
          </table:table-cell>
          <table:table-cell table:style-name="ce146"/>
          <table:table-cell table:style-name="ce153" table:formula="of:=[.C36]-[.D36]" office:value-type="float" office:value="85561.6" calcext:value-type="float">
            <text:p>85.561,60</text:p>
          </table:table-cell>
          <table:table-cell table:style-name="ce205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89936.6" calcext:value-type="float">
            <text:p>89.936,60</text:p>
          </table:table-cell>
          <table:table-cell table:style-name="ce20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8" office:value-type="string" calcext:value-type="string">
            <text:p>kombi</text:p>
          </table:table-cell>
          <table:table-cell table:style-name="ce114"/>
          <table:table-cell table:style-name="ce135"/>
          <table:table-cell table:style-name="ce148" office:value-type="float" office:value="3000" calcext:value-type="float">
            <text:p>-3.000,00</text:p>
          </table:table-cell>
          <table:table-cell table:style-name="ce117" table:formula="of:=[.E37]+[.C38]-[.D38]" office:value-type="float" office:value="86936.6" calcext:value-type="float">
            <text:p>86.936,60</text:p>
          </table:table-cell>
          <table:table-cell table:style-name="ce207" table:formula="of:=[.E38]" office:value-type="float" office:value="86936.6" calcext:value-type="float">
            <text:p>86.936,6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9" office:value-type="string" calcext:value-type="string">
            <text:p>İsmail Balcı kira geliri</text:p>
          </table:table-cell>
          <table:table-cell table:style-name="ce115"/>
          <table:table-cell table:style-name="ce136" table:formula="of:=[.F21]" office:value-type="float" office:value="62056.8" calcext:value-type="float">
            <text:p>+62.056,80</text:p>
          </table:table-cell>
          <table:table-cell table:style-name="ce150"/>
          <table:table-cell table:style-name="ce150" table:formula="of:=[.C39]-[.D39]" office:value-type="float" office:value="62056.8" calcext:value-type="float">
            <text:p>62.056,80</text:p>
          </table:table-cell>
          <table:table-cell table:style-name="ce208" table:formula="of:=[.E39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/>
          <table:table-cell table:style-name="Default"/>
          <table:table-cell table:style-name="ce34"/>
          <table:table-cell table:style-name="ce12"/>
          <table:table-cell table:style-name="ce154" office:value-type="string" calcext:value-type="string">
            <text:p>KASA</text:p>
          </table:table-cell>
          <table:table-cell table:style-name="ce209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90" office:value-type="string" calcext:value-type="string">
            <text:p>TOPLAMLAR</text:p>
          </table:table-cell>
          <table:table-cell table:style-name="ce114"/>
          <table:table-cell table:style-name="ce137" table:formula="of:=SUM([.C25:.C39])" office:value-type="float" office:value="499498.8" calcext:value-type="float">
            <text:p>+499.498,80</text:p>
          </table:table-cell>
          <table:table-cell table:style-name="ce151" table:formula="of:=SUM([.D25:.D39])" office:value-type="float" office:value="27669.9" calcext:value-type="float">
            <text:p>-27.669,90</text:p>
          </table:table-cell>
          <table:table-cell table:style-name="ce165" table:formula="of:=[.C41]-[.D41]" office:value-type="float" office:value="471828.9" calcext:value-type="float">
            <text:p>471.828,90</text:p>
          </table:table-cell>
          <table:table-cell table:style-name="ce210" table:formula="of:=SUM([.F25:.F39])" office:value-type="float" office:value="471828.9" calcext:value-type="float">
            <text:p>471.8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style-name="ce85" office:value-type="string" calcext:value-type="string">
            <text:p>DOĞUŞ -KİRA HESABI</text:p>
          </table:table-cell>
          <table:table-cell table:style-name="ce112"/>
          <table:table-cell table:style-name="ce138" table:number-columns-repeated="2"/>
          <table:table-cell table:style-name="ce166" office:value-type="string" calcext:value-type="string">
            <text:p>DOĞUŞ KASA</text:p>
          </table:table-cell>
          <table:table-cell table:style-name="ce215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Doğuşa kiralardan gelen</text:p>
          </table:table-cell>
          <table:table-cell table:style-name="Default"/>
          <table:table-cell table:style-name="ce12" table:formula="of:=[.E41]" office:value-type="float" office:value="471828.9" calcext:value-type="float">
            <text:p>471.828,90</text:p>
          </table:table-cell>
          <table:table-cell/>
          <table:table-cell table:style-name="ce165" table:formula="of:=[.C44]" office:value-type="float" office:value="471828.9" calcext:value-type="float">
            <text:p>471.828,90</text:p>
          </table:table-cell>
          <table:table-cell table:style-name="ce216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Selanik ödenen</text:p>
          </table:table-cell>
          <table:table-cell/>
          <table:table-cell table:style-name="Default"/>
          <table:table-cell table:style-name="ce12" table:formula="of:=[$SELANİK.U945]" office:value-type="float" office:value="214489.06" calcext:value-type="float">
            <text:p>214.489,06</text:p>
          </table:table-cell>
          <table:table-cell table:style-name="ce12" table:formula="of:=[.E44]+[.C45]-[.D45]" office:value-type="float" office:value="257339.84" calcext:value-type="float">
            <text:p>257.339,84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87" office:value-type="string" calcext:value-type="string">
            <text:p>Doğuş 2017 kapanış borcu</text:p>
          </table:table-cell>
          <table:table-cell table:style-name="ce117" table:number-columns-repeated="2"/>
          <table:table-cell table:style-name="ce117" table:formula="of:=[$DOĞUŞ.D23]*-1" office:value-type="float" office:value="257339.84" calcext:value-type="float">
            <text:p>257.339,84</text:p>
          </table:table-cell>
          <table:table-cell table:style-name="ce117" table:formula="of:=[.E45]+[.C46]-[.D46]" office:value-type="float" office:value="0" calcext:value-type="float">
            <text:p>0,00</text:p>
          </table:table-cell>
          <table:table-cell table:style-name="ce207" table:formula="of:=[.E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table:style-name="ce92"/>
          <table:table-cell table:style-name="ce18"/>
          <table:table-cell table:style-name="ce16"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93" office:value-type="string" calcext:value-type="string">
            <text:p>2019 YILI SONU HACI MURAT TOPLAM HESABI</text:p>
          </table:table-cell>
          <table:table-cell table:style-name="ce118" table:number-columns-repeated="3"/>
          <table:table-cell table:style-name="ce153"/>
          <table:table-cell table:style-name="ce217"/>
          <table:table-cell table:number-columns-repeated="1018"/>
        </table:table-row>
        <table:table-row table:style-name="ro3">
          <table:table-cell table:style-name="ce94" office:value-type="string" calcext:value-type="string">
            <text:p>Selaniğe DOĞUŞTAN KALAN BORÇ</text:p>
          </table:table-cell>
          <table:table-cell table:style-name="Default"/>
          <table:table-cell table:style-name="ce64"/>
          <table:table-cell table:style-name="ce12" table:formula="of:=[$SELANİK.U950]" office:value-type="float" office:value="-80234.14" calcext:value-type="float">
            <text:p>-80.234,14</text:p>
          </table:table-cell>
          <table:table-cell table:style-name="ce12" table:formula="of:=[.D49]" office:value-type="float" office:value="-80234.14" calcext:value-type="float">
            <text:p>-80.234,14</text:p>
          </table:table-cell>
          <table:table-cell table:style-name="ce221"/>
          <table:table-cell table:number-columns-repeated="1018"/>
        </table:table-row>
        <table:table-row table:style-name="ro3">
          <table:table-cell table:style-name="ce95" office:value-type="string" calcext:value-type="string">
            <text:p>Ayşe BALCI ya 2011-2019 kira borcu</text:p>
          </table:table-cell>
          <table:table-cell table:style-name="ce114"/>
          <table:table-cell table:style-name="ce141"/>
          <table:table-cell table:style-name="ce117" table:formula="of:=[$TPLM.F30]*-1" office:value-type="float" office:value="-28112.3" calcext:value-type="float">
            <text:p>-28.112,30</text:p>
          </table:table-cell>
          <table:table-cell table:style-name="ce117" table:formula="of:=[.E49]+[.D50]+[.C50]" office:value-type="float" office:value="-108346.44" calcext:value-type="float">
            <text:p>-108.346,44</text:p>
          </table:table-cell>
          <table:table-cell table:style-name="ce207" table:formula="of:=[.E50]" office:value-type="float" office:value="-108346.44" calcext:value-type="float">
            <text:p>-108.346,44</text:p>
          </table:table-cell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253"/>
        <table:table-column table:style-name="co19" table:default-cell-style-name="ce164"/>
        <table:table-column table:style-name="co20" table:default-cell-style-name="ce164"/>
        <table:table-column table:style-name="co21" table:default-cell-style-name="ce295"/>
        <table:table-column table:style-name="co22" table:default-cell-style-name="ce64"/>
        <table:table-row table:style-name="ro2">
          <table:table-cell table:style-name="ce1" office:value-type="string" calcext:value-type="string">
            <text:p>2011-2019 Kira Bedelleri ve Ödemeleri-TL</text:p>
          </table:table-cell>
          <table:table-cell table:number-columns-repeated="2"/>
          <table:table-cell table:style-name="ce161" table:formula="of:=SUM([.D4:.D50])" office:value-type="float" office:value="1052322" calcext:value-type="float">
            <text:p>1.052.322</text:p>
          </table:table-cell>
          <table:table-cell table:style-name="ce161" table:formula="of:=SUM([.E4:.E49])" office:value-type="float" office:value="518931" calcext:value-type="float">
            <text:p>518.931</text:p>
          </table:table-cell>
          <table:table-cell table:style-name="ce161" table:formula="of:=SUM([.F4:.F50])" office:value-type="float" office:value="14460" calcext:value-type="float">
            <text:p>14.460</text:p>
          </table:table-cell>
          <table:table-cell/>
        </table:table-row>
        <table:table-row table:style-name="ro2">
          <table:table-cell table:style-name="ce1"/>
          <table:table-cell table:number-columns-repeated="2"/>
          <table:table-cell table:style-name="ce161"/>
          <table:table-cell table:style-name="ce291" office:value-type="string" calcext:value-type="string">
            <text:p>Alınan</text:p>
          </table:table-cell>
          <table:table-cell table:style-name="ce161"/>
          <table:table-cell/>
        </table:table-row>
        <table:table-row table:style-name="ro3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254"/>
          <table:table-cell table:style-name="ce162" office:value-type="string" calcext:value-type="string">
            <text:p>Kira Bedeli</text:p>
          </table:table-cell>
          <table:table-cell table:style-name="ce292" office:value-type="string" calcext:value-type="string">
            <text:p>Ödeme</text:p>
          </table:table-cell>
          <table:table-cell table:style-name="ce29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6" office:value-type="float" office:value="2011" calcext:value-type="float">
            <text:p>2011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7500" calcext:value-type="float">
            <text:p>7.500</text:p>
          </table:table-cell>
          <table:table-cell table:style-name="ce294"/>
          <table:table-cell table:style-name="ce31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4500" calcext:value-type="float">
            <text:p>4.500</text:p>
          </table:table-cell>
          <table:table-cell/>
          <table:table-cell table:style-name="ce31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500" calcext:value-type="float">
            <text:p>9.500</text:p>
          </table:table-cell>
          <table:table-cell/>
          <table:table-cell table:style-name="ce31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9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259"/>
          <table:table-cell table:number-columns-repeated="2" table:style-name="ce163" office:value-type="float" office:value="1000" calcext:value-type="float">
            <text:p>1.000</text:p>
          </table:table-cell>
          <table:table-cell/>
          <table:table-cell table:style-name="ce31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35" office:value-type="float" office:value="2011" calcext:value-type="float">
            <text:p>2011</text:p>
          </table:table-cell>
          <table:table-cell table:style-name="ce250" office:value-type="string" calcext:value-type="string">
            <text:p>Lise Arkası Dursun Çalışkan </text:p>
          </table:table-cell>
          <table:table-cell table:style-name="ce260" table:formula="of:=SUM([.E4:.E9])" office:value-type="float" office:value="38500" calcext:value-type="float">
            <text:p>38.500</text:p>
          </table:table-cell>
          <table:table-cell table:number-columns-repeated="2" table:style-name="ce288" office:value-type="float" office:value="8800" calcext:value-type="float">
            <text:p>8.800</text:p>
          </table:table-cell>
          <table:table-cell table:style-name="ce317"/>
          <table:table-cell table:style-name="ce32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36" office:value-type="float" office:value="2012" calcext:value-type="float">
            <text:p>2012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000" calcext:value-type="float">
            <text:p>8.000</text:p>
          </table:table-cell>
          <table:table-cell table:style-name="ce294"/>
          <table:table-cell table:style-name="ce32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259"/>
          <table:table-cell table:number-columns-repeated="2" table:style-name="ce16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39" office:value-type="float" office:value="2012" calcext:value-type="float">
            <text:p>2012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0:.E15])" office:value-type="float" office:value="54950" calcext:value-type="float">
            <text:p>54.950</text:p>
          </table:table-cell>
          <table:table-cell table:number-columns-repeated="2" table:style-name="ce288" office:value-type="float" office:value="23600" calcext:value-type="float">
            <text:p>23.600</text:p>
          </table:table-cell>
          <table:table-cell table:style-name="ce317"/>
          <table:table-cell table:style-name="ce32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6" office:value-type="float" office:value="2013" calcext:value-type="float">
            <text:p>2013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500" calcext:value-type="float">
            <text:p>8.500</text:p>
          </table:table-cell>
          <table:table-cell table:style-name="ce294"/>
          <table:table-cell table:style-name="ce32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61"/>
          <table:table-cell table:number-columns-repeated="2" table:style-name="ce163" office:value-type="float" office:value="5500" calcext:value-type="float">
            <text:p>5.500</text:p>
          </table:table-cell>
          <table:table-cell/>
          <table:table-cell table:style-name="ce31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8500" calcext:value-type="float">
            <text:p>8.500</text:p>
          </table:table-cell>
          <table:table-cell/>
          <table:table-cell table:style-name="ce31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000" calcext:value-type="float">
            <text:p>9.000</text:p>
          </table:table-cell>
          <table:table-cell/>
          <table:table-cell table:style-name="ce31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41" office:value-type="float" office:value="2013" calcext:value-type="float">
            <text:p>2013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6:.E20])" office:value-type="float" office:value="50200" calcext:value-type="float">
            <text:p>50.200</text:p>
          </table:table-cell>
          <table:table-cell table:number-columns-repeated="2" table:style-name="ce288" office:value-type="float" office:value="18700" calcext:value-type="float">
            <text:p>18.700</text:p>
          </table:table-cell>
          <table:table-cell table:style-name="ce317"/>
          <table:table-cell table:style-name="ce32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6" office:value-type="float" office:value="2014" calcext:value-type="float">
            <text:p>2014</text:p>
          </table:table-cell>
          <table:table-cell table:style-name="ce251" office:value-type="string" calcext:value-type="string">
            <text:p>Sanayi Acenta kira bedeli</text:p>
          </table:table-cell>
          <table:table-cell table:style-name="ce262"/>
          <table:table-cell table:number-columns-repeated="2" table:style-name="ce266" office:value-type="float" office:value="10000" calcext:value-type="float">
            <text:p>10.000</text:p>
          </table:table-cell>
          <table:table-cell table:style-name="ce294"/>
          <table:table-cell table:style-name="ce32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6000" calcext:value-type="float">
            <text:p>6.000</text:p>
          </table:table-cell>
          <table:table-cell/>
          <table:table-cell table:style-name="ce31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9350" calcext:value-type="float">
            <text:p>9.350</text:p>
          </table:table-cell>
          <table:table-cell/>
          <table:table-cell table:style-name="ce31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2500" calcext:value-type="float">
            <text:p>12.500</text:p>
          </table:table-cell>
          <table:table-cell/>
          <table:table-cell table:style-name="ce31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35" office:value-type="float" office:value="2014" calcext:value-type="float">
            <text:p>2014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1:.E25])" office:value-type="float" office:value="58350" calcext:value-type="float">
            <text:p>58.350</text:p>
          </table:table-cell>
          <table:table-cell table:number-columns-repeated="2" table:style-name="ce288" office:value-type="float" office:value="20500" calcext:value-type="float">
            <text:p>20.500</text:p>
          </table:table-cell>
          <table:table-cell table:style-name="ce317"/>
          <table:table-cell table:style-name="ce32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6" office:value-type="float" office:value="2015" calcext:value-type="float">
            <text:p>2015</text:p>
          </table:table-cell>
          <table:table-cell table:style-name="ce247" office:value-type="string" calcext:value-type="string">
            <text:p><text:span text:style-name="T2">Ali Paşa Milangaz </text:span>kira bedeli</text:p>
          </table:table-cell>
          <table:table-cell table:style-name="ce262"/>
          <table:table-cell table:number-columns-repeated="2" table:style-name="ce266" office:value-type="float" office:value="4000" calcext:value-type="float">
            <text:p>4.000</text:p>
          </table:table-cell>
          <table:table-cell table:style-name="ce294"/>
          <table:table-cell table:style-name="ce32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8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  <table:table-cell table:style-name="ce31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number-columns-repeated="2" table:style-name="ce163" office:value-type="float" office:value="4200" calcext:value-type="float">
            <text:p>4.200</text:p>
          </table:table-cell>
          <table:table-cell/>
          <table:table-cell table:style-name="ce31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35" office:value-type="float" office:value="2015" calcext:value-type="float">
            <text:p>2015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6:.E29])" office:value-type="float" office:value="44500" calcext:value-type="float">
            <text:p>44.500</text:p>
          </table:table-cell>
          <table:table-cell table:number-columns-repeated="2" table:style-name="ce288" office:value-type="float" office:value="22550" calcext:value-type="float">
            <text:p>22.550</text:p>
          </table:table-cell>
          <table:table-cell table:style-name="ce317"/>
          <table:table-cell table:style-name="ce32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6" office:value-type="float" office:value="2016" calcext:value-type="float">
            <text:p>2016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3000" calcext:value-type="float">
            <text:p>13.000</text:p>
          </table:table-cell>
          <table:table-cell table:style-name="ce294"/>
          <table:table-cell table:style-name="ce32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259"/>
          <table:table-cell table:number-columns-repeated="2" table:style-name="ce163" office:value-type="float" office:value="5600" calcext:value-type="float">
            <text:p>5.600</text:p>
          </table:table-cell>
          <table:table-cell/>
          <table:table-cell table:style-name="ce31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  <table:table-cell table:style-name="ce31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1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35" office:value-type="float" office:value="2016" calcext:value-type="float">
            <text:p>2016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0:.E34])" office:value-type="float" office:value="61675" calcext:value-type="float">
            <text:p>61.675</text:p>
          </table:table-cell>
          <table:table-cell table:number-columns-repeated="2" table:style-name="ce288" office:value-type="float" office:value="25000" calcext:value-type="float">
            <text:p>25.000</text:p>
          </table:table-cell>
          <table:table-cell table:style-name="ce317"/>
          <table:table-cell table:style-name="ce32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43" office:value-type="float" office:value="2017" calcext:value-type="float">
            <text:p>2017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400" calcext:value-type="float">
            <text:p>15.400</text:p>
          </table:table-cell>
          <table:table-cell table:style-name="ce294"/>
          <table:table-cell table:style-name="ce32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259"/>
          <table:table-cell table:number-columns-repeated="2" table:style-name="ce163" office:value-type="float" office:value="4400" calcext:value-type="float">
            <text:p>4.400</text:p>
          </table:table-cell>
          <table:table-cell/>
          <table:table-cell table:style-name="ce31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  <table:table-cell table:style-name="ce31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/>
          <table:table-cell table:number-columns-repeated="2" table:style-name="ce163" office:value-type="float" office:value="3000" calcext:value-type="float">
            <text:p>3.000</text:p>
          </table:table-cell>
          <table:table-cell/>
          <table:table-cell table:style-name="ce31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9]-[.E39]" office:value-type="float" office:value="2400" calcext:value-type="float">
            <text:p>2.400</text:p>
          </table:table-cell>
          <table:table-cell table:style-name="ce31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2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1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41" office:value-type="float" office:value="2017" calcext:value-type="float">
            <text:p>2017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5:.E41])" office:value-type="float" office:value="70650" calcext:value-type="float">
            <text:p>70.650</text:p>
          </table:table-cell>
          <table:table-cell table:number-columns-repeated="2" table:style-name="ce288" office:value-type="float" office:value="27500" calcext:value-type="float">
            <text:p>27.500</text:p>
          </table:table-cell>
          <table:table-cell table:style-name="ce317"/>
          <table:table-cell table:style-name="ce32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6" office:value-type="float" office:value="2018" calcext:value-type="float">
            <text:p>2018</text:p>
          </table:table-cell>
          <table:table-cell table:style-name="ce251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00" calcext:value-type="float">
            <text:p>1.500</text:p>
          </table:table-cell>
          <table:table-cell table:style-name="ce294"/>
          <table:table-cell table:style-name="ce32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2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  <table:table-cell table:style-name="ce31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35" office:value-type="float" office:value="2018" calcext:value-type="float">
            <text:p>2018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2:.E46])" office:value-type="float" office:value="68086" calcext:value-type="float">
            <text:p>68.086</text:p>
          </table:table-cell>
          <table:table-cell table:number-columns-repeated="2" table:style-name="ce288" office:value-type="float" office:value="32500" calcext:value-type="float">
            <text:p>32.500</text:p>
          </table:table-cell>
          <table:table-cell table:style-name="ce317"/>
          <table:table-cell table:style-name="ce32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6" office:value-type="float" office:value="2019" calcext:value-type="float">
            <text:p>2019</text:p>
          </table:table-cell>
          <table:table-cell table:style-name="ce247" office:value-type="string" calcext:value-type="string">
            <text:p><text:span text:style-name="T2">Ali Paşa Milangaz </text:span>özge kahraman kira bedeli</text:p>
          </table:table-cell>
          <table:table-cell table:style-name="ce262"/>
          <table:table-cell table:number-columns-repeated="2" table:style-name="ce266" office:value-type="float" office:value="8520" calcext:value-type="float">
            <text:p>8.520</text:p>
          </table:table-cell>
          <table:table-cell table:style-name="ce294"/>
          <table:table-cell table:style-name="ce32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8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2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8]-[.E48]" office:value-type="float" office:value="1880" calcext:value-type="float">
            <text:p>1.880</text:p>
          </table:table-cell>
          <table:table-cell table:style-name="ce319" table:formula="of:=[.G47]+[.E48]" office:value-type="float" office:value="479931" calcext:value-type="float">
            <text:p>479931</text:p>
          </table:table-cell>
        </table:table-row>
        <table:table-row table:style-name="ro3">
          <table:table-cell table:style-name="ce235" office:value-type="float" office:value="2019" calcext:value-type="float">
            <text:p>2019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7:.E49])" office:value-type="float" office:value="72020" calcext:value-type="float">
            <text:p>72.020</text:p>
          </table:table-cell>
          <table:table-cell table:number-columns-repeated="2" table:style-name="ce288" office:value-type="float" office:value="39000" calcext:value-type="float">
            <text:p>39.000</text:p>
          </table:table-cell>
          <table:table-cell table:style-name="ce317"/>
          <table:table-cell table:style-name="ce320" table:formula="of:=[.G48]+[.E49]" office:value-type="float" office:value="518931" calcext:value-type="float">
            <text:p>518931</text:p>
          </table:table-cell>
        </table:table-row>
        <table:table-row table:style-name="ro3">
          <table:table-cell table:style-name="ce256" table:number-columns-repeated="2"/>
          <table:table-cell table:style-name="ce259"/>
          <table:table-cell table:style-name="ce289" table:formula="of:=SUM([.D4:.D49])" office:value-type="float" office:value="526161" calcext:value-type="float">
            <text:p>526161</text:p>
          </table:table-cell>
          <table:table-cell table:style-name="ce289" table:formula="of:=SUM([.E4:.E49])" office:value-type="float" office:value="518931" calcext:value-type="float">
            <text:p>518931</text:p>
          </table:table-cell>
          <table:table-cell table:style-name="ce289" table:formula="of:=SUM([.F4:.F49])" office:value-type="float" office:value="7230" calcext:value-type="float">
            <text:p>7230</text:p>
          </table:table-cell>
          <table:table-cell table:style-name="ce289" table:formula="of:=[.G49]" office:value-type="float" office:value="518931" calcext:value-type="float">
            <text:p>51893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ise" table:style-name="ta1">
        <table:table-column table:style-name="co23" table:default-cell-style-name="ce66"/>
        <table:table-column table:style-name="co24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default-cell-style-name="ce15"/>
        <table:table-column table:style-name="co27" table:default-cell-style-name="ce15"/>
        <table:table-column table:style-name="co23" table:default-cell-style-name="ce15"/>
        <table:table-column table:style-name="co15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31])" office:value-type="float" office:value="220019.94" calcext:value-type="float">
            <text:p>220.019,94</text:p>
          </table:table-cell>
          <table:table-cell table:style-name="ce20" table:formula="of:=SUM([.D2:.D35])" office:value-type="float" office:value="220019.94" calcext:value-type="float">
            <text:p>220.019,94</text:p>
          </table:table-cell>
          <table:table-cell table:style-name="ce20"/>
          <table:table-cell table:style-name="ce20" table:formula="of:=SUM([.F2:.F36])" office:value-type="float" office:value="38391.14" calcext:value-type="float">
            <text:p>38.391,14</text:p>
          </table:table-cell>
          <table:table-cell table:style-name="ce20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3">
          <table:table-cell table:style-name="ce326" office:value-type="float" office:value="2011" calcext:value-type="float">
            <text:p>2011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Default"/>
          <table:table-cell table:style-name="ce12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12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3">
          <table:table-cell table:style-name="ce326" office:value-type="float" office:value="2012" calcext:value-type="float">
            <text:p>2012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3">
          <table:table-cell table:style-name="ce326" office:value-type="float" office:value="2013" calcext:value-type="float">
            <text:p>2013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3">
          <table:table-cell table:style-name="ce326" office:value-type="float" office:value="2014" calcext:value-type="float">
            <text:p>2014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style-name="ce73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20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3">
          <table:table-cell table:style-name="ce75"/>
          <table:table-cell table:style-name="ce76"/>
          <table:table-cell/>
          <table:table-cell table:style-name="ce77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0])" office:value-type="float" office:value="24250" calcext:value-type="float">
            <text:p>24.250,00</text:p>
          </table:table-cell>
          <table:table-cell table:style-name="ce72" table:formula="of:=SUM([.G4:.G50])" office:value-type="float" office:value="18900" calcext:value-type="float">
            <text:p>18.90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5"/>
        <table:table-column table:style-name="co33" table:default-cell-style-name="Default"/>
        <table:table-column table:style-name="co34" table:default-cell-style-name="Default"/>
        <table:table-column table:style-name="co35" table:default-cell-style-name="ce15"/>
        <table:table-column table:style-name="co15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7">
          <table:table-cell table:style-name="ce66"/>
          <table:table-cell table:number-columns-repeated="2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style-name="ce66"/>
          <table:table-cell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3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- 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12])" office:value-type="float" office:value="21000" calcext:value-type="float">
            <text:p>21.000,00</text:p>
          </table:table-cell>
          <table:table-cell table:style-name="ce72" table:formula="of:=SUM([.G4:.G12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7:.F20])" office:value-type="float" office:value="34000" calcext:value-type="float">
            <text:p>34.000,00</text:p>
          </table:table-cell>
          <table:table-cell table:style-name="ce72" table:formula="of:=SUM([.G17:.G20])" office:value-type="float" office:value="34000" calcext:value-type="float">
            <text:p>34.000,00</text:p>
          </table:table-cell>
          <table:table-cell table:style-name="ce72" table:formula="of:=[.F14]-[.G1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43])" office:value-type="float" office:value="62850" calcext:value-type="float">
            <text:p>62.850,00</text:p>
          </table:table-cell>
          <table:table-cell table:style-name="ce72" table:formula="of:=SUM([.G27:.G44])" office:value-type="float" office:value="62850" calcext:value-type="float">
            <text:p>62.85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LANİK" table:style-name="ta1">
        <table:table-column table:style-name="co36" table:default-cell-style-name="ce188"/>
        <table:table-column table:style-name="co15" table:number-columns-repeated="14" table:default-cell-style-name="ce188"/>
        <table:table-column table:style-name="co4" table:default-cell-style-name="ce188"/>
        <table:table-column table:style-name="co37" table:default-cell-style-name="ce188"/>
        <table:table-column table:style-name="co38" table:default-cell-style-name="ce188"/>
        <table:table-column table:style-name="co39" table:default-cell-style-name="ce188"/>
        <table:table-column table:style-name="co40" table:default-cell-style-name="ce188"/>
        <table:table-column table:style-name="co41" table:default-cell-style-name="ce188"/>
        <table:table-column table:style-name="co15" table:number-columns-repeated="977" table:default-cell-style-name="ce188"/>
        <table:table-row table:style-name="ro2">
          <table:table-cell table:style-name="ce186"/>
          <table:table-cell table:number-columns-repeated="14"/>
          <table:table-cell table:style-name="ce348"/>
          <table:table-cell table:style-name="ce373" office:value-type="string" calcext:value-type="string">
            <text:p>SELANİK DOĞUŞ 2007-2019 HESAPLARI</text:p>
          </table:table-cell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8"/>
          <table:table-cell table:style-name="ce374"/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8"/>
          <table:table-cell table:style-name="ce374"/>
          <table:table-cell table:style-name="ce383" office:value-type="string" calcext:value-type="string">
            <text:p>SELANİK </text:p>
          </table:table-cell>
          <table:table-cell table:style-name="ce383" table:number-columns-repeated="3"/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/>
          <table:table-cell table:style-name="ce391" office:value-type="string" calcext:value-type="string">
            <text:p>SAN-Ö</text:p>
          </table:table-cell>
          <table:table-cell table:style-name="ce391" office:value-type="string" calcext:value-type="string">
            <text:p>DĞŞ-Ö</text:p>
          </table:table-cell>
          <table:table-cell table:style-name="ce391"/>
          <table:table-cell table:style-name="ce391" office:value-type="string" calcext:value-type="string">
            <text:p>BAKİYE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float" office:value="2007" calcext:value-type="float">
            <text:p>2007</text:p>
          </table:table-cell>
          <table:table-cell table:style-name="ce375" office:value-type="string" calcext:value-type="string">
            <text:p>DEVİR DOĞUŞ ALACAKLI</text:p>
          </table:table-cell>
          <table:table-cell table:style-name="ce392"/>
          <table:table-cell table:style-name="ce392" office:value-type="float" office:value="39929" calcext:value-type="float">
            <text:p>39.929,00</text:p>
          </table:table-cell>
          <table:table-cell table:style-name="ce392"/>
          <table:table-cell table:style-name="ce392" table:formula="of:=[.S5]" office:value-type="float" office:value="39929" calcext:value-type="float">
            <text:p>39.92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211" calcext:value-type="float">
            <text:p>211,00</text:p>
          </table:table-cell>
          <table:table-cell table:style-name="ce392" table:number-columns-repeated="2"/>
          <table:table-cell table:style-name="ce392" table:formula="of:=[.U5]-[.R6]+[.S6]" office:value-type="float" office:value="39718" calcext:value-type="float">
            <text:p>39.7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3750" calcext:value-type="float">
            <text:p>3.750,00</text:p>
          </table:table-cell>
          <table:table-cell table:style-name="ce392" table:number-columns-repeated="2"/>
          <table:table-cell table:style-name="ce392" table:formula="of:=[.U6]-[.R7]+[.S7]" office:value-type="float" office:value="35968" calcext:value-type="float">
            <text:p>35.9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/>
          <table:table-cell table:style-name="ce392" office:value-type="float" office:value="25" calcext:value-type="float">
            <text:p>25,00</text:p>
          </table:table-cell>
          <table:table-cell table:style-name="ce392"/>
          <table:table-cell table:style-name="ce392" table:formula="of:=[.U7]-[.R8]+[.S8]" office:value-type="float" office:value="35993" calcext:value-type="float">
            <text:p>35.99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3" calcext:value-type="float">
            <text:p>4.303,00</text:p>
          </table:table-cell>
          <table:table-cell table:style-name="ce392"/>
          <table:table-cell table:style-name="ce392" table:formula="of:=[.U8]-[.R9]+[.S9]" office:value-type="float" office:value="40296" calcext:value-type="float">
            <text:p>40.2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1900" calcext:value-type="float">
            <text:p>1.900,00</text:p>
          </table:table-cell>
          <table:table-cell table:style-name="ce392" table:number-columns-repeated="2"/>
          <table:table-cell table:style-name="ce392" table:formula="of:=[.U9]-[.R10]+[.S10]" office:value-type="float" office:value="38396" calcext:value-type="float">
            <text:p>38.3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139" calcext:value-type="float">
            <text:p>1.139,00</text:p>
          </table:table-cell>
          <table:table-cell table:style-name="ce392"/>
          <table:table-cell table:style-name="ce392" table:formula="of:=[.U10]-[.R11]+[.S11]" office:value-type="float" office:value="39535" calcext:value-type="float">
            <text:p>39.5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İ BANKAMATİK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1]-[.R12]+[.S12]" office:value-type="float" office:value="39335" calcext:value-type="float">
            <text:p>39.3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L SU</text:p>
          </table:table-cell>
          <table:table-cell table:style-name="ce392" office:value-type="float" office:value="955" calcext:value-type="float">
            <text:p>955,00</text:p>
          </table:table-cell>
          <table:table-cell table:style-name="ce392" table:number-columns-repeated="2"/>
          <table:table-cell table:style-name="ce392" table:formula="of:=[.U12]-[.R13]+[.S13]" office:value-type="float" office:value="38380" calcext:value-type="float">
            <text:p>38.3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36" calcext:value-type="float">
            <text:p>136,00</text:p>
          </table:table-cell>
          <table:table-cell table:style-name="ce392"/>
          <table:table-cell table:style-name="ce392" table:formula="of:=[.U13]-[.R14]+[.S14]" office:value-type="float" office:value="38516" calcext:value-type="float">
            <text:p>38.5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TİLA EL</text:p>
          </table:table-cell>
          <table:table-cell table:style-name="ce392" office:value-type="float" office:value="4500" calcext:value-type="float">
            <text:p>4.500,00</text:p>
          </table:table-cell>
          <table:table-cell table:style-name="ce392" table:number-columns-repeated="2"/>
          <table:table-cell table:style-name="ce392" table:formula="of:=[.U14]-[.R15]+[.S15]" office:value-type="float" office:value="34016" calcext:value-type="float">
            <text:p>34.0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15]-[.R16]+[.S16]" office:value-type="float" office:value="34066" calcext:value-type="float">
            <text:p>34.06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U16]-[.R17]+[.S17]" office:value-type="float" office:value="38367" calcext:value-type="float">
            <text:p>38.3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8" calcext:value-type="float">
            <text:p>68,00</text:p>
          </table:table-cell>
          <table:table-cell table:style-name="ce392" table:number-columns-repeated="2"/>
          <table:table-cell table:style-name="ce392" table:formula="of:=[.U17]-[.R18]+[.S18]" office:value-type="float" office:value="38299" calcext:value-type="float">
            <text:p>38.2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68" calcext:value-type="float">
            <text:p>168,00</text:p>
          </table:table-cell>
          <table:table-cell table:style-name="ce392" table:number-columns-repeated="2"/>
          <table:table-cell table:style-name="ce392" table:formula="of:=[.U18]-[.R19]+[.S19]" office:value-type="float" office:value="38131" calcext:value-type="float">
            <text:p>38.1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720" calcext:value-type="float">
            <text:p>1.720,00</text:p>
          </table:table-cell>
          <table:table-cell table:style-name="ce392"/>
          <table:table-cell table:style-name="ce392" table:formula="of:=[.U19]-[.R20]+[.S20]" office:value-type="float" office:value="39851" calcext:value-type="float">
            <text:p>39.8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0]-[.R21]+[.S21]" office:value-type="float" office:value="39951" calcext:value-type="float">
            <text:p>39.9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DURSUN AĞCA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1]-[.R22]+[.S22]" office:value-type="float" office:value="39831" calcext:value-type="float">
            <text:p>39.8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U22]-[.R23]+[.S23]" office:value-type="float" office:value="39481" calcext:value-type="float">
            <text:p>39.48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 office:value-type="float" office:value="1050" calcext:value-type="float">
            <text:p>1.050,00</text:p>
          </table:table-cell>
          <table:table-cell table:style-name="ce392" table:number-columns-repeated="2"/>
          <table:table-cell table:style-name="ce392" table:formula="of:=[.U23]-[.R24]+[.S24]" office:value-type="float" office:value="38431" calcext:value-type="float">
            <text:p>38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. BALCI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24]-[.R25]+[.S25]" office:value-type="float" office:value="37431" calcext:value-type="float">
            <text:p>37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LATİFOĞLU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25]-[.R26]+[.S26]" office:value-type="float" office:value="37331" calcext:value-type="float">
            <text:p>37.3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ESUT ERYİĞİYT</text:p>
          </table:table-cell>
          <table:table-cell table:style-name="ce392" office:value-type="float" office:value="5" calcext:value-type="float">
            <text:p>5,00</text:p>
          </table:table-cell>
          <table:table-cell table:style-name="ce392" table:number-columns-repeated="2"/>
          <table:table-cell table:style-name="ce392" table:formula="of:=[.U26]-[.R27]+[.S27]" office:value-type="float" office:value="37326" calcext:value-type="float">
            <text:p>37.32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MLZ</text:p>
          </table:table-cell>
          <table:table-cell table:style-name="ce392"/>
          <table:table-cell table:style-name="ce392" office:value-type="float" office:value="309" calcext:value-type="float">
            <text:p>309,00</text:p>
          </table:table-cell>
          <table:table-cell table:style-name="ce392"/>
          <table:table-cell table:style-name="ce392" table:formula="of:=[.U27]-[.R28]+[.S28]" office:value-type="float" office:value="37635" calcext:value-type="float">
            <text:p>37.6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7" calcext:value-type="float">
            <text:p>67,00</text:p>
          </table:table-cell>
          <table:table-cell table:style-name="ce392" table:number-columns-repeated="2"/>
          <table:table-cell table:style-name="ce392" table:formula="of:=[.U28]-[.R29]+[.S29]" office:value-type="float" office:value="37568" calcext:value-type="float">
            <text:p>37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5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29]-[.R30]+[.S30]" office:value-type="float" office:value="34568" calcext:value-type="float">
            <text:p>34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0]-[.R31]+[.S31]" office:value-type="float" office:value="30568" calcext:value-type="float">
            <text:p>30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1]-[.R32]+[.S32]" office:value-type="float" office:value="26568" calcext:value-type="float">
            <text:p>26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2]-[.R33]+[.S33]" office:value-type="float" office:value="22568" calcext:value-type="float">
            <text:p>22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KÖMEC MUZAFER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U33]-[.R34]+[.S34]" office:value-type="float" office:value="22168" calcext:value-type="float">
            <text:p>22.1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U34]-[.R35]+[.S35]" office:value-type="float" office:value="21818" calcext:value-type="float">
            <text:p>21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35]-[.R36]+[.S36]" office:value-type="float" office:value="21568" calcext:value-type="float">
            <text:p>21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U36]-[.R37]+[.S37]" office:value-type="float" office:value="21344" calcext:value-type="float">
            <text:p>21.34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37" calcext:value-type="float">
            <text:p>137,00</text:p>
          </table:table-cell>
          <table:table-cell table:style-name="ce392" table:number-columns-repeated="2"/>
          <table:table-cell table:style-name="ce392" table:formula="of:=[.U37]-[.R38]+[.S38]" office:value-type="float" office:value="21207" calcext:value-type="float">
            <text:p>21.20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CİVATA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38]-[.R39]+[.S39]" office:value-type="float" office:value="21137" calcext:value-type="float">
            <text:p>21.13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39]-[.R40]+[.S40]" office:value-type="float" office:value="20987" calcext:value-type="float">
            <text:p>20.98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12" calcext:value-type="float">
            <text:p>112,00</text:p>
          </table:table-cell>
          <table:table-cell table:style-name="ce392"/>
          <table:table-cell table:style-name="ce392" table:formula="of:=[.U40]-[.R41]+[.S41]" office:value-type="float" office:value="21099" calcext:value-type="float">
            <text:p>21.0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float" office:value="2008" calcext:value-type="float">
            <text:p>2008</text:p>
          </table:table-cell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U41]-[.R42]+[.S42]" office:value-type="float" office:value="21125" calcext:value-type="float">
            <text:p>21.12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ECMİ HOC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U42]-[.R43]+[.S43]" office:value-type="float" office:value="20895" calcext:value-type="float">
            <text:p>20.89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27" calcext:value-type="float">
            <text:p>127,00</text:p>
          </table:table-cell>
          <table:table-cell table:style-name="ce392"/>
          <table:table-cell table:style-name="ce392" table:formula="of:=[.U43]-[.R44]+[.S44]" office:value-type="float" office:value="21022" calcext:value-type="float">
            <text:p>21.0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874" calcext:value-type="float">
            <text:p>874,00</text:p>
          </table:table-cell>
          <table:table-cell table:style-name="ce392" table:number-columns-repeated="2"/>
          <table:table-cell table:style-name="ce392" table:formula="of:=[.U44]-[.R45]+[.S45]" office:value-type="float" office:value="20148" calcext:value-type="float">
            <text:p>20.14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U45]-[.R46]+[.S46]" office:value-type="float" office:value="19878" calcext:value-type="float">
            <text:p>19.87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46]-[.R47]+[.S47]" office:value-type="float" office:value="19928" calcext:value-type="float">
            <text:p>19.92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47]-[.R48]+[.S48]" office:value-type="float" office:value="19858" calcext:value-type="float">
            <text:p>19.85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49" calcext:value-type="float">
            <text:p>149,00</text:p>
          </table:table-cell>
          <table:table-cell table:style-name="ce392" table:number-columns-repeated="2"/>
          <table:table-cell table:style-name="ce392" table:formula="of:=[.U48]-[.R49]+[.S49]" office:value-type="float" office:value="19709" calcext:value-type="float">
            <text:p>19.70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30" calcext:value-type="float">
            <text:p>130,00</text:p>
          </table:table-cell>
          <table:table-cell table:style-name="ce392"/>
          <table:table-cell table:style-name="ce392" table:formula="of:=[.U49]-[.R50]+[.S50]" office:value-type="float" office:value="19839" calcext:value-type="float">
            <text:p>19.8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TÜRKİYELİ</text:p>
          </table:table-cell>
          <table:table-cell table:style-name="ce392"/>
          <table:table-cell table:style-name="ce392" office:value-type="float" office:value="231" calcext:value-type="float">
            <text:p>231,00</text:p>
          </table:table-cell>
          <table:table-cell table:style-name="ce392"/>
          <table:table-cell table:style-name="ce392" table:formula="of:=[.U50]-[.R51]+[.S51]" office:value-type="float" office:value="20070" calcext:value-type="float">
            <text:p>20.0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CZ ÖZLEM</text:p>
          </table:table-cell>
          <table:table-cell table:style-name="ce392" office:value-type="float" office:value="528" calcext:value-type="float">
            <text:p>528,00</text:p>
          </table:table-cell>
          <table:table-cell table:style-name="ce392" table:number-columns-repeated="2"/>
          <table:table-cell table:style-name="ce392" table:formula="of:=[.U51]-[.R52]+[.S52]" office:value-type="float" office:value="19542" calcext:value-type="float">
            <text:p>19.54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ALCI NAK</text:p>
          </table:table-cell>
          <table:table-cell table:style-name="ce392" office:value-type="float" office:value="450" calcext:value-type="float">
            <text:p>450,00</text:p>
          </table:table-cell>
          <table:table-cell table:style-name="ce392" table:number-columns-repeated="2"/>
          <table:table-cell table:style-name="ce392" table:formula="of:=[.U52]-[.R53]+[.S53]" office:value-type="float" office:value="19092" calcext:value-type="float">
            <text:p>19.0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53" calcext:value-type="float">
            <text:p>153,00</text:p>
          </table:table-cell>
          <table:table-cell table:style-name="ce392" table:number-columns-repeated="2"/>
          <table:table-cell table:style-name="ce392" table:formula="of:=[.U53]-[.R54]+[.S54]" office:value-type="float" office:value="18939" calcext:value-type="float">
            <text:p>18.9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BOYACI FİKRİ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54]-[.R55]+[.S55]" office:value-type="float" office:value="18689" calcext:value-type="float">
            <text:p>18.68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33" calcext:value-type="float">
            <text:p>233,00</text:p>
          </table:table-cell>
          <table:table-cell table:style-name="ce392" table:number-columns-repeated="2"/>
          <table:table-cell table:style-name="ce392" table:formula="of:=[.U55]-[.R56]+[.S56]" office:value-type="float" office:value="18456" calcext:value-type="float">
            <text:p>18.45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RT MALZEME</text:p>
          </table:table-cell>
          <table:table-cell table:style-name="ce392"/>
          <table:table-cell table:style-name="ce392" office:value-type="float" office:value="236" calcext:value-type="float">
            <text:p>236,00</text:p>
          </table:table-cell>
          <table:table-cell table:style-name="ce392"/>
          <table:table-cell table:style-name="ce392" table:formula="of:=[.U56]-[.R57]+[.S57]" office:value-type="float" office:value="18692" calcext:value-type="float">
            <text:p>18.6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İSAN MALZZEME</text:p>
          </table:table-cell>
          <table:table-cell table:style-name="ce392"/>
          <table:table-cell table:style-name="ce392" office:value-type="float" office:value="339" calcext:value-type="float">
            <text:p>339,00</text:p>
          </table:table-cell>
          <table:table-cell table:style-name="ce392"/>
          <table:table-cell table:style-name="ce392" table:formula="of:=[.U57]-[.R58]+[.S58]" office:value-type="float" office:value="19031" calcext:value-type="float">
            <text:p>19.0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1103" calcext:value-type="float">
            <text:p>1.103,00</text:p>
          </table:table-cell>
          <table:table-cell table:style-name="ce392"/>
          <table:table-cell table:style-name="ce392" table:formula="of:=[.U58]-[.R59]+[.S59]" office:value-type="float" office:value="20134" calcext:value-type="float">
            <text:p>20.13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ZİRAT</text:p>
          </table:table-cell>
          <table:table-cell table:style-name="ce392"/>
          <table:table-cell table:style-name="ce392" office:value-type="float" office:value="306" calcext:value-type="float">
            <text:p>306,00</text:p>
          </table:table-cell>
          <table:table-cell table:style-name="ce392"/>
          <table:table-cell table:style-name="ce392" table:formula="of:=[.U59]-[.R60]+[.S60]" office:value-type="float" office:value="20440" calcext:value-type="float">
            <text:p>20.4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YAKUP HOCA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60]-[.R61]+[.S61]" office:value-type="float" office:value="20240" calcext:value-type="float">
            <text:p>20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YEŞİLYURT 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61]-[.R62]+[.S62]" office:value-type="float" office:value="18240" calcext:value-type="float">
            <text:p>18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B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62]-[.R63]+[.S63]" office:value-type="float" office:value="17240" calcext:value-type="float">
            <text:p>17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CETİN KK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63]-[.R64]+[.S64]" office:value-type="float" office:value="17390" calcext:value-type="float">
            <text:p>17.3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KEMAL K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64]-[.R65]+[.S65]" office:value-type="float" office:value="17490" calcext:value-type="float">
            <text:p>17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DİŞCİ KK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U65]-[.R66]+[.S66]" office:value-type="float" office:value="16990" calcext:value-type="float">
            <text:p>16.9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NURULLAH MERMER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66]-[.R67]+[.S67]" office:value-type="float" office:value="16890" calcext:value-type="float">
            <text:p>16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U67]-[.R68]+[.S68]" office:value-type="float" office:value="15490" calcext:value-type="float">
            <text:p>15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68]-[.R69]+[.S69]" office:value-type="float" office:value="15530" calcext:value-type="float">
            <text:p>15.53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69]-[.R70]+[.S70]" office:value-type="float" office:value="15580" calcext:value-type="float">
            <text:p>15.5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URAT BATARYA</text:p>
          </table:table-cell>
          <table:table-cell table:style-name="ce392"/>
          <table:table-cell table:style-name="ce392" office:value-type="float" office:value="35" calcext:value-type="float">
            <text:p>35,00</text:p>
          </table:table-cell>
          <table:table-cell table:style-name="ce392"/>
          <table:table-cell table:style-name="ce392" table:formula="of:=[.U70]-[.R71]+[.S71]" office:value-type="float" office:value="15615" calcext:value-type="float">
            <text:p>15.61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U71]-[.R72]+[.S72]" office:value-type="float" office:value="19916" calcext:value-type="float">
            <text:p>19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72]-[.R73]+[.S73]" office:value-type="float" office:value="20916" calcext:value-type="float">
            <text:p>20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7" calcext:value-type="float">
            <text:p>27,00</text:p>
          </table:table-cell>
          <table:table-cell table:style-name="ce392"/>
          <table:table-cell table:style-name="ce392" table:formula="of:=[.U73]-[.R74]+[.S74]" office:value-type="float" office:value="20943" calcext:value-type="float">
            <text:p>20.94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358" calcext:value-type="float">
            <text:p>358,00</text:p>
          </table:table-cell>
          <table:table-cell table:style-name="ce392" table:number-columns-repeated="2"/>
          <table:table-cell table:style-name="ce392" table:formula="of:=[.U74]-[.R75]+[.S75]" office:value-type="float" office:value="20585" calcext:value-type="float">
            <text:p>20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ALİ ELDEN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75]-[.R76]+[.S76]" office:value-type="float" office:value="22585" calcext:value-type="float">
            <text:p>22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ALİ ELDEN</text:p>
          </table:table-cell>
          <table:table-cell table:style-name="ce392" office:value-type="float" office:value="7300" calcext:value-type="float">
            <text:p>7.300,00</text:p>
          </table:table-cell>
          <table:table-cell table:style-name="ce392" table:number-columns-repeated="2"/>
          <table:table-cell table:style-name="ce392" table:formula="of:=[.U76]-[.R77]+[.S77]" office:value-type="float" office:value="15285" calcext:value-type="float">
            <text:p>15.2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/>
          <table:table-cell table:style-name="ce392" office:value-type="float" office:value="55" calcext:value-type="float">
            <text:p>55,00</text:p>
          </table:table-cell>
          <table:table-cell table:style-name="ce392"/>
          <table:table-cell table:style-name="ce392" table:formula="of:=[.U77]-[.R78]+[.S78]" office:value-type="float" office:value="15340" calcext:value-type="float">
            <text:p>15.3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BAH DOĞU BOYAC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78]-[.R79]+[.S79]" office:value-type="float" office:value="15640" calcext:value-type="float">
            <text:p>15.6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KK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79]-[.R80]+[.S80]" office:value-type="float" office:value="14890" calcext:value-type="float">
            <text:p>14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BAHATTİN DOĞU</text:p>
          </table:table-cell>
          <table:table-cell table:style-name="ce392"/>
          <table:table-cell table:style-name="ce392" office:value-type="float" office:value="871" calcext:value-type="float">
            <text:p>871,00</text:p>
          </table:table-cell>
          <table:table-cell table:style-name="ce392"/>
          <table:table-cell table:style-name="ce392" table:formula="of:=[.U80]-[.R81]+[.S81]" office:value-type="float" office:value="15761" calcext:value-type="float">
            <text:p>15.76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STPŞ-KDV</text:p>
          </table:table-cell>
          <table:table-cell table:style-name="ce392"/>
          <table:table-cell table:style-name="ce392" office:value-type="float" office:value="122" calcext:value-type="float">
            <text:p>122,00</text:p>
          </table:table-cell>
          <table:table-cell table:style-name="ce392"/>
          <table:table-cell table:style-name="ce392" table:formula="of:=[.U81]-[.R82]+[.S82]" office:value-type="float" office:value="15883" calcext:value-type="float">
            <text:p>15.8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HÜSEYİN COBANOĞ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82]-[.R83]+[.S83]" office:value-type="float" office:value="16183" calcext:value-type="float">
            <text:p>16.1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NUH MALZ</text:p>
          </table:table-cell>
          <table:table-cell table:style-name="ce392"/>
          <table:table-cell table:style-name="ce392" office:value-type="float" office:value="1080" calcext:value-type="float">
            <text:p>1.080,00</text:p>
          </table:table-cell>
          <table:table-cell table:style-name="ce392"/>
          <table:table-cell table:style-name="ce392" table:formula="of:=[.U83]-[.R84]+[.S84]" office:value-type="float" office:value="17263" calcext:value-type="float">
            <text:p>17.26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NACİ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84]-[.R85]+[.S85]" office:value-type="float" office:value="17303" calcext:value-type="float">
            <text:p>17.3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ALİ İŞ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85]-[.R86]+[.S86]" office:value-type="float" office:value="17903" calcext:value-type="float">
            <text:p>17.9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6"/>
          <table:table-cell table:style-name="ce392"/>
          <table:table-cell table:style-name="ce392" office:value-type="float" office:value="67" calcext:value-type="float">
            <text:p>67,00</text:p>
          </table:table-cell>
          <table:table-cell table:style-name="ce392"/>
          <table:table-cell table:style-name="ce392" table:formula="of:=[.U86]-[.R87]+[.S87]" office:value-type="float" office:value="17970" calcext:value-type="float">
            <text:p>17.9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848" calcext:value-type="float">
            <text:p>848,00</text:p>
          </table:table-cell>
          <table:table-cell table:style-name="ce392"/>
          <table:table-cell table:style-name="ce392" table:formula="of:=[.U87]-[.R88]+[.S88]" office:value-type="float" office:value="18818" calcext:value-type="float">
            <text:p>18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İŞ ALINA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88]-[.R89]+[.S89]" office:value-type="float" office:value="18918" calcext:value-type="float">
            <text:p>18.9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7"/>
          <table:table-cell table:number-columns-repeated="14"/>
          <table:table-cell table:style-name="ce349"/>
          <table:table-cell table:style-name="ce375" office:value-type="string" calcext:value-type="string">
            <text:p>MALZME</text:p>
          </table:table-cell>
          <table:table-cell table:style-name="ce392"/>
          <table:table-cell table:style-name="ce392" office:value-type="float" office:value="331" calcext:value-type="float">
            <text:p>331,00</text:p>
          </table:table-cell>
          <table:table-cell table:style-name="ce392"/>
          <table:table-cell table:style-name="ce392" table:formula="of:=[.U89]-[.R90]+[.S90]" office:value-type="float" office:value="19249" calcext:value-type="float">
            <text:p>19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90]-[.R91]+[.S91]" office:value-type="float" office:value="17249" calcext:value-type="float">
            <text:p>17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186"/>
          <table:table-cell table:number-columns-repeated="14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91]-[.R92]+[.S92]" office:value-type="float" office:value="17175" calcext:value-type="float">
            <text:p>17.1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18" calcext:value-type="float">
            <text:p>118,00</text:p>
          </table:table-cell>
          <table:table-cell table:style-name="ce392" table:number-columns-repeated="2"/>
          <table:table-cell table:style-name="ce392" table:formula="of:=[.U92]-[.R93]+[.S93]" office:value-type="float" office:value="17057" calcext:value-type="float">
            <text:p>17.05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AMĞA</text:p>
          </table:table-cell>
          <table:table-cell table:style-name="ce392" office:value-type="float" office:value="85" calcext:value-type="float">
            <text:p>85,00</text:p>
          </table:table-cell>
          <table:table-cell table:style-name="ce392" table:number-columns-repeated="2"/>
          <table:table-cell table:style-name="ce392" table:formula="of:=[.U93]-[.R94]+[.S94]" office:value-type="float" office:value="16972" calcext:value-type="float">
            <text:p>16.9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08" calcext:value-type="float">
            <text:p>108,00</text:p>
          </table:table-cell>
          <table:table-cell table:style-name="ce392"/>
          <table:table-cell table:style-name="ce392" table:formula="of:=[.U94]-[.R95]+[.S95]" office:value-type="float" office:value="17080" calcext:value-type="float">
            <text:p>17.08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ARAC MALZ</text:p>
          </table:table-cell>
          <table:table-cell table:style-name="ce392"/>
          <table:table-cell table:style-name="ce392" office:value-type="float" office:value="210" calcext:value-type="float">
            <text:p>210,00</text:p>
          </table:table-cell>
          <table:table-cell table:style-name="ce392"/>
          <table:table-cell table:style-name="ce392" table:formula="of:=[.U95]-[.R96]+[.S96]" office:value-type="float" office:value="17290" calcext:value-type="float">
            <text:p>17.29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PO YEŞİLYURT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U96]-[.R97]+[.S97]" office:value-type="float" office:value="16590" calcext:value-type="float">
            <text:p>16.59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26" calcext:value-type="float">
            <text:p>126,00</text:p>
          </table:table-cell>
          <table:table-cell table:style-name="ce392"/>
          <table:table-cell table:style-name="ce392" table:formula="of:=[.U97]-[.R98]+[.S98]" office:value-type="float" office:value="16716" calcext:value-type="float">
            <text:p>16.71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AĞKUR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U98]-[.R99]+[.S99]" office:value-type="float" office:value="16341" calcext:value-type="float">
            <text:p>16.34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99]-[.R100]+[.S100]" office:value-type="float" office:value="16267" calcext:value-type="float">
            <text:p>16.2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100]-[.R101]+[.S101]" office:value-type="float" office:value="16317" calcext:value-type="float">
            <text:p>16.31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09" calcext:value-type="float">
            <text:p>2009</text:p>
          </table:table-cell>
          <table:table-cell table:style-name="ce375" office:value-type="string" calcext:value-type="string">
            <text:p>BOYA</text:p>
          </table:table-cell>
          <table:table-cell table:style-name="ce392"/>
          <table:table-cell table:style-name="ce392" office:value-type="float" office:value="85" calcext:value-type="float">
            <text:p>85,00</text:p>
          </table:table-cell>
          <table:table-cell table:style-name="ce392"/>
          <table:table-cell table:style-name="ce392" table:formula="of:=[.U101]-[.R102]+[.S102]" office:value-type="float" office:value="16402" calcext:value-type="float">
            <text:p>16.4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HAN</text:p>
          </table:table-cell>
          <table:table-cell table:style-name="ce392"/>
          <table:table-cell table:style-name="ce392" office:value-type="float" office:value="70" calcext:value-type="float">
            <text:p>70,00</text:p>
          </table:table-cell>
          <table:table-cell table:style-name="ce392"/>
          <table:table-cell table:style-name="ce392" table:formula="of:=[.U102]-[.R103]+[.S103]" office:value-type="float" office:value="16472" calcext:value-type="float">
            <text:p>16.4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U103]-[.R104]+[.S104]" office:value-type="float" office:value="16500" calcext:value-type="float">
            <text:p>16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EROĞLU KK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104]-[.R105]+[.S105]" office:value-type="float" office:value="15500" calcext:value-type="float">
            <text:p>15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YA</text:p>
          </table:table-cell>
          <table:table-cell table:style-name="ce392" office:value-type="float" office:value="2013" calcext:value-type="float">
            <text:p>2.013,00</text:p>
          </table:table-cell>
          <table:table-cell table:style-name="ce392" table:number-columns-repeated="2"/>
          <table:table-cell table:style-name="ce392" table:formula="of:=[.U105]-[.R106]+[.S106]" office:value-type="float" office:value="13487" calcext:value-type="float">
            <text:p>13.48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90" calcext:value-type="float">
            <text:p>290,00</text:p>
          </table:table-cell>
          <table:table-cell table:style-name="ce392" table:number-columns-repeated="2"/>
          <table:table-cell table:style-name="ce392" table:formula="of:=[.U106]-[.R107]+[.S107]" office:value-type="float" office:value="13197" calcext:value-type="float">
            <text:p>13.19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7" calcext:value-type="float">
            <text:p>77,00</text:p>
          </table:table-cell>
          <table:table-cell table:style-name="ce392" table:number-columns-repeated="2"/>
          <table:table-cell table:style-name="ce392" table:formula="of:=[.U107]-[.R108]+[.S108]" office:value-type="float" office:value="13120" calcext:value-type="float">
            <text:p>13.12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108]-[.R109]+[.S109]" office:value-type="float" office:value="13420" calcext:value-type="float">
            <text:p>13.42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PER KURBAN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109]-[.R110]+[.S110]" office:value-type="float" office:value="14170" calcext:value-type="float">
            <text:p>14.17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 ZRT</text:p>
          </table:table-cell>
          <table:table-cell table:style-name="ce392"/>
          <table:table-cell table:style-name="ce392" office:value-type="float" office:value="330" calcext:value-type="float">
            <text:p>330,00</text:p>
          </table:table-cell>
          <table:table-cell table:style-name="ce392"/>
          <table:table-cell table:style-name="ce392" table:formula="of:=[.U110]-[.R111]+[.S111]" office:value-type="float" office:value="14500" calcext:value-type="float">
            <text:p>14.5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 SSK</text:p>
          </table:table-cell>
          <table:table-cell table:style-name="ce392" office:value-type="float" office:value="231" calcext:value-type="float">
            <text:p>231,00</text:p>
          </table:table-cell>
          <table:table-cell table:style-name="ce392" table:number-columns-repeated="2"/>
          <table:table-cell table:style-name="ce392" table:formula="of:=[.U111]-[.R112]+[.S112]" office:value-type="float" office:value="14269" calcext:value-type="float">
            <text:p>14.26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ACI BAĞKUR</text:p>
          </table:table-cell>
          <table:table-cell table:style-name="ce392" office:value-type="float" office:value="745" calcext:value-type="float">
            <text:p>745,00</text:p>
          </table:table-cell>
          <table:table-cell table:style-name="ce392" table:number-columns-repeated="2"/>
          <table:table-cell table:style-name="ce392" table:formula="of:=[.U112]-[.R113]+[.S113]" office:value-type="float" office:value="13524" calcext:value-type="float">
            <text:p>13.52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0" calcext:value-type="float">
            <text:p>2010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U113]-[.R114]+[.S114]" office:value-type="float" office:value="13450" calcext:value-type="float">
            <text:p>13.4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DĞŞ VER</text:p>
          </table:table-cell>
          <table:table-cell table:style-name="ce392" office:value-type="float" office:value="275" calcext:value-type="float">
            <text:p>275,00</text:p>
          </table:table-cell>
          <table:table-cell table:style-name="ce392" table:number-columns-repeated="2"/>
          <table:table-cell table:style-name="ce392" table:formula="of:=[.U114]-[.R115]+[.S115]" office:value-type="float" office:value="13175" calcext:value-type="float">
            <text:p>13.1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8" calcext:value-type="float">
            <text:p>18,00</text:p>
          </table:table-cell>
          <table:table-cell table:style-name="ce392" table:number-columns-repeated="2"/>
          <table:table-cell table:style-name="ce392" table:formula="of:=[.U115]-[.R116]+[.S116]" office:value-type="float" office:value="13157" calcext:value-type="float">
            <text:p>13.15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44" calcext:value-type="float">
            <text:p>244,00</text:p>
          </table:table-cell>
          <table:table-cell table:style-name="ce392" table:number-columns-repeated="2"/>
          <table:table-cell table:style-name="ce392" table:formula="of:=[.U116]-[.R117]+[.S117]" office:value-type="float" office:value="12913" calcext:value-type="float">
            <text:p>12.9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U117]-[.R118]+[.S118]" office:value-type="float" office:value="12835" calcext:value-type="float">
            <text:p>12.83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İLAL DEMİRSOY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18]-[.R119]+[.S119]" office:value-type="float" office:value="12085" calcext:value-type="float">
            <text:p>12.08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HMET DİLEK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U119]-[.R120]+[.S120]" office:value-type="float" office:value="11710" calcext:value-type="float">
            <text:p>11.71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U120]-[.R121]+[.S121]" office:value-type="float" office:value="11632" calcext:value-type="float">
            <text:p>11.63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T TELİ</text:p>
          </table:table-cell>
          <table:table-cell table:style-name="ce392" office:value-type="float" office:value="2425" calcext:value-type="float">
            <text:p>2.425,00</text:p>
          </table:table-cell>
          <table:table-cell table:style-name="ce392" table:number-columns-repeated="2"/>
          <table:table-cell table:style-name="ce392" table:formula="of:=[.U121]-[.R122]+[.S122]" office:value-type="float" office:value="9207" calcext:value-type="float">
            <text:p>9.20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 BAHCE</text:p>
          </table:table-cell>
          <table:table-cell table:style-name="ce392" office:value-type="float" office:value="210" calcext:value-type="float">
            <text:p>210,00</text:p>
          </table:table-cell>
          <table:table-cell table:style-name="ce392" table:number-columns-repeated="2"/>
          <table:table-cell table:style-name="ce392" table:formula="of:=[.U122]-[.R123]+[.S123]" office:value-type="float" office:value="8997" calcext:value-type="float">
            <text:p>8.99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UVAR İŞCİLİĞİ</text:p>
          </table:table-cell>
          <table:table-cell table:style-name="ce392" office:value-type="float" office:value="630" calcext:value-type="float">
            <text:p>630,00</text:p>
          </table:table-cell>
          <table:table-cell table:style-name="ce392" table:number-columns-repeated="2"/>
          <table:table-cell table:style-name="ce392" table:formula="of:=[.U123]-[.R124]+[.S124]" office:value-type="float" office:value="8367" calcext:value-type="float">
            <text:p>8.3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U124]-[.R125]+[.S125]" office:value-type="float" office:value="8124" calcext:value-type="float">
            <text:p>8.12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U125]-[.R126]+[.S126]" office:value-type="float" office:value="7881" calcext:value-type="float">
            <text:p>7.88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U126]-[.R127]+[.S127]" office:value-type="float" office:value="7806" calcext:value-type="float">
            <text:p>7.8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U127]-[.R128]+[.S128]" office:value-type="float" office:value="7731" calcext:value-type="float">
            <text:p>7.73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G. G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28]-[.R129]+[.S129]" office:value-type="float" office:value="7671" calcext:value-type="float">
            <text:p>7.67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ETO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129]-[.R130]+[.S130]" office:value-type="float" office:value="6671" calcext:value-type="float">
            <text:p>6.67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PERFORJE</text:p>
          </table:table-cell>
          <table:table-cell table:style-name="ce392" office:value-type="float" office:value="815" calcext:value-type="float">
            <text:p>815,00</text:p>
          </table:table-cell>
          <table:table-cell table:style-name="ce392" table:number-columns-repeated="2"/>
          <table:table-cell table:style-name="ce392" table:formula="of:=[.U130]-[.R131]+[.S131]" office:value-type="float" office:value="5856" calcext:value-type="float">
            <text:p>5.85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İHSAN ŞENMAN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131]-[.R132]+[.S132]" office:value-type="float" office:value="5706" calcext:value-type="float">
            <text:p>5.7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TANER ERAYDIN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132]-[.R133]+[.S133]" office:value-type="float" office:value="5106" calcext:value-type="float">
            <text:p>5.1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UST DİNC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33]-[.R134]+[.S134]" office:value-type="float" office:value="4356" calcext:value-type="float">
            <text:p>4.35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EM SIĞIRECI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U134]-[.R135]+[.S135]" office:value-type="float" office:value="3606" calcext:value-type="float">
            <text:p>3.60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Ş. CIRDKLI PER</text:p>
          </table:table-cell>
          <table:table-cell table:style-name="ce392" office:value-type="float" office:value="110" calcext:value-type="float">
            <text:p>110,00</text:p>
          </table:table-cell>
          <table:table-cell table:style-name="ce392" table:number-columns-repeated="2"/>
          <table:table-cell table:style-name="ce392" table:formula="of:=[.U135]-[.R136]+[.S136]" office:value-type="float" office:value="3496" calcext:value-type="float">
            <text:p>3.49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U136]-[.R137]+[.S137]" office:value-type="float" office:value="3226" calcext:value-type="float">
            <text:p>3.22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BAĞKUR</text:p>
          </table:table-cell>
          <table:table-cell table:style-name="ce392" office:value-type="float" office:value="367" calcext:value-type="float">
            <text:p>367,00</text:p>
          </table:table-cell>
          <table:table-cell table:style-name="ce392" table:number-columns-repeated="2"/>
          <table:table-cell table:style-name="ce392" table:formula="of:=[.U137]-[.R138]+[.S138]" office:value-type="float" office:value="2859" calcext:value-type="float">
            <text:p>2.85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24" calcext:value-type="float">
            <text:p>224,00</text:p>
          </table:table-cell>
          <table:table-cell table:style-name="ce392"/>
          <table:table-cell table:style-name="ce392" table:formula="of:=[.U138]-[.R139]+[.S139]" office:value-type="float" office:value="3083" calcext:value-type="float">
            <text:p>3.08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530" calcext:value-type="float">
            <text:p>530,00</text:p>
          </table:table-cell>
          <table:table-cell table:style-name="ce392"/>
          <table:table-cell table:style-name="ce392" table:formula="of:=[.U139]-[.R140]+[.S140]" office:value-type="float" office:value="3613" calcext:value-type="float">
            <text:p>3.6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140]-[.R141]+[.S141]" office:value-type="float" office:value="3513" calcext:value-type="float">
            <text:p>3.5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AVRULU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141]-[.R142]+[.S142]" office:value-type="float" office:value="4013" calcext:value-type="float">
            <text:p>4.0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142]-[.R143]+[.S143]" office:value-type="float" office:value="3913" calcext:value-type="float">
            <text:p>3.91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0"/>
          <table:table-cell table:style-name="ce375" office:value-type="string" calcext:value-type="string">
            <text:p>FIRCA ISPATULA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U143]-[.R144]+[.S144]" office:value-type="float" office:value="3927" calcext:value-type="float">
            <text:p>3.92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KDV STB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U144]-[.R145]+[.S145]" office:value-type="float" office:value="3847" calcext:value-type="float">
            <text:p>3.8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U145]-[.R146]+[.S146]" office:value-type="float" office:value="2247" calcext:value-type="float">
            <text:p>2.2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TALİP EKİCİ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46]-[.R147]+[.S147]" office:value-type="float" office:value="2047" calcext:value-type="float">
            <text:p>2.04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7]-[.R148]+[.S148]" office:value-type="float" office:value="1987" calcext:value-type="float">
            <text:p>1.98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8]-[.R149]+[.S149]" office:value-type="float" office:value="1927" calcext:value-type="float">
            <text:p>1.92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U149]-[.R150]+[.S150]" office:value-type="float" office:value="1867" calcext:value-type="float">
            <text:p>1.8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GV</text:p>
          </table:table-cell>
          <table:table-cell table:style-name="ce392" office:value-type="float" office:value="129" calcext:value-type="float">
            <text:p>129,00</text:p>
          </table:table-cell>
          <table:table-cell table:style-name="ce392" table:number-columns-repeated="2"/>
          <table:table-cell table:style-name="ce392" table:formula="of:=[.U150]-[.R151]+[.S151]" office:value-type="float" office:value="1738" calcext:value-type="float">
            <text:p>1.73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1720" calcext:value-type="float">
            <text:p>1.720,00</text:p>
          </table:table-cell>
          <table:table-cell table:style-name="ce392" table:number-columns-repeated="2"/>
          <table:table-cell table:style-name="ce392" table:formula="of:=[.U151]-[.R152]+[.S152]" office:value-type="float" office:value="18" calcext:value-type="float">
            <text:p>1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4-07" calcext:value-type="date">
            <text:p>07.Nis</text:p>
          </table:table-cell>
          <table:table-cell table:style-name="ce375" office:value-type="string" calcext:value-type="string">
            <text:p>ELDEN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152]-[.R153]+[.S153]" office:value-type="float" office:value="-832" calcext:value-type="float">
            <text:p>-83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STAR</text:p>
          </table:table-cell>
          <table:table-cell table:style-name="ce392"/>
          <table:table-cell table:style-name="ce392" office:value-type="float" office:value="420" calcext:value-type="float">
            <text:p>420,00</text:p>
          </table:table-cell>
          <table:table-cell table:style-name="ce392"/>
          <table:table-cell table:style-name="ce392" table:formula="of:=[.U153]-[.R154]+[.S154]" office:value-type="float" office:value="-412" calcext:value-type="float">
            <text:p>-41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NAK TK</text:p>
          </table:table-cell>
          <table:table-cell table:style-name="ce392"/>
          <table:table-cell table:style-name="ce392" office:value-type="float" office:value="754" calcext:value-type="float">
            <text:p>754,00</text:p>
          </table:table-cell>
          <table:table-cell table:style-name="ce392"/>
          <table:table-cell table:style-name="ce392" table:formula="of:=[.U154]-[.R155]+[.S155]" office:value-type="float" office:value="342" calcext:value-type="float">
            <text:p>34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Z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155]-[.R156]+[.S156]" office:value-type="float" office:value="462" calcext:value-type="float">
            <text:p>46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YACI MUSTAFA</text:p>
          </table:table-cell>
          <table:table-cell table:style-name="ce392" office:value-type="float" office:value="140" calcext:value-type="float">
            <text:p>140,00</text:p>
          </table:table-cell>
          <table:table-cell table:style-name="ce392" table:number-columns-repeated="2"/>
          <table:table-cell table:style-name="ce392" table:formula="of:=[.U156]-[.R157]+[.S157]" office:value-type="float" office:value="322" calcext:value-type="float">
            <text:p>3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OPEL MUAYENE</text:p>
          </table:table-cell>
          <table:table-cell table:style-name="ce392" office:value-type="float" office:value="220" calcext:value-type="float">
            <text:p>220,00</text:p>
          </table:table-cell>
          <table:table-cell table:style-name="ce392" table:number-columns-repeated="2"/>
          <table:table-cell table:style-name="ce392" table:formula="of:=[.U157]-[.R158]+[.S158]" office:value-type="float" office:value="102" calcext:value-type="float">
            <text:p>1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KDV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U158]-[.R159]+[.S159]" office:value-type="float" office:value="22" calcext:value-type="float">
            <text:p>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LTIN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159]-[.R160]+[.S160]" office:value-type="float" office:value="522" calcext:value-type="float">
            <text:p>5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NİSAN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160]-[.R161]+[.S161]" office:value-type="float" office:value="1272" calcext:value-type="float">
            <text:p>1.27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SU MALZ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U161]-[.R162]+[.S162]" office:value-type="float" office:value="1286" calcext:value-type="float">
            <text:p>1.28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KESİCİ TEX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162]-[.R163]+[.S163]" office:value-type="float" office:value="1166" calcext:value-type="float">
            <text:p>1.16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IZ KONT ÖDEME</text:p>
          </table:table-cell>
          <table:table-cell table:style-name="ce392"/>
          <table:table-cell table:style-name="ce392" office:value-type="float" office:value="708" calcext:value-type="float">
            <text:p>708,00</text:p>
          </table:table-cell>
          <table:table-cell table:style-name="ce392"/>
          <table:table-cell table:style-name="ce392" table:formula="of:=[.U163]-[.R164]+[.S164]" office:value-type="float" office:value="1874" calcext:value-type="float">
            <text:p>1.87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6-24" calcext:value-type="date">
            <text:p>24.Haz</text:p>
          </table:table-cell>
          <table:table-cell table:style-name="ce375" office:value-type="string" calcext:value-type="string">
            <text:p>2 GL SLK BOYA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U164]-[.R165]+[.S165]" office:value-type="float" office:value="1900" calcext:value-type="float">
            <text:p>1.90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4 PAR RULO</text:p>
          </table:table-cell>
          <table:table-cell table:style-name="ce392"/>
          <table:table-cell table:style-name="ce392" office:value-type="float" office:value="8" calcext:value-type="float">
            <text:p>8,00</text:p>
          </table:table-cell>
          <table:table-cell table:style-name="ce392"/>
          <table:table-cell table:style-name="ce392" table:formula="of:=[.U165]-[.R166]+[.S166]" office:value-type="float" office:value="1908" calcext:value-type="float">
            <text:p>1.90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KES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U166]-[.R167]+[.S167]" office:value-type="float" office:value="1912" calcext:value-type="float">
            <text:p>1.91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2 GL TİNER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U167]-[.R168]+[.S168]" office:value-type="float" office:value="1930" calcext:value-type="float">
            <text:p>1.93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GL ANTİPAS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168]-[.R169]+[.S169]" office:value-type="float" office:value="1950" calcext:value-type="float">
            <text:p>1.9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2 <text:s/>TOR. YAPŞ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169]-[.R170]+[.S170]" office:value-type="float" office:value="1970" calcext:value-type="float">
            <text:p>1.97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1 KĞ ENAMEL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U170]-[.R171]+[.S171]" office:value-type="float" office:value="1979" calcext:value-type="float">
            <text:p>1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NOTER ALİ BALCI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171]-[.R172]+[.S172]" office:value-type="float" office:value="4979" calcext:value-type="float">
            <text:p>4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İSKENDİYER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172]-[.R173]+[.S173]" office:value-type="float" office:value="4379" calcext:value-type="float">
            <text:p>4.3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ALİ BALCI ELDEN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U173]-[.R174]+[.S174]" office:value-type="float" office:value="2979" calcext:value-type="float">
            <text:p>2.97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.AĞS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U174]-[.R175]+[.S175]" office:value-type="float" office:value="2755" calcext:value-type="float">
            <text:p>2.75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75]-[.R176]+[.S176]" office:value-type="float" office:value="2095" calcext:value-type="float">
            <text:p>2.09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LOK SSK</text:p>
          </table:table-cell>
          <table:table-cell table:style-name="ce392" office:value-type="float" office:value="520" calcext:value-type="float">
            <text:p>520,00</text:p>
          </table:table-cell>
          <table:table-cell table:style-name="ce392" table:number-columns-repeated="2"/>
          <table:table-cell table:style-name="ce392" table:formula="of:=[.U176]-[.R177]+[.S177]" office:value-type="float" office:value="1575" calcext:value-type="float">
            <text:p>1.57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1" office:value-type="date" office:date-value="2011-09-30" calcext:value-type="date">
            <text:p>30.Eyl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77]-[.R178]+[.S178]" office:value-type="float" office:value="1335" calcext:value-type="float">
            <text:p>1.33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ÜNV MALZ</text:p>
          </table:table-cell>
          <table:table-cell table:style-name="ce392"/>
          <table:table-cell table:style-name="ce392" office:value-type="float" office:value="1082" calcext:value-type="float">
            <text:p>1.082,00</text:p>
          </table:table-cell>
          <table:table-cell table:style-name="ce392"/>
          <table:table-cell table:style-name="ce392" table:formula="of:=[.U178]-[.R179]+[.S179]" office:value-type="float" office:value="2417" calcext:value-type="float">
            <text:p>2.41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CİM NAK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179]-[.R180]+[.S180]" office:value-type="float" office:value="1567" calcext:value-type="float">
            <text:p>1.5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ZAR HASAN TAŞ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U180]-[.R181]+[.S181]" office:value-type="float" office:value="1067" calcext:value-type="float">
            <text:p>1.06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LOK <text:s/>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81]-[.R182]+[.S182]" office:value-type="float" office:value="407" calcext:value-type="float">
            <text:p>407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MEZAR PARASI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U182]-[.R183]+[.S183]" office:value-type="float" office:value="-293" calcext:value-type="float">
            <text:p>-29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83]-[.R184]+[.S184]" office:value-type="float" office:value="-533" calcext:value-type="float">
            <text:p>-53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EL EMLAK</text:p>
          </table:table-cell>
          <table:table-cell table:style-name="ce392" office:value-type="float" office:value="5020" calcext:value-type="float">
            <text:p>5.020,00</text:p>
          </table:table-cell>
          <table:table-cell table:style-name="ce392" table:number-columns-repeated="2"/>
          <table:table-cell table:style-name="ce392" table:formula="of:=[.U184]-[.R185]+[.S185]" office:value-type="float" office:value="-5553" calcext:value-type="float">
            <text:p>-5.55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GEC VR</text:p>
          </table:table-cell>
          <table:table-cell table:style-name="ce392" office:value-type="float" office:value="97" calcext:value-type="float">
            <text:p>97,00</text:p>
          </table:table-cell>
          <table:table-cell table:style-name="ce392" table:number-columns-repeated="2"/>
          <table:table-cell table:style-name="ce392" table:formula="of:=[.U185]-[.R186]+[.S186]" office:value-type="float" office:value="-5650" calcext:value-type="float">
            <text:p>-5.65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186]-[.R187]+[.S187]" office:value-type="float" office:value="-6310" calcext:value-type="float">
            <text:p>-6.310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845" calcext:value-type="float">
            <text:p>845,00</text:p>
          </table:table-cell>
          <table:table-cell table:style-name="ce392" table:number-columns-repeated="2"/>
          <table:table-cell table:style-name="ce392" table:formula="of:=[.U187]-[.R188]+[.S188]" office:value-type="float" office:value="-7155" calcext:value-type="float">
            <text:p>-7.155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DĞ VERĞİ</text:p>
          </table:table-cell>
          <table:table-cell table:style-name="ce392" office:value-type="float" office:value="246" calcext:value-type="float">
            <text:p>246,00</text:p>
          </table:table-cell>
          <table:table-cell table:style-name="ce392" table:number-columns-repeated="2"/>
          <table:table-cell table:style-name="ce392" table:formula="of:=[.U188]-[.R189]+[.S189]" office:value-type="float" office:value="-7401" calcext:value-type="float">
            <text:p>-7.40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KREDİ 1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89]-[.R190]+[.S190]" office:value-type="float" office:value="-5026" calcext:value-type="float">
            <text:p>-5.02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KREDİ 2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0]-[.R191]+[.S191]" office:value-type="float" office:value="-2651" calcext:value-type="float">
            <text:p>-2.651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KREDİ 3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1]-[.R192]+[.S192]" office:value-type="float" office:value="-276" calcext:value-type="float">
            <text:p>-276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KREDİ 4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2]-[.R193]+[.S193]" office:value-type="float" office:value="2099" calcext:value-type="float">
            <text:p>2.09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KREDİ 5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3]-[.R194]+[.S194]" office:value-type="float" office:value="4474" calcext:value-type="float">
            <text:p>4.474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KREDİ 6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4]-[.R195]+[.S195]" office:value-type="float" office:value="6849" calcext:value-type="float">
            <text:p>6.84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 <text:s/>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195]-[.R196]+[.S196]" office:value-type="float" office:value="6609" calcext:value-type="float">
            <text:p>6.609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 office:value-type="float" office:value="6" calcext:value-type="float">
            <text:p>6,00</text:p>
          </table:table-cell>
          <table:table-cell table:style-name="ce392" table:number-columns-repeated="2"/>
          <table:table-cell table:style-name="ce392" table:formula="of:=[.U196]-[.R197]+[.S197]" office:value-type="float" office:value="6603" calcext:value-type="float">
            <text:p>6.603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string" calcext:value-type="string">
            <text:p>12. ay</text:p>
          </table:table-cell>
          <table:table-cell table:style-name="ce375" office:value-type="string" calcext:value-type="string">
            <text:p>KREDİ 7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U197]-[.R198]+[.S198]" office:value-type="float" office:value="8978" calcext:value-type="float">
            <text:p>8.978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ÜNVERSİTE <text:s/>MALZ</text:p>
          </table:table-cell>
          <table:table-cell table:style-name="ce392" office:value-type="float" office:value="9600" calcext:value-type="float">
            <text:p>9.600,00</text:p>
          </table:table-cell>
          <table:table-cell table:style-name="ce392" table:number-columns-repeated="2"/>
          <table:table-cell table:style-name="ce392" table:formula="of:=[.U198]-[.R199]+[.S199]" office:value-type="float" office:value="-622" calcext:value-type="float">
            <text:p>-6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hüs cankurt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199]-[.R200]+[.S200]" office:value-type="float" office:value="-822" calcext:value-type="float">
            <text:p>-82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deniz mak</text:p>
          </table:table-cell>
          <table:table-cell table:style-name="ce392" office:value-type="float" office:value="280" calcext:value-type="float">
            <text:p>280,00</text:p>
          </table:table-cell>
          <table:table-cell table:style-name="ce392" table:number-columns-repeated="2"/>
          <table:table-cell table:style-name="ce392" table:formula="of:=[.U200]-[.R201]+[.S201]" office:value-type="float" office:value="-1102" calcext:value-type="float">
            <text:p>-1.10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90" calcext:value-type="float">
            <text:p>90,00</text:p>
          </table:table-cell>
          <table:table-cell table:style-name="ce392" table:number-columns-repeated="2"/>
          <table:table-cell table:style-name="ce392" table:formula="of:=[.U201]-[.R202]+[.S202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U202]-[.R203]+[.S203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/>
          <table:table-cell table:style-name="ce377"/>
          <table:table-cell table:style-name="ce392" table:number-columns-repeated="3"/>
          <table:table-cell table:style-name="ce392" table:formula="of:=[.U203]-[.R204]+[.S204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204]-[.R205]+[.S205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U205]-[.R206]+[.S206]" office:value-type="float" office:value="-1192" calcext:value-type="float">
            <text:p>-1.19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49" office:value-type="float" office:value="2012" calcext:value-type="float">
            <text:p>2012</text:p>
          </table:table-cell>
          <table:table-cell table:style-name="ce375" office:value-type="string" calcext:value-type="string">
            <text:p>ali balcı kaloriferci</text:p>
          </table:table-cell>
          <table:table-cell table:style-name="ce392"/>
          <table:table-cell table:style-name="ce392" office:value-type="float" office:value="225" calcext:value-type="float">
            <text:p>225,00</text:p>
          </table:table-cell>
          <table:table-cell table:style-name="ce392"/>
          <table:table-cell table:style-name="ce392" table:formula="of:=[.U206]-[.R207]+[.S207]" office:value-type="float" office:value="-967" calcext:value-type="float">
            <text:p>-9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 ş.çırdaklı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207]-[.R208]+[.S208]" office:value-type="float" office:value="-467" calcext:value-type="float">
            <text:p>-4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zocam nakliye</text:p>
          </table:table-cell>
          <table:table-cell table:style-name="ce392" office:value-type="float" office:value="160" calcext:value-type="float">
            <text:p>160,00</text:p>
          </table:table-cell>
          <table:table-cell table:style-name="ce392" table:number-columns-repeated="2"/>
          <table:table-cell table:style-name="ce392" table:formula="of:=[.U208]-[.R209]+[.S209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redi</text:p>
          </table:table-cell>
          <table:table-cell table:style-name="ce392" table:number-columns-repeated="3"/>
          <table:table-cell table:style-name="ce392" table:formula="of:=[.U209]-[.R210]+[.S210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375*10=23750</text:p>
          </table:table-cell>
          <table:table-cell table:style-name="ce392" table:number-columns-repeated="3"/>
          <table:table-cell table:style-name="ce392" table:formula="of:=[.U210]-[.R211]+[.S211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375*1 = <text:s/>2375</text:p>
          </table:table-cell>
          <table:table-cell table:style-name="ce392" table:number-columns-repeated="3"/>
          <table:table-cell table:style-name="ce392" table:formula="of:=[.U211]-[.R212]+[.S212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1* 375 = <text:s text:c="2"/>375</text:p>
          </table:table-cell>
          <table:table-cell table:style-name="ce392" table:number-columns-repeated="3"/>
          <table:table-cell table:style-name="ce392" table:formula="of:=[.U212]-[.R213]+[.S213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oplam <text:s text:c="14"/>26500</text:p>
          </table:table-cell>
          <table:table-cell table:style-name="ce392" table:number-columns-repeated="3"/>
          <table:table-cell table:style-name="ce392" table:formula="of:=[.U213]-[.R214]+[.S214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string" calcext:value-type="string">
            <text:p>1. ay</text:p>
          </table:table-cell>
          <table:table-cell table:style-name="ce375" office:value-type="string" calcext:value-type="string">
            <text:p>KREDİ 8-9-10-11</text:p>
          </table:table-cell>
          <table:table-cell table:style-name="ce392"/>
          <table:table-cell table:style-name="ce392" office:value-type="float" office:value="9500" calcext:value-type="float">
            <text:p>9.500,00</text:p>
          </table:table-cell>
          <table:table-cell table:style-name="ce392"/>
          <table:table-cell table:style-name="ce392" table:formula="of:=[.U214]-[.R215]+[.S215]" office:value-type="float" office:value="8873" calcext:value-type="float">
            <text:p>8.87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redi 12</text:p>
          </table:table-cell>
          <table:table-cell table:style-name="ce392"/>
          <table:table-cell table:style-name="ce392" office:value-type="float" office:value="375" calcext:value-type="float">
            <text:p>375,00</text:p>
          </table:table-cell>
          <table:table-cell table:style-name="ce392"/>
          <table:table-cell table:style-name="ce392" table:formula="of:=[.U215]-[.R216]+[.S216]" office:value-type="float" office:value="9248" calcext:value-type="float">
            <text:p>9.24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k kk atila</text:p>
          </table:table-cell>
          <table:table-cell table:style-name="ce392"/>
          <table:table-cell table:style-name="ce392" office:value-type="float" office:value="960" calcext:value-type="float">
            <text:p>960,00</text:p>
          </table:table-cell>
          <table:table-cell table:style-name="ce392"/>
          <table:table-cell table:style-name="ce392" table:formula="of:=[.U216]-[.R217]+[.S217]" office:value-type="float" office:value="10208" calcext:value-type="float">
            <text:p>10.20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gaz atila</text:p>
          </table:table-cell>
          <table:table-cell table:style-name="ce392"/>
          <table:table-cell table:style-name="ce392" office:value-type="float" office:value="168" calcext:value-type="float">
            <text:p>168,00</text:p>
          </table:table-cell>
          <table:table-cell table:style-name="ce392"/>
          <table:table-cell table:style-name="ce392" table:formula="of:=[.U217]-[.R218]+[.S218]" office:value-type="float" office:value="10376" calcext:value-type="float">
            <text:p>10.37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gaz ali</text:p>
          </table:table-cell>
          <table:table-cell table:style-name="ce392"/>
          <table:table-cell table:style-name="ce392" office:value-type="float" office:value="195" calcext:value-type="float">
            <text:p>195,00</text:p>
          </table:table-cell>
          <table:table-cell table:style-name="ce392"/>
          <table:table-cell table:style-name="ce392" table:formula="of:=[.U218]-[.R219]+[.S219]" office:value-type="float" office:value="10571" calcext:value-type="float">
            <text:p>10.5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3-2012 çek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219]-[.R220]+[.S220]" office:value-type="float" office:value="12571" calcext:value-type="float">
            <text:p>12.5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slan tic</text:p>
          </table:table-cell>
          <table:table-cell table:style-name="ce392" office:value-type="float" office:value="930" calcext:value-type="float">
            <text:p>930,00</text:p>
          </table:table-cell>
          <table:table-cell table:style-name="ce392" table:number-columns-repeated="2"/>
          <table:table-cell table:style-name="ce392" table:formula="of:=[.U220]-[.R221]+[.S221]" office:value-type="float" office:value="11641" calcext:value-type="float">
            <text:p>11.6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ulusu tüp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221]-[.R222]+[.S222]" office:value-type="float" office:value="11041" calcext:value-type="float">
            <text:p>11.0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ürkeller şenele ödeme</text:p>
          </table:table-cell>
          <table:table-cell table:style-name="ce392" office:value-type="float" office:value="5818" calcext:value-type="float">
            <text:p>5.818,00</text:p>
          </table:table-cell>
          <table:table-cell table:style-name="ce392" table:number-columns-repeated="2"/>
          <table:table-cell table:style-name="ce392" table:formula="of:=[.U222]-[.R223]+[.S223]" office:value-type="float" office:value="5223" calcext:value-type="float">
            <text:p>5.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bayraktar cıvata şnl</text:p>
          </table:table-cell>
          <table:table-cell table:style-name="ce392" office:value-type="float" office:value="406" calcext:value-type="float">
            <text:p>406,00</text:p>
          </table:table-cell>
          <table:table-cell table:style-name="ce392" table:number-columns-repeated="2"/>
          <table:table-cell table:style-name="ce392" table:formula="of:=[.U223]-[.R224]+[.S224]" office:value-type="float" office:value="4817" calcext:value-type="float">
            <text:p>4.8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boyacı yusuf şnl mrmr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U224]-[.R225]+[.S225]" office:value-type="float" office:value="3967" calcext:value-type="float">
            <text:p>3.9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225]-[.R226]+[.S226]" office:value-type="float" office:value="4117" calcext:value-type="float">
            <text:p>4.1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26]-[.R227]+[.S227]" office:value-type="float" office:value="4217" calcext:value-type="float">
            <text:p>4.21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yangın dolabı çağdaş</text:p>
          </table:table-cell>
          <table:table-cell table:style-name="ce392"/>
          <table:table-cell table:style-name="ce392" office:value-type="float" office:value="590" calcext:value-type="float">
            <text:p>590,00</text:p>
          </table:table-cell>
          <table:table-cell table:style-name="ce392"/>
          <table:table-cell table:style-name="ce392" table:formula="of:=[.U227]-[.R228]+[.S228]" office:value-type="float" office:value="4807" calcext:value-type="float">
            <text:p>4.8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orman işl havale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228]-[.R229]+[.S229]" office:value-type="float" office:value="5207" calcext:value-type="float">
            <text:p>5.2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2-24" calcext:value-type="date">
            <text:p>24.02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229]-[.R230]+[.S230]" office:value-type="float" office:value="8207" calcext:value-type="float">
            <text:p>8.2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oğuş emlak vergisi,</text:p>
          </table:table-cell>
          <table:table-cell table:style-name="ce392"/>
          <table:table-cell table:style-name="ce392" office:value-type="float" office:value="244" calcext:value-type="float">
            <text:p>244,00</text:p>
          </table:table-cell>
          <table:table-cell table:style-name="ce392"/>
          <table:table-cell table:style-name="ce392" table:formula="of:=[.U230]-[.R231]+[.S231]" office:value-type="float" office:value="8451" calcext:value-type="float">
            <text:p>8.4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U231]-[.R232]+[.S232]" office:value-type="float" office:value="8601" calcext:value-type="float">
            <text:p>8.6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dan çek</text:p>
          </table:table-cell>
          <table:table-cell table:style-name="ce392" office:value-type="float" office:value="3400" calcext:value-type="float">
            <text:p>3.400,00</text:p>
          </table:table-cell>
          <table:table-cell table:style-name="ce392" table:number-columns-repeated="2"/>
          <table:table-cell table:style-name="ce392" table:formula="of:=[.U232]-[.R233]+[.S233]" office:value-type="float" office:value="5201" calcext:value-type="float">
            <text:p>5.2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0" calcext:value-type="float">
            <text:p>2.500,00</text:p>
          </table:table-cell>
          <table:table-cell table:style-name="ce392"/>
          <table:table-cell table:style-name="ce392" table:formula="of:=[.U233]-[.R234]+[.S234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2-25" calcext:value-type="date">
            <text:p>25.02.2012</text:p>
          </table:table-cell>
          <table:table-cell table:style-name="ce375" office:value-type="string" calcext:value-type="string">
            <text:p>lokantacı ocak maaş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U234]-[.R235]+[.S235]" office:value-type="float" office:value="7401" calcext:value-type="float">
            <text:p>7.4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35]-[.R236]+[.S236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05" calcext:value-type="date">
            <text:p>05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236]-[.R237]+[.S237]" office:value-type="float" office:value="7951" calcext:value-type="float">
            <text:p>7.9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550" calcext:value-type="float">
            <text:p>550,00</text:p>
          </table:table-cell>
          <table:table-cell table:style-name="ce392"/>
          <table:table-cell table:style-name="ce392" table:formula="of:=[.U237]-[.R238]+[.S238]" office:value-type="float" office:value="8501" calcext:value-type="float">
            <text:p>8.5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38]-[.R239]+[.S239]" office:value-type="float" office:value="8261" calcext:value-type="float">
            <text:p>8.2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07" calcext:value-type="date">
            <text:p>07.04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39]-[.R240]+[.S240]" office:value-type="float" office:value="8021" calcext:value-type="float">
            <text:p>8.02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10" calcext:value-type="date">
            <text:p>10.04.2012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7085" calcext:value-type="float">
            <text:p>7.085,00</text:p>
          </table:table-cell>
          <table:table-cell table:style-name="ce392"/>
          <table:table-cell table:style-name="ce392" table:formula="of:=[.U240]-[.R241]+[.S241]" office:value-type="float" office:value="15106" calcext:value-type="float">
            <text:p>15.1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11" calcext:value-type="date">
            <text:p>11.04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7500" calcext:value-type="float">
            <text:p>7.500,00</text:p>
          </table:table-cell>
          <table:table-cell table:style-name="ce392"/>
          <table:table-cell table:style-name="ce392" table:formula="of:=[.U241]-[.R242]+[.S242]" office:value-type="float" office:value="22606" calcext:value-type="float">
            <text:p>22.6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lkbank tan atla</text:p>
          </table:table-cell>
          <table:table-cell table:style-name="ce392" office:value-type="float" office:value="975" calcext:value-type="float">
            <text:p>975,00</text:p>
          </table:table-cell>
          <table:table-cell table:style-name="ce392" table:number-columns-repeated="2"/>
          <table:table-cell table:style-name="ce392" table:formula="of:=[.U242]-[.R243]+[.S243]" office:value-type="float" office:value="21631" calcext:value-type="float">
            <text:p>21.63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ömür parası öğrenci</text:p>
          </table:table-cell>
          <table:table-cell table:style-name="ce392"/>
          <table:table-cell table:style-name="ce392" office:value-type="float" office:value="495" calcext:value-type="float">
            <text:p>495,00</text:p>
          </table:table-cell>
          <table:table-cell table:style-name="ce392"/>
          <table:table-cell table:style-name="ce392" table:formula="of:=[.U243]-[.R244]+[.S244]" office:value-type="float" office:value="22126" calcext:value-type="float">
            <text:p>22.1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cı ust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44]-[.R245]+[.S245]" office:value-type="float" office:value="22426" calcext:value-type="float">
            <text:p>22.4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1482" calcext:value-type="float">
            <text:p>1.482,00</text:p>
          </table:table-cell>
          <table:table-cell table:style-name="ce392"/>
          <table:table-cell table:style-name="ce392" table:formula="of:=[.U245]-[.R246]+[.S246]" office:value-type="float" office:value="23908" calcext:value-type="float">
            <text:p>23.90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735" calcext:value-type="float">
            <text:p>735,00</text:p>
          </table:table-cell>
          <table:table-cell table:style-name="ce392"/>
          <table:table-cell table:style-name="ce392" table:formula="of:=[.U246]-[.R247]+[.S247]" office:value-type="float" office:value="24643" calcext:value-type="float">
            <text:p>24.64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ob san kredi a blcı</text:p>
          </table:table-cell>
          <table:table-cell table:style-name="ce392"/>
          <table:table-cell table:style-name="ce392" office:value-type="float" office:value="2048" calcext:value-type="float">
            <text:p>2.048,00</text:p>
          </table:table-cell>
          <table:table-cell table:style-name="ce392"/>
          <table:table-cell table:style-name="ce392" table:formula="of:=[.U247]-[.R248]+[.S248]" office:value-type="float" office:value="26691" calcext:value-type="float">
            <text:p>26.6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248]-[.R249]+[.S249]" office:value-type="float" office:value="27691" calcext:value-type="float">
            <text:p>27.6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ziraat çek için şenel</text:p>
          </table:table-cell>
          <table:table-cell table:style-name="ce392" office:value-type="float" office:value="1150" calcext:value-type="float">
            <text:p>1.150,00</text:p>
          </table:table-cell>
          <table:table-cell table:style-name="ce392" table:number-columns-repeated="2"/>
          <table:table-cell table:style-name="ce392" table:formula="of:=[.U249]-[.R250]+[.S250]" office:value-type="float" office:value="26541" calcext:value-type="float">
            <text:p>26.5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20 ad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250]-[.R251]+[.S251]" office:value-type="float" office:value="26581" calcext:value-type="float">
            <text:p>26.58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5-10" calcext:value-type="date">
            <text:p>10.05.2012</text:p>
          </table:table-cell>
          <table:table-cell table:style-name="ce375" office:value-type="string" calcext:value-type="string">
            <text:p>lokanta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1]-[.R252]+[.S252]" office:value-type="float" office:value="26341" calcext:value-type="float">
            <text:p>26.34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U252]-[.R253]+[.S253]" office:value-type="float" office:value="26191" calcext:value-type="float">
            <text:p>26.1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53]-[.R254]+[.S254]" office:value-type="float" office:value="26071" calcext:value-type="float">
            <text:p>26.0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rı tuğla şenel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U254]-[.R255]+[.S255]" office:value-type="float" office:value="25771" calcext:value-type="float">
            <text:p>25.77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evirgen şenel</text:p>
          </table:table-cell>
          <table:table-cell table:style-name="ce392" office:value-type="float" office:value="604" calcext:value-type="float">
            <text:p>604,00</text:p>
          </table:table-cell>
          <table:table-cell table:style-name="ce392" table:number-columns-repeated="2"/>
          <table:table-cell table:style-name="ce392" table:formula="of:=[.U255]-[.R256]+[.S256]" office:value-type="float" office:value="25167" calcext:value-type="float">
            <text:p>25.1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6-22" calcext:value-type="date">
            <text:p>22.06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6]-[.R257]+[.S257]" office:value-type="float" office:value="24927" calcext:value-type="float">
            <text:p>24.92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7-22" calcext:value-type="date">
            <text:p>22.07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57]-[.R258]+[.S258]" office:value-type="float" office:value="24687" calcext:value-type="float">
            <text:p>24.6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eyz dergisi şenel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U258]-[.R259]+[.S259]" office:value-type="float" office:value="24567" calcext:value-type="float">
            <text:p>24.5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p emin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259]-[.R260]+[.S260]" office:value-type="float" office:value="21567" calcext:value-type="float">
            <text:p>21.56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inansbank kredi</text:p>
          </table:table-cell>
          <table:table-cell table:style-name="ce392"/>
          <table:table-cell table:style-name="ce392" office:value-type="float" office:value="3885" calcext:value-type="float">
            <text:p>3.885,00</text:p>
          </table:table-cell>
          <table:table-cell table:style-name="ce392"/>
          <table:table-cell table:style-name="ce392" table:formula="of:=[.U260]-[.R261]+[.S261]" office:value-type="float" office:value="25452" calcext:value-type="float">
            <text:p>25.45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 ödene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261]-[.R262]+[.S262]" office:value-type="float" office:value="24452" calcext:value-type="float">
            <text:p>24.45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ember demir</text:p>
          </table:table-cell>
          <table:table-cell table:style-name="ce392"/>
          <table:table-cell table:style-name="ce392" office:value-type="float" office:value="160" calcext:value-type="float">
            <text:p>160,00</text:p>
          </table:table-cell>
          <table:table-cell table:style-name="ce392"/>
          <table:table-cell table:style-name="ce392" table:formula="of:=[.U262]-[.R263]+[.S263]" office:value-type="float" office:value="24612" calcext:value-type="float">
            <text:p>24.6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7-31" calcext:value-type="date">
            <text:p>31.07.2012</text:p>
          </table:table-cell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263]-[.R264]+[.S264]" office:value-type="float" office:value="28612" calcext:value-type="float">
            <text:p>28.6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8-15" calcext:value-type="date">
            <text:p>15.08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64]-[.R265]+[.S265]" office:value-type="float" office:value="28372" calcext:value-type="float">
            <text:p>28.37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9-22" calcext:value-type="date">
            <text:p>22.09.2012</text:p>
          </table:table-cell>
          <table:table-cell table:style-name="ce375" office:value-type="string" calcext:value-type="string">
            <text:p>eldiven 12</text:p>
          </table:table-cell>
          <table:table-cell table:style-name="ce392"/>
          <table:table-cell table:style-name="ce392" office:value-type="float" office:value="24" calcext:value-type="float">
            <text:p>24,00</text:p>
          </table:table-cell>
          <table:table-cell table:style-name="ce392"/>
          <table:table-cell table:style-name="ce392" table:formula="of:=[.U265]-[.R266]+[.S266]" office:value-type="float" office:value="28396" calcext:value-type="float">
            <text:p>28.3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09-26" calcext:value-type="date">
            <text:p>26.09.2012</text:p>
          </table:table-cell>
          <table:table-cell table:style-name="ce375" office:value-type="string" calcext:value-type="string">
            <text:p>pervin ev kredi</text:p>
          </table:table-cell>
          <table:table-cell table:style-name="ce392"/>
          <table:table-cell table:style-name="ce392" office:value-type="float" office:value="2050" calcext:value-type="float">
            <text:p>2.050,00</text:p>
          </table:table-cell>
          <table:table-cell table:style-name="ce392"/>
          <table:table-cell table:style-name="ce392" table:formula="of:=[.U266]-[.R267]+[.S267]" office:value-type="float" office:value="30446" calcext:value-type="float">
            <text:p>30.4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267]-[.R268]+[.S268]" office:value-type="float" office:value="38446" calcext:value-type="float">
            <text:p>38.4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200" calcext:value-type="float">
            <text:p>1.200,00</text:p>
          </table:table-cell>
          <table:table-cell table:style-name="ce392"/>
          <table:table-cell table:style-name="ce392" table:formula="of:=[.U268]-[.R269]+[.S269]" office:value-type="float" office:value="39646" calcext:value-type="float">
            <text:p>39.6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İŞ e havale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U269]-[.R270]+[.S270]" office:value-type="float" office:value="41646" calcext:value-type="float">
            <text:p>41.6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 e yata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270]-[.R271]+[.S271]" office:value-type="float" office:value="42046" calcext:value-type="float">
            <text:p>42.0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 eft birleşim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271]-[.R272]+[.S272]" office:value-type="float" office:value="48046" calcext:value-type="float">
            <text:p>48.0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0-05" calcext:value-type="date">
            <text:p>05.10.2012</text:p>
          </table:table-cell>
          <table:table-cell table:style-name="ce375" office:value-type="string" calcext:value-type="string">
            <text:p>melih işç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272]-[.R273]+[.S273]" office:value-type="float" office:value="48346" calcext:value-type="float">
            <text:p>48.34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0-06" calcext:value-type="date">
            <text:p>06.10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73]-[.R274]+[.S274]" office:value-type="float" office:value="48106" calcext:value-type="float">
            <text:p>48.10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zme 5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274]-[.R275]+[.S275]" office:value-type="float" office:value="48166" calcext:value-type="float">
            <text:p>48.16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t 3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U275]-[.R276]+[.S276]" office:value-type="float" office:value="48175" calcext:value-type="float">
            <text:p>48.17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 24 ad</text:p>
          </table:table-cell>
          <table:table-cell table:style-name="ce392"/>
          <table:table-cell table:style-name="ce392" office:value-type="float" office:value="48" calcext:value-type="float">
            <text:p>48,00</text:p>
          </table:table-cell>
          <table:table-cell table:style-name="ce392"/>
          <table:table-cell table:style-name="ce392" table:formula="of:=[.U276]-[.R277]+[.S277]" office:value-type="float" office:value="48223" calcext:value-type="float">
            <text:p>48.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1-17" calcext:value-type="date">
            <text:p>17.11.2012</text:p>
          </table:table-cell>
          <table:table-cell table:style-name="ce375" office:value-type="string" calcext:value-type="string">
            <text:p>doğuş ggv</text:p>
          </table:table-cell>
          <table:table-cell table:style-name="ce392" office:value-type="float" office:value="197" calcext:value-type="float">
            <text:p>197,00</text:p>
          </table:table-cell>
          <table:table-cell table:style-name="ce392" table:number-columns-repeated="2"/>
          <table:table-cell table:style-name="ce392" table:formula="of:=[.U277]-[.R278]+[.S278]" office:value-type="float" office:value="48026" calcext:value-type="float">
            <text:p>48.02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zova boy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U278]-[.R279]+[.S279]" office:value-type="float" office:value="47796" calcext:value-type="float">
            <text:p>47.7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1-14" calcext:value-type="date">
            <text:p>14.11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79]-[.R280]+[.S280]" office:value-type="float" office:value="47556" calcext:value-type="float">
            <text:p>47.55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2-12-14" calcext:value-type="date">
            <text:p>14.12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U280]-[.R281]+[.S281]" office:value-type="float" office:value="47316" calcext:value-type="float">
            <text:p>47.31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İŞ kredi</text:p>
          </table:table-cell>
          <table:table-cell table:style-name="ce393" office:value-type="float" office:value="100000" calcext:value-type="float">
            <text:p>100.000,00</text:p>
          </table:table-cell>
          <table:table-cell table:style-name="ce393" table:number-columns-repeated="2"/>
          <table:table-cell table:style-name="ce392" table:formula="of:=[.U281]-[.R282]+[.S282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409*36=122724</text:p>
          </table:table-cell>
          <table:table-cell table:style-name="ce392" table:number-columns-repeated="3"/>
          <table:table-cell table:style-name="ce392" table:formula="of:=[.U282]-[.R283]+[.S283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17 kas 13 --- 17 ekim 2016</text:p>
          </table:table-cell>
          <table:table-cell table:style-name="ce392" table:number-columns-repeated="3"/>
          <table:table-cell table:style-name="ce392" table:formula="of:=[.U283]-[.R284]+[.S284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0-29" calcext:value-type="date">
            <text:p>29.10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874" calcext:value-type="float">
            <text:p>874,00</text:p>
          </table:table-cell>
          <table:table-cell table:style-name="ce392"/>
          <table:table-cell table:style-name="ce392" table:formula="of:=[.U284]-[.R285]+[.S285]" office:value-type="float" office:value="-51810" calcext:value-type="float">
            <text:p>-51.81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5452" calcext:value-type="float">
            <text:p>5.452,00</text:p>
          </table:table-cell>
          <table:table-cell table:style-name="ce392"/>
          <table:table-cell table:style-name="ce392" table:formula="of:=[.U285]-[.R286]+[.S286]" office:value-type="float" office:value="-46358" calcext:value-type="float">
            <text:p>-46.35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1675" calcext:value-type="float">
            <text:p>1.675,00</text:p>
          </table:table-cell>
          <table:table-cell table:style-name="ce392"/>
          <table:table-cell table:style-name="ce392" table:formula="of:=[.U286]-[.R287]+[.S287]" office:value-type="float" office:value="-44683" calcext:value-type="float">
            <text:p>-44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13000" calcext:value-type="float">
            <text:p>13.000,00</text:p>
          </table:table-cell>
          <table:table-cell table:style-name="ce392"/>
          <table:table-cell table:style-name="ce392" table:formula="of:=[.U287]-[.R288]+[.S288]" office:value-type="float" office:value="-31683" calcext:value-type="float">
            <text:p>-31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27000" calcext:value-type="float">
            <text:p>27.000,00</text:p>
          </table:table-cell>
          <table:table-cell table:style-name="ce392"/>
          <table:table-cell table:style-name="ce392" table:formula="of:=[.U288]-[.R289]+[.S289]" office:value-type="float" office:value="-4683" calcext:value-type="float">
            <text:p>-4.68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ergiler</text:p>
          </table:table-cell>
          <table:table-cell table:style-name="ce392"/>
          <table:table-cell table:style-name="ce392" office:value-type="float" office:value="2960" calcext:value-type="float">
            <text:p>2.960,00</text:p>
          </table:table-cell>
          <table:table-cell table:style-name="ce392"/>
          <table:table-cell table:style-name="ce392" table:formula="of:=[.U289]-[.R290]+[.S290]" office:value-type="float" office:value="-1723" calcext:value-type="float">
            <text:p>-1.7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09" calcext:value-type="date">
            <text:p>09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290]-[.R291]+[.S291]" office:value-type="float" office:value="-223" calcext:value-type="float">
            <text:p>-22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12" calcext:value-type="date">
            <text:p>12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291]-[.R292]+[.S292]" office:value-type="float" office:value="14777" calcext:value-type="float">
            <text:p>14.77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277" calcext:value-type="float">
            <text:p>4.277,00</text:p>
          </table:table-cell>
          <table:table-cell table:style-name="ce392"/>
          <table:table-cell table:style-name="ce392" table:formula="of:=[.U292]-[.R293]+[.S293]" office:value-type="float" office:value="19054" calcext:value-type="float">
            <text:p>19.05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1-17" calcext:value-type="date">
            <text:p>17.11.2013</text:p>
          </table:table-cell>
          <table:table-cell table:style-name="ce375" office:value-type="string" calcext:value-type="string">
            <text:p>KREDİ 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293]-[.R294]+[.S294]" office:value-type="float" office:value="22463" calcext:value-type="float">
            <text:p>22.46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U294]-[.R295]+[.S295]" office:value-type="float" office:value="23213" calcext:value-type="float">
            <text:p>23.2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295]-[.R296]+[.S296]" office:value-type="float" office:value="23313" calcext:value-type="float">
            <text:p>23.3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DLİYE</text:p>
          </table:table-cell>
          <table:table-cell table:style-name="ce392"/>
          <table:table-cell table:style-name="ce392" office:value-type="float" office:value="700" calcext:value-type="float">
            <text:p>700,00</text:p>
          </table:table-cell>
          <table:table-cell table:style-name="ce392"/>
          <table:table-cell table:style-name="ce392" table:formula="of:=[.U296]-[.R297]+[.S297]" office:value-type="float" office:value="24013" calcext:value-type="float">
            <text:p>24.0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/>
          <table:table-cell table:style-name="ce392" office:value-type="float" office:value="800" calcext:value-type="float">
            <text:p>800,00</text:p>
          </table:table-cell>
          <table:table-cell table:style-name="ce392"/>
          <table:table-cell table:style-name="ce392" table:formula="of:=[.U297]-[.R298]+[.S298]" office:value-type="float" office:value="24813" calcext:value-type="float">
            <text:p>24.81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298]-[.R299]+[.S299]" office:value-type="float" office:value="24833" calcext:value-type="float">
            <text:p>24.83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26" calcext:value-type="date">
            <text:p>26.12.2013</text:p>
          </table:table-cell>
          <table:table-cell table:style-name="ce375" office:value-type="string" calcext:value-type="string">
            <text:p>VERGİ</text:p>
          </table:table-cell>
          <table:table-cell table:style-name="ce392"/>
          <table:table-cell table:style-name="ce392" office:value-type="float" office:value="5003" calcext:value-type="float">
            <text:p>5.003,00</text:p>
          </table:table-cell>
          <table:table-cell table:style-name="ce392"/>
          <table:table-cell table:style-name="ce392" table:formula="of:=[.U299]-[.R300]+[.S300]" office:value-type="float" office:value="29836" calcext:value-type="float">
            <text:p>29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300]-[.R301]+[.S301]" office:value-type="float" office:value="34836" calcext:value-type="float">
            <text:p>34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27" calcext:value-type="date">
            <text:p>27.12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301]-[.R302]+[.S302]" office:value-type="float" office:value="38836" calcext:value-type="float">
            <text:p>38.83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2-17" calcext:value-type="date">
            <text:p>17.12.2013</text:p>
          </table:table-cell>
          <table:table-cell table:style-name="ce375" office:value-type="string" calcext:value-type="string">
            <text:p>KREDİ 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02]-[.R303]+[.S303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2 sonu</text:p>
          </table:table-cell>
          <table:table-cell table:style-name="ce392" table:number-columns-repeated="3"/>
          <table:table-cell table:style-name="ce393" table:formula="of:=[.U303]-[.R304]+[.S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OĞUŞ ALACAKLI</text:p>
          </table:table-cell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/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3" office:value-type="date" office:date-value="2011-10-05" calcext:value-type="date">
            <text:p>05.10.2011</text:p>
          </table:table-cell>
          <table:table-cell table:style-name="ce378" office:value-type="string" calcext:value-type="string">
            <text:p>işe yatan</text:p>
          </table:table-cell>
          <table:table-cell table:style-name="ce394"/>
          <table:table-cell table:style-name="ce402" office:value-type="float" office:value="30000" calcext:value-type="float">
            <text:p>30.000,00</text:p>
          </table:table-cell>
          <table:table-cell table:style-name="ce407"/>
          <table:table-cell table:style-name="ce410" table:formula="of:=[.S307]" office:value-type="float" office:value="30000" calcext:value-type="float">
            <text:p>30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1-10-05" calcext:value-type="date">
            <text:p>05.10.2011</text:p>
          </table:table-cell>
          <table:table-cell table:style-name="ce379" office:value-type="string" calcext:value-type="string">
            <text:p>işe yatan</text:p>
          </table:table-cell>
          <table:table-cell table:style-name="ce383"/>
          <table:table-cell table:style-name="ce403" office:value-type="float" office:value="25000" calcext:value-type="float">
            <text:p>25.000,00</text:p>
          </table:table-cell>
          <table:table-cell table:style-name="ce24"/>
          <table:table-cell table:style-name="ce411" table:formula="of:=[.U307]+[.S308]" office:value-type="float" office:value="55000" calcext:value-type="float">
            <text:p>55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2-11-23" calcext:value-type="date">
            <text:p>23.11.2012</text:p>
          </table:table-cell>
          <table:table-cell table:style-name="ce379" office:value-type="string" calcext:value-type="string">
            <text:p>hesaba akt</text:p>
          </table:table-cell>
          <table:table-cell table:style-name="ce383"/>
          <table:table-cell table:style-name="ce403" office:value-type="float" office:value="-7000" calcext:value-type="float">
            <text:p>-7.000,00</text:p>
          </table:table-cell>
          <table:table-cell table:style-name="ce24"/>
          <table:table-cell table:style-name="ce411" table:formula="of:=[.U308]+[.S309]" office:value-type="float" office:value="48000" calcext:value-type="float">
            <text:p>48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/>
          <table:table-cell table:style-name="ce379" office:value-type="string" calcext:value-type="string">
            <text:p>hesaba yat</text:p>
          </table:table-cell>
          <table:table-cell table:style-name="ce383"/>
          <table:table-cell table:style-name="ce403" office:value-type="float" office:value="-500" calcext:value-type="float">
            <text:p>-500,00</text:p>
          </table:table-cell>
          <table:table-cell table:style-name="ce24"/>
          <table:table-cell table:style-name="ce411" table:formula="of:=[.U309]+[.S310]" office:value-type="float" office:value="47500" calcext:value-type="float">
            <text:p>47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/>
          <table:table-cell table:style-name="ce379" office:value-type="string" calcext:value-type="string">
            <text:p>nakit ver</text:p>
          </table:table-cell>
          <table:table-cell table:style-name="ce383"/>
          <table:table-cell table:style-name="ce403" office:value-type="float" office:value="-18000" calcext:value-type="float">
            <text:p>-18.000,00</text:p>
          </table:table-cell>
          <table:table-cell table:style-name="ce24"/>
          <table:table-cell table:style-name="ce411" table:formula="of:=[.U310]+[.S311]" office:value-type="float" office:value="29500" calcext:value-type="float">
            <text:p>29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4" office:value-type="date" office:date-value="2012-01-04" calcext:value-type="date">
            <text:p>04.01.2012</text:p>
          </table:table-cell>
          <table:table-cell table:style-name="ce379" office:value-type="string" calcext:value-type="string">
            <text:p>teminat için</text:p>
          </table:table-cell>
          <table:table-cell table:style-name="ce383"/>
          <table:table-cell table:style-name="ce403" office:value-type="float" office:value="-12000" calcext:value-type="float">
            <text:p>-12.000,00</text:p>
          </table:table-cell>
          <table:table-cell table:style-name="ce24"/>
          <table:table-cell table:style-name="ce411" table:formula="of:=[.U311]+[.S312]" office:value-type="float" office:value="17500" calcext:value-type="float">
            <text:p>17.5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5" office:value-type="date" office:date-value="2012-01-09" calcext:value-type="date">
            <text:p>09.01.2012</text:p>
          </table:table-cell>
          <table:table-cell table:style-name="ce380" office:value-type="string" calcext:value-type="string">
            <text:p>Nk 3000 3000 11500</text:p>
          </table:table-cell>
          <table:table-cell table:style-name="ce395"/>
          <table:table-cell table:style-name="ce404" office:value-type="float" office:value="-17500" calcext:value-type="float">
            <text:p>-17.500,00</text:p>
          </table:table-cell>
          <table:table-cell table:style-name="ce408"/>
          <table:table-cell table:style-name="ce412" table:formula="of:=[.U312]+[.S313]" office:value-type="float" office:value="0" calcext:value-type="float">
            <text:p>0,00</text:p>
          </table:table-cell>
          <table:table-cell table:style-name="ce349"/>
          <table:table-cell table:number-columns-repeated="976"/>
        </table:table-row>
        <table:table-row table:style-name="ro3" table:number-rows-repeated="2">
          <table:table-cell table:number-columns-repeated="15"/>
          <table:table-cell table:style-name="ce352"/>
          <table:table-cell table:style-name="ce375"/>
          <table:table-cell table:style-name="ce383" table:number-columns-repeated="2"/>
          <table:table-cell table:style-name="ce392" table:number-columns-repeated="2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2 sonu doğuş alacaklı</text:p>
          </table:table-cell>
          <table:table-cell table:style-name="ce392" office:value-type="string" calcext:value-type="string">
            <text:p>SAN-Ö</text:p>
          </table:table-cell>
          <table:table-cell table:style-name="ce392" office:value-type="string" calcext:value-type="string">
            <text:p>DĞŞ-Ö</text:p>
          </table:table-cell>
          <table:table-cell table:style-name="ce392"/>
          <table:table-cell table:style-name="ce383"/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1" office:value-type="string" calcext:value-type="string">
            <text:p>2012 DEVİR</text:p>
          </table:table-cell>
          <table:table-cell table:style-name="ce392" table:number-columns-repeated="3"/>
          <table:table-cell table:style-name="ce393" table:formula="of:=[.U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OĞUŞ ALACAKLI</text:p>
          </table:table-cell>
          <table:table-cell table:style-name="ce392" table:number-columns-repeated="3"/>
          <table:table-cell table:style-name="ce392" table:formula="of:=[.U317]-[.R318]+[.S318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1-17" calcext:value-type="date">
            <text:p>17.01.2013</text:p>
          </table:table-cell>
          <table:table-cell table:style-name="ce375" office:value-type="string" calcext:value-type="string">
            <text:p>KREDİ 3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18]-[.R319]+[.S319]" office:value-type="float" office:value="45654" calcext:value-type="float">
            <text:p>45.65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çıpan</text:p>
          </table:table-cell>
          <table:table-cell table:style-name="ce392"/>
          <table:table-cell table:style-name="ce392" office:value-type="float" office:value="110" calcext:value-type="float">
            <text:p>110,00</text:p>
          </table:table-cell>
          <table:table-cell table:style-name="ce392"/>
          <table:table-cell table:style-name="ce392" table:formula="of:=[.U319]-[.R320]+[.S320]" office:value-type="float" office:value="45764" calcext:value-type="float">
            <text:p>45.76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ida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U320]-[.R321]+[.S321]" office:value-type="float" office:value="45784" calcext:value-type="float">
            <text:p>45.7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file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U321]-[.R322]+[.S322]" office:value-type="float" office:value="45824" calcext:value-type="float">
            <text:p>45.82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deri eldiven 12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322]-[.R323]+[.S323]" office:value-type="float" office:value="45884" calcext:value-type="float">
            <text:p>45.88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 arabası 2</text:p>
          </table:table-cell>
          <table:table-cell table:style-name="ce392"/>
          <table:table-cell table:style-name="ce392" office:value-type="float" office:value="90" calcext:value-type="float">
            <text:p>90,00</text:p>
          </table:table-cell>
          <table:table-cell table:style-name="ce392"/>
          <table:table-cell table:style-name="ce392" table:formula="of:=[.U323]-[.R324]+[.S324]" office:value-type="float" office:value="45974" calcext:value-type="float">
            <text:p>45.97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patula 2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U324]-[.R325]+[.S325]" office:value-type="float" office:value="45978" calcext:value-type="float">
            <text:p>45.9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lhami haykır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325]-[.R326]+[.S326]" office:value-type="float" office:value="46278" calcext:value-type="float">
            <text:p>46.2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326]-[.R327]+[.S327]" office:value-type="float" office:value="56278" calcext:value-type="float">
            <text:p>56.2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6600" calcext:value-type="float">
            <text:p>6.600,00</text:p>
          </table:table-cell>
          <table:table-cell table:style-name="ce392"/>
          <table:table-cell table:style-name="ce392" table:formula="of:=[.U327]-[.R328]+[.S328]" office:value-type="float" office:value="62878" calcext:value-type="float">
            <text:p>62.87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2-17" calcext:value-type="date">
            <text:p>17.02.2013</text:p>
          </table:table-cell>
          <table:table-cell table:style-name="ce375" office:value-type="string" calcext:value-type="string">
            <text:p>KREDİ 4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28]-[.R329]+[.S329]" office:value-type="float" office:value="66287" calcext:value-type="float">
            <text:p>66.2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329]-[.R330]+[.S330]" office:value-type="float" office:value="72287" calcext:value-type="float">
            <text:p>72.28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7" calcext:value-type="date">
            <text:p>17.03.2013</text:p>
          </table:table-cell>
          <table:table-cell table:style-name="ce375" office:value-type="string" calcext:value-type="string">
            <text:p>KREDİ 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30]-[.R331]+[.S331]" office:value-type="float" office:value="75696" calcext:value-type="float">
            <text:p>75.6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6" calcext:value-type="date">
            <text:p>16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331]-[.R332]+[.S332]" office:value-type="float" office:value="85696" calcext:value-type="float">
            <text:p>85.69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19" calcext:value-type="date">
            <text:p>19.03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402" calcext:value-type="float">
            <text:p>4.402,00</text:p>
          </table:table-cell>
          <table:table-cell table:style-name="ce392"/>
          <table:table-cell table:style-name="ce392" table:formula="of:=[.U332]-[.R333]+[.S333]" office:value-type="float" office:value="90098" calcext:value-type="float">
            <text:p>90.0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2200" calcext:value-type="float">
            <text:p>2.200,00</text:p>
          </table:table-cell>
          <table:table-cell table:style-name="ce392"/>
          <table:table-cell table:style-name="ce392" table:formula="of:=[.U333]-[.R334]+[.S334]" office:value-type="float" office:value="92298" calcext:value-type="float">
            <text:p>92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23" calcext:value-type="date">
            <text:p>23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34]-[.R335]+[.S335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3-29" calcext:value-type="date">
            <text:p>29.03.2013</text:p>
          </table:table-cell>
          <table:table-cell table:style-name="ce375" office:value-type="string" calcext:value-type="string">
            <text:p>nakit ali balcıya çek iad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335]-[.R336]+[.S336]" office:value-type="float" office:value="97298" calcext:value-type="float">
            <text:p>97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3 fevzi deniz ç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U336]-[.R337]+[.S337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kit iade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U337]-[.R338]+[.S338]" office:value-type="float" office:value="91298" calcext:value-type="float">
            <text:p>91.2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nakit mustafaya</text:p>
          </table:table-cell>
          <table:table-cell table:style-name="ce392"/>
          <table:table-cell table:style-name="ce392" office:value-type="float" office:value="3500" calcext:value-type="float">
            <text:p>3.500,00</text:p>
          </table:table-cell>
          <table:table-cell table:style-name="ce392"/>
          <table:table-cell table:style-name="ce392" table:formula="of:=[.U338]-[.R339]+[.S339]" office:value-type="float" office:value="94798" calcext:value-type="float">
            <text:p>94.79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işe yatan kredi faizi</text:p>
          </table:table-cell>
          <table:table-cell table:style-name="ce392"/>
          <table:table-cell table:style-name="ce392" office:value-type="float" office:value="3105" calcext:value-type="float">
            <text:p>3.105,00</text:p>
          </table:table-cell>
          <table:table-cell table:style-name="ce392"/>
          <table:table-cell table:style-name="ce392" table:formula="of:=[.U339]-[.R340]+[.S340]" office:value-type="float" office:value="97903" calcext:value-type="float">
            <text:p>97.9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8" calcext:value-type="date">
            <text:p>08.04.2013</text:p>
          </table:table-cell>
          <table:table-cell table:style-name="ce375" office:value-type="string" calcext:value-type="string">
            <text:p>atila balcı 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340]-[.R341]+[.S341]" office:value-type="float" office:value="98203" calcext:value-type="float">
            <text:p>98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ustafa işçi içi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41]-[.R342]+[.S342]" office:value-type="float" office:value="99203" calcext:value-type="float">
            <text:p>99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1" calcext:value-type="date">
            <text:p>11.04.2013</text:p>
          </table:table-cell>
          <table:table-cell table:style-name="ce375" office:value-type="string" calcext:value-type="string">
            <text:p>işe yatan</text:p>
          </table:table-cell>
          <table:table-cell table:style-name="ce392" office:value-type="float" office:value="15000" calcext:value-type="float">
            <text:p>15.000,00</text:p>
          </table:table-cell>
          <table:table-cell table:style-name="ce392" table:number-columns-repeated="2"/>
          <table:table-cell table:style-name="ce392" table:formula="of:=[.U342]-[.R343]+[.S343]" office:value-type="float" office:value="84203" calcext:value-type="float">
            <text:p>84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343]-[.R344]+[.S344]" office:value-type="float" office:value="83203" calcext:value-type="float">
            <text:p>83.2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balcı nkt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344]-[.R345]+[.S345]" office:value-type="float" office:value="83303" calcext:value-type="float">
            <text:p>83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30" calcext:value-type="date">
            <text:p>30.04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45]-[.R346]+[.S346]" office:value-type="float" office:value="63303" calcext:value-type="float">
            <text:p>63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e yatan a balcı hesabın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346]-[.R347]+[.S347]" office:value-type="float" office:value="68303" calcext:value-type="float">
            <text:p>68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yide elden veril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U347]-[.R348]+[.S348]" office:value-type="float" office:value="69303" calcext:value-type="float">
            <text:p>69.303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7" calcext:value-type="date">
            <text:p>17.04.2013</text:p>
          </table:table-cell>
          <table:table-cell table:style-name="ce375" office:value-type="string" calcext:value-type="string">
            <text:p>KREDİ 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48]-[.R349]+[.S349]" office:value-type="float" office:value="72712" calcext:value-type="float">
            <text:p>72.71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azan nakl serkan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U349]-[.R350]+[.S350]" office:value-type="float" office:value="72462" calcext:value-type="float">
            <text:p>72.4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19" calcext:value-type="date">
            <text:p>19.04.2013</text:p>
          </table:table-cell>
          <table:table-cell table:style-name="ce375" office:value-type="string" calcext:value-type="string">
            <text:p>brleşim mad.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U350]-[.R351]+[.S351]" office:value-type="float" office:value="78462" calcext:value-type="float">
            <text:p>78.4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4-09" calcext:value-type="date">
            <text:p>09.04.2013</text:p>
          </table:table-cell>
          <table:table-cell table:style-name="ce375" office:value-type="string" calcext:value-type="string">
            <text:p>seramik nakliye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U351]-[.R352]+[.S352]" office:value-type="float" office:value="78262" calcext:value-type="float">
            <text:p>78.26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10 ad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U352]-[.R353]+[.S353]" office:value-type="float" office:value="78292" calcext:value-type="float">
            <text:p>78.29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5-17" calcext:value-type="date">
            <text:p>17.05.2013</text:p>
          </table:table-cell>
          <table:table-cell table:style-name="ce375" office:value-type="string" calcext:value-type="string">
            <text:p>KREDİ 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3]-[.R354]+[.S354]" office:value-type="float" office:value="81701" calcext:value-type="float">
            <text:p>81.70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vi su mlz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U354]-[.R355]+[.S355]" office:value-type="float" office:value="81719" calcext:value-type="float">
            <text:p>81.7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5-31" calcext:value-type="date">
            <text:p>31.05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55]-[.R356]+[.S356]" office:value-type="float" office:value="61719" calcext:value-type="float">
            <text:p>61.7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6-17" calcext:value-type="date">
            <text:p>17.06.2013</text:p>
          </table:table-cell>
          <table:table-cell table:style-name="ce375" office:value-type="string" calcext:value-type="string">
            <text:p>KREDİ 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6]-[.R357]+[.S357]" office:value-type="float" office:value="65128" calcext:value-type="float">
            <text:p>65.12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string" calcext:value-type="string">
            <text:p>31-6</text:p>
          </table:table-cell>
          <table:table-cell table:style-name="ce375" office:value-type="string" calcext:value-type="string">
            <text:p>sanayi dükkan kirası burhan</text:p>
          </table:table-cell>
          <table:table-cell table:style-name="ce392"/>
          <table:table-cell table:style-name="ce392" office:value-type="float" office:value="8500" calcext:value-type="float">
            <text:p>8.500,00</text:p>
          </table:table-cell>
          <table:table-cell table:style-name="ce392"/>
          <table:table-cell table:style-name="ce392" table:formula="of:=[.U357]-[.R358]+[.S358]" office:value-type="float" office:value="73628" calcext:value-type="float">
            <text:p>73.628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7-17" calcext:value-type="date">
            <text:p>17.07.2013</text:p>
          </table:table-cell>
          <table:table-cell table:style-name="ce375" office:value-type="string" calcext:value-type="string">
            <text:p>KREDİ 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58]-[.R359]+[.S359]" office:value-type="float" office:value="77037" calcext:value-type="float">
            <text:p>77.03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30-7 çek</text:p>
          </table:table-cell>
          <table:table-cell table:style-name="ce392" office:value-type="float" office:value="8495" calcext:value-type="float">
            <text:p>8.495,00</text:p>
          </table:table-cell>
          <table:table-cell table:style-name="ce392" table:number-columns-repeated="2"/>
          <table:table-cell table:style-name="ce392" table:formula="of:=[.U359]-[.R360]+[.S360]" office:value-type="float" office:value="68542" calcext:value-type="float">
            <text:p>68.542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8-17" calcext:value-type="date">
            <text:p>17.08.2013</text:p>
          </table:table-cell>
          <table:table-cell table:style-name="ce375" office:value-type="string" calcext:value-type="string">
            <text:p>KREDİ 1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0]-[.R361]+[.S361]" office:value-type="float" office:value="71951" calcext:value-type="float">
            <text:p>71.9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8-30" calcext:value-type="date">
            <text:p>30.08.2013</text:p>
          </table:table-cell>
          <table:table-cell table:style-name="ce375" office:value-type="string" calcext:value-type="string">
            <text:p>KİREMİT İÇİN</text:p>
          </table:table-cell>
          <table:table-cell table:style-name="ce392" office:value-type="float" office:value="4300" calcext:value-type="float">
            <text:p>4.300,00</text:p>
          </table:table-cell>
          <table:table-cell table:style-name="ce392" table:number-columns-repeated="2"/>
          <table:table-cell table:style-name="ce392" table:formula="of:=[.U361]-[.R362]+[.S362]" office:value-type="float" office:value="67651" calcext:value-type="float">
            <text:p>67.6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ORUM TURGUT NAKL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362]-[.R363]+[.S363]" office:value-type="float" office:value="69151" calcext:value-type="float">
            <text:p>69.15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U363]-[.R364]+[.S364]" office:value-type="float" office:value="68491" calcext:value-type="float">
            <text:p>68.4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U364]-[.R365]+[.S365]" office:value-type="float" office:value="67891" calcext:value-type="float">
            <text:p>67.89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09-17" calcext:value-type="date">
            <text:p>17.09.2013</text:p>
          </table:table-cell>
          <table:table-cell table:style-name="ce375" office:value-type="string" calcext:value-type="string">
            <text:p>KREDİ 1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5]-[.R366]+[.S366]" office:value-type="float" office:value="71300" calcext:value-type="float">
            <text:p>71.3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lise arkası kira çek ahmet çalışkan</text:p>
          </table:table-cell>
          <table:table-cell table:style-name="ce392"/>
          <table:table-cell table:style-name="ce392" office:value-type="float" office:value="18700" calcext:value-type="float">
            <text:p>18.700,00</text:p>
          </table:table-cell>
          <table:table-cell table:style-name="ce392"/>
          <table:table-cell table:style-name="ce392" table:formula="of:=[.U366]-[.R367]+[.S367]" office:value-type="float" office:value="90000" calcext:value-type="float">
            <text:p>90.000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3-10-17" calcext:value-type="date">
            <text:p>17.10.2013</text:p>
          </table:table-cell>
          <table:table-cell table:style-name="ce375" office:value-type="string" calcext:value-type="string">
            <text:p>KREDİ 1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67]-[.R368]+[.S368]" office:value-type="float" office:value="93409" calcext:value-type="float">
            <text:p>93.40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23" calcext:value-type="date">
            <text:p>23.10.2014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368]-[.R369]+[.S369]" office:value-type="float" office:value="93529" calcext:value-type="float">
            <text:p>93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t okulu 6000 kiremit</text:p>
          </table:table-cell>
          <table:table-cell table:style-name="ce392"/>
          <table:table-cell table:style-name="ce392" office:value-type="float" office:value="3600" calcext:value-type="float">
            <text:p>3.600,00</text:p>
          </table:table-cell>
          <table:table-cell table:style-name="ce392"/>
          <table:table-cell table:style-name="ce392" table:formula="of:=[.U369]-[.R370]+[.S370]" office:value-type="float" office:value="97129" calcext:value-type="float">
            <text:p>97.1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nat okulu 1000 mahya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370]-[.R371]+[.S371]" office:value-type="float" office:value="97729" calcext:value-type="float">
            <text:p>97.7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ağlık meslek 3000 kiremit</text:p>
          </table:table-cell>
          <table:table-cell table:style-name="ce392"/>
          <table:table-cell table:style-name="ce392" office:value-type="float" office:value="1800" calcext:value-type="float">
            <text:p>1.800,00</text:p>
          </table:table-cell>
          <table:table-cell table:style-name="ce392"/>
          <table:table-cell table:style-name="ce392" table:formula="of:=[.U371]-[.R372]+[.S372]" office:value-type="float" office:value="99529" calcext:value-type="float">
            <text:p>99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orum tokat kiremit nakli 3 sefer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372]-[.R373]+[.S373]" office:value-type="float" office:value="96529" calcext:value-type="float">
            <text:p>96.5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eteoroloji hesap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U373]-[.R374]+[.S374]" office:value-type="float" office:value="96649" calcext:value-type="float">
            <text:p>96.64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ufuk elektrik</text:p>
          </table:table-cell>
          <table:table-cell table:style-name="ce392"/>
          <table:table-cell table:style-name="ce392" office:value-type="float" office:value="180" calcext:value-type="float">
            <text:p>180,00</text:p>
          </table:table-cell>
          <table:table-cell table:style-name="ce392"/>
          <table:table-cell table:style-name="ce392" table:formula="of:=[.U374]-[.R375]+[.S375]" office:value-type="float" office:value="96829" calcext:value-type="float">
            <text:p>96.82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aytoncuoğlu</text:p>
          </table:table-cell>
          <table:table-cell table:style-name="ce392"/>
          <table:table-cell table:style-name="ce392" office:value-type="float" office:value="190" calcext:value-type="float">
            <text:p>190,00</text:p>
          </table:table-cell>
          <table:table-cell table:style-name="ce392"/>
          <table:table-cell table:style-name="ce392" table:formula="of:=[.U375]-[.R376]+[.S376]" office:value-type="float" office:value="97019" calcext:value-type="float">
            <text:p>97.019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11-12-13-14. TAKSİT</text:p>
          </table:table-cell>
          <table:table-cell table:style-name="ce392"/>
          <table:table-cell table:style-name="ce392" office:value-type="float" office:value="13636" calcext:value-type="float">
            <text:p>13.636,00</text:p>
          </table:table-cell>
          <table:table-cell table:style-name="ce392"/>
          <table:table-cell table:style-name="ce392" table:formula="of:=[.U376]-[.R377]+[.S377]" office:value-type="float" office:value="110655" calcext:value-type="float">
            <text:p>110.65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okmer</text:p>
          </table:table-cell>
          <table:table-cell table:style-name="ce392"/>
          <table:table-cell table:style-name="ce392" office:value-type="float" office:value="466" calcext:value-type="float">
            <text:p>466,00</text:p>
          </table:table-cell>
          <table:table-cell table:style-name="ce392"/>
          <table:table-cell table:style-name="ce392" table:formula="of:=[.U377]-[.R378]+[.S378]" office:value-type="float" office:value="111121" calcext:value-type="float">
            <text:p>111.12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gıda laboratuarı faturadan</text:p>
          </table:table-cell>
          <table:table-cell table:style-name="ce392" office:value-type="float" office:value="7460" calcext:value-type="float">
            <text:p>7.460,00</text:p>
          </table:table-cell>
          <table:table-cell table:style-name="ce392" table:number-columns-repeated="2"/>
          <table:table-cell table:style-name="ce392" table:formula="of:=[.U378]-[.R379]+[.S379]" office:value-type="float" office:value="103661" calcext:value-type="float">
            <text:p>103.6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zme 4 ad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379]-[.R380]+[.S380]" office:value-type="float" office:value="103711" calcext:value-type="float">
            <text:p>103.71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nnemin maaş</text:p>
          </table:table-cell>
          <table:table-cell table:style-name="ce392"/>
          <table:table-cell table:style-name="ce392" office:value-type="float" office:value="1350" calcext:value-type="float">
            <text:p>1.350,00</text:p>
          </table:table-cell>
          <table:table-cell table:style-name="ce392"/>
          <table:table-cell table:style-name="ce392" table:formula="of:=[.U380]-[.R381]+[.S381]" office:value-type="float" office:value="105061" calcext:value-type="float">
            <text:p>105.0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<text:s text:c="2"/>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381]-[.R382]+[.S382]" office:value-type="float" office:value="105311" calcext:value-type="float">
            <text:p>105.31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382]-[.R383]+[.S383]" office:value-type="float" office:value="105361" calcext:value-type="float">
            <text:p>105.3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U383]-[.R384]+[.S384]" office:value-type="float" office:value="105561" calcext:value-type="float">
            <text:p>105.5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U384]-[.R385]+[.S385]" office:value-type="float" office:value="105961" calcext:value-type="float">
            <text:p>105.961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 12 ad</text:p>
          </table:table-cell>
          <table:table-cell table:style-name="ce392"/>
          <table:table-cell table:style-name="ce392" office:value-type="float" office:value="36" calcext:value-type="float">
            <text:p>36,00</text:p>
          </table:table-cell>
          <table:table-cell table:style-name="ce392"/>
          <table:table-cell table:style-name="ce392" table:formula="of:=[.U385]-[.R386]+[.S386]" office:value-type="float" office:value="105997" calcext:value-type="float">
            <text:p>105.99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1905-07-05" calcext:value-type="date">
            <text:p>05.07.1905</text:p>
          </table:table-cell>
          <table:table-cell table:style-name="ce375" office:value-type="string" calcext:value-type="string">
            <text:p>maket bıç ve ydk 2 ad</text:p>
          </table:table-cell>
          <table:table-cell table:style-name="ce392"/>
          <table:table-cell table:style-name="ce392" office:value-type="float" office:value="10" calcext:value-type="float">
            <text:p>10,00</text:p>
          </table:table-cell>
          <table:table-cell table:style-name="ce392"/>
          <table:table-cell table:style-name="ce392" table:formula="of:=[.U386]-[.R387]+[.S387]" office:value-type="float" office:value="106007" calcext:value-type="float">
            <text:p>106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012 Ford Transit</text:p>
          </table:table-cell>
          <table:table-cell table:style-name="ce392"/>
          <table:table-cell table:style-name="ce392" office:value-type="float" office:value="55000" calcext:value-type="float">
            <text:p>55.000,00</text:p>
          </table:table-cell>
          <table:table-cell table:style-name="ce392"/>
          <table:table-cell table:style-name="ce392" table:formula="of:=[.U387]-[.R388]+[.S388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2013 sonu doğuş alacaklı</text:p>
          </table:table-cell>
          <table:table-cell table:style-name="ce392" table:number-columns-repeated="3"/>
          <table:table-cell table:style-name="ce393" table:formula="of:=[.U388]-[.R389]+[.S389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389]-[.R390]+[.S390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EVİR 2013 doğuş alacaklı</text:p>
          </table:table-cell>
          <table:table-cell table:style-name="ce393"/>
          <table:table-cell table:style-name="ce393" table:formula="of:=[.U389]" office:value-type="float" office:value="161007" calcext:value-type="float">
            <text:p>161.007,00</text:p>
          </table:table-cell>
          <table:table-cell table:style-name="ce393"/>
          <table:table-cell table:style-name="ce393" table:formula="of:=[.S391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391]-[.R392]+[.S392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1905-07-06" calcext:value-type="date">
            <text:p>06.07.1905</text:p>
          </table:table-cell>
          <table:table-cell table:style-name="ce375"/>
          <table:table-cell table:style-name="ce392" table:number-columns-repeated="3"/>
          <table:table-cell table:style-name="ce392" table:formula="of:=[.U392]-[.R393]+[.S393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1-17" calcext:value-type="date">
            <text:p>17.01.2014</text:p>
          </table:table-cell>
          <table:table-cell table:style-name="ce375" office:value-type="string" calcext:value-type="string">
            <text:p>KREDİ 1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3]-[.R394]+[.S394]" office:value-type="float" office:value="164416" calcext:value-type="float">
            <text:p>164.416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2-17" calcext:value-type="date">
            <text:p>17.02.2014</text:p>
          </table:table-cell>
          <table:table-cell table:style-name="ce375" office:value-type="string" calcext:value-type="string">
            <text:p>KREDİ 1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4]-[.R395]+[.S395]" office:value-type="float" office:value="167825" calcext:value-type="float">
            <text:p>167.82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07" calcext:value-type="date">
            <text:p>07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U395]-[.R396]+[.S396]" office:value-type="float" office:value="87825" calcext:value-type="float">
            <text:p>87.825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17" calcext:value-type="date">
            <text:p>17.03.2014</text:p>
          </table:table-cell>
          <table:table-cell table:style-name="ce375" office:value-type="string" calcext:value-type="string">
            <text:p>KREDİ 1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396]-[.R397]+[.S397]" office:value-type="float" office:value="91234" calcext:value-type="float">
            <text:p>91.2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20" calcext:value-type="date">
            <text:p>20.03.2014</text:p>
          </table:table-cell>
          <table:table-cell table:style-name="ce375" office:value-type="string" calcext:value-type="string">
            <text:p>q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397]-[.R398]+[.S398]" office:value-type="float" office:value="71234" calcext:value-type="float">
            <text:p>71.2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25" calcext:value-type="date">
            <text:p>25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11700" calcext:value-type="float">
            <text:p>11.700,00</text:p>
          </table:table-cell>
          <table:table-cell table:style-name="ce392" table:number-columns-repeated="2"/>
          <table:table-cell table:style-name="ce392" table:formula="of:=[.U398]-[.R399]+[.S399]" office:value-type="float" office:value="59534" calcext:value-type="float">
            <text:p>59.5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22000" calcext:value-type="float">
            <text:p>22.000,00</text:p>
          </table:table-cell>
          <table:table-cell table:style-name="ce392" table:number-columns-repeated="2"/>
          <table:table-cell table:style-name="ce392" table:formula="of:=[.U399]-[.R400]+[.S400]" office:value-type="float" office:value="37534" calcext:value-type="float">
            <text:p>37.534,00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hmb ygv</text:p>
          </table:table-cell>
          <table:table-cell table:style-name="ce392" office:value-type="float" office:value="91.54" calcext:value-type="float">
            <text:p>91,54</text:p>
          </table:table-cell>
          <table:table-cell table:style-name="ce392" table:number-columns-repeated="2"/>
          <table:table-cell table:style-name="ce392" table:formula="of:=[.U400]-[.R401]+[.S401]" office:value-type="float" office:value="37442.46" calcext:value-type="float">
            <text:p>37.442,4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nazan ygv</text:p>
          </table:table-cell>
          <table:table-cell table:style-name="ce392" office:value-type="float" office:value="758.12" calcext:value-type="float">
            <text:p>758,12</text:p>
          </table:table-cell>
          <table:table-cell table:style-name="ce392" table:number-columns-repeated="2"/>
          <table:table-cell table:style-name="ce392" table:formula="of:=[.U401]-[.R402]+[.S402]" office:value-type="float" office:value="36684.34" calcext:value-type="float">
            <text:p>36.684,3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yşe balcı gv</text:p>
          </table:table-cell>
          <table:table-cell table:style-name="ce392" office:value-type="float" office:value="693.7" calcext:value-type="float">
            <text:p>693,70</text:p>
          </table:table-cell>
          <table:table-cell table:style-name="ce392" table:number-columns-repeated="2"/>
          <table:table-cell table:style-name="ce392" table:formula="of:=[.U402]-[.R403]+[.S403]" office:value-type="float" office:value="35990.64" calcext:value-type="float">
            <text:p>35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pimapen sene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403]-[.R404]+[.S404]" office:value-type="float" office:value="34990.64" calcext:value-type="float">
            <text:p>34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404]-[.R405]+[.S405]" office:value-type="float" office:value="14990.64" calcext:value-type="float">
            <text:p>14.99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u mlz</text:p>
          </table:table-cell>
          <table:table-cell table:style-name="ce392"/>
          <table:table-cell table:style-name="ce392" office:value-type="float" office:value="88" calcext:value-type="float">
            <text:p>88,00</text:p>
          </table:table-cell>
          <table:table-cell table:style-name="ce392"/>
          <table:table-cell table:style-name="ce392" table:formula="of:=[.U405]-[.R406]+[.S406]" office:value-type="float" office:value="15078.64" calcext:value-type="float">
            <text:p>15.0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4-02" calcext:value-type="date">
            <text:p>02.04.2014</text:p>
          </table:table-cell>
          <table:table-cell table:style-name="ce375" office:value-type="string" calcext:value-type="string">
            <text:p>fatih aydın</text:p>
          </table:table-cell>
          <table:table-cell table:style-name="ce392" office:value-type="float" office:value="2100" calcext:value-type="float">
            <text:p>2.100,00</text:p>
          </table:table-cell>
          <table:table-cell table:style-name="ce392" table:number-columns-repeated="2"/>
          <table:table-cell table:style-name="ce392" table:formula="of:=[.U406]-[.R407]+[.S407]" office:value-type="float" office:value="12978.64" calcext:value-type="float">
            <text:p>12.9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407]-[.R408]+[.S408]" office:value-type="float" office:value="13228.64" calcext:value-type="float">
            <text:p>13.22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 sa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U408]-[.R409]+[.S409]" office:value-type="float" office:value="13278.64" calcext:value-type="float">
            <text:p>13.27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4-17" calcext:value-type="date">
            <text:p>17.04.2014</text:p>
          </table:table-cell>
          <table:table-cell table:style-name="ce375" office:value-type="string" calcext:value-type="string">
            <text:p>KREDİ 1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09]-[.R410]+[.S410]" office:value-type="float" office:value="16687.64" calcext:value-type="float">
            <text:p>16.68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15" calcext:value-type="date">
            <text:p>15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U410]-[.R411]+[.S411]" office:value-type="float" office:value="18187.64" calcext:value-type="float">
            <text:p>18.18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28" calcext:value-type="date">
            <text:p>28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U411]-[.R412]+[.S412]" office:value-type="float" office:value="18437.64" calcext:value-type="float">
            <text:p>18.4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U412]-[.R413]+[.S413]" office:value-type="float" office:value="18337.64" calcext:value-type="float">
            <text:p>18.3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hacı ustaya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U413]-[.R414]+[.S414]" office:value-type="float" office:value="18537.64" calcext:value-type="float">
            <text:p>18.5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24" calcext:value-type="date">
            <text:p>24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414]-[.R415]+[.S415]" office:value-type="float" office:value="19037.64" calcext:value-type="float">
            <text:p>19.037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5-17" calcext:value-type="date">
            <text:p>17.05.2014</text:p>
          </table:table-cell>
          <table:table-cell table:style-name="ce375" office:value-type="string" calcext:value-type="string">
            <text:p>KREDİ 1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5]-[.R416]+[.S416]" office:value-type="float" office:value="22446.64" calcext:value-type="float">
            <text:p>22.446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17" calcext:value-type="date">
            <text:p>17.06.2014</text:p>
          </table:table-cell>
          <table:table-cell table:style-name="ce375" office:value-type="string" calcext:value-type="string">
            <text:p>KREDİ 2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6]-[.R417]+[.S417]" office:value-type="float" office:value="25855.64" calcext:value-type="float">
            <text:p>25.855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KREDİ 2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17]-[.R418]+[.S418]" office:value-type="float" office:value="29264.64" calcext:value-type="float">
            <text:p>29.26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1" calcext:value-type="date">
            <text:p>21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640" calcext:value-type="float">
            <text:p>640,00</text:p>
          </table:table-cell>
          <table:table-cell table:style-name="ce392"/>
          <table:table-cell table:style-name="ce392" table:formula="of:=[.U418]-[.R419]+[.S419]" office:value-type="float" office:value="29904.64" calcext:value-type="float">
            <text:p>29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6-30" calcext:value-type="date">
            <text:p>30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419]-[.R420]+[.S420]" office:value-type="float" office:value="37904.64" calcext:value-type="float">
            <text:p>37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4" calcext:value-type="date">
            <text:p>14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420]-[.R421]+[.S421]" office:value-type="float" office:value="57904.64" calcext:value-type="float">
            <text:p>57.9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6500" calcext:value-type="float">
            <text:p>6.500,00</text:p>
          </table:table-cell>
          <table:table-cell table:style-name="ce392"/>
          <table:table-cell table:style-name="ce392" table:formula="of:=[.U421]-[.R422]+[.S422]" office:value-type="float" office:value="64404.64" calcext:value-type="float">
            <text:p>64.40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2" calcext:value-type="date">
            <text:p>22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2250" calcext:value-type="float">
            <text:p>2.250,00</text:p>
          </table:table-cell>
          <table:table-cell table:style-name="ce392"/>
          <table:table-cell table:style-name="ce392" table:formula="of:=[.U422]-[.R423]+[.S423]" office:value-type="float" office:value="66654.64" calcext:value-type="float">
            <text:p>66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7-23" calcext:value-type="date">
            <text:p>23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423]-[.R424]+[.S424]" office:value-type="float" office:value="86654.64" calcext:value-type="float">
            <text:p>86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06" calcext:value-type="date">
            <text:p>06.08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424]-[.R425]+[.S425]" office:value-type="float" office:value="89654.64" calcext:value-type="float">
            <text:p>89.65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17" calcext:value-type="date">
            <text:p>17.08.2014</text:p>
          </table:table-cell>
          <table:table-cell table:style-name="ce375" office:value-type="string" calcext:value-type="string">
            <text:p>KREDİ 2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25]-[.R426]+[.S426]" office:value-type="float" office:value="93063.64" calcext:value-type="float">
            <text:p>93.0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23" calcext:value-type="date">
            <text:p>23.08.2014</text:p>
          </table:table-cell>
          <table:table-cell table:style-name="ce375" office:value-type="string" calcext:value-type="string">
            <text:p>çizme eldiven</text:p>
          </table:table-cell>
          <table:table-cell table:style-name="ce392"/>
          <table:table-cell table:style-name="ce392" office:value-type="float" office:value="57" calcext:value-type="float">
            <text:p>57,00</text:p>
          </table:table-cell>
          <table:table-cell table:style-name="ce392"/>
          <table:table-cell table:style-name="ce392" table:formula="of:=[.U426]-[.R427]+[.S427]" office:value-type="float" office:value="93120.64" calcext:value-type="float">
            <text:p>93.1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8-27" calcext:value-type="date">
            <text:p>27.08.2014</text:p>
          </table:table-cell>
          <table:table-cell table:style-name="ce377" office:value-type="string" calcext:value-type="string">
            <text:p>denizbank doğuş</text:p>
          </table:table-cell>
          <table:table-cell table:style-name="ce393" office:value-type="float" office:value="80000" calcext:value-type="float">
            <text:p>80.000,00</text:p>
          </table:table-cell>
          <table:table-cell table:style-name="ce393" table:number-columns-repeated="2"/>
          <table:table-cell table:style-name="ce392" table:formula="of:=[.U427]-[.R428]+[.S428]" office:value-type="float" office:value="13120.64" calcext:value-type="float">
            <text:p>13.1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09-02" calcext:value-type="date">
            <text:p>02.09.2014</text:p>
          </table:table-cell>
          <table:table-cell table:style-name="ce381" office:value-type="string" calcext:value-type="string">
            <text:p>denizbank doğuş</text:p>
          </table:table-cell>
          <table:table-cell table:style-name="ce396" office:value-type="float" office:value="65000" calcext:value-type="float">
            <text:p>65.000,00</text:p>
          </table:table-cell>
          <table:table-cell table:style-name="ce396"/>
          <table:table-cell table:style-name="ce393"/>
          <table:table-cell table:style-name="ce392" table:formula="of:=[.U428]-[.R429]+[.S429]" office:value-type="float" office:value="-51879.36" calcext:value-type="float">
            <text:p>-51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01" calcext:value-type="date">
            <text:p>01.09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429]-[.R430]+[.S430]" office:value-type="float" office:value="-48879.36" calcext:value-type="float">
            <text:p>-48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05" calcext:value-type="date">
            <text:p>05.09.2014</text:p>
          </table:table-cell>
          <table:table-cell table:style-name="ce375" office:value-type="string" calcext:value-type="string">
            <text:p>İş 800 e aktarıla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430]-[.R431]+[.S431]" office:value-type="float" office:value="-43879.36" calcext:value-type="float">
            <text:p>-43.8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MEHMET SAMUR KARO KK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U431]-[.R432]+[.S432]" office:value-type="float" office:value="-44279.36" calcext:value-type="float">
            <text:p>-44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09-26" calcext:value-type="date">
            <text:p>26.09.2014</text:p>
          </table:table-cell>
          <table:table-cell table:style-name="ce382" office:value-type="string" calcext:value-type="string">
            <text:p>İş 800 e aktarılan</text:p>
          </table:table-cell>
          <table:table-cell table:style-name="ce383"/>
          <table:table-cell table:style-name="ce383" office:value-type="float" office:value="3000" calcext:value-type="float">
            <text:p>3.000,00</text:p>
          </table:table-cell>
          <table:table-cell table:style-name="ce392"/>
          <table:table-cell table:style-name="ce392" table:formula="of:=[.U432]-[.R433]+[.S433]" office:value-type="float" office:value="-41279.36" calcext:value-type="float">
            <text:p>-41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deniz kredi 1. tkst için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U433]-[.R434]+[.S434]" office:value-type="float" office:value="-40279.36" calcext:value-type="float">
            <text:p>-40.279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30" calcext:value-type="date">
            <text:p>30.09.2014</text:p>
          </table:table-cell>
          <table:table-cell table:style-name="ce375" office:value-type="string" calcext:value-type="string">
            <text:p>şekerbank bch a</text:p>
          </table:table-cell>
          <table:table-cell table:style-name="ce392"/>
          <table:table-cell table:style-name="ce392" office:value-type="float" office:value="100000" calcext:value-type="float">
            <text:p>100.000,00</text:p>
          </table:table-cell>
          <table:table-cell table:style-name="ce392"/>
          <table:table-cell table:style-name="ce392" table:formula="of:=[.U434]-[.R435]+[.S435]" office:value-type="float" office:value="59720.64" calcext:value-type="float">
            <text:p>59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k yıldız tic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U435]-[.R436]+[.S436]" office:value-type="float" office:value="56720.64" calcext:value-type="float">
            <text:p>56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436]-[.R437]+[.S437]" office:value-type="float" office:value="61720.64" calcext:value-type="float">
            <text:p>61.72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eldiven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U437]-[.R438]+[.S438]" office:value-type="float" office:value="61748.64" calcext:value-type="float">
            <text:p>61.74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zme <text:s/></text:p>
          </table:table-cell>
          <table:table-cell table:style-name="ce383"/>
          <table:table-cell table:style-name="ce383" office:value-type="float" office:value="15" calcext:value-type="float">
            <text:p>15,00</text:p>
          </table:table-cell>
          <table:table-cell table:style-name="ce392"/>
          <table:table-cell table:style-name="ce392" table:formula="of:=[.U438]-[.R439]+[.S439]" office:value-type="float" office:value="61763.64" calcext:value-type="float">
            <text:p>61.7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09-17" calcext:value-type="date">
            <text:p>17.09.2014</text:p>
          </table:table-cell>
          <table:table-cell table:style-name="ce375" office:value-type="string" calcext:value-type="string">
            <text:p>KREDİ 2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39]-[.R440]+[.S440]" office:value-type="float" office:value="65172.64" calcext:value-type="float">
            <text:p>65.1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3" calcext:value-type="date">
            <text:p>13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50" calcext:value-type="float">
            <text:p>850,00</text:p>
          </table:table-cell>
          <table:table-cell table:style-name="ce392"/>
          <table:table-cell table:style-name="ce392" table:formula="of:=[.U440]-[.R441]+[.S441]" office:value-type="float" office:value="66022.64" calcext:value-type="float">
            <text:p>66.02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5" calcext:value-type="date">
            <text:p>15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441]-[.R442]+[.S442]" office:value-type="float" office:value="70022.64" calcext:value-type="float">
            <text:p>70.02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0-17" calcext:value-type="date">
            <text:p>17.10.2014</text:p>
          </table:table-cell>
          <table:table-cell table:style-name="ce375" office:value-type="string" calcext:value-type="string">
            <text:p>KREDİ 2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42]-[.R443]+[.S443]" office:value-type="float" office:value="73431.64" calcext:value-type="float">
            <text:p>73.431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0-16" calcext:value-type="date">
            <text:p>16.10.2014</text:p>
          </table:table-cell>
          <table:table-cell table:style-name="ce382" office:value-type="string" calcext:value-type="string">
            <text:p>iş kredi</text:p>
          </table:table-cell>
          <table:table-cell table:style-name="ce383"/>
          <table:table-cell table:style-name="ce383" office:value-type="float" office:value="1727" calcext:value-type="float">
            <text:p>1.727,00</text:p>
          </table:table-cell>
          <table:table-cell table:style-name="ce392"/>
          <table:table-cell table:style-name="ce392" table:formula="of:=[.U443]-[.R444]+[.S444]" office:value-type="float" office:value="75158.64" calcext:value-type="float">
            <text:p>75.15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0-26" calcext:value-type="date">
            <text:p>26.10.2014</text:p>
          </table:table-cell>
          <table:table-cell table:style-name="ce382" office:value-type="string" calcext:value-type="string">
            <text:p>deniz kredi 2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44]-[.R445]+[.S445]" office:value-type="float" office:value="81923.64" calcext:value-type="float">
            <text:p>81.92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vi köpük çizme</text:p>
          </table:table-cell>
          <table:table-cell table:style-name="ce383"/>
          <table:table-cell table:style-name="ce383" office:value-type="float" office:value="70" calcext:value-type="float">
            <text:p>70,00</text:p>
          </table:table-cell>
          <table:table-cell table:style-name="ce392"/>
          <table:table-cell table:style-name="ce392" table:formula="of:=[.U445]-[.R446]+[.S446]" office:value-type="float" office:value="81993.64" calcext:value-type="float">
            <text:p>81.99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1-03" calcext:value-type="date">
            <text:p>03.11.2014</text:p>
          </table:table-cell>
          <table:table-cell table:style-name="ce382" office:value-type="string" calcext:value-type="string">
            <text:p>623087 hesaba</text:p>
          </table:table-cell>
          <table:table-cell table:style-name="ce383"/>
          <table:table-cell table:style-name="ce383" office:value-type="float" office:value="2782" calcext:value-type="float">
            <text:p>2.782,00</text:p>
          </table:table-cell>
          <table:table-cell table:style-name="ce392"/>
          <table:table-cell table:style-name="ce392" table:formula="of:=[.U446]-[.R447]+[.S447]" office:value-type="float" office:value="84775.64" calcext:value-type="float">
            <text:p>84.775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1-17" calcext:value-type="date">
            <text:p>17.11.2014</text:p>
          </table:table-cell>
          <table:table-cell table:style-name="ce375" office:value-type="string" calcext:value-type="string">
            <text:p>KREDİ 2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47]-[.R448]+[.S448]" office:value-type="float" office:value="88184.64" calcext:value-type="float">
            <text:p>88.18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kadıoğlu kk ile ödeme</text:p>
          </table:table-cell>
          <table:table-cell table:style-name="ce383" office:value-type="float" office:value="8500" calcext:value-type="float">
            <text:p>8.500,00</text:p>
          </table:table-cell>
          <table:table-cell table:style-name="ce383"/>
          <table:table-cell table:style-name="ce392"/>
          <table:table-cell table:style-name="ce392" table:formula="of:=[.U448]-[.R449]+[.S449]" office:value-type="float" office:value="79684.64" calcext:value-type="float">
            <text:p>79.68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450" calcext:value-type="float">
            <text:p>450,00</text:p>
          </table:table-cell>
          <table:table-cell table:style-name="ce392"/>
          <table:table-cell table:style-name="ce392" table:formula="of:=[.U449]-[.R450]+[.S450]" office:value-type="float" office:value="80134.64" calcext:value-type="float">
            <text:p>80.13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Çivi 25 kg</text:p>
          </table:table-cell>
          <table:table-cell table:style-name="ce383"/>
          <table:table-cell table:style-name="ce383" office:value-type="float" office:value="60" calcext:value-type="float">
            <text:p>60,00</text:p>
          </table:table-cell>
          <table:table-cell table:style-name="ce392"/>
          <table:table-cell table:style-name="ce392" table:formula="of:=[.U450]-[.R451]+[.S451]" office:value-type="float" office:value="80194.64" calcext:value-type="float">
            <text:p>80.194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beybi 3*12</text:p>
          </table:table-cell>
          <table:table-cell table:style-name="ce383"/>
          <table:table-cell table:style-name="ce383" office:value-type="float" office:value="36" calcext:value-type="float">
            <text:p>36,00</text:p>
          </table:table-cell>
          <table:table-cell table:style-name="ce392"/>
          <table:table-cell table:style-name="ce392" table:formula="of:=[.U451]-[.R452]+[.S452]" office:value-type="float" office:value="80230.64" calcext:value-type="float">
            <text:p>80.23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<text:s/>beybi</text:p>
          </table:table-cell>
          <table:table-cell table:style-name="ce383"/>
          <table:table-cell table:style-name="ce383" office:value-type="float" office:value="72" calcext:value-type="float">
            <text:p>72,00</text:p>
          </table:table-cell>
          <table:table-cell table:style-name="ce392"/>
          <table:table-cell table:style-name="ce392" table:formula="of:=[.U452]-[.R453]+[.S453]" office:value-type="float" office:value="80302.64" calcext:value-type="float">
            <text:p>80.30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U453]-[.R454]+[.S454]" office:value-type="float" office:value="80350.64" calcext:value-type="float">
            <text:p>80.350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U454]-[.R455]+[.S455]" office:value-type="float" office:value="80398.64" calcext:value-type="float">
            <text:p>80.398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1-26" calcext:value-type="date">
            <text:p>26.11.2014</text:p>
          </table:table-cell>
          <table:table-cell table:style-name="ce382" office:value-type="string" calcext:value-type="string">
            <text:p>deniz kredi 3/60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55]-[.R456]+[.S456]" office:value-type="float" office:value="87163.64" calcext:value-type="float">
            <text:p>87.163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26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56]-[.R457]+[.S457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 office:value-type="date" office:date-value="2014-12-26" calcext:value-type="date">
            <text:p>26.12.2014</text:p>
          </table:table-cell>
          <table:table-cell table:style-name="ce382" office:value-type="string" calcext:value-type="string">
            <text:p>deniz kredi 4/60 <text:s text:c="2"/>6600 çek ile ödendi</text:p>
          </table:table-cell>
          <table:table-cell table:style-name="ce383" table:number-columns-repeated="2"/>
          <table:table-cell table:style-name="ce392"/>
          <table:table-cell table:style-name="ce392" table:formula="of:=[.U457]-[.R458]+[.S458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deniz kredi için</text:p>
          </table:table-cell>
          <table:table-cell table:style-name="ce383"/>
          <table:table-cell table:style-name="ce383" office:value-type="float" office:value="160" calcext:value-type="float">
            <text:p>160,00</text:p>
          </table:table-cell>
          <table:table-cell table:style-name="ce392"/>
          <table:table-cell table:style-name="ce392" table:formula="of:=[.U458]-[.R459]+[.S459]" office:value-type="float" office:value="90732.64" calcext:value-type="float">
            <text:p>90.732,64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1" office:value-type="string" calcext:value-type="string">
            <text:p>SANAYİ dükkan satışından</text:p>
          </table:table-cell>
          <table:table-cell table:style-name="ce396" office:value-type="float" office:value="100000" calcext:value-type="float">
            <text:p>100.000,00</text:p>
          </table:table-cell>
          <table:table-cell table:style-name="ce396"/>
          <table:table-cell table:style-name="ce393"/>
          <table:table-cell table:style-name="ce392" table:formula="of:=[.U459]-[.R460]+[.S460]" office:value-type="float" office:value="-9267.36" calcext:value-type="float">
            <text:p>-9.26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/>
          <table:table-cell table:style-name="ce383" office:value-type="float" office:value="1960" calcext:value-type="float">
            <text:p>1.960,00</text:p>
          </table:table-cell>
          <table:table-cell table:style-name="ce392"/>
          <table:table-cell table:style-name="ce392" table:formula="of:=[.U460]-[.R461]+[.S46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U461]-[.R462]+[.S462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8"/>
          <table:table-cell table:style-name="ce381" office:value-type="string" calcext:value-type="string">
            <text:p>2014 SONU DOĞUŞ BORÇLU</text:p>
          </table:table-cell>
          <table:table-cell table:style-name="ce396" table:number-columns-repeated="2"/>
          <table:table-cell table:style-name="ce393"/>
          <table:table-cell table:style-name="ce393" table:formula="of:=[.U462]-[.R463]+[.S463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U463]-[.R464]+[.S464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 table:number-columns-repeated="2"/>
          <table:table-cell table:style-name="ce392"/>
          <table:table-cell table:style-name="ce392" table:formula="of:=[.U464]-[.R465]+[.S465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2 CM 11*15=165 M2</text:p>
          </table:table-cell>
          <table:table-cell table:style-name="ce383" table:number-columns-repeated="3"/>
          <table:table-cell table:style-name="ce392" table:formula="of:=[.U465]-[.R466]+[.S466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3 CM 14*10.5=147 M2</text:p>
          </table:table-cell>
          <table:table-cell table:style-name="ce383" table:number-columns-repeated="3"/>
          <table:table-cell table:style-name="ce392" table:formula="of:=[.U466]-[.R467]+[.S467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2" office:value-type="string" calcext:value-type="string">
            <text:p>XPS YAPIŞTIRICI</text:p>
          </table:table-cell>
          <table:table-cell table:style-name="ce383" table:number-columns-repeated="3"/>
          <table:table-cell table:style-name="ce392" table:formula="of:=[.U467]-[.R468]+[.S468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11*60=660</text:p>
          </table:table-cell>
          <table:table-cell table:style-name="ce383" table:number-columns-repeated="3"/>
          <table:table-cell table:style-name="ce392" table:formula="of:=[.U468]-[.R469]+[.S469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14*60=840</text:p>
          </table:table-cell>
          <table:table-cell table:style-name="Default"/>
          <table:table-cell table:style-name="ce383" table:number-columns-repeated="2"/>
          <table:table-cell table:style-name="ce392" table:formula="of:=[.U469]-[.R470]+[.S470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83" office:value-type="string" calcext:value-type="string">
            <text:p>46*10=460</text:p>
          </table:table-cell>
          <table:table-cell table:style-name="Default"/>
          <table:table-cell table:style-name="ce383" table:number-columns-repeated="2"/>
          <table:table-cell table:style-name="ce392" table:formula="of:=[.U470]-[.R471]+[.S47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471]-[.R472]+[.S472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472]-[.R473]+[.S473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7" office:value-type="string" calcext:value-type="string">
            <text:p>DEVİR 2014 doğuş borçlu</text:p>
          </table:table-cell>
          <table:table-cell table:style-name="ce393"/>
          <table:table-cell table:style-name="ce393" table:formula="of:=[.U463]" office:value-type="float" office:value="-7307.36" calcext:value-type="float">
            <text:p>-7.307,36</text:p>
          </table:table-cell>
          <table:table-cell table:style-name="ce393"/>
          <table:table-cell table:style-name="ce393" table:formula="of:=[.S474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7"/>
          <table:table-cell table:style-name="ce377" office:value-type="float" office:value="2015" calcext:value-type="float">
            <text:p>2015</text:p>
          </table:table-cell>
          <table:table-cell table:style-name="ce392" table:number-columns-repeated="3"/>
          <table:table-cell table:style-name="ce392" table:formula="of:=[.U474]-[.R475]+[.S475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kadıoğlu yavuz kk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U475]-[.R476]+[.S476]" office:value-type="float" office:value="-9107.36" calcext:value-type="float">
            <text:p>-9.10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ankara akbank eft kepçe için</text:p>
          </table:table-cell>
          <table:table-cell table:style-name="ce392"/>
          <table:table-cell table:style-name="ce392" office:value-type="float" office:value="1650" calcext:value-type="float">
            <text:p>1.650,00</text:p>
          </table:table-cell>
          <table:table-cell table:style-name="ce392"/>
          <table:table-cell table:style-name="ce392" table:formula="of:=[.U476]-[.R477]+[.S477]" office:value-type="float" office:value="-7457.36" calcext:value-type="float">
            <text:p>-7.45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tila balcı eld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477]-[.R478]+[.S478]" office:value-type="float" office:value="-7357.36" calcext:value-type="float">
            <text:p>-7.357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4" office:value-type="string" calcext:value-type="string">
            <text:p>SERKAN KAYALAR TEMİNAT İÇİN BCH TAN</text:p>
          </table:table-cell>
          <table:table-cell table:style-name="ce393"/>
          <table:table-cell table:style-name="ce393" office:value-type="float" office:value="80000" calcext:value-type="float">
            <text:p>80.000,00</text:p>
          </table:table-cell>
          <table:table-cell table:style-name="ce392"/>
          <table:table-cell table:style-name="ce392" table:formula="of:=[.U478]-[.R479]+[.S479]" office:value-type="float" office:value="72642.64" calcext:value-type="float">
            <text:p>72.64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1-20" calcext:value-type="date">
            <text:p>20.01.15</text:p>
          </table:table-cell>
          <table:table-cell table:style-name="ce382" office:value-type="string" calcext:value-type="string">
            <text:p>ALİ BALCI ELDEN</text:p>
          </table:table-cell>
          <table:table-cell table:style-name="ce383" office:value-type="float" office:value="8000" calcext:value-type="float">
            <text:p>8.000,00</text:p>
          </table:table-cell>
          <table:table-cell table:style-name="ce383"/>
          <table:table-cell table:style-name="ce392"/>
          <table:table-cell table:style-name="ce392" table:formula="of:=[.U479]-[.R480]+[.S480]" office:value-type="float" office:value="64642.64" calcext:value-type="float">
            <text:p>64.64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1-26" calcext:value-type="date">
            <text:p>26.01.15</text:p>
          </table:table-cell>
          <table:table-cell table:style-name="ce382" office:value-type="string" calcext:value-type="string">
            <text:p>DENİZ KREDİ 5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80]-[.R481]+[.S481]" office:value-type="float" office:value="71407.64" calcext:value-type="float">
            <text:p>71.40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1-17" calcext:value-type="date">
            <text:p>17.01.15</text:p>
          </table:table-cell>
          <table:table-cell table:style-name="ce375" office:value-type="string" calcext:value-type="string">
            <text:p>KREDİ 27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81]-[.R482]+[.S482]" office:value-type="float" office:value="74816.64" calcext:value-type="float">
            <text:p>74.8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kdv</text:p>
          </table:table-cell>
          <table:table-cell table:style-name="ce392" office:value-type="float" office:value="30" calcext:value-type="float">
            <text:p>30,00</text:p>
          </table:table-cell>
          <table:table-cell table:style-name="ce392" table:number-columns-repeated="2"/>
          <table:table-cell table:style-name="ce392" table:formula="of:=[.U482]-[.R483]+[.S483]" office:value-type="float" office:value="74786.64" calcext:value-type="float">
            <text:p>74.7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stğj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U483]-[.R484]+[.S484]" office:value-type="float" office:value="74716.64" calcext:value-type="float">
            <text:p>74.7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U484]-[.R485]+[.S485]" office:value-type="float" office:value="75016.64" calcext:value-type="float">
            <text:p>75.01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2-10" calcext:value-type="date">
            <text:p>10.02.2015</text:p>
          </table:table-cell>
          <table:table-cell table:style-name="ce375" office:value-type="string" calcext:value-type="string">
            <text:p>iş doğuş hesaba yatan bch a bch sıfırlandı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U485]-[.R486]+[.S486]" office:value-type="float" office:value="-4983.36" calcext:value-type="float">
            <text:p>-4.983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2-26" calcext:value-type="date">
            <text:p>26.02.15</text:p>
          </table:table-cell>
          <table:table-cell table:style-name="ce382" office:value-type="string" calcext:value-type="string">
            <text:p>DENİZ KREDİ 6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86]-[.R487]+[.S487]" office:value-type="float" office:value="1781.64" calcext:value-type="float">
            <text:p>1.78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2-26" calcext:value-type="date">
            <text:p>26.02.2015</text:p>
          </table:table-cell>
          <table:table-cell table:style-name="ce375" office:value-type="string" calcext:value-type="string">
            <text:p>elden kredi için</text:p>
          </table:table-cell>
          <table:table-cell table:style-name="ce392" office:value-type="float" office:value="6700" calcext:value-type="float">
            <text:p>6.700,00</text:p>
          </table:table-cell>
          <table:table-cell table:style-name="ce392" table:number-columns-repeated="2"/>
          <table:table-cell table:style-name="ce392" table:formula="of:=[.U487]-[.R488]+[.S488]" office:value-type="float" office:value="-4918.36" calcext:value-type="float">
            <text:p>-4.91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2-17" calcext:value-type="date">
            <text:p>17.02.15</text:p>
          </table:table-cell>
          <table:table-cell table:style-name="ce375" office:value-type="string" calcext:value-type="string">
            <text:p>KREDİ 28-36 TAKSİT</text:p>
          </table:table-cell>
          <table:table-cell table:style-name="ce383"/>
          <table:table-cell table:style-name="ce383" office:value-type="float" office:value="3409" calcext:value-type="float">
            <text:p>3.409,00</text:p>
          </table:table-cell>
          <table:table-cell table:style-name="ce392"/>
          <table:table-cell table:style-name="ce392" table:formula="of:=[.U488]-[.R489]+[.S489]" office:value-type="float" office:value="-1509.36" calcext:value-type="float">
            <text:p>-1.50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04" calcext:value-type="date">
            <text:p>04.03.2015</text:p>
          </table:table-cell>
          <table:table-cell table:style-name="ce377" office:value-type="string" calcext:value-type="string">
            <text:p>bch tan ali ye</text:p>
          </table:table-cell>
          <table:table-cell table:style-name="ce396"/>
          <table:table-cell table:style-name="ce396" office:value-type="float" office:value="90000" calcext:value-type="float">
            <text:p>90.000,00</text:p>
          </table:table-cell>
          <table:table-cell table:style-name="ce392"/>
          <table:table-cell table:style-name="ce392" table:formula="of:=[.U489]-[.R490]+[.S490]" office:value-type="float" office:value="88490.64" calcext:value-type="float">
            <text:p>88.49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/>
          <table:table-cell table:style-name="ce377" office:value-type="string" calcext:value-type="string">
            <text:p>halk tan işe esnaf kefalet kredisi</text:p>
          </table:table-cell>
          <table:table-cell table:style-name="ce396" office:value-type="float" office:value="140000" calcext:value-type="float">
            <text:p>140.000,00</text:p>
          </table:table-cell>
          <table:table-cell table:style-name="ce396"/>
          <table:table-cell table:style-name="ce392"/>
          <table:table-cell table:style-name="ce392" table:formula="of:=[.U490]-[.R491]+[.S491]" office:value-type="float" office:value="-51509.36" calcext:value-type="float">
            <text:p>-51.50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/>
          <table:table-cell table:style-name="ce375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250" calcext:value-type="float">
            <text:p>250,00</text:p>
          </table:table-cell>
          <table:table-cell table:style-name="ce392"/>
          <table:table-cell table:style-name="ce392" table:formula="of:=[.U491]-[.R492]+[.S492]" office:value-type="float" office:value="-51259.36" calcext:value-type="float">
            <text:p>-51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25" calcext:value-type="date">
            <text:p>25.03.2015</text:p>
          </table:table-cell>
          <table:table-cell table:style-name="ce375" office:value-type="string" calcext:value-type="string">
            <text:p>işten ali ye kredi kartları için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U492]-[.R493]+[.S493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/>
          <table:table-cell table:style-name="ce392" table:number-columns-repeated="3"/>
          <table:table-cell table:style-name="ce392" table:formula="of:=[.U493]-[.R494]+[.S494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05" calcext:value-type="date">
            <text:p>05.03.2015</text:p>
          </table:table-cell>
          <table:table-cell table:style-name="ce382" office:value-type="string" calcext:value-type="string">
            <text:p>ali balcı dan işe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494]-[.R495]+[.S495]" office:value-type="float" office:value="-66259.36" calcext:value-type="float">
            <text:p>-66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16" calcext:value-type="date">
            <text:p>16.03.2015</text:p>
          </table:table-cell>
          <table:table-cell table:style-name="ce375" office:value-type="string" calcext:value-type="string">
            <text:p>iş ten ali balcıya</text:p>
          </table:table-cell>
          <table:table-cell table:style-name="ce392"/>
          <table:table-cell table:style-name="ce392" office:value-type="float" office:value="11000" calcext:value-type="float">
            <text:p>11.000,00</text:p>
          </table:table-cell>
          <table:table-cell table:style-name="ce392"/>
          <table:table-cell table:style-name="ce392" table:formula="of:=[.U495]-[.R496]+[.S496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496]-[.R497]+[.S497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3-17" calcext:value-type="date">
            <text:p>17.03.15</text:p>
          </table:table-cell>
          <table:table-cell table:style-name="ce375" office:value-type="string" calcext:value-type="string">
            <text:p>KREDİ 29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497]-[.R498]+[.S498]" office:value-type="float" office:value="-51850.36" calcext:value-type="float">
            <text:p>-51.850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3-26" calcext:value-type="date">
            <text:p>26.03.15</text:p>
          </table:table-cell>
          <table:table-cell table:style-name="ce382" office:value-type="string" calcext:value-type="string">
            <text:p>DENİZ KREDİ 7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498]-[.R499]+[.S499]" office:value-type="float" office:value="-45085.36" calcext:value-type="float">
            <text:p>-45.08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ali nalcı bch a</text:p>
          </table:table-cell>
          <table:table-cell table:style-name="ce392"/>
          <table:table-cell table:style-name="ce392" office:value-type="float" office:value="1640" calcext:value-type="float">
            <text:p>1.640,00</text:p>
          </table:table-cell>
          <table:table-cell table:style-name="ce392"/>
          <table:table-cell table:style-name="ce392" table:formula="of:=[.U499]-[.R500]+[.S500]" office:value-type="float" office:value="-43445.36" calcext:value-type="float">
            <text:p>-4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00]-[.R501]+[.S501]" office:value-type="float" office:value="-23445.36" calcext:value-type="float">
            <text:p>-2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İşten 800 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01]-[.R502]+[.S502]" office:value-type="float" office:value="-18445.36" calcext:value-type="float">
            <text:p>-18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3" calcext:value-type="date">
            <text:p>03.04.2015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02]-[.R503]+[.S503]" office:value-type="float" office:value="-13445.36" calcext:value-type="float">
            <text:p>-1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6" calcext:value-type="date">
            <text:p>06.04.2015</text:p>
          </table:table-cell>
          <table:table-cell table:style-name="ce375" office:value-type="string" calcext:value-type="string">
            <text:p>elden <text:s/>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503]-[.R504]+[.S504]" office:value-type="float" office:value="-3445.36" calcext:value-type="float">
            <text:p>-3.445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07" calcext:value-type="date">
            <text:p>07.04.2015</text:p>
          </table:table-cell>
          <table:table-cell table:style-name="ce375" office:value-type="string" calcext:value-type="string">
            <text:p>telefon</text:p>
          </table:table-cell>
          <table:table-cell table:style-name="ce392"/>
          <table:table-cell table:style-name="ce392" office:value-type="float" office:value="247" calcext:value-type="float">
            <text:p>247,00</text:p>
          </table:table-cell>
          <table:table-cell table:style-name="ce392"/>
          <table:table-cell table:style-name="ce392" table:formula="of:=[.U504]-[.R505]+[.S505]" office:value-type="float" office:value="-3198.36" calcext:value-type="float">
            <text:p>-3.19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10" calcext:value-type="date">
            <text:p>10.04.2015</text:p>
          </table:table-cell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505]-[.R506]+[.S506]" office:value-type="float" office:value="-3138.36" calcext:value-type="float">
            <text:p>-3.13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U506]-[.R507]+[.S507]" office:value-type="float" office:value="-3078.36" calcext:value-type="float">
            <text:p>-3.07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otel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U507]-[.R508]+[.S508]" office:value-type="float" office:value="-2978.36" calcext:value-type="float">
            <text:p>-2.978,3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15" calcext:value-type="date">
            <text:p>15.04.2015</text:p>
          </table:table-cell>
          <table:table-cell table:style-name="ce375" office:value-type="string" calcext:value-type="string">
            <text:p>işten <text:s text:c="2"/>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508]-[.R509]+[.S509]" office:value-type="float" office:value="12021.64" calcext:value-type="float">
            <text:p>12.02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20" calcext:value-type="date">
            <text:p>20.04.2015</text:p>
          </table:table-cell>
          <table:table-cell table:style-name="ce375" office:value-type="string" calcext:value-type="string">
            <text:p>kredi kartı</text:p>
          </table:table-cell>
          <table:table-cell table:style-name="ce392" office:value-type="float" office:value="4144" calcext:value-type="float">
            <text:p>4.144,00</text:p>
          </table:table-cell>
          <table:table-cell table:style-name="ce392" table:number-columns-repeated="2"/>
          <table:table-cell table:style-name="ce392" table:formula="of:=[.U509]-[.R510]+[.S510]" office:value-type="float" office:value="7877.64" calcext:value-type="float">
            <text:p>7.87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4-17" calcext:value-type="date">
            <text:p>17.04.15</text:p>
          </table:table-cell>
          <table:table-cell table:style-name="ce375" office:value-type="string" calcext:value-type="string">
            <text:p>KREDİ 30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10]-[.R511]+[.S511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4-26" calcext:value-type="date">
            <text:p>26.04.15</text:p>
          </table:table-cell>
          <table:table-cell table:style-name="ce382" office:value-type="string" calcext:value-type="string">
            <text:p>DENİZ KREDİ 8/60. TAKSİT</text:p>
          </table:table-cell>
          <table:table-cell table:style-name="ce383" table:number-columns-repeated="2"/>
          <table:table-cell table:style-name="ce392"/>
          <table:table-cell table:style-name="ce392" table:formula="of:=[.U511]-[.R512]+[.S512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22" calcext:value-type="date">
            <text:p>22.04.2015</text:p>
          </table:table-cell>
          <table:table-cell table:style-name="ce375" office:value-type="string" calcext:value-type="string">
            <text:p>elden mustafa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12]-[.R513]+[.S513]" office:value-type="float" office:value="15286.64" calcext:value-type="float">
            <text:p>1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işten ali ye <text:s text:c="36"/>20000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13]-[.R514]+[.S514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DENİZ KREDİ 8/60. TAKSİT <text:s text:c="2"/>6765</text:p>
          </table:table-cell>
          <table:table-cell table:style-name="ce392" table:number-columns-repeated="3"/>
          <table:table-cell table:style-name="ce392" table:formula="of:=[.U514]-[.R515]+[.S515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Halk <text:s text:c="37"/>7461</text:p>
          </table:table-cell>
          <table:table-cell table:style-name="ce392" table:number-columns-repeated="3"/>
          <table:table-cell table:style-name="ce392" table:formula="of:=[.U515]-[.R516]+[.S516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Nakit <text:s text:c="35"/>5035</text:p>
          </table:table-cell>
          <table:table-cell table:style-name="ce392" table:number-columns-repeated="3"/>
          <table:table-cell table:style-name="ce392" table:formula="of:=[.U516]-[.R517]+[.S517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5" office:value-type="string" calcext:value-type="string">
            <text:p>Şeker <text:s text:c="37"/>600</text:p>
          </table:table-cell>
          <table:table-cell table:style-name="ce392" table:number-columns-repeated="3"/>
          <table:table-cell table:style-name="ce392" table:formula="of:=[.U517]-[.R518]+[.S518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20000 den kalan</text:p>
          </table:table-cell>
          <table:table-cell table:style-name="ce392" office:value-type="float" office:value="139" calcext:value-type="float">
            <text:p>139,00</text:p>
          </table:table-cell>
          <table:table-cell table:style-name="ce392" table:number-columns-repeated="2"/>
          <table:table-cell table:style-name="ce392" table:formula="of:=[.U518]-[.R519]+[.S519]" office:value-type="float" office:value="35147.64" calcext:value-type="float">
            <text:p>35.147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4-17" calcext:value-type="date">
            <text:p>17.04.15</text:p>
          </table:table-cell>
          <table:table-cell table:style-name="ce382" office:value-type="string" calcext:value-type="string">
            <text:p>nalan bilgisayar</text:p>
          </table:table-cell>
          <table:table-cell table:style-name="ce383"/>
          <table:table-cell table:style-name="ce383" office:value-type="float" office:value="3055" calcext:value-type="float">
            <text:p>3.055,00</text:p>
          </table:table-cell>
          <table:table-cell table:style-name="ce392"/>
          <table:table-cell table:style-name="ce392" table:formula="of:=[.U519]-[.R520]+[.S520]" office:value-type="float" office:value="38202.64" calcext:value-type="float">
            <text:p>38.202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çizme</text:p>
          </table:table-cell>
          <table:table-cell table:style-name="ce383"/>
          <table:table-cell table:style-name="ce383" office:value-type="float" office:value="12" calcext:value-type="float">
            <text:p>12,00</text:p>
          </table:table-cell>
          <table:table-cell table:style-name="ce392"/>
          <table:table-cell table:style-name="ce392" table:formula="of:=[.U520]-[.R521]+[.S521]" office:value-type="float" office:value="38214.64" calcext:value-type="float">
            <text:p>38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40000" calcext:value-type="float">
            <text:p>40.000,00</text:p>
          </table:table-cell>
          <table:table-cell table:style-name="ce392"/>
          <table:table-cell table:style-name="ce392" table:formula="of:=[.U521]-[.R522]+[.S522]" office:value-type="float" office:value="78214.64" calcext:value-type="float">
            <text:p>78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U522]-[.R523]+[.S523]" office:value-type="float" office:value="86214.64" calcext:value-type="float">
            <text:p>86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5-06" calcext:value-type="date">
            <text:p>06.05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U523]-[.R524]+[.S524]" office:value-type="float" office:value="96214.64" calcext:value-type="float">
            <text:p>96.21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5-11" calcext:value-type="date">
            <text:p>11.05.15</text:p>
          </table:table-cell>
          <table:table-cell table:style-name="ce382" office:value-type="string" calcext:value-type="string">
            <text:p>ali balcı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24]-[.R525]+[.S525]" office:value-type="float" office:value="101221.64" calcext:value-type="float">
            <text:p>101.221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5-17" calcext:value-type="date">
            <text:p>17.05.15</text:p>
          </table:table-cell>
          <table:table-cell table:style-name="ce375" office:value-type="string" calcext:value-type="string">
            <text:p>KREDİ 31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25]-[.R526]+[.S526]" office:value-type="float" office:value="104630.64" calcext:value-type="float">
            <text:p>104.63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5-26" calcext:value-type="date">
            <text:p>26.05.15</text:p>
          </table:table-cell>
          <table:table-cell table:style-name="ce382" office:value-type="string" calcext:value-type="string">
            <text:p>DENİZ KREDİ 9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26]-[.R527]+[.S527]" office:value-type="float" office:value="111395.64" calcext:value-type="float">
            <text:p>111.395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6-17" calcext:value-type="date">
            <text:p>17.06.15</text:p>
          </table:table-cell>
          <table:table-cell table:style-name="ce375" office:value-type="string" calcext:value-type="string">
            <text:p>KREDİ 3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27]-[.R528]+[.S528]" office:value-type="float" office:value="114804.64" calcext:value-type="float">
            <text:p>114.80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6-26" calcext:value-type="date">
            <text:p>26.06.15</text:p>
          </table:table-cell>
          <table:table-cell table:style-name="ce382" office:value-type="string" calcext:value-type="string">
            <text:p>DENİZ KREDİ 10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28]-[.R529]+[.S529]" office:value-type="float" office:value="121569.64" calcext:value-type="float">
            <text:p>121.56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6-26" calcext:value-type="date">
            <text:p>26.06.2015</text:p>
          </table:table-cell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275" calcext:value-type="float">
            <text:p>275,00</text:p>
          </table:table-cell>
          <table:table-cell table:style-name="ce392"/>
          <table:table-cell table:style-name="ce392" table:formula="of:=[.U529]-[.R530]+[.S530]" office:value-type="float" office:value="121844.64" calcext:value-type="float">
            <text:p>121.844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56" calcext:value-type="float">
            <text:p>356,00</text:p>
          </table:table-cell>
          <table:table-cell table:style-name="ce392"/>
          <table:table-cell table:style-name="ce392" table:formula="of:=[.U530]-[.R531]+[.S531]" office:value-type="float" office:value="122200.64" calcext:value-type="float">
            <text:p>122.20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0" calcext:value-type="float">
            <text:p>30,00</text:p>
          </table:table-cell>
          <table:table-cell table:style-name="ce392"/>
          <table:table-cell table:style-name="ce392" table:formula="of:=[.U531]-[.R532]+[.S532]" office:value-type="float" office:value="122230.64" calcext:value-type="float">
            <text:p>122.23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U532]-[.R533]+[.S533]" office:value-type="float" office:value="122260.64" calcext:value-type="float">
            <text:p>122.2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6-30" calcext:value-type="date">
            <text:p>30.06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92"/>
          <table:table-cell table:style-name="ce392" table:formula="of:=[.U533]-[.R534]+[.S534]" office:value-type="float" office:value="123760.64" calcext:value-type="float">
            <text:p>123.7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1" calcext:value-type="date">
            <text:p>01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8000" calcext:value-type="float">
            <text:p>8.000,00</text:p>
          </table:table-cell>
          <table:table-cell table:style-name="ce392"/>
          <table:table-cell table:style-name="ce392" table:formula="of:=[.U534]-[.R535]+[.S535]" office:value-type="float" office:value="131760.64" calcext:value-type="float">
            <text:p>131.76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trafik cezası dr 184</text:p>
          </table:table-cell>
          <table:table-cell table:style-name="ce383" office:value-type="float" office:value="141" calcext:value-type="float">
            <text:p>141,00</text:p>
          </table:table-cell>
          <table:table-cell table:style-name="ce383"/>
          <table:table-cell table:style-name="ce392"/>
          <table:table-cell table:style-name="ce392" table:formula="of:=[.U535]-[.R536]+[.S536]" office:value-type="float" office:value="131619.64" calcext:value-type="float">
            <text:p>131.6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, ye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U536]-[.R537]+[.S537]" office:value-type="float" office:value="136619.64" calcext:value-type="float">
            <text:p>136.6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2" calcext:value-type="date">
            <text:p>02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U537]-[.R538]+[.S538]" office:value-type="float" office:value="137119.64" calcext:value-type="float">
            <text:p>137.1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U538]-[.R539]+[.S539]" office:value-type="float" office:value="137219.64" calcext:value-type="float">
            <text:p>137.2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U539]-[.R540]+[.S540]" office:value-type="float" office:value="137319.64" calcext:value-type="float">
            <text:p>137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kk</text:p>
          </table:table-cell>
          <table:table-cell table:style-name="ce383" office:value-type="float" office:value="3000" calcext:value-type="float">
            <text:p>3.000,00</text:p>
          </table:table-cell>
          <table:table-cell table:style-name="ce383"/>
          <table:table-cell table:style-name="ce392"/>
          <table:table-cell table:style-name="ce392" table:formula="of:=[.U540]-[.R541]+[.S541]" office:value-type="float" office:value="134319.64" calcext:value-type="float">
            <text:p>134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6" calcext:value-type="date">
            <text:p>06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0" calcext:value-type="float">
            <text:p>10.000,00</text:p>
          </table:table-cell>
          <table:table-cell table:style-name="ce392"/>
          <table:table-cell table:style-name="ce392" table:formula="of:=[.U541]-[.R542]+[.S542]" office:value-type="float" office:value="144319.64" calcext:value-type="float">
            <text:p>144.3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09" calcext:value-type="date">
            <text:p>09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2900" calcext:value-type="float">
            <text:p>2.900,00</text:p>
          </table:table-cell>
          <table:table-cell table:style-name="ce383"/>
          <table:table-cell table:style-name="ce392"/>
          <table:table-cell table:style-name="ce392" table:formula="of:=[.U542]-[.R543]+[.S543]" office:value-type="float" office:value="141419.64" calcext:value-type="float">
            <text:p>141.4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U543]-[.R544]+[.S544]" office:value-type="float" office:value="142419.64" calcext:value-type="float">
            <text:p>142.419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0" calcext:value-type="date">
            <text:p>10.07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44]-[.R545]+[.S545]" office:value-type="float" office:value="147426.64" calcext:value-type="float">
            <text:p>147.4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3" calcext:value-type="date">
            <text:p>1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1000" calcext:value-type="float">
            <text:p>11.000,00</text:p>
          </table:table-cell>
          <table:table-cell table:style-name="ce392"/>
          <table:table-cell table:style-name="ce392" table:formula="of:=[.U545]-[.R546]+[.S546]" office:value-type="float" office:value="158426.64" calcext:value-type="float">
            <text:p>158.4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15" calcext:value-type="date">
            <text:p>15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600" calcext:value-type="float">
            <text:p>600,00</text:p>
          </table:table-cell>
          <table:table-cell table:style-name="ce383" table:number-columns-repeated="2"/>
          <table:table-cell table:style-name="ce392" table:formula="of:=[.U546]-[.R547]+[.S547]" office:value-type="float" office:value="157826.64" calcext:value-type="float">
            <text:p>157.826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7-17" calcext:value-type="date">
            <text:p>17.07.15</text:p>
          </table:table-cell>
          <table:table-cell table:style-name="ce375" office:value-type="string" calcext:value-type="string">
            <text:p>KREDİ 3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47]-[.R548]+[.S548]" office:value-type="float" office:value="161235.64" calcext:value-type="float">
            <text:p>161.235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6" calcext:value-type="date">
            <text:p>26.07.15</text:p>
          </table:table-cell>
          <table:table-cell table:style-name="ce382" office:value-type="string" calcext:value-type="string">
            <text:p>DENİZ KREDİ 11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48]-[.R549]+[.S549]" office:value-type="float" office:value="168000.64" calcext:value-type="float">
            <text:p>168.000,6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30" calcext:value-type="date">
            <text:p>30.07.15</text:p>
          </table:table-cell>
          <table:table-cell table:style-name="ce382" office:value-type="string" calcext:value-type="string">
            <text:p>İŞ KREDİ 1/36</text:p>
          </table:table-cell>
          <table:table-cell table:style-name="ce383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U549]-[.R550]+[.S550]" office:value-type="float" office:value="171423.85" calcext:value-type="float">
            <text:p>171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0" calcext:value-type="date">
            <text:p>20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9500" calcext:value-type="float">
            <text:p>9.500,00</text:p>
          </table:table-cell>
          <table:table-cell table:style-name="ce383" table:number-columns-repeated="2"/>
          <table:table-cell table:style-name="ce392" table:formula="of:=[.U550]-[.R551]+[.S551]" office:value-type="float" office:value="161923.85" calcext:value-type="float">
            <text:p>161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" calcext:value-type="float">
            <text:p>2.000,00</text:p>
          </table:table-cell>
          <table:table-cell table:style-name="ce383"/>
          <table:table-cell table:style-name="ce392" table:formula="of:=[.U551]-[.R552]+[.S552]" office:value-type="float" office:value="163923.85" calcext:value-type="float">
            <text:p>163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3" calcext:value-type="date">
            <text:p>2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3500" calcext:value-type="float">
            <text:p>3.500,00</text:p>
          </table:table-cell>
          <table:table-cell table:style-name="ce383"/>
          <table:table-cell table:style-name="ce392" table:formula="of:=[.U552]-[.R553]+[.S553]" office:value-type="float" office:value="167423.85" calcext:value-type="float">
            <text:p>167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5" calcext:value-type="date">
            <text:p>25.07.15</text:p>
          </table:table-cell>
          <table:table-cell table:style-name="ce382" office:value-type="string" calcext:value-type="string">
            <text:p>ali den erdemir inş n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U553]-[.R554]+[.S554]" office:value-type="float" office:value="165423.85" calcext:value-type="float">
            <text:p>165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/>
          <table:table-cell table:style-name="ce382" office:value-type="string" calcext:value-type="string">
            <text:p>ali den erdemir inş k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U554]-[.R555]+[.S555]" office:value-type="float" office:value="163423.85" calcext:value-type="float">
            <text:p>163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ye halk kredi</text:p>
          </table:table-cell>
          <table:table-cell table:style-name="ce383"/>
          <table:table-cell table:style-name="ce383" office:value-type="float" office:value="7600" calcext:value-type="float">
            <text:p>7.600,00</text:p>
          </table:table-cell>
          <table:table-cell table:style-name="ce383"/>
          <table:table-cell table:style-name="ce392" table:formula="of:=[.U555]-[.R556]+[.S556]" office:value-type="float" office:value="171023.85" calcext:value-type="float">
            <text:p>171.0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16600" calcext:value-type="float">
            <text:p>16.600,00</text:p>
          </table:table-cell>
          <table:table-cell table:style-name="ce383" table:number-columns-repeated="2"/>
          <table:table-cell table:style-name="ce392" table:formula="of:=[.U556]-[.R557]+[.S557]" office:value-type="float" office:value="154423.85" calcext:value-type="float">
            <text:p>154.4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den senet duran eryılmaz 30-8</text:p>
          </table:table-cell>
          <table:table-cell table:style-name="ce383" office:value-type="float" office:value="2500" calcext:value-type="float">
            <text:p>2.500,00</text:p>
          </table:table-cell>
          <table:table-cell table:style-name="ce383" table:number-columns-repeated="2"/>
          <table:table-cell table:style-name="ce392" table:formula="of:=[.U557]-[.R558]+[.S558]" office:value-type="float" office:value="151923.85" calcext:value-type="float">
            <text:p>151.9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 office:value-type="string" calcext:value-type="string">
            <text:p>ödendi</text:p>
          </table:table-cell>
          <table:table-cell table:style-name="ce382" office:value-type="string" calcext:value-type="string">
            <text:p>ali den senet orhan keskinkılıç 15-8</text:p>
          </table:table-cell>
          <table:table-cell table:style-name="ce383" office:value-type="float" office:value="1600" calcext:value-type="float">
            <text:p>1.600,00</text:p>
          </table:table-cell>
          <table:table-cell table:style-name="ce383" table:number-columns-repeated="2"/>
          <table:table-cell table:style-name="ce392" table:formula="of:=[.U558]-[.R559]+[.S559]" office:value-type="float" office:value="150323.85" calcext:value-type="float">
            <text:p>150.3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82" office:value-type="string" calcext:value-type="string">
            <text:p>ali den senet orhan keskinkılıç 30-8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U559]-[.R560]+[.S560]" office:value-type="float" office:value="148723.85" calcext:value-type="float">
            <text:p>148.7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7-28" calcext:value-type="date">
            <text:p>28.07.2015</text:p>
          </table:table-cell>
          <table:table-cell table:style-name="ce375" office:value-type="string" calcext:value-type="string">
            <text:p>atila da kk ümi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U560]-[.R561]+[.S561]" office:value-type="float" office:value="147723.85" calcext:value-type="float">
            <text:p>147.723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tedaş elk kk 2 taksit</text:p>
          </table:table-cell>
          <table:table-cell table:style-name="ce392"/>
          <table:table-cell table:style-name="ce392" office:value-type="float" office:value="2963" calcext:value-type="float">
            <text:p>2.963,00</text:p>
          </table:table-cell>
          <table:table-cell table:style-name="ce392"/>
          <table:table-cell table:style-name="ce392" table:formula="of:=[.U561]-[.R562]+[.S562]" office:value-type="float" office:value="150686.85" calcext:value-type="float">
            <text:p>150.6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0" calcext:value-type="float">
            <text:p>20.000,00</text:p>
          </table:table-cell>
          <table:table-cell table:style-name="ce392"/>
          <table:table-cell table:style-name="ce392" table:formula="of:=[.U562]-[.R563]+[.S563]" office:value-type="float" office:value="170686.85" calcext:value-type="float">
            <text:p>170.6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U563]-[.R564]+[.S564]" office:value-type="float" office:value="171186.85" calcext:value-type="float">
            <text:p>171.186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03" calcext:value-type="date">
            <text:p>03.08.15</text:p>
          </table:table-cell>
          <table:table-cell table:style-name="ce382" office:value-type="string" calcext:value-type="string">
            <text:p>ali ye vergi</text:p>
          </table:table-cell>
          <table:table-cell table:style-name="ce383"/>
          <table:table-cell table:style-name="ce383" office:value-type="float" office:value="595" calcext:value-type="float">
            <text:p>595,00</text:p>
          </table:table-cell>
          <table:table-cell table:style-name="ce392"/>
          <table:table-cell table:style-name="ce392" table:formula="of:=[.U564]-[.R565]+[.S565]" office:value-type="float" office:value="171781.85" calcext:value-type="float">
            <text:p>171.7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65]-[.R566]+[.S566]" office:value-type="float" office:value="175781.85" calcext:value-type="float">
            <text:p>175.7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03" calcext:value-type="date">
            <text:p>03.08.2015</text:p>
          </table:table-cell>
          <table:table-cell table:style-name="ce375" office:value-type="string" calcext:value-type="string">
            <text:p>ali den fayansçı ihsan</text:p>
          </table:table-cell>
          <table:table-cell table:style-name="ce392" office:value-type="float" office:value="1100" calcext:value-type="float">
            <text:p>1.100,00</text:p>
          </table:table-cell>
          <table:table-cell table:style-name="ce392" table:number-columns-repeated="2"/>
          <table:table-cell table:style-name="ce392" table:formula="of:=[.U566]-[.R567]+[.S567]" office:value-type="float" office:value="174681.85" calcext:value-type="float">
            <text:p>174.6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06" calcext:value-type="date">
            <text:p>06.08.2015</text:p>
          </table:table-cell>
          <table:table-cell table:style-name="ce375" office:value-type="string" calcext:value-type="string">
            <text:p>atila ya mahkeme için orgnz kira</text:p>
          </table:table-cell>
          <table:table-cell table:style-name="ce383"/>
          <table:table-cell table:style-name="ce392" office:value-type="float" office:value="900" calcext:value-type="float">
            <text:p>900,00</text:p>
          </table:table-cell>
          <table:table-cell table:style-name="ce392"/>
          <table:table-cell table:style-name="ce392" table:formula="of:=[.U567]-[.R568]+[.S568]" office:value-type="float" office:value="175581.85" calcext:value-type="float">
            <text:p>175.581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10" calcext:value-type="date">
            <text:p>10.08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U568]-[.R569]+[.S569]" office:value-type="float" office:value="180588.85" calcext:value-type="float">
            <text:p>180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569]-[.R570]+[.S570]" office:value-type="float" office:value="183588.85" calcext:value-type="float">
            <text:p>183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15" calcext:value-type="date">
            <text:p>15.08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U570]-[.R571]+[.S571]" office:value-type="float" office:value="198588.85" calcext:value-type="float">
            <text:p>198.5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çetin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U571]-[.R572]+[.S572]" office:value-type="float" office:value="199188.85" calcext:value-type="float">
            <text:p>199.188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8-17" calcext:value-type="date">
            <text:p>17.08.15</text:p>
          </table:table-cell>
          <table:table-cell table:style-name="ce375" office:value-type="string" calcext:value-type="string">
            <text:p>KREDİ 3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72]-[.R573]+[.S573]" office:value-type="float" office:value="202597.85" calcext:value-type="float">
            <text:p>202.597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26" calcext:value-type="date">
            <text:p>26.08.15</text:p>
          </table:table-cell>
          <table:table-cell table:style-name="ce382" office:value-type="string" calcext:value-type="string">
            <text:p>DENİZ KREDİ 12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73]-[.R574]+[.S574]" office:value-type="float" office:value="209362.85" calcext:value-type="float">
            <text:p>209.362,8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8-30" calcext:value-type="date">
            <text:p>30.08.15</text:p>
          </table:table-cell>
          <table:table-cell table:style-name="ce382" office:value-type="string" calcext:value-type="string">
            <text:p>İŞ KREDİ 2/36</text:p>
          </table:table-cell>
          <table:table-cell table:style-name="ce392"/>
          <table:table-cell table:style-name="ce383" office:value-type="float" office:value="3424.21" calcext:value-type="float">
            <text:p>3.424,21</text:p>
          </table:table-cell>
          <table:table-cell table:style-name="ce392"/>
          <table:table-cell table:style-name="ce392" table:formula="of:=[.U574]-[.R575]+[.S575]" office:value-type="float" office:value="212787.06" calcext:value-type="float">
            <text:p>212.7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tila ya metin gözütok hesabına</text:p>
          </table:table-cell>
          <table:table-cell table:style-name="ce392"/>
          <table:table-cell table:style-name="ce392" office:value-type="float" office:value="650" calcext:value-type="float">
            <text:p>650,00</text:p>
          </table:table-cell>
          <table:table-cell table:style-name="ce392"/>
          <table:table-cell table:style-name="ce392" table:formula="of:=[.U575]-[.R576]+[.S576]" office:value-type="float" office:value="213437.06" calcext:value-type="float">
            <text:p>213.43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ye lise arksı kiradan</text:p>
          </table:table-cell>
          <table:table-cell table:style-name="ce392"/>
          <table:table-cell table:style-name="ce392" office:value-type="float" office:value="2550" calcext:value-type="float">
            <text:p>2.550,00</text:p>
          </table:table-cell>
          <table:table-cell table:style-name="ce392"/>
          <table:table-cell table:style-name="ce392" table:formula="of:=[.U576]-[.R577]+[.S577]" office:value-type="float" office:value="215987.06" calcext:value-type="float">
            <text:p>215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8-30" calcext:value-type="date">
            <text:p>30.08.2015</text:p>
          </table:table-cell>
          <table:table-cell table:style-name="ce375" office:value-type="string" calcext:value-type="string">
            <text:p>ali ye senet için o.keskinkılıç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577]-[.R578]+[.S578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578]-[.R579]+[.S579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3" calcext:value-type="date">
            <text:p>03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U579]-[.R580]+[.S580]" office:value-type="float" office:value="216987.06" calcext:value-type="float">
            <text:p>216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4" calcext:value-type="date">
            <text:p>04.09.2015</text:p>
          </table:table-cell>
          <table:table-cell table:style-name="ce375" office:value-type="string" calcext:value-type="string">
            <text:p>atila dan <text:s text:c="29"/>arsadan 15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U580]-[.R581]+[.S581]" office:value-type="float" office:value="196987.06" calcext:value-type="float">
            <text:p>196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U581]-[.R582]+[.S582]" office:value-type="float" office:value="200987.06" calcext:value-type="float">
            <text:p>200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i ye ziraat</text:p>
          </table:table-cell>
          <table:table-cell table:style-name="ce392"/>
          <table:table-cell table:style-name="ce392" office:value-type="float" office:value="44700" calcext:value-type="float">
            <text:p>44.700,00</text:p>
          </table:table-cell>
          <table:table-cell table:style-name="ce392"/>
          <table:table-cell table:style-name="ce392" table:formula="of:=[.U582]-[.R583]+[.S583]" office:value-type="float" office:value="245687.06" calcext:value-type="float">
            <text:p>245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 office:value-type="string" calcext:value-type="string">
            <text:p>ali den <text:s text:c="20"/>arsdana 50 den 30</text:p>
          </table:table-cell>
          <table:table-cell table:style-name="ce392" office:value-type="float" office:value="30000" calcext:value-type="float">
            <text:p>30.000,00</text:p>
          </table:table-cell>
          <table:table-cell table:style-name="ce392" table:number-columns-repeated="2"/>
          <table:table-cell table:style-name="ce392" table:formula="of:=[.U583]-[.R584]+[.S584]" office:value-type="float" office:value="215687.06" calcext:value-type="float">
            <text:p>215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0" calcext:value-type="date">
            <text:p>10.09.2015</text:p>
          </table:table-cell>
          <table:table-cell table:style-name="ce375" office:value-type="string" calcext:value-type="string">
            <text:p>ali ye iş kredi içi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U584]-[.R585]+[.S585]" office:value-type="float" office:value="220687.06" calcext:value-type="float">
            <text:p>2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7" office:value-type="string" calcext:value-type="string">
            <text:p>ali den <text:s text:c="30"/>arsadan 200</text:p>
          </table:table-cell>
          <table:table-cell table:style-name="ce393" office:value-type="float" office:value="200000" calcext:value-type="float">
            <text:p>200.000,00</text:p>
          </table:table-cell>
          <table:table-cell table:style-name="ce392" table:number-columns-repeated="2"/>
          <table:table-cell table:style-name="ce392" table:formula="of:=[.U585]-[.R586]+[.S586]" office:value-type="float" office:value="20687.06" calcext:value-type="float">
            <text:p>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ye <text:s text:c="3"/>şükriye bch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U586]-[.R587]+[.S587]" office:value-type="float" office:value="40687.06" calcext:value-type="float">
            <text:p>40.6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den onur boya fatihe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U587]-[.R588]+[.S588]" office:value-type="float" office:value="38887.06" calcext:value-type="float">
            <text:p>38.8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1" office:value-type="date" office:date-value="2015-08-04" calcext:value-type="date">
            <text:p>4.Ağu</text:p>
          </table:table-cell>
          <table:table-cell table:style-name="ce375" office:value-type="string" calcext:value-type="string">
            <text:p>nalan dan <text:s/>şakirenin</text:p>
          </table:table-cell>
          <table:table-cell table:style-name="ce392" office:value-type="float" office:value="34400" calcext:value-type="float">
            <text:p>34.400,00</text:p>
          </table:table-cell>
          <table:table-cell table:style-name="ce392"/>
          <table:table-cell table:style-name="ce383"/>
          <table:table-cell table:style-name="ce392" table:formula="of:=[.U588]-[.R589]+[.S589]" office:value-type="float" office:value="4487.06" calcext:value-type="float">
            <text:p>4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1" office:value-type="date" office:date-value="2015-08-08" calcext:value-type="date">
            <text:p>8.Ağu</text:p>
          </table:table-cell>
          <table:table-cell table:style-name="ce375" office:value-type="string" calcext:value-type="string">
            <text:p>ali ye <text:s text:c="10"/>şakirenin</text:p>
          </table:table-cell>
          <table:table-cell table:style-name="ce383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U589]-[.R590]+[.S590]" office:value-type="float" office:value="7487.06" calcext:value-type="float">
            <text:p>7.4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12" calcext:value-type="date">
            <text:p>12.09.15</text:p>
          </table:table-cell>
          <table:table-cell table:style-name="ce382" office:value-type="string" calcext:value-type="string">
            <text:p>ali ye işçiler için nalana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83"/>
          <table:table-cell table:style-name="ce392" table:formula="of:=[.U590]-[.R591]+[.S591]" office:value-type="float" office:value="8987.06" calcext:value-type="float">
            <text:p>8.987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0" office:value-type="date" office:date-value="2015-09-17" calcext:value-type="date">
            <text:p>17.09.15</text:p>
          </table:table-cell>
          <table:table-cell table:style-name="ce375" office:value-type="string" calcext:value-type="string">
            <text:p>KREDİ 3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U591]-[.R592]+[.S592]" office:value-type="float" office:value="12396.06" calcext:value-type="float">
            <text:p>12.39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26" calcext:value-type="date">
            <text:p>26.09.15</text:p>
          </table:table-cell>
          <table:table-cell table:style-name="ce382" office:value-type="string" calcext:value-type="string">
            <text:p>DENİZ KREDİ 13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U592]-[.R593]+[.S593]" office:value-type="float" office:value="19161.06" calcext:value-type="float">
            <text:p>19.16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9" office:value-type="date" office:date-value="2015-09-30" calcext:value-type="date">
            <text:p>30.09.15</text:p>
          </table:table-cell>
          <table:table-cell table:style-name="ce382" office:value-type="string" calcext:value-type="string">
            <text:p>İŞ KREDİ 3/36</text:p>
          </table:table-cell>
          <table:table-cell table:style-name="ce392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U593]-[.R594]+[.S594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52"/>
          <table:table-cell table:style-name="ce375"/>
          <table:table-cell table:style-name="ce392" table:number-columns-repeated="3"/>
          <table:table-cell table:style-name="ce392" table:formula="of:=[.U594]-[.R595]+[.S595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2" table:formula="of:=[.U595]-[.R596]+[.S596]" office:value-type="float" office:value="42584.27" calcext:value-type="float">
            <text:p>42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2" table:formula="of:=[.U596]-[.R597]+[.S597]" office:value-type="float" office:value="47584.27" calcext:value-type="float">
            <text:p>47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09-19" calcext:value-type="date">
            <text:p>19.09.2015</text:p>
          </table:table-cell>
          <table:table-cell table:style-name="ce370" office:value-type="string" calcext:value-type="string">
            <text:p>al ye işçi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2" table:formula="of:=[.U597]-[.R598]+[.S598]" office:value-type="float" office:value="50584.27" calcext:value-type="float">
            <text:p>50.5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den ksdıoğlu kk <text:s text:c="2"/>4340</text:p>
          </table:table-cell>
          <table:table-cell table:style-name="ce397" office:value-type="float" office:value="4275" calcext:value-type="float">
            <text:p>4.275,00</text:p>
          </table:table-cell>
          <table:table-cell table:style-name="ce397" table:number-columns-repeated="2"/>
          <table:table-cell table:style-name="ce392" table:formula="of:=[.U598]-[.R599]+[.S599]" office:value-type="float" office:value="46309.27" calcext:value-type="float">
            <text:p>46.30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ye 'stanbul </text:p>
          </table:table-cell>
          <table:table-cell table:style-name="ce397"/>
          <table:table-cell table:style-name="ce397" office:value-type="float" office:value="40000" calcext:value-type="float">
            <text:p>40.000,00</text:p>
          </table:table-cell>
          <table:table-cell table:style-name="ce397"/>
          <table:table-cell table:style-name="ce392" table:formula="of:=[.U599]-[.R600]+[.S600]" office:value-type="float" office:value="86309.27" calcext:value-type="float">
            <text:p>86.30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';bank kred\ 10. ay</text:p>
          </table:table-cell>
          <table:table-cell table:style-name="ce397"/>
          <table:table-cell table:style-name="ce397" office:value-type="float" office:value="5016" calcext:value-type="float">
            <text:p>5.016,00</text:p>
          </table:table-cell>
          <table:table-cell table:style-name="ce397"/>
          <table:table-cell table:style-name="ce392" table:formula="of:=[.U600]-[.R601]+[.S601]" office:value-type="float" office:value="91325.27" calcext:value-type="float">
            <text:p>91.32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6" office:value-type="string" calcext:value-type="string">
            <text:p>al' ye <text:s/>işçi şetin</text:p>
          </table:table-cell>
          <table:table-cell table:style-name="ce397"/>
          <table:table-cell table:style-name="ce405" office:value-type="float" office:value="200" calcext:value-type="float">
            <text:p>200,00</text:p>
          </table:table-cell>
          <table:table-cell table:style-name="ce397"/>
          <table:table-cell table:style-name="ce392" table:formula="of:=[.U601]-[.R602]+[.S602]" office:value-type="float" office:value="91525.27" calcext:value-type="float">
            <text:p>91.52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' ye işçi orhan</text:p>
          </table:table-cell>
          <table:table-cell table:style-name="ce397"/>
          <table:table-cell table:style-name="ce405" office:value-type="float" office:value="250" calcext:value-type="float">
            <text:p>250,00</text:p>
          </table:table-cell>
          <table:table-cell table:style-name="ce397"/>
          <table:table-cell table:style-name="ce392" table:formula="of:=[.U602]-[.R603]+[.S603]" office:value-type="float" office:value="91775.27" calcext:value-type="float">
            <text:p>91.77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7" office:value-type="string" calcext:value-type="string">
            <text:p>; devre fa'z'</text:p>
          </table:table-cell>
          <table:table-cell table:style-name="ce397"/>
          <table:table-cell table:style-name="ce405" office:value-type="float" office:value="4100" calcext:value-type="float">
            <text:p>4.100,00</text:p>
          </table:table-cell>
          <table:table-cell table:style-name="ce397"/>
          <table:table-cell table:style-name="ce392" table:formula="of:=[.U603]-[.R604]+[.S604]" office:value-type="float" office:value="95875.27" calcext:value-type="float">
            <text:p>95.875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0-17" calcext:value-type="date">
            <text:p>17.10.15</text:p>
          </table:table-cell>
          <table:table-cell table:style-name="ce370" office:value-type="string" calcext:value-type="string">
            <text:p>KREDİ 36-36 TAKSİT <text:s/>*******</text:p>
          </table:table-cell>
          <table:table-cell table:style-name="ce397"/>
          <table:table-cell table:style-name="ce397" office:value-type="float" office:value="3409" calcext:value-type="float">
            <text:p>3.409,00</text:p>
          </table:table-cell>
          <table:table-cell table:style-name="ce397"/>
          <table:table-cell table:style-name="ce392" table:formula="of:=[.U604]-[.R605]+[.S605]" office:value-type="float" office:value="99284.27" calcext:value-type="float">
            <text:p>99.284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0-26" calcext:value-type="date">
            <text:p>26.10.15</text:p>
          </table:table-cell>
          <table:table-cell table:style-name="ce370" office:value-type="string" calcext:value-type="string">
            <text:p>DENİZ KREDİ 1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05]-[.R606]+[.S606]" office:value-type="float" office:value="106049.27" calcext:value-type="float">
            <text:p>106.049,2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0-30" calcext:value-type="date">
            <text:p>30.10.15</text:p>
          </table:table-cell>
          <table:table-cell table:style-name="ce370" office:value-type="string" calcext:value-type="string">
            <text:p>İŞ KREDİ 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06]-[.R607]+[.S607]" office:value-type="float" office:value="109472.48" calcext:value-type="float">
            <text:p>109.472,4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2" calcext:value-type="date">
            <text:p>22.Eki</text:p>
          </table:table-cell>
          <table:table-cell table:style-name="ce388" office:value-type="string" calcext:value-type="string">
            <text:p>ali den İŞ köşe arsa</text:p>
          </table:table-cell>
          <table:table-cell table:style-name="ce398" office:value-type="float" office:value="265000" calcext:value-type="float">
            <text:p>265.000,00</text:p>
          </table:table-cell>
          <table:table-cell table:style-name="ce397" table:number-columns-repeated="2"/>
          <table:table-cell table:style-name="ce392" table:formula="of:=[.U607]-[.R608]+[.S608]" office:value-type="float" office:value="-155527.52" calcext:value-type="float">
            <text:p>-155.52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8000" calcext:value-type="float">
            <text:p>18.000,00</text:p>
          </table:table-cell>
          <table:table-cell table:style-name="ce397"/>
          <table:table-cell table:style-name="ce392" table:formula="of:=[.U608]-[.R609]+[.S609]" office:value-type="float" office:value="-137527.52" calcext:value-type="float">
            <text:p>-137.52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 işçi çetin boya </text:p>
          </table:table-cell>
          <table:table-cell table:style-name="ce397"/>
          <table:table-cell table:style-name="ce397" office:value-type="float" office:value="170" calcext:value-type="float">
            <text:p>170,00</text:p>
          </table:table-cell>
          <table:table-cell table:style-name="ce397"/>
          <table:table-cell table:style-name="ce392" table:formula="of:=[.U609]-[.R610]+[.S610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nadolu gençlik ten</text:p>
          </table:table-cell>
          <table:table-cell table:style-name="ce397" office:value-type="float" office:value="1000" calcext:value-type="float">
            <text:p>1.000,00</text:p>
          </table:table-cell>
          <table:table-cell table:style-name="ce397" table:number-columns-repeated="2"/>
          <table:table-cell table:style-name="ce392" table:formula="of:=[.U610]-[.R611]+[.S611]" office:value-type="float" office:value="-138357.52" calcext:value-type="float">
            <text:p>-138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tila ya kuyumcu ali menekş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1]-[.R612]+[.S612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2" table:formula="of:=[.U612]-[.R613]+[.S613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02" calcext:value-type="date">
            <text:p>02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0" calcext:value-type="float">
            <text:p>50.000,00</text:p>
          </table:table-cell>
          <table:table-cell table:style-name="ce397"/>
          <table:table-cell table:style-name="ce392" table:formula="of:=[.U613]-[.R614]+[.S614]" office:value-type="float" office:value="-87357.52" calcext:value-type="float">
            <text:p>-8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09" calcext:value-type="date">
            <text:p>09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14]-[.R615]+[.S615]" office:value-type="float" office:value="-77357.52" calcext:value-type="float">
            <text:p>-77.357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6" calcext:value-type="date">
            <text:p>16.Kas</text:p>
          </table:table-cell>
          <table:table-cell table:style-name="ce370" office:value-type="string" calcext:value-type="string">
            <text:p>ali ye iş kredi</text:p>
          </table:table-cell>
          <table:table-cell table:style-name="ce397"/>
          <table:table-cell table:style-name="ce397" office:value-type="float" office:value="5027" calcext:value-type="float">
            <text:p>5.027,00</text:p>
          </table:table-cell>
          <table:table-cell table:style-name="ce397"/>
          <table:table-cell table:style-name="ce392" table:formula="of:=[.U615]-[.R616]+[.S616]" office:value-type="float" office:value="-72330.52" calcext:value-type="float">
            <text:p>-72.33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6]-[.R617]+[.S617]" office:value-type="float" office:value="-71330.52" calcext:value-type="float">
            <text:p>-71.33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avlunlar hacı yalıtım</text:p>
          </table:table-cell>
          <table:table-cell table:style-name="ce397"/>
          <table:table-cell table:style-name="ce397" office:value-type="float" office:value="270" calcext:value-type="float">
            <text:p>270,00</text:p>
          </table:table-cell>
          <table:table-cell table:style-name="ce397"/>
          <table:table-cell table:style-name="ce392" table:formula="of:=[.U617]-[.R618]+[.S618]" office:value-type="float" office:value="-71060.52" calcext:value-type="float">
            <text:p>-71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5-11-20" calcext:value-type="date">
            <text:p>20.Kas</text:p>
          </table:table-cell>
          <table:table-cell table:style-name="ce370" office:value-type="string" calcext:value-type="string">
            <text:p>atila ya siyah bmw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18]-[.R619]+[.S619]" office:value-type="float" office:value="-70060.52" calcext:value-type="float">
            <text:p>-70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5" calcext:value-type="date">
            <text:p>25.11.2015</text:p>
          </table:table-cell>
          <table:table-cell table:style-name="ce370" office:value-type="string" calcext:value-type="string">
            <text:p>atila y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19]-[.R620]+[.S620]" office:value-type="float" office:value="-60060.52" calcext:value-type="float">
            <text:p>-60.060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1-26" calcext:value-type="date">
            <text:p>26.11.15</text:p>
          </table:table-cell>
          <table:table-cell table:style-name="ce370" office:value-type="string" calcext:value-type="string">
            <text:p>DENİZ KREDİ 1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20]-[.R621]+[.S621]" office:value-type="float" office:value="-53295.52" calcext:value-type="float">
            <text:p>-53.295,5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1-30" calcext:value-type="date">
            <text:p>30.11.15</text:p>
          </table:table-cell>
          <table:table-cell table:style-name="ce370" office:value-type="string" calcext:value-type="string">
            <text:p>İŞ KREDİ 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21]-[.R622]+[.S622]" office:value-type="float" office:value="-49872.31" calcext:value-type="float">
            <text:p>-49.8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6" calcext:value-type="date">
            <text:p>26.11.2015</text:p>
          </table:table-cell>
          <table:table-cell table:style-name="ce370" office:value-type="string" calcext:value-type="string">
            <text:p>iş havale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2" table:formula="of:=[.U622]-[.R623]+[.S623]" office:value-type="float" office:value="-49472.31" calcext:value-type="float">
            <text:p>-49.4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7" calcext:value-type="date">
            <text:p>27.11.2015</text:p>
          </table:table-cell>
          <table:table-cell table:style-name="ce370" office:value-type="string" calcext:value-type="string">
            <text:p>atila ya metin kuveyt haval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23]-[.R624]+[.S624]" office:value-type="float" office:value="-48472.31" calcext:value-type="float">
            <text:p>-48.4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8" calcext:value-type="date">
            <text:p>28.11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200" calcext:value-type="float">
            <text:p>1.200,00</text:p>
          </table:table-cell>
          <table:table-cell table:style-name="ce397"/>
          <table:table-cell table:style-name="ce392" table:formula="of:=[.U624]-[.R625]+[.S625]" office:value-type="float" office:value="-47272.31" calcext:value-type="float">
            <text:p>-47.2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02" calcext:value-type="date">
            <text:p>02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2" table:formula="of:=[.U625]-[.R626]+[.S626]" office:value-type="float" office:value="-17272.31" calcext:value-type="float">
            <text:p>-17.272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1-20" calcext:value-type="date">
            <text:p>20.11.2015</text:p>
          </table:table-cell>
          <table:table-cell table:style-name="ce370" office:value-type="string" calcext:value-type="string">
            <text:p>yalıtım mermer hesabı</text:p>
          </table:table-cell>
          <table:table-cell table:style-name="ce397" office:value-type="float" office:value="1835" calcext:value-type="float">
            <text:p>1.835,00</text:p>
          </table:table-cell>
          <table:table-cell table:style-name="ce397" table:number-columns-repeated="2"/>
          <table:table-cell table:style-name="ce392" table:formula="of:=[.U626]-[.R627]+[.S627]" office:value-type="float" office:value="-19107.31" calcext:value-type="float">
            <text:p>-19.107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07" calcext:value-type="date">
            <text:p>07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2" table:formula="of:=[.U627]-[.R628]+[.S628]" office:value-type="float" office:value="-4107.31000000002" calcext:value-type="float">
            <text:p>-4.107,3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15" calcext:value-type="date">
            <text:p>15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U628]-[.R629]+[.S629]" office:value-type="float" office:value="5892.68999999998" calcext:value-type="float">
            <text:p>5.892,6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5-12-26" calcext:value-type="date">
            <text:p>26.12.15</text:p>
          </table:table-cell>
          <table:table-cell table:style-name="ce370" office:value-type="string" calcext:value-type="string">
            <text:p>DENİZ KREDİ 1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U629]-[.R630]+[.S630]" office:value-type="float" office:value="12657.69" calcext:value-type="float">
            <text:p>12.657,6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5-12-30" calcext:value-type="date">
            <text:p>30.12.15</text:p>
          </table:table-cell>
          <table:table-cell table:style-name="ce370" office:value-type="string" calcext:value-type="string">
            <text:p>İŞ KREDİ 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U630]-[.R631]+[.S631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alıtım mermer hesabı</text:p>
          </table:table-cell>
          <table:table-cell table:style-name="ce397" table:number-columns-repeated="3"/>
          <table:table-cell table:style-name="ce392" table:formula="of:=[.U631]-[.R632]+[.S632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65 mt * 15 cm denizlik <text:s text:c="5"/>500</text:p>
          </table:table-cell>
          <table:table-cell table:style-name="ce397" table:number-columns-repeated="3"/>
          <table:table-cell table:style-name="ce392" table:formula="of:=[.U632]-[.R633]+[.S633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350 ad karo <text:s text:c="26"/>350</text:p>
          </table:table-cell>
          <table:table-cell table:style-name="ce397" table:number-columns-repeated="3"/>
          <table:table-cell table:style-name="ce392" table:formula="of:=[.U633]-[.R634]+[.S634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27 m2 traverten <text:s text:c="18"/>675</text:p>
          </table:table-cell>
          <table:table-cell table:style-name="ce397" table:number-columns-repeated="3"/>
          <table:table-cell table:style-name="ce392" table:formula="of:=[.U634]-[.R635]+[.S635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15 mt * 15 cm küpeşte <text:s text:c="6"/>100</text:p>
          </table:table-cell>
          <table:table-cell table:style-name="ce397" table:number-columns-repeated="3"/>
          <table:table-cell table:style-name="ce392" table:formula="of:=[.U635]-[.R636]+[.S636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30 mt * 5 cm küpeşte <text:s text:c="11"/>60</text:p>
          </table:table-cell>
          <table:table-cell table:style-name="ce397" table:number-columns-repeated="3"/>
          <table:table-cell table:style-name="ce392" table:formula="of:=[.U636]-[.R637]+[.S637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li işçiliği <text:s text:c="26"/>100</text:p>
          </table:table-cell>
          <table:table-cell table:style-name="ce397" table:number-columns-repeated="3"/>
          <table:table-cell table:style-name="ce392" table:formula="of:=[.U637]-[.R638]+[.S638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um <text:s text:c="45"/>50</text:p>
          </table:table-cell>
          <table:table-cell table:style-name="ce397" table:number-columns-repeated="3"/>
          <table:table-cell table:style-name="ce392" table:formula="of:=[.U638]-[.R639]+[.S639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<text:s text:c="29"/>toplam <text:s text:c="4"/>1835</text:p>
          </table:table-cell>
          <table:table-cell table:style-name="ce397" table:number-columns-repeated="3"/>
          <table:table-cell table:style-name="ce392" table:formula="of:=[.U639]-[.R640]+[.S640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16" calcext:value-type="date">
            <text:p>16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2" table:formula="of:=[.U640]-[.R641]+[.S641]" office:value-type="float" office:value="20080.9" calcext:value-type="float">
            <text:p>20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5-12-28" calcext:value-type="date">
            <text:p>28.12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U641]-[.R642]+[.S642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2" table:formula="of:=[.U642]-[.R643]+[.S643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8" office:value-type="string" calcext:value-type="string">
            <text:p>2016 ya devirdoğuş alacaklı</text:p>
          </table:table-cell>
          <table:table-cell table:style-name="ce397" table:number-columns-repeated="3"/>
          <table:table-cell table:style-name="ce413" table:formula="of:=[.U643]-[.R644]+[.S644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2" table:formula="of:=[.U644]-[.R645]+[.S645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9" office:value-type="string" calcext:value-type="string">
            <text:p>DEVİR 2015 doğuş borçlu</text:p>
          </table:table-cell>
          <table:table-cell table:style-name="ce399" table:number-columns-repeated="3"/>
          <table:table-cell table:style-name="ce413" table:formula="of:=[.U645]-[.R646]+[.S646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2-29" calcext:value-type="date">
            <text:p>29.02.16</text:p>
          </table:table-cell>
          <table:table-cell table:style-name="ce370" office:value-type="string" calcext:value-type="string">
            <text:p>İŞ KREDİ 8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46]-[.R647]+[.S647]" office:value-type="float" office:value="24504.11" calcext:value-type="float">
            <text:p>24.504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2-26" calcext:value-type="date">
            <text:p>26.02.16</text:p>
          </table:table-cell>
          <table:table-cell table:style-name="ce370" office:value-type="string" calcext:value-type="string">
            <text:p>DENİZ KREDİ 1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47]-[.R648]+[.S648]" office:value-type="float" office:value="31269.11" calcext:value-type="float">
            <text:p>31.269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2-01" calcext:value-type="date">
            <text:p>01.02.2016</text:p>
          </table:table-cell>
          <table:table-cell table:style-name="ce370" office:value-type="string" calcext:value-type="string">
            <text:p>ali ye ssk</text:p>
          </table:table-cell>
          <table:table-cell table:style-name="ce397"/>
          <table:table-cell table:style-name="ce397" office:value-type="float" office:value="3777" calcext:value-type="float">
            <text:p>3.777,00</text:p>
          </table:table-cell>
          <table:table-cell table:style-name="ce397"/>
          <table:table-cell table:style-name="ce397" table:formula="of:=[.U648]-[.R649]+[.S649]" office:value-type="float" office:value="35046.11" calcext:value-type="float">
            <text:p>35.046,1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1-30" calcext:value-type="date">
            <text:p>30.01.16</text:p>
          </table:table-cell>
          <table:table-cell table:style-name="ce370" office:value-type="string" calcext:value-type="string">
            <text:p>İŞ KREDİ 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49]-[.R650]+[.S650]" office:value-type="float" office:value="38469.32" calcext:value-type="float">
            <text:p>38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1-26" calcext:value-type="date">
            <text:p>26.01.16</text:p>
          </table:table-cell>
          <table:table-cell table:style-name="ce370" office:value-type="string" calcext:value-type="string">
            <text:p>DENİZ KREDİ 17/60. TAKSİT <text:s text:c="5"/>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50]-[.R651]+[.S651]" office:value-type="float" office:value="45234.32" calcext:value-type="float">
            <text:p>45.234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nkt <text:s text:c="41"/></text:p>
          </table:table-cell>
          <table:table-cell table:style-name="ce397"/>
          <table:table-cell table:style-name="ce397" office:value-type="float" office:value="12747" calcext:value-type="float">
            <text:p>12.747,00</text:p>
          </table:table-cell>
          <table:table-cell table:style-name="ce397"/>
          <table:table-cell table:style-name="ce397" table:formula="of:=[.U651]-[.R652]+[.S652]" office:value-type="float" office:value="57981.32" calcext:value-type="float">
            <text:p>57.981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kdv stopaj <text:s text:c="20"/>20 000</text:p>
          </table:table-cell>
          <table:table-cell table:style-name="ce397"/>
          <table:table-cell table:style-name="ce397" office:value-type="float" office:value="488" calcext:value-type="float">
            <text:p>488,00</text:p>
          </table:table-cell>
          <table:table-cell table:style-name="ce397"/>
          <table:table-cell table:style-name="ce397" table:formula="of:=[.U652]-[.R653]+[.S653]" office:value-type="float" office:value="58469.32" calcext:value-type="float">
            <text:p>58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1-15" calcext:value-type="date">
            <text:p>15.01.2016</text:p>
          </table:table-cell>
          <table:table-cell table:style-name="ce370" office:value-type="string" calcext:value-type="string">
            <text:p>ali ye <text:s text:c="64"/>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53]-[.R654]+[.S654]" office:value-type="float" office:value="63469.32" calcext:value-type="float">
            <text:p>63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25" calcext:value-type="date">
            <text:p>25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654]-[.R655]+[.S655]" office:value-type="float" office:value="65469.32" calcext:value-type="float">
            <text:p>65.469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kredi selanik</text:p>
          </table:table-cell>
          <table:table-cell table:style-name="ce397"/>
          <table:table-cell table:style-name="ce397" office:value-type="float" office:value="5033" calcext:value-type="float">
            <text:p>5.033,00</text:p>
          </table:table-cell>
          <table:table-cell table:style-name="ce397"/>
          <table:table-cell table:style-name="ce397" table:formula="of:=[.U655]-[.R656]+[.S656]" office:value-type="float" office:value="70502.32" calcext:value-type="float">
            <text:p>70.502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cı kamil mezar parası tevfşkten</text:p>
          </table:table-cell>
          <table:table-cell table:style-name="ce397" office:value-type="float" office:value="600" calcext:value-type="float">
            <text:p>600,00</text:p>
          </table:table-cell>
          <table:table-cell table:style-name="ce397" table:number-columns-repeated="2"/>
          <table:table-cell table:style-name="ce397" table:formula="of:=[.U656]-[.R657]+[.S657]" office:value-type="float" office:value="69902.32" calcext:value-type="float">
            <text:p>69.902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20" calcext:value-type="date">
            <text:p>20.03.2016</text:p>
          </table:table-cell>
          <table:table-cell table:style-name="ce370" office:value-type="string" calcext:value-type="string">
            <text:p>doğuş kdv</text:p>
          </table:table-cell>
          <table:table-cell table:style-name="ce397" office:value-type="float" office:value="574" calcext:value-type="float">
            <text:p>574,00</text:p>
          </table:table-cell>
          <table:table-cell table:style-name="ce397" table:number-columns-repeated="2"/>
          <table:table-cell table:style-name="ce397" table:formula="of:=[.U657]-[.R658]+[.S658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19" calcext:value-type="date">
            <text:p>19.03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658]-[.R659]+[.S659]" office:value-type="float" office:value="69828.32" calcext:value-type="float">
            <text:p>69.8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elim demi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659]-[.R660]+[.S660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TIR dan atşla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660]-[.R661]+[.S661]" office:value-type="float" office:value="72328.32" calcext:value-type="float">
            <text:p>72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10" calcext:value-type="date">
            <text:p>10.03.2016</text:p>
          </table:table-cell>
          <table:table-cell table:style-name="ce370" office:value-type="string" calcext:value-type="string">
            <text:p>TIR dan</text:p>
          </table:table-cell>
          <table:table-cell table:style-name="ce397" office:value-type="float" office:value="39000" calcext:value-type="float">
            <text:p>39.000,00</text:p>
          </table:table-cell>
          <table:table-cell table:style-name="ce397" table:number-columns-repeated="2"/>
          <table:table-cell table:style-name="ce397" table:formula="of:=[.U661]-[.R662]+[.S662]" office:value-type="float" office:value="33328.32" calcext:value-type="float">
            <text:p>33.3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3-07" calcext:value-type="date">
            <text:p>07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662]-[.R663]+[.S663]" office:value-type="float" office:value="33628.32" calcext:value-type="float">
            <text:p>33.6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2 ay kira en alt kat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663]-[.R664]+[.S664]" office:value-type="float" office:value="34228.32" calcext:value-type="float">
            <text:p>34.228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3-26" calcext:value-type="date">
            <text:p>26.03.16</text:p>
          </table:table-cell>
          <table:table-cell table:style-name="ce370" office:value-type="string" calcext:value-type="string">
            <text:p>DENİZ KREDİ 1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64]-[.R665]+[.S665]" office:value-type="float" office:value="40993.32" calcext:value-type="float">
            <text:p>40.993,3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3-30" calcext:value-type="date">
            <text:p>30.03.16</text:p>
          </table:table-cell>
          <table:table-cell table:style-name="ce370" office:value-type="string" calcext:value-type="string">
            <text:p>İŞ KREDİ 9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65]-[.R666]+[.S666]" office:value-type="float" office:value="44416.53" calcext:value-type="float">
            <text:p>44.41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güvenliği için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666]-[.R667]+[.S667]" office:value-type="float" office:value="45416.53" calcext:value-type="float">
            <text:p>45.41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ciye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U667]-[.R668]+[.S668]" office:value-type="float" office:value="45766.53" calcext:value-type="float">
            <text:p>45.76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ümit kk mermer hesabı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668]-[.R669]+[.S669]" office:value-type="float" office:value="45466.53" calcext:value-type="float">
            <text:p>45.466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5-26" calcext:value-type="date">
            <text:p>26.05.16</text:p>
          </table:table-cell>
          <table:table-cell table:style-name="ce370" office:value-type="string" calcext:value-type="string">
            <text:p>DENİZ KREDİ 2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69]-[.R670]+[.S670]" office:value-type="float" office:value="52231.53" calcext:value-type="float">
            <text:p>52.231,5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5-30" calcext:value-type="date">
            <text:p>30.05.16</text:p>
          </table:table-cell>
          <table:table-cell table:style-name="ce370" office:value-type="string" calcext:value-type="string">
            <text:p>İŞ KREDİ 11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70]-[.R671]+[.S671]" office:value-type="float" office:value="55654.74" calcext:value-type="float">
            <text:p>55.654,7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4-26" calcext:value-type="date">
            <text:p>26.04.16</text:p>
          </table:table-cell>
          <table:table-cell table:style-name="ce370" office:value-type="string" calcext:value-type="string">
            <text:p>DENİZ KREDİ 2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71]-[.R672]+[.S672]" office:value-type="float" office:value="62419.74" calcext:value-type="float">
            <text:p>62.419,7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4-30" calcext:value-type="date">
            <text:p>30.04.16</text:p>
          </table:table-cell>
          <table:table-cell table:style-name="ce370" office:value-type="string" calcext:value-type="string">
            <text:p>İŞ KREDİ 10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72]-[.R673]+[.S673]" office:value-type="float" office:value="65842.95" calcext:value-type="float">
            <text:p>65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673]-[.R674]+[.S674]" office:value-type="float" office:value="75842.95" calcext:value-type="float">
            <text:p>75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çek</text:p>
          </table:table-cell>
          <table:table-cell table:style-name="ce397" office:value-type="float" office:value="12500" calcext:value-type="float">
            <text:p>12.500,00</text:p>
          </table:table-cell>
          <table:table-cell table:style-name="ce397" table:number-columns-repeated="2"/>
          <table:table-cell table:style-name="ce397" table:formula="of:=[.U674]-[.R675]+[.S675]" office:value-type="float" office:value="63342.95" calcext:value-type="float">
            <text:p>63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4" calcext:value-type="date">
            <text:p>04.04.2016</text:p>
          </table:table-cell>
          <table:table-cell table:style-name="ce370" office:value-type="string" calcext:value-type="string">
            <text:p>yurt kredi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75]-[.R676]+[.S676]" office:value-type="float" office:value="68342.95" calcext:value-type="float">
            <text:p>68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1" calcext:value-type="date">
            <text:p>01.04.2016</text:p>
          </table:table-cell>
          <table:table-cell table:style-name="ce370" office:value-type="string" calcext:value-type="string">
            <text:p>nail yalıtım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U676]-[.R677]+[.S677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4-01" calcext:value-type="date">
            <text:p>01.04.2016</text:p>
          </table:table-cell>
          <table:table-cell table:style-name="ce370"/>
          <table:table-cell table:style-name="ce397" table:number-columns-repeated="3"/>
          <table:table-cell table:style-name="ce397" table:formula="of:=[.U677]-[.R678]+[.S678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6-27" calcext:value-type="date">
            <text:p>27.06.20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7000" calcext:value-type="float">
            <text:p>7.000,00</text:p>
          </table:table-cell>
          <table:table-cell table:style-name="ce397"/>
          <table:table-cell table:style-name="ce397" table:formula="of:=[.U678]-[.R679]+[.S679]" office:value-type="float" office:value="76842.95" calcext:value-type="float">
            <text:p>76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U679]-[.R680]+[.S680]" office:value-type="float" office:value="84842.95" calcext:value-type="float">
            <text:p>84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4" calcext:value-type="date">
            <text:p>14.06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680]-[.R681]+[.S681]" office:value-type="float" office:value="99842.95" calcext:value-type="float">
            <text:p>99.8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5" calcext:value-type="date">
            <text:p>15.06.16</text:p>
          </table:table-cell>
          <table:table-cell table:style-name="ce370" office:value-type="string" calcext:value-type="string">
            <text:p>iş 800 havale çek için</text:p>
          </table:table-cell>
          <table:table-cell table:style-name="ce397"/>
          <table:table-cell table:style-name="ce397" office:value-type="float" office:value="3500" calcext:value-type="float">
            <text:p>3.500,00</text:p>
          </table:table-cell>
          <table:table-cell table:style-name="ce397"/>
          <table:table-cell table:style-name="ce397" table:formula="of:=[.U681]-[.R682]+[.S682]" office:value-type="float" office:value="103342.95" calcext:value-type="float">
            <text:p>103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2000" calcext:value-type="float">
            <text:p>22.000,00</text:p>
          </table:table-cell>
          <table:table-cell table:style-name="ce397"/>
          <table:table-cell table:style-name="ce397" table:formula="of:=[.U682]-[.R683]+[.S683]" office:value-type="float" office:value="125342.95" calcext:value-type="float">
            <text:p>125.342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26" calcext:value-type="date">
            <text:p>26.06.16</text:p>
          </table:table-cell>
          <table:table-cell table:style-name="ce370" office:value-type="string" calcext:value-type="string">
            <text:p>DENİZ KREDİ 22/60.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83]-[.R684]+[.S684]" office:value-type="float" office:value="132107.95" calcext:value-type="float">
            <text:p>132.107,95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İŞ KREDİ 12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84]-[.R685]+[.S685]" office:value-type="float" office:value="135531.16" calcext:value-type="float">
            <text:p>135.53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18" calcext:value-type="date">
            <text:p>18.06.16</text:p>
          </table:table-cell>
          <table:table-cell table:style-name="ce370" office:value-type="string" calcext:value-type="string">
            <text:p>iş kredi ali</text:p>
          </table:table-cell>
          <table:table-cell table:style-name="ce397"/>
          <table:table-cell table:style-name="ce397" office:value-type="float" office:value="5040" calcext:value-type="float">
            <text:p>5.040,00</text:p>
          </table:table-cell>
          <table:table-cell table:style-name="ce397"/>
          <table:table-cell table:style-name="ce397" table:formula="of:=[.U685]-[.R686]+[.S686]" office:value-type="float" office:value="140571.16" calcext:value-type="float">
            <text:p>140.5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08" calcext:value-type="date">
            <text:p>08.06.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2900" calcext:value-type="float">
            <text:p>2.900,00</text:p>
          </table:table-cell>
          <table:table-cell table:style-name="ce397" table:number-columns-repeated="2"/>
          <table:table-cell table:style-name="ce397" table:formula="of:=[.U686]-[.R687]+[.S687]" office:value-type="float" office:value="137671.16" calcext:value-type="float">
            <text:p>137.6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6-07" calcext:value-type="date">
            <text:p>07.06.16</text:p>
          </table:table-cell>
          <table:table-cell table:style-name="ce370" office:value-type="string" calcext:value-type="string">
            <text:p>bch tan ali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687]-[.R688]+[.S688]" office:value-type="float" office:value="167671.16" calcext:value-type="float">
            <text:p>167.671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7-26" calcext:value-type="date">
            <text:p>26.07.16</text:p>
          </table:table-cell>
          <table:table-cell table:style-name="ce370" office:value-type="string" calcext:value-type="string">
            <text:p>DENİZ KREDİ 23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688]-[.R689]+[.S689]" office:value-type="float" office:value="174436.16" calcext:value-type="float">
            <text:p>174.436,1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7-30" calcext:value-type="date">
            <text:p>30.07.16</text:p>
          </table:table-cell>
          <table:table-cell table:style-name="ce370" office:value-type="string" calcext:value-type="string">
            <text:p>İŞ KREDİ 13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689]-[.R690]+[.S690]" office:value-type="float" office:value="177859.37" calcext:value-type="float">
            <text:p>177.85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26" calcext:value-type="date">
            <text:p>26.07.2016</text:p>
          </table:table-cell>
          <table:table-cell table:style-name="ce370" office:value-type="string" calcext:value-type="string">
            <text:p>vergi </text:p>
          </table:table-cell>
          <table:table-cell table:style-name="ce397"/>
          <table:table-cell table:style-name="ce397" office:value-type="float" office:value="705" calcext:value-type="float">
            <text:p>705,00</text:p>
          </table:table-cell>
          <table:table-cell table:style-name="ce397"/>
          <table:table-cell table:style-name="ce397" table:formula="of:=[.U690]-[.R691]+[.S691]" office:value-type="float" office:value="178564.37" calcext:value-type="float">
            <text:p>178.564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6-30" calcext:value-type="date">
            <text:p>30.06.20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665" calcext:value-type="float">
            <text:p>665,00</text:p>
          </table:table-cell>
          <table:table-cell table:style-name="ce397"/>
          <table:table-cell table:style-name="ce397" table:formula="of:=[.U691]-[.R692]+[.S692]" office:value-type="float" office:value="179229.37" calcext:value-type="float">
            <text:p>179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01" calcext:value-type="date">
            <text:p>01.07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692]-[.R693]+[.S693]" office:value-type="float" office:value="183229.37" calcext:value-type="float">
            <text:p>183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11" calcext:value-type="date">
            <text:p>11.07.2016</text:p>
          </table:table-cell>
          <table:table-cell table:style-name="ce370" office:value-type="string" calcext:value-type="string">
            <text:p>ali iş kredi için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93]-[.R694]+[.S694]" office:value-type="float" office:value="188229.37" calcext:value-type="float">
            <text:p>188.2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skeleden killik</text:p>
          </table:table-cell>
          <table:table-cell table:style-name="ce397"/>
          <table:table-cell table:style-name="ce397" office:value-type="float" office:value="700" calcext:value-type="float">
            <text:p>700,00</text:p>
          </table:table-cell>
          <table:table-cell table:style-name="ce397"/>
          <table:table-cell table:style-name="ce397" table:formula="of:=[.U694]-[.R695]+[.S695]" office:value-type="float" office:value="188929.37" calcext:value-type="float">
            <text:p>188.9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şahin çırdaklı ya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695]-[.R696]+[.S696]" office:value-type="float" office:value="188429.37" calcext:value-type="float">
            <text:p>188.4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ıkamacı mehmet en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696]-[.R697]+[.S697]" office:value-type="float" office:value="188729.37" calcext:value-type="float">
            <text:p>188.7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usuf parlak d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697]-[.R698]+[.S698]" office:value-type="float" office:value="188829.37" calcext:value-type="float">
            <text:p>188.82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mermer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U698]-[.R699]+[.S699]" office:value-type="float" office:value="188079.37" calcext:value-type="float">
            <text:p>188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7-10" calcext:value-type="date">
            <text:p>10.07.2016</text:p>
          </table:table-cell>
          <table:table-cell table:style-name="ce370" office:value-type="string" calcext:value-type="string">
            <text:p>kıbrıstan 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699]-[.R700]+[.S700]" office:value-type="float" office:value="193079.37" calcext:value-type="float">
            <text:p>193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00]-[.R701]+[.S701]" office:value-type="float" office:value="203079.37" calcext:value-type="float">
            <text:p>203.0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9900" calcext:value-type="float">
            <text:p>9.900,00</text:p>
          </table:table-cell>
          <table:table-cell table:style-name="ce397" table:number-columns-repeated="2"/>
          <table:table-cell table:style-name="ce397" table:formula="of:=[.U701]-[.R702]+[.S702]" office:value-type="float" office:value="193179.37" calcext:value-type="float">
            <text:p>193.179,37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8-30" calcext:value-type="date">
            <text:p>30.08.16</text:p>
          </table:table-cell>
          <table:table-cell table:style-name="ce370" office:value-type="string" calcext:value-type="string">
            <text:p>İŞ KREDİ 1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02]-[.R703]+[.S703]" office:value-type="float" office:value="196602.58" calcext:value-type="float">
            <text:p>196.602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an seçkin ant yalıtım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U703]-[.R704]+[.S704]" office:value-type="float" office:value="201402.58" calcext:value-type="float">
            <text:p>201.402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8-26" calcext:value-type="date">
            <text:p>26.08.16</text:p>
          </table:table-cell>
          <table:table-cell table:style-name="ce370" office:value-type="string" calcext:value-type="string">
            <text:p>DENİZ KREDİ 2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04]-[.R705]+[.S705]" office:value-type="float" office:value="208167.58" calcext:value-type="float">
            <text:p>208.1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den nakit</text:p>
          </table:table-cell>
          <table:table-cell table:style-name="ce397" office:value-type="float" office:value="6750" calcext:value-type="float">
            <text:p>6.750,00</text:p>
          </table:table-cell>
          <table:table-cell table:style-name="ce397" table:number-columns-repeated="2"/>
          <table:table-cell table:style-name="ce397" table:formula="of:=[.U705]-[.R706]+[.S706]" office:value-type="float" office:value="201417.58" calcext:value-type="float">
            <text:p>201.4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yibo hilton evye <text:s text:c="5"/>75 tl * 110</text:p>
          </table:table-cell>
          <table:table-cell table:style-name="ce397"/>
          <table:table-cell table:style-name="ce397" office:value-type="float" office:value="8250" calcext:value-type="float">
            <text:p>8.250,00</text:p>
          </table:table-cell>
          <table:table-cell table:style-name="ce397"/>
          <table:table-cell table:style-name="ce397" table:formula="of:=[.U706]-[.R707]+[.S707]" office:value-type="float" office:value="209667.58" calcext:value-type="float">
            <text:p>209.6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armara bilardo hesabı</text:p>
          </table:table-cell>
          <table:table-cell table:style-name="ce397" office:value-type="float" office:value="8500" calcext:value-type="float">
            <text:p>8.500,00</text:p>
          </table:table-cell>
          <table:table-cell table:style-name="ce397" table:number-columns-repeated="2"/>
          <table:table-cell table:style-name="ce397" table:formula="of:=[.U707]-[.R708]+[.S708]" office:value-type="float" office:value="201167.58" calcext:value-type="float">
            <text:p>201.1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lden 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08]-[.R709]+[.S709]" office:value-type="float" office:value="201467.58" calcext:value-type="float">
            <text:p>201.46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mermer kadtem</text:p>
          </table:table-cell>
          <table:table-cell table:style-name="ce397" office:value-type="float" office:value="2950" calcext:value-type="float">
            <text:p>2.950,00</text:p>
          </table:table-cell>
          <table:table-cell table:style-name="ce397" table:number-columns-repeated="2"/>
          <table:table-cell table:style-name="ce397" table:formula="of:=[.U709]-[.R710]+[.S710]" office:value-type="float" office:value="198517.58" calcext:value-type="float">
            <text:p>198.5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09-10" calcext:value-type="date">
            <text:p>10.09.2016</text:p>
          </table:table-cell>
          <table:table-cell table:style-name="ce370" office:value-type="string" calcext:value-type="string">
            <text:p>iş kredi 795411 e havale</text:p>
          </table:table-cell>
          <table:table-cell table:style-name="ce397"/>
          <table:table-cell table:style-name="ce397" office:value-type="float" office:value="5100" calcext:value-type="float">
            <text:p>5.100,00</text:p>
          </table:table-cell>
          <table:table-cell table:style-name="ce397"/>
          <table:table-cell table:style-name="ce397" table:formula="of:=[.U710]-[.R711]+[.S711]" office:value-type="float" office:value="203617.58" calcext:value-type="float">
            <text:p>203.6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taç yapı kk</text:p>
          </table:table-cell>
          <table:table-cell table:style-name="ce397" office:value-type="float" office:value="3700" calcext:value-type="float">
            <text:p>3.700,00</text:p>
          </table:table-cell>
          <table:table-cell table:style-name="ce397" table:number-columns-repeated="2"/>
          <table:table-cell table:style-name="ce397" table:formula="of:=[.U711]-[.R712]+[.S712]" office:value-type="float" office:value="199917.58" calcext:value-type="float">
            <text:p>199.9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U712]-[.R713]+[.S713]" office:value-type="float" office:value="200117.58" calcext:value-type="float">
            <text:p>200.117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gk işten yattı</text:p>
          </table:table-cell>
          <table:table-cell table:style-name="ce397"/>
          <table:table-cell table:style-name="ce397" office:value-type="float" office:value="3719" calcext:value-type="float">
            <text:p>3.719,00</text:p>
          </table:table-cell>
          <table:table-cell table:style-name="ce397"/>
          <table:table-cell table:style-name="ce397" table:formula="of:=[.U713]-[.R714]+[.S714]" office:value-type="float" office:value="203836.58" calcext:value-type="float">
            <text:p>203.8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lat havale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714]-[.R715]+[.S715]" office:value-type="float" office:value="204436.58" calcext:value-type="float">
            <text:p>204.4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715]-[.R716]+[.S716]" office:value-type="float" office:value="219436.58" calcext:value-type="float">
            <text:p>219.4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den</text:p>
          </table:table-cell>
          <table:table-cell table:style-name="ce397" office:value-type="float" office:value="26500" calcext:value-type="float">
            <text:p>26.500,00</text:p>
          </table:table-cell>
          <table:table-cell table:style-name="ce397" table:number-columns-repeated="2"/>
          <table:table-cell table:style-name="ce397" table:formula="of:=[.U716]-[.R717]+[.S717]" office:value-type="float" office:value="192936.58" calcext:value-type="float">
            <text:p>192.9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0-10" calcext:value-type="date">
            <text:p>10.10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717]-[.R718]+[.S718]" office:value-type="float" office:value="193536.58" calcext:value-type="float">
            <text:p>193.5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atı hesabından hüsam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U718]-[.R719]+[.S719]" office:value-type="float" office:value="192736.58" calcext:value-type="float">
            <text:p>192.73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hasan sengün</text:p>
          </table:table-cell>
          <table:table-cell table:style-name="ce397" office:value-type="float" office:value="120" calcext:value-type="float">
            <text:p>120,00</text:p>
          </table:table-cell>
          <table:table-cell table:style-name="ce397" table:number-columns-repeated="2"/>
          <table:table-cell table:style-name="ce397" table:formula="of:=[.U719]-[.R720]+[.S720]" office:value-type="float" office:value="192616.58" calcext:value-type="float">
            <text:p>192.616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09-26" calcext:value-type="date">
            <text:p>26.09.16</text:p>
          </table:table-cell>
          <table:table-cell table:style-name="ce370" office:value-type="string" calcext:value-type="string">
            <text:p>DENİZ KREDİ 2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20]-[.R721]+[.S721]" office:value-type="float" office:value="199381.58" calcext:value-type="float">
            <text:p>199.381,5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İŞ KREDİ 1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21]-[.R722]+[.S722]" office:value-type="float" office:value="202804.79" calcext:value-type="float">
            <text:p>202.804,79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5281.62" calcext:value-type="float">
            <text:p>5.281,62</text:p>
          </table:table-cell>
          <table:table-cell table:style-name="ce397"/>
          <table:table-cell table:style-name="ce397" table:formula="of:=[.U722]-[.R723]+[.S723]" office:value-type="float" office:value="208086.41" calcext:value-type="float">
            <text:p>208.086,4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0-26" calcext:value-type="date">
            <text:p>26.10.16</text:p>
          </table:table-cell>
          <table:table-cell table:style-name="ce370" office:value-type="string" calcext:value-type="string">
            <text:p>DENİZ KREDİ 2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23]-[.R724]+[.S724]" office:value-type="float" office:value="214851.41" calcext:value-type="float">
            <text:p>214.851,4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10-30" calcext:value-type="date">
            <text:p>30.10.16</text:p>
          </table:table-cell>
          <table:table-cell table:style-name="ce370" office:value-type="string" calcext:value-type="string">
            <text:p>İŞ KREDİ 1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24]-[.R725]+[.S725]" office:value-type="float" office:value="218274.62" calcext:value-type="float">
            <text:p>218.27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dan</text:p>
          </table:table-cell>
          <table:table-cell table:style-name="ce397" office:value-type="float" office:value="740" calcext:value-type="float">
            <text:p>740,00</text:p>
          </table:table-cell>
          <table:table-cell table:style-name="ce397" table:number-columns-repeated="2"/>
          <table:table-cell table:style-name="ce397" table:formula="of:=[.U725]-[.R726]+[.S726]" office:value-type="float" office:value="217534.62" calcext:value-type="float">
            <text:p>217.53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10" calcext:value-type="date">
            <text:p>10.11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850" calcext:value-type="float">
            <text:p>850,00</text:p>
          </table:table-cell>
          <table:table-cell table:style-name="ce397"/>
          <table:table-cell table:style-name="ce397" table:formula="of:=[.U726]-[.R727]+[.S727]" office:value-type="float" office:value="218384.62" calcext:value-type="float">
            <text:p>218.384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12" calcext:value-type="date">
            <text:p>12.11.2016</text:p>
          </table:table-cell>
          <table:table-cell table:style-name="ce370" office:value-type="string" calcext:value-type="string">
            <text:p>emre şentürk kk sivas hesabı için</text:p>
          </table:table-cell>
          <table:table-cell table:style-name="ce397" office:value-type="float" office:value="1145" calcext:value-type="float">
            <text:p>1.145,00</text:p>
          </table:table-cell>
          <table:table-cell table:style-name="ce397" table:number-columns-repeated="2"/>
          <table:table-cell table:style-name="ce397" table:formula="of:=[.U727]-[.R728]+[.S728]" office:value-type="float" office:value="217239.62" calcext:value-type="float">
            <text:p>217.239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ocak malzeme</text:p>
          </table:table-cell>
          <table:table-cell table:style-name="ce397"/>
          <table:table-cell table:style-name="ce397" office:value-type="float" office:value="392" calcext:value-type="float">
            <text:p>392,00</text:p>
          </table:table-cell>
          <table:table-cell table:style-name="ce397"/>
          <table:table-cell table:style-name="ce397" table:formula="of:=[.U728]-[.R729]+[.S729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1-26" calcext:value-type="date">
            <text:p>26.11.2016</text:p>
          </table:table-cell>
          <table:table-cell table:style-name="ce370" office:value-type="string" calcext:value-type="string">
            <text:p>atiladan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U729]-[.R730]+[.S730]" office:value-type="float" office:value="216831.62" calcext:value-type="float">
            <text:p>216.8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kuyumcu sabri</text:p>
          </table:table-cell>
          <table:table-cell table:style-name="ce397"/>
          <table:table-cell table:style-name="ce397" office:value-type="float" office:value="450" calcext:value-type="float">
            <text:p>450,00</text:p>
          </table:table-cell>
          <table:table-cell table:style-name="ce397"/>
          <table:table-cell table:style-name="ce397" table:formula="of:=[.U730]-[.R731]+[.S731]" office:value-type="float" office:value="217281.62" calcext:value-type="float">
            <text:p>217.28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U731]-[.R732]+[.S732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 office:value-type="date" office:date-value="2016-11-30" calcext:value-type="date">
            <text:p>30.11.16</text:p>
          </table:table-cell>
          <table:table-cell table:style-name="ce370" office:value-type="string" calcext:value-type="string">
            <text:p>İŞ KREDİ 1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U732]-[.R733]+[.S733]" office:value-type="float" office:value="221054.83" calcext:value-type="float">
            <text:p>221.05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1-26" calcext:value-type="date">
            <text:p>26.11.16</text:p>
          </table:table-cell>
          <table:table-cell table:style-name="ce370" office:value-type="string" calcext:value-type="string">
            <text:p>DENİZ KREDİ 27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33]-[.R734]+[.S734]" office:value-type="float" office:value="227819.83" calcext:value-type="float">
            <text:p>227.8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06" calcext:value-type="date">
            <text:p>06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34]-[.R735]+[.S735]" office:value-type="float" office:value="228119.83" calcext:value-type="float">
            <text:p>228.1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yşe balcı kat 4 satışı</text:p>
          </table:table-cell>
          <table:table-cell table:style-name="ce398" office:value-type="float" office:value="115000" calcext:value-type="float">
            <text:p>115.000,00</text:p>
          </table:table-cell>
          <table:table-cell table:style-name="ce397" table:number-columns-repeated="2"/>
          <table:table-cell table:style-name="ce397" table:formula="of:=[.U735]-[.R736]+[.S736]" office:value-type="float" office:value="113119.83" calcext:value-type="float">
            <text:p>113.1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tamirci yusuf hesabı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U736]-[.R737]+[.S737]" office:value-type="float" office:value="117919.83" calcext:value-type="float">
            <text:p>117.91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den kdv</text:p>
          </table:table-cell>
          <table:table-cell table:style-name="ce397" office:value-type="float" office:value="875" calcext:value-type="float">
            <text:p>875,00</text:p>
          </table:table-cell>
          <table:table-cell table:style-name="ce397" table:number-columns-repeated="2"/>
          <table:table-cell table:style-name="ce397" table:formula="of:=[.U737]-[.R738]+[.S738]" office:value-type="float" office:value="117044.83" calcext:value-type="float">
            <text:p>117.04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38]-[.R739]+[.S739]" office:value-type="float" office:value="137044.83" calcext:value-type="float">
            <text:p>137.04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iş kredi masrafı</text:p>
          </table:table-cell>
          <table:table-cell table:style-name="ce397"/>
          <table:table-cell table:style-name="ce397" office:value-type="float" office:value="3134" calcext:value-type="float">
            <text:p>3.134,00</text:p>
          </table:table-cell>
          <table:table-cell table:style-name="ce397"/>
          <table:table-cell table:style-name="ce397" table:formula="of:=[.U739]-[.R740]+[.S740]" office:value-type="float" office:value="140178.83" calcext:value-type="float">
            <text:p>140.17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BCH için alınan <text:s text:c="3"/>BCH a ödendi</text:p>
          </table:table-cell>
          <table:table-cell table:style-name="ce397" office:value-type="float" office:value="38880" calcext:value-type="float">
            <text:p>38.880,00</text:p>
          </table:table-cell>
          <table:table-cell table:style-name="ce397" table:number-columns-repeated="2"/>
          <table:table-cell table:style-name="ce397" table:formula="of:=[.U740]-[.R741]+[.S741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ayın 30 unda odene iş kredisi kapandı</text:p>
          </table:table-cell>
          <table:table-cell table:style-name="ce397" table:number-columns-repeated="3"/>
          <table:table-cell table:style-name="ce397" table:formula="of:=[.U741]-[.R742]+[.S742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ayın 12 sinde 36 ay vade yeni kredi </text:p>
          </table:table-cell>
          <table:table-cell table:style-name="ce397" table:number-columns-repeated="3"/>
          <table:table-cell table:style-name="ce397" table:formula="of:=[.U742]-[.R743]+[.S743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iş kredi kapatıldı yeni kredi açıldı</text:p>
          </table:table-cell>
          <table:table-cell table:style-name="ce397" table:number-columns-repeated="3"/>
          <table:table-cell table:style-name="ce397" table:formula="of:=[.U743]-[.R744]+[.S744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6-12-26" calcext:value-type="date">
            <text:p>26.12.16</text:p>
          </table:table-cell>
          <table:table-cell table:style-name="ce370" office:value-type="string" calcext:value-type="string">
            <text:p>DENİZ KREDİ 2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44]-[.R745]+[.S745]" office:value-type="float" office:value="108063.83" calcext:value-type="float">
            <text:p>108.0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6-12-30" calcext:value-type="date">
            <text:p>30.12.2016</text:p>
          </table:table-cell>
          <table:table-cell table:style-name="ce370" office:value-type="string" calcext:value-type="string">
            <text:p>BCH dönem faizi</text:p>
          </table:table-cell>
          <table:table-cell table:style-name="ce397"/>
          <table:table-cell table:style-name="ce397" office:value-type="float" office:value="4100" calcext:value-type="float">
            <text:p>4.100,00</text:p>
          </table:table-cell>
          <table:table-cell table:style-name="ce397"/>
          <table:table-cell table:style-name="ce397" table:formula="of:=[.U745]-[.R746]+[.S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8" office:value-type="string" calcext:value-type="string">
            <text:p>2016 sonu devir doğuş alacaklı</text:p>
          </table:table-cell>
          <table:table-cell table:style-name="ce397" table:number-columns-repeated="3"/>
          <table:table-cell table:style-name="ce398" table:formula="of:=[.U746]-[.R747]+[.S747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7" table:formula="of:=[.U747]-[.R748]+[.S748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89" office:value-type="string" calcext:value-type="string">
            <text:p>DEVİR 2016 dan doğuş alacaklı</text:p>
          </table:table-cell>
          <table:table-cell table:style-name="ce399"/>
          <table:table-cell table:style-name="ce399" table:formula="of:=[.U746]" office:value-type="float" office:value="112163.83" calcext:value-type="float">
            <text:p>112.163,83</text:p>
          </table:table-cell>
          <table:table-cell table:style-name="ce399"/>
          <table:table-cell table:style-name="ce399" table:formula="of:=[.U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2-26" calcext:value-type="date">
            <text:p>26.02.17</text:p>
          </table:table-cell>
          <table:table-cell table:style-name="ce370" office:value-type="string" calcext:value-type="string">
            <text:p>DENİZ KREDİ 3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49]-[.R750]+[.S750]" office:value-type="float" office:value="118928.83" calcext:value-type="float">
            <text:p>118.92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4860" calcext:value-type="float">
            <text:p>4.860,00</text:p>
          </table:table-cell>
          <table:table-cell table:style-name="ce397"/>
          <table:table-cell table:style-name="ce397" table:formula="of:=[.U750]-[.R751]+[.S751]" office:value-type="float" office:value="123788.83" calcext:value-type="float">
            <text:p>123.7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2-14" calcext:value-type="date">
            <text:p>14.02.2017</text:p>
          </table:table-cell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751]-[.R752]+[.S752]" office:value-type="float" office:value="127788.83" calcext:value-type="float">
            <text:p>127.7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2-12" calcext:value-type="date">
            <text:p>12.02.2017</text:p>
          </table:table-cell>
          <table:table-cell table:style-name="ce370" office:value-type="string" calcext:value-type="string">
            <text:p>İŞ KREDİ 2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752]-[.R753]+[.S753]" office:value-type="float" office:value="131133.83" calcext:value-type="float">
            <text:p>131.1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1-26" calcext:value-type="date">
            <text:p>26.01.17</text:p>
          </table:table-cell>
          <table:table-cell table:style-name="ce370" office:value-type="string" calcext:value-type="string">
            <text:p>DENİZ KREDİ 2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53]-[.R754]+[.S754]" office:value-type="float" office:value="137898.83" calcext:value-type="float">
            <text:p>137.89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1-12" calcext:value-type="date">
            <text:p>12.01.2017</text:p>
          </table:table-cell>
          <table:table-cell table:style-name="ce370" office:value-type="string" calcext:value-type="string">
            <text:p>İŞ KREDİ 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754]-[.R755]+[.S755]" office:value-type="float" office:value="141243.83" calcext:value-type="float">
            <text:p>141.2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ya maden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55]-[.R756]+[.S756]" office:value-type="float" office:value="161243.83" calcext:value-type="float">
            <text:p>161.2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ye maden</text:p>
          </table:table-cell>
          <table:table-cell table:style-name="ce397"/>
          <table:table-cell table:style-name="ce397" office:value-type="float" office:value="19800" calcext:value-type="float">
            <text:p>19.800,00</text:p>
          </table:table-cell>
          <table:table-cell table:style-name="ce397"/>
          <table:table-cell table:style-name="ce397" table:formula="of:=[.U756]-[.R757]+[.S757]" office:value-type="float" office:value="181043.83" calcext:value-type="float">
            <text:p>181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757]-[.R758]+[.S758]" office:value-type="float" office:value="186043.83" calcext:value-type="float">
            <text:p>186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12000" calcext:value-type="float">
            <text:p>12.000,00</text:p>
          </table:table-cell>
          <table:table-cell table:style-name="ce397"/>
          <table:table-cell table:style-name="ce397" table:formula="of:=[.U758]-[.R759]+[.S759]" office:value-type="float" office:value="198043.83" calcext:value-type="float">
            <text:p>198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U759]-[.R760]+[.S760]" office:value-type="float" office:value="202043.83" calcext:value-type="float">
            <text:p>202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sk</text:p>
          </table:table-cell>
          <table:table-cell table:style-name="ce397"/>
          <table:table-cell table:style-name="ce397" office:value-type="float" office:value="1160" calcext:value-type="float">
            <text:p>1.160,00</text:p>
          </table:table-cell>
          <table:table-cell table:style-name="ce397"/>
          <table:table-cell table:style-name="ce397" table:formula="of:=[.U760]-[.R761]+[.S761]" office:value-type="float" office:value="203203.83" calcext:value-type="float">
            <text:p>203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4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U761]-[.R762]+[.S762]" office:value-type="float" office:value="204703.83" calcext:value-type="float">
            <text:p>204.7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62]-[.R763]+[.S763]" office:value-type="float" office:value="214703.83" calcext:value-type="float">
            <text:p>214.7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2500" calcext:value-type="float">
            <text:p>2.500,00</text:p>
          </table:table-cell>
          <table:table-cell table:style-name="ce397"/>
          <table:table-cell table:style-name="ce397" table:formula="of:=[.U763]-[.R764]+[.S764]" office:value-type="float" office:value="217203.83" calcext:value-type="float">
            <text:p>21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vakıf kredi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764]-[.R765]+[.S765]" office:value-type="float" office:value="247203.83" calcext:value-type="float">
            <text:p>24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765]-[.R766]+[.S766]" office:value-type="float" office:value="252203.83" calcext:value-type="float">
            <text:p>252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5" office:value-type="date" office:date-value="2017-01-05" calcext:value-type="date">
            <text:p>05.Oca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60000" calcext:value-type="float">
            <text:p>60.000,00</text:p>
          </table:table-cell>
          <table:table-cell table:style-name="ce397"/>
          <table:table-cell table:style-name="ce409"/>
          <table:table-cell table:style-name="ce397" table:formula="of:=[.U766]-[.R767]+[.S767]" office:value-type="float" office:value="192203.83" calcext:value-type="float">
            <text:p>192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767]-[.R768]+[.S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ayşe kat 3</text:p>
          </table:table-cell>
          <table:table-cell table:style-name="ce397" office:value-type="float" office:value="165000" calcext:value-type="float">
            <text:p>165.000,00</text:p>
          </table:table-cell>
          <table:table-cell table:style-name="ce397" table:number-columns-repeated="2"/>
          <table:table-cell table:style-name="ce397" table:formula="of:=[.U768]-[.R769]+[.S769]" office:value-type="float" office:value="27203.8299999999" calcext:value-type="float">
            <text:p>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İş 800 yatan</text:p>
          </table:table-cell>
          <table:table-cell table:style-name="ce397"/>
          <table:table-cell table:style-name="ce397" office:value-type="float" office:value="100000" calcext:value-type="float">
            <text:p>100.000,00</text:p>
          </table:table-cell>
          <table:table-cell table:style-name="ce397"/>
          <table:table-cell table:style-name="ce397" table:formula="of:=[.U769]-[.R770]+[.S770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/>
          <table:table-cell table:style-name="ce397" table:number-columns-repeated="3"/>
          <table:table-cell table:style-name="ce397" table:formula="of:=[.U770]-[.R771]+[.S771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3-12" calcext:value-type="date">
            <text:p>12.03.2017</text:p>
          </table:table-cell>
          <table:table-cell table:style-name="ce370" office:value-type="string" calcext:value-type="string">
            <text:p>İŞ KREDİ 3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1]-[.R772]+[.S772]" office:value-type="float" office:value="130538.83" calcext:value-type="float">
            <text:p>130.5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4-12" calcext:value-type="date">
            <text:p>12.04.2017</text:p>
          </table:table-cell>
          <table:table-cell table:style-name="ce370" office:value-type="string" calcext:value-type="string">
            <text:p>İŞ KREDİ 4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2]-[.R773]+[.S773]" office:value-type="float" office:value="133873.83" calcext:value-type="float">
            <text:p>133.87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3" office:value-type="date" office:date-value="2017-03-26" calcext:value-type="date">
            <text:p>26.03.17</text:p>
          </table:table-cell>
          <table:table-cell table:style-name="ce370" office:value-type="string" calcext:value-type="string">
            <text:p>DENİZ KREDİ 3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U773]-[.R774]+[.S774]" office:value-type="float" office:value="140638.83" calcext:value-type="float">
            <text:p>140.6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kredi kapatma</text:p>
          </table:table-cell>
          <table:table-cell table:style-name="ce397"/>
          <table:table-cell table:style-name="ce397" office:value-type="float" office:value="169310" calcext:value-type="float">
            <text:p>169.310,00</text:p>
          </table:table-cell>
          <table:table-cell table:style-name="ce397"/>
          <table:table-cell table:style-name="ce397" table:formula="of:=[.U774]-[.R775]+[.S775]" office:value-type="float" office:value="309948.83" calcext:value-type="float">
            <text:p>309.94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eniz tapu için</text:p>
          </table:table-cell>
          <table:table-cell table:style-name="ce397"/>
          <table:table-cell table:style-name="ce397" office:value-type="float" office:value="20" calcext:value-type="float">
            <text:p>20,00</text:p>
          </table:table-cell>
          <table:table-cell table:style-name="ce397"/>
          <table:table-cell table:style-name="ce397" table:formula="of:=[.U775]-[.R776]+[.S776]" office:value-type="float" office:value="309968.83" calcext:value-type="float">
            <text:p>309.9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3-10" calcext:value-type="date">
            <text:p>10.03.2017</text:p>
          </table:table-cell>
          <table:table-cell table:style-name="ce370" office:value-type="string" calcext:value-type="string">
            <text:p>aliye 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U776]-[.R777]+[.S777]" office:value-type="float" office:value="310368.83" calcext:value-type="float">
            <text:p>310.3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ızarhane yıkama kira iş 800 havale</text:p>
          </table:table-cell>
          <table:table-cell table:style-name="ce397"/>
          <table:table-cell table:style-name="ce397" office:value-type="float" office:value="15400" calcext:value-type="float">
            <text:p>15.400,00</text:p>
          </table:table-cell>
          <table:table-cell table:style-name="ce397"/>
          <table:table-cell table:style-name="ce397" table:formula="of:=[.U777]-[.R778]+[.S778]" office:value-type="float" office:value="325768.83" calcext:value-type="float">
            <text:p>325.7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5-12" calcext:value-type="date">
            <text:p>12.05.2017</text:p>
          </table:table-cell>
          <table:table-cell table:style-name="ce370" office:value-type="string" calcext:value-type="string">
            <text:p>İŞ KREDİ 5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78]-[.R779]+[.S779]" office:value-type="float" office:value="329103.83" calcext:value-type="float">
            <text:p>329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31" calcext:value-type="date">
            <text:p>31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U779]-[.R780]+[.S780]" office:value-type="float" office:value="354103.83" calcext:value-type="float">
            <text:p>354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29" calcext:value-type="date">
            <text:p>29.05.2017</text:p>
          </table:table-cell>
          <table:table-cell table:style-name="ce370" office:value-type="string" calcext:value-type="string">
            <text:p>aliye yapılandırm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780]-[.R781]+[.S781]" office:value-type="float" office:value="364103.83" calcext:value-type="float">
            <text:p>364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23" calcext:value-type="date">
            <text:p>23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781]-[.R782]+[.S782]" office:value-type="float" office:value="365103.83" calcext:value-type="float">
            <text:p>365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10" calcext:value-type="float">
            <text:p>10,00</text:p>
          </table:table-cell>
          <table:table-cell table:style-name="ce397" table:number-columns-repeated="2"/>
          <table:table-cell table:style-name="ce397" table:formula="of:=[.U782]-[.R783]+[.S783]" office:value-type="float" office:value="365093.83" calcext:value-type="float">
            <text:p>365.09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U783]-[.R784]+[.S784]" office:value-type="float" office:value="365043.83" calcext:value-type="float">
            <text:p>365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5-18" calcext:value-type="date">
            <text:p>18.05.2017</text:p>
          </table:table-cell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784]-[.R785]+[.S785]" office:value-type="float" office:value="365543.83" calcext:value-type="float">
            <text:p>365.5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U785]-[.R786]+[.S786]" office:value-type="float" office:value="365503.83" calcext:value-type="float">
            <text:p>365.5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 çim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786]-[.R787]+[.S787]" office:value-type="float" office:value="365473.83" calcext:value-type="float">
            <text:p>365.47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U787]-[.R788]+[.S788]" office:value-type="float" office:value="365423.83" calcext:value-type="float">
            <text:p>365.42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788]-[.R789]+[.S789]" office:value-type="float" office:value="365393.83" calcext:value-type="float">
            <text:p>365.39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 kçk altın</text:p>
          </table:table-cell>
          <table:table-cell table:style-name="ce397"/>
          <table:table-cell table:style-name="ce397" office:value-type="float" office:value="240" calcext:value-type="float">
            <text:p>240,00</text:p>
          </table:table-cell>
          <table:table-cell table:style-name="ce397"/>
          <table:table-cell table:style-name="ce397" table:formula="of:=[.U789]-[.R790]+[.S790]" office:value-type="float" office:value="365633.83" calcext:value-type="float">
            <text:p>365.6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den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790]-[.R791]+[.S791]" office:value-type="float" office:value="365233.83" calcext:value-type="float">
            <text:p>365.2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kat 1</text:p>
          </table:table-cell>
          <table:table-cell table:style-name="ce397" office:value-type="float" office:value="107500" calcext:value-type="float">
            <text:p>107.500,00</text:p>
          </table:table-cell>
          <table:table-cell table:style-name="ce397" table:number-columns-repeated="2"/>
          <table:table-cell table:style-name="ce397" table:formula="of:=[.U791]-[.R792]+[.S792]" office:value-type="float" office:value="257733.83" calcext:value-type="float">
            <text:p>257.7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yşe kat 2</text:p>
          </table:table-cell>
          <table:table-cell table:style-name="ce397" office:value-type="float" office:value="175000" calcext:value-type="float">
            <text:p>175.000,00</text:p>
          </table:table-cell>
          <table:table-cell table:style-name="ce397" table:number-columns-repeated="2"/>
          <table:table-cell table:style-name="ce397" table:formula="of:=[.U792]-[.R793]+[.S793]" office:value-type="float" office:value="82733.83" calcext:value-type="float">
            <text:p>82.7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10" calcext:value-type="date">
            <text:p>10.09.2017</text:p>
          </table:table-cell>
          <table:table-cell table:style-name="ce370" office:value-type="string" calcext:value-type="string">
            <text:p>aliye emlakçı kiracıdan gokhan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U793]-[.R794]+[.S794]" office:value-type="float" office:value="83133.83" calcext:value-type="float">
            <text:p>83.1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ayraktar emlakçı samet kk geçildi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U794]-[.R795]+[.S795]" office:value-type="float" office:value="83433.83" calcext:value-type="float">
            <text:p>83.4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urat ticaret emlakçı samet kk geçildi</text:p>
          </table:table-cell>
          <table:table-cell table:style-name="ce397"/>
          <table:table-cell table:style-name="ce406" office:value-type="float" office:value="500" calcext:value-type="float">
            <text:p>500,00</text:p>
          </table:table-cell>
          <table:table-cell table:style-name="ce397"/>
          <table:table-cell table:style-name="ce397" table:formula="of:=[.U795]-[.R796]+[.S796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İŞ KREDİ 7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U796]-[.R797]+[.S797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aliden İŞ KREDİ 7/36 için alınan</text:p>
          </table:table-cell>
          <table:table-cell table:style-name="ce397" office:value-type="float" office:value="3335" calcext:value-type="float">
            <text:p>3.335,00</text:p>
          </table:table-cell>
          <table:table-cell table:style-name="ce406"/>
          <table:table-cell table:style-name="ce397"/>
          <table:table-cell table:style-name="ce397" table:formula="of:=[.U797]-[.R798]+[.S798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06-12" calcext:value-type="date">
            <text:p>12.06.2017</text:p>
          </table:table-cell>
          <table:table-cell table:style-name="ce370" office:value-type="string" calcext:value-type="string">
            <text:p>İŞ KREDİ 6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U798]-[.R799]+[.S799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799]-[.R800]+[.S800]" office:value-type="float" office:value="107268.83" calcext:value-type="float">
            <text:p>107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 sivas benzinci çeki (ali paşa yıkama kira)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800]-[.R801]+[.S801]" office:value-type="float" office:value="122268.83" calcext:value-type="float">
            <text:p>122.26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230" calcext:value-type="float">
            <text:p>230,00</text:p>
          </table:table-cell>
          <table:table-cell table:style-name="ce397" table:number-columns-repeated="2"/>
          <table:table-cell table:style-name="ce397" table:formula="of:=[.U801]-[.R802]+[.S802]" office:value-type="float" office:value="122038.83" calcext:value-type="float">
            <text:p>122.0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6-06" calcext:value-type="date">
            <text:p>06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U802]-[.R803]+[.S803]" office:value-type="float" office:value="147038.83" calcext:value-type="float">
            <text:p>147.0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23" calcext:value-type="date">
            <text:p>23.08.2017</text:p>
          </table:table-cell>
          <table:table-cell table:style-name="ce370" office:value-type="string" calcext:value-type="string">
            <text:p>vakıfbanka yat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03]-[.R804]+[.S804]" office:value-type="float" office:value="147138.83" calcext:value-type="float">
            <text:p>147.1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8" calcext:value-type="date">
            <text:p>18.08.2017</text:p>
          </table:table-cell>
          <table:table-cell table:style-name="ce370" office:value-type="string" calcext:value-type="string">
            <text:p>denizlik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U804]-[.R805]+[.S805]" office:value-type="float" office:value="146988.83" calcext:value-type="float">
            <text:p>146.98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7" calcext:value-type="date">
            <text:p>17.08.2017</text:p>
          </table:table-cell>
          <table:table-cell table:style-name="ce370" office:value-type="string" calcext:value-type="string">
            <text:p>karo</text:p>
          </table:table-cell>
          <table:table-cell table:style-name="ce397" office:value-type="float" office:value="75" calcext:value-type="float">
            <text:p>75,00</text:p>
          </table:table-cell>
          <table:table-cell table:style-name="ce397" table:number-columns-repeated="2"/>
          <table:table-cell table:style-name="ce397" table:formula="of:=[.U805]-[.R806]+[.S806]" office:value-type="float" office:value="146913.83" calcext:value-type="float">
            <text:p>146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06]-[.R807]+[.S807]" office:value-type="float" office:value="148913.83" calcext:value-type="float">
            <text:p>148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r turan kaya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U807]-[.R808]+[.S808]" office:value-type="float" office:value="148163.83" calcext:value-type="float">
            <text:p>148.1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etin <text:s/>birlik inş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U808]-[.R809]+[.S809]" office:value-type="float" office:value="146663.83" calcext:value-type="float">
            <text:p>146.6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8-16" calcext:value-type="date">
            <text:p>16.08.2017</text:p>
          </table:table-cell>
          <table:table-cell table:style-name="ce370" office:value-type="string" calcext:value-type="string">
            <text:p>ayak baş mezar</text:p>
          </table:table-cell>
          <table:table-cell table:style-name="ce397" office:value-type="float" office:value="100" calcext:value-type="float">
            <text:p>100,00</text:p>
          </table:table-cell>
          <table:table-cell table:style-name="ce397" table:number-columns-repeated="2"/>
          <table:table-cell table:style-name="ce397" table:formula="of:=[.U809]-[.R810]+[.S810]" office:value-type="float" office:value="146563.83" calcext:value-type="float">
            <text:p>146.5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umut üstü açık araba <text:s/>lastik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U810]-[.R811]+[.S811]" office:value-type="float" office:value="144563.83" calcext:value-type="float">
            <text:p>144.56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520" calcext:value-type="float">
            <text:p>520,00</text:p>
          </table:table-cell>
          <table:table-cell table:style-name="ce397" table:number-columns-repeated="2"/>
          <table:table-cell table:style-name="ce397" table:formula="of:=[.U811]-[.R812]+[.S812]" office:value-type="float" office:value="144043.83" calcext:value-type="float">
            <text:p>144.04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as akü</text:p>
          </table:table-cell>
          <table:table-cell table:style-name="ce397" office:value-type="float" office:value="240" calcext:value-type="float">
            <text:p>240,00</text:p>
          </table:table-cell>
          <table:table-cell table:style-name="ce397" table:number-columns-repeated="2"/>
          <table:table-cell table:style-name="ce397" table:formula="of:=[.U812]-[.R813]+[.S813]" office:value-type="float" office:value="143803.83" calcext:value-type="float">
            <text:p>143.8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800" calcext:value-type="float">
            <text:p>800,00</text:p>
          </table:table-cell>
          <table:table-cell table:style-name="ce397"/>
          <table:table-cell table:style-name="ce397" table:formula="of:=[.U813]-[.R814]+[.S814]" office:value-type="float" office:value="144603.83" calcext:value-type="float">
            <text:p>144.6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814]-[.R815]+[.S815]" office:value-type="float" office:value="145103.83" calcext:value-type="float">
            <text:p>145.10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ömer çakmaktan</text:p>
          </table:table-cell>
          <table:table-cell table:style-name="ce397" office:value-type="float" office:value="450" calcext:value-type="float">
            <text:p>450,00</text:p>
          </table:table-cell>
          <table:table-cell table:style-name="ce397" table:number-columns-repeated="2"/>
          <table:table-cell table:style-name="ce397" table:formula="of:=[.U815]-[.R816]+[.S816]" office:value-type="float" office:value="144653.83" calcext:value-type="float">
            <text:p>144.65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kkı emmi eşik</text:p>
          </table:table-cell>
          <table:table-cell table:style-name="ce397" office:value-type="float" office:value="15" calcext:value-type="float">
            <text:p>15,00</text:p>
          </table:table-cell>
          <table:table-cell table:style-name="ce397" table:number-columns-repeated="2"/>
          <table:table-cell table:style-name="ce397" table:formula="of:=[.U816]-[.R817]+[.S817]" office:value-type="float" office:value="144638.83" calcext:value-type="float">
            <text:p>144.638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hakkı emmi boya</text:p>
          </table:table-cell>
          <table:table-cell table:style-name="ce397" office:value-type="float" office:value="225" calcext:value-type="float">
            <text:p>225,00</text:p>
          </table:table-cell>
          <table:table-cell table:style-name="ce397" table:number-columns-repeated="2"/>
          <table:table-cell table:style-name="ce397" table:formula="of:=[.U817]-[.R818]+[.S818]" office:value-type="float" office:value="144413.83" calcext:value-type="float">
            <text:p>144.4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çalışkan kira <text:s/>iş 800 havale</text:p>
          </table:table-cell>
          <table:table-cell table:style-name="ce397"/>
          <table:table-cell table:style-name="ce397" office:value-type="float" office:value="27500" calcext:value-type="float">
            <text:p>27.500,00</text:p>
          </table:table-cell>
          <table:table-cell table:style-name="ce397"/>
          <table:table-cell table:style-name="ce397" table:formula="of:=[.U818]-[.R819]+[.S819]" office:value-type="float" office:value="171913.83" calcext:value-type="float">
            <text:p>171.913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30" calcext:value-type="date">
            <text:p>30.09.2017</text:p>
          </table:table-cell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319" calcext:value-type="float">
            <text:p>319,00</text:p>
          </table:table-cell>
          <table:table-cell table:style-name="ce397"/>
          <table:table-cell table:style-name="ce397" table:formula="of:=[.U819]-[.R820]+[.S820]" office:value-type="float" office:value="172232.83" calcext:value-type="float">
            <text:p>172.23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5110" calcext:value-type="float">
            <text:p>5.110,00</text:p>
          </table:table-cell>
          <table:table-cell table:style-name="ce397"/>
          <table:table-cell table:style-name="ce397" table:formula="of:=[.U820]-[.R821]+[.S821]" office:value-type="float" office:value="177342.83" calcext:value-type="float">
            <text:p>177.34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7170" calcext:value-type="float">
            <text:p>7.170,00</text:p>
          </table:table-cell>
          <table:table-cell table:style-name="ce397"/>
          <table:table-cell table:style-name="ce397" table:formula="of:=[.U821]-[.R822]+[.S822]" office:value-type="float" office:value="184512.83" calcext:value-type="float">
            <text:p>184.512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8887" calcext:value-type="float">
            <text:p>8.887,00</text:p>
          </table:table-cell>
          <table:table-cell table:style-name="ce397"/>
          <table:table-cell table:style-name="ce397" table:formula="of:=[.U822]-[.R823]+[.S823]" office:value-type="float" office:value="193399.83" calcext:value-type="float">
            <text:p>193.39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4085" calcext:value-type="float">
            <text:p>4.085,00</text:p>
          </table:table-cell>
          <table:table-cell table:style-name="ce397"/>
          <table:table-cell table:style-name="ce397" table:formula="of:=[.U823]-[.R824]+[.S824]" office:value-type="float" office:value="197484.83" calcext:value-type="float">
            <text:p>197.4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830" calcext:value-type="float">
            <text:p>830,00</text:p>
          </table:table-cell>
          <table:table-cell table:style-name="ce397"/>
          <table:table-cell table:style-name="ce397" table:formula="of:=[.U824]-[.R825]+[.S825]" office:value-type="float" office:value="198314.83" calcext:value-type="float">
            <text:p>198.31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tila cep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825]-[.R826]+[.S826]" office:value-type="float" office:value="198369.83" calcext:value-type="float">
            <text:p>198.36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 kk için iş ten aktarılan</text:p>
          </table:table-cell>
          <table:table-cell table:style-name="ce397"/>
          <table:table-cell table:style-name="ce397" office:value-type="float" office:value="10615" calcext:value-type="float">
            <text:p>10.615,00</text:p>
          </table:table-cell>
          <table:table-cell table:style-name="ce397"/>
          <table:table-cell table:style-name="ce397" table:formula="of:=[.U826]-[.R827]+[.S827]" office:value-type="float" office:value="208984.83" calcext:value-type="float">
            <text:p>208.9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45" calcext:value-type="float">
            <text:p>45,00</text:p>
          </table:table-cell>
          <table:table-cell table:style-name="ce397"/>
          <table:table-cell table:style-name="ce397" table:formula="of:=[.U827]-[.R828]+[.S828]" office:value-type="float" office:value="209029.83" calcext:value-type="float">
            <text:p>209.0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27" calcext:value-type="date">
            <text:p>27.09.2017</text:p>
          </table:table-cell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828]-[.R829]+[.S829]" office:value-type="float" office:value="209084.83" calcext:value-type="float">
            <text:p>209.0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ustafa (ali demirelden veresiye)</text:p>
          </table:table-cell>
          <table:table-cell table:style-name="ce397"/>
          <table:table-cell table:style-name="ce397" office:value-type="float" office:value="65" calcext:value-type="float">
            <text:p>65,00</text:p>
          </table:table-cell>
          <table:table-cell table:style-name="ce397"/>
          <table:table-cell table:style-name="ce397" table:formula="of:=[.U829]-[.R830]+[.S830]" office:value-type="float" office:value="209149.83" calcext:value-type="float">
            <text:p>209.14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24" calcext:value-type="date">
            <text:p>24.09.2017</text:p>
          </table:table-cell>
          <table:table-cell table:style-name="ce370" office:value-type="string" calcext:value-type="string">
            <text:p>mezar yemek</text:p>
          </table:table-cell>
          <table:table-cell table:style-name="ce397"/>
          <table:table-cell table:style-name="ce397" office:value-type="float" office:value="75" calcext:value-type="float">
            <text:p>75,00</text:p>
          </table:table-cell>
          <table:table-cell table:style-name="ce397"/>
          <table:table-cell table:style-name="ce397" table:formula="of:=[.U830]-[.R831]+[.S831]" office:value-type="float" office:value="209224.83" calcext:value-type="float">
            <text:p>209.2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ebati çalışkan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831]-[.R832]+[.S832]" office:value-type="float" office:value="208924.83" calcext:value-type="float">
            <text:p>208.9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U832]-[.R833]+[.S833]" office:value-type="float" office:value="208884.83" calcext:value-type="float">
            <text:p>208.88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09-08" calcext:value-type="date">
            <text:p>08.09.2017</text:p>
          </table:table-cell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U833]-[.R834]+[.S834]" office:value-type="float" office:value="208854.83" calcext:value-type="float">
            <text:p>208.85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25" calcext:value-type="float">
            <text:p>25,00</text:p>
          </table:table-cell>
          <table:table-cell table:style-name="ce397" table:number-columns-repeated="2"/>
          <table:table-cell table:style-name="ce397" table:formula="of:=[.U834]-[.R835]+[.S835]" office:value-type="float" office:value="208829.83" calcext:value-type="float">
            <text:p>208.8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 office:value-type="float" office:value="20" calcext:value-type="float">
            <text:p>20,00</text:p>
          </table:table-cell>
          <table:table-cell table:style-name="ce397" table:number-columns-repeated="2"/>
          <table:table-cell table:style-name="ce397" table:formula="of:=[.U835]-[.R836]+[.S836]" office:value-type="float" office:value="208809.83" calcext:value-type="float">
            <text:p>208.80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0-19" calcext:value-type="date">
            <text:p>19.10.2017</text:p>
          </table:table-cell>
          <table:table-cell table:style-name="ce370" office:value-type="string" calcext:value-type="string">
            <text:p>aliye tedaş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36]-[.R837]+[.S837]" office:value-type="float" office:value="213809.83" calcext:value-type="float">
            <text:p>213.80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0-14" calcext:value-type="date">
            <text:p>14.10.2017</text:p>
          </table:table-cell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320" calcext:value-type="float">
            <text:p>320,00</text:p>
          </table:table-cell>
          <table:table-cell table:style-name="ce397"/>
          <table:table-cell table:style-name="ce397" table:formula="of:=[.U837]-[.R838]+[.S838]" office:value-type="float" office:value="214129.83" calcext:value-type="float">
            <text:p>214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50000" calcext:value-type="float">
            <text:p>50.000,00</text:p>
          </table:table-cell>
          <table:table-cell table:style-name="ce397" table:number-columns-repeated="2"/>
          <table:table-cell table:style-name="ce397" table:formula="of:=[.U838]-[.R839]+[.S839]" office:value-type="float" office:value="164129.83" calcext:value-type="float">
            <text:p>164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800 haval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39]-[.R840]+[.S840]" office:value-type="float" office:value="166129.83" calcext:value-type="float">
            <text:p>166.1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U840]-[.R841]+[.S841]" office:value-type="float" office:value="165829.83" calcext:value-type="float">
            <text:p>165.8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l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41]-[.R842]+[.S842]" office:value-type="float" office:value="165929.83" calcext:value-type="float">
            <text:p>165.92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kliye için mustafa</text:p>
          </table:table-cell>
          <table:table-cell table:style-name="ce397"/>
          <table:table-cell table:style-name="ce397" office:value-type="float" office:value="550" calcext:value-type="float">
            <text:p>550,00</text:p>
          </table:table-cell>
          <table:table-cell table:style-name="ce397"/>
          <table:table-cell table:style-name="ce397" table:formula="of:=[.U842]-[.R843]+[.S843]" office:value-type="float" office:value="166479.83" calcext:value-type="float">
            <text:p>166.479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İŞ KREDİ 1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U843]-[.R844]+[.S844]" office:value-type="float" office:value="169824.83" calcext:value-type="float">
            <text:p>169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44]-[.R845]+[.S845]" office:value-type="float" office:value="174824.83" calcext:value-type="float">
            <text:p>174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6000" calcext:value-type="float">
            <text:p>6.000,00</text:p>
          </table:table-cell>
          <table:table-cell table:style-name="ce397"/>
          <table:table-cell table:style-name="ce397" table:formula="of:=[.U845]-[.R846]+[.S846]" office:value-type="float" office:value="180824.83" calcext:value-type="float">
            <text:p>180.82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aro satış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U846]-[.R847]+[.S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almer hesaba exper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47]-[.R848]+[.S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48]-[.R849]+[.S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sivas tapu havale</text:p>
          </table:table-cell>
          <table:table-cell table:style-name="ce397"/>
          <table:table-cell table:style-name="ce397" office:value-type="float" office:value="1550" calcext:value-type="float">
            <text:p>1.550,00</text:p>
          </table:table-cell>
          <table:table-cell table:style-name="ce397"/>
          <table:table-cell table:style-name="ce397" table:formula="of:=[.U849]-[.R850]+[.S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epçeciye ertana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50]-[.R851]+[.S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ğuş kk satış xps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51]-[.R852]+[.S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 office:value-type="string" calcext:value-type="string">
            <text:p>passat devir</text:p>
          </table:table-cell>
          <table:table-cell table:style-name="ce383"/>
          <table:table-cell table:style-name="ce383" office:value-type="float" office:value="200" calcext:value-type="float">
            <text:p>200,00</text:p>
          </table:table-cell>
          <table:table-cell table:style-name="ce383"/>
          <table:table-cell table:style-name="ce397" table:formula="of:=[.U852]-[.R853]+[.S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6" office:value-type="date" office:date-value="2017-12-12" calcext:value-type="date">
            <text:p>12.12.2017</text:p>
          </table:table-cell>
          <table:table-cell table:style-name="ce370" office:value-type="string" calcext:value-type="string">
            <text:p>İŞ KREDİ 12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U853]-[.R854]+[.S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doküm merdiven arif ust emmisi</text:p>
          </table:table-cell>
          <table:table-cell table:style-name="ce397" office:value-type="float" office:value="325" calcext:value-type="float">
            <text:p>325,00</text:p>
          </table:table-cell>
          <table:table-cell table:style-name="ce397" table:number-columns-repeated="2"/>
          <table:table-cell table:style-name="ce397" table:formula="of:=[.U854]-[.R855]+[.S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855]-[.R856]+[.S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irlik yapı çetin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U856]-[.R857]+[.S857]" office:value-type="float" office:value="192434.83" calcext:value-type="float">
            <text:p>192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nalan kk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U857]-[.R858]+[.S858]" office:value-type="float" office:value="197434.83" calcext:value-type="float">
            <text:p>197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858]-[.R859]+[.S859]" office:value-type="float" office:value="207434.83" calcext:value-type="float">
            <text:p>207.434,8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kk satış</text:p>
          </table:table-cell>
          <table:table-cell table:style-name="ce397"/>
          <table:table-cell table:style-name="ce397" office:value-type="float" office:value="14.5" calcext:value-type="float">
            <text:p>14,50</text:p>
          </table:table-cell>
          <table:table-cell table:style-name="ce397"/>
          <table:table-cell table:style-name="ce397" table:formula="of:=[.U859]-[.R860]+[.S860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2"/>
          <table:table-cell table:style-name="ce370" office:value-type="string" calcext:value-type="string">
            <text:p>bch devre faizi</text:p>
          </table:table-cell>
          <table:table-cell table:style-name="ce397" table:number-columns-repeated="3"/>
          <table:table-cell table:style-name="ce397" table:formula="of:=[.U860]-[.R861]+[.S861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DOĞUŞ ALACAKLI</text:p>
          </table:table-cell>
          <table:table-cell table:style-name="ce1" table:number-columns-repeated="3"/>
          <table:table-cell table:style-name="ce398" table:formula="of:=[.U861]-[.R862]+[.S862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1" table:number-columns-repeated="5"/>
          <table:table-cell table:style-name="ce397" table:formula="of:=[.U862]-[.R863]+[.S863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67"/>
          <table:table-cell table:style-name="ce367" office:value-type="string" calcext:value-type="string">
            <text:p>2017 hesaptan kalan doğuş alacaklı</text:p>
          </table:table-cell>
          <table:table-cell table:style-name="ce400"/>
          <table:table-cell table:style-name="ce396" table:formula="of:=[.U862]" office:value-type="float" office:value="207449.33" calcext:value-type="float">
            <text:p>207.449,33</text:p>
          </table:table-cell>
          <table:table-cell table:style-name="ce371"/>
          <table:table-cell table:style-name="ce398" table:formula="of:=[.R864]+[.S864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7-05" calcext:value-type="date">
            <text:p>05.07.2018</text:p>
          </table:table-cell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864]-[.R865]+[.S865]" office:value-type="float" office:value="222449.33" calcext:value-type="float">
            <text:p>222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/>
          <table:table-cell table:style-name="ce370" office:value-type="string" calcext:value-type="string">
            <text:p>kiracı kepçeci eml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865]-[.R866]+[.S866]" office:value-type="float" office:value="223449.33" calcext:value-type="float">
            <text:p>223.44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boya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U866]-[.R867]+[.S867]" office:value-type="float" office:value="223609.33" calcext:value-type="float">
            <text:p>223.6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mermer Kaparo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867]-[.R868]+[.S868]" office:value-type="float" office:value="223109.33" calcext:value-type="float">
            <text:p>223.1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ünye taşyünü RSMnin ödediği nakliye</text:p>
          </table:table-cell>
          <table:table-cell table:style-name="ce397" office:value-type="float" office:value="1850" calcext:value-type="float">
            <text:p>1.850,00</text:p>
          </table:table-cell>
          <table:table-cell table:style-name="ce397" table:number-columns-repeated="2"/>
          <table:table-cell table:style-name="ce397" table:formula="of:=[.U868]-[.R869]+[.S869]" office:value-type="float" office:value="221259.33" calcext:value-type="float">
            <text:p>221.25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900" calcext:value-type="float">
            <text:p>1.900,00</text:p>
          </table:table-cell>
          <table:table-cell table:style-name="ce397"/>
          <table:table-cell table:style-name="ce397" table:formula="of:=[.U869]-[.R870]+[.S870]" office:value-type="float" office:value="223159.33" calcext:value-type="float">
            <text:p>223.15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atlia vakıfbank hesabına özge kira</text:p>
          </table:table-cell>
          <table:table-cell table:style-name="ce397"/>
          <table:table-cell table:style-name="ce397" office:value-type="float" office:value="1250" calcext:value-type="float">
            <text:p>1.250,00</text:p>
          </table:table-cell>
          <table:table-cell table:style-name="ce397"/>
          <table:table-cell table:style-name="ce397" table:formula="of:=[.U870]-[.R871]+[.S871]" office:value-type="float" office:value="224409.33" calcext:value-type="float">
            <text:p>224.40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 office:value-type="date" office:date-value="2018-11-02" calcext:value-type="date">
            <text:p>02.11.2018</text:p>
          </table:table-cell>
          <table:table-cell table:style-name="ce370" office:value-type="string" calcext:value-type="string">
            <text:p>toyota devir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U871]-[.R872]+[.S872]" office:value-type="float" office:value="224569.33" calcext:value-type="float">
            <text:p>224.569,33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ocak alışveriş tava</text:p>
          </table:table-cell>
          <table:table-cell table:style-name="ce397"/>
          <table:table-cell table:style-name="ce397" office:value-type="float" office:value="28.95" calcext:value-type="float">
            <text:p>28,95</text:p>
          </table:table-cell>
          <table:table-cell table:style-name="ce397"/>
          <table:table-cell table:style-name="ce397" table:formula="of:=[.U872]-[.R873]+[.S873]" office:value-type="float" office:value="224598.28" calcext:value-type="float">
            <text:p>224.598,2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ocak alışveriş sigara</text:p>
          </table:table-cell>
          <table:table-cell table:style-name="ce397"/>
          <table:table-cell table:style-name="ce397" office:value-type="float" office:value="95" calcext:value-type="float">
            <text:p>95,00</text:p>
          </table:table-cell>
          <table:table-cell table:style-name="ce397"/>
          <table:table-cell table:style-name="ce397" table:formula="of:=[.U873]-[.R874]+[.S874]" office:value-type="float" office:value="224693.28" calcext:value-type="float">
            <text:p>224.693,28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ocak alışveriş</text:p>
          </table:table-cell>
          <table:table-cell table:style-name="ce397"/>
          <table:table-cell table:style-name="ce397" office:value-type="float" office:value="368.73" calcext:value-type="float">
            <text:p>368,73</text:p>
          </table:table-cell>
          <table:table-cell table:style-name="ce397"/>
          <table:table-cell table:style-name="ce397" table:formula="of:=[.U874]-[.R875]+[.S875]" office:value-type="float" office:value="225062.01" calcext:value-type="float">
            <text:p>225.06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kepçe cam</text:p>
          </table:table-cell>
          <table:table-cell table:style-name="ce397"/>
          <table:table-cell table:style-name="ce397" office:value-type="float" office:value="70" calcext:value-type="float">
            <text:p>70,00</text:p>
          </table:table-cell>
          <table:table-cell table:style-name="ce397"/>
          <table:table-cell table:style-name="ce397" table:formula="of:=[.U875]-[.R876]+[.S876]" office:value-type="float" office:value="225132.01" calcext:value-type="float">
            <text:p>225.1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kaportac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876]-[.R877]+[.S877]" office:value-type="float" office:value="225232.01" calcext:value-type="float">
            <text:p>225.2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9"/>
          <table:table-cell table:style-name="ce370" office:value-type="string" calcext:value-type="string">
            <text:p>atila kk mustafa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U877]-[.R878]+[.S878]" office:value-type="float" office:value="225832.01" calcext:value-type="float">
            <text:p>225.832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3" calcext:value-type="date">
            <text:p>23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83"/>
          <table:table-cell table:style-name="ce397" office:value-type="float" office:value="3002" calcext:value-type="float">
            <text:p>3.002,00</text:p>
          </table:table-cell>
          <table:table-cell table:style-name="ce397"/>
          <table:table-cell table:style-name="ce397" table:formula="of:=[.U878]-[.R879]+[.S879]" office:value-type="float" office:value="228834.01" calcext:value-type="float">
            <text:p>228.8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6" calcext:value-type="date">
            <text:p>26.09.2018</text:p>
          </table:table-cell>
          <table:table-cell table:style-name="ce370" office:value-type="string" calcext:value-type="string">
            <text:p>recep kuzu</text:p>
          </table:table-cell>
          <table:table-cell table:style-name="ce383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U879]-[.R880]+[.S880]" office:value-type="float" office:value="229839.01" calcext:value-type="float">
            <text:p>229.83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aliye kasadan 50000-20000=30000</text:p>
          </table:table-cell>
          <table:table-cell table:style-name="ce383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880]-[.R881]+[.S881]" office:value-type="float" office:value="249839.01" calcext:value-type="float">
            <text:p>249.83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97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U881]-[.R882]+[.S882]" office:value-type="float" office:value="250844.01" calcext:value-type="float">
            <text:p>250.84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24" calcext:value-type="date">
            <text:p>24.09.2018</text:p>
          </table:table-cell>
          <table:table-cell table:style-name="ce370" office:value-type="string" calcext:value-type="string">
            <text:p>yusuf yokuş halk eft</text:p>
          </table:table-cell>
          <table:table-cell table:style-name="ce397"/>
          <table:table-cell table:style-name="ce397" office:value-type="float" office:value="785" calcext:value-type="float">
            <text:p>785,00</text:p>
          </table:table-cell>
          <table:table-cell table:style-name="ce397"/>
          <table:table-cell table:style-name="ce397" table:formula="of:=[.U882]-[.R883]+[.S883]" office:value-type="float" office:value="251629.01" calcext:value-type="float">
            <text:p>251.62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aliye maaş için</text:p>
          </table:table-cell>
          <table:table-cell table:style-name="ce383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U883]-[.R884]+[.S884]" office:value-type="float" office:value="281629.01" calcext:value-type="float">
            <text:p>281.629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nkara dişli eft</text:p>
          </table:table-cell>
          <table:table-cell table:style-name="ce383"/>
          <table:table-cell table:style-name="ce397" office:value-type="float" office:value="2005" calcext:value-type="float">
            <text:p>2.005,00</text:p>
          </table:table-cell>
          <table:table-cell table:style-name="ce397"/>
          <table:table-cell table:style-name="ce397" table:formula="of:=[.U884]-[.R885]+[.S885]" office:value-type="float" office:value="283634.01" calcext:value-type="float">
            <text:p>283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yeşilyurt hızarhane arsadan</text:p>
          </table:table-cell>
          <table:table-cell table:style-name="ce397" office:value-type="float" office:value="205000" calcext:value-type="float">
            <text:p>205.000,00</text:p>
          </table:table-cell>
          <table:table-cell table:style-name="ce383"/>
          <table:table-cell table:style-name="ce397"/>
          <table:table-cell table:style-name="ce397" table:formula="of:=[.U885]-[.R886]+[.S886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 table:number-columns-repeated="2"/>
          <table:table-cell table:style-name="ce397" table:number-columns-repeated="3"/>
          <table:table-cell table:style-name="ce397" table:formula="of:=[.U886]-[.R887]+[.S887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09-06" calcext:value-type="date">
            <text:p>06.09.2018</text:p>
          </table:table-cell>
          <table:table-cell table:style-name="ce370" office:value-type="string" calcext:value-type="string">
            <text:p>ayhan akdoğan sulusaray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U887]-[.R888]+[.S888]" office:value-type="float" office:value="75634.01" calcext:value-type="float">
            <text:p>75.63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nkara ocak tabanca</text:p>
          </table:table-cell>
          <table:table-cell table:style-name="ce397"/>
          <table:table-cell table:style-name="ce397" office:value-type="float" office:value="1180" calcext:value-type="float">
            <text:p>1.180,00</text:p>
          </table:table-cell>
          <table:table-cell table:style-name="ce397"/>
          <table:table-cell table:style-name="ce397" table:formula="of:=[.U888]-[.R889]+[.S889]" office:value-type="float" office:value="76814.01" calcext:value-type="float">
            <text:p>76.814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toyota sigorta</text:p>
          </table:table-cell>
          <table:table-cell table:style-name="ce397"/>
          <table:table-cell table:style-name="ce397" office:value-type="float" office:value="926" calcext:value-type="float">
            <text:p>926,00</text:p>
          </table:table-cell>
          <table:table-cell table:style-name="ce397"/>
          <table:table-cell table:style-name="ce397" table:formula="of:=[.U889]-[.R890]+[.S890]" office:value-type="float" office:value="77740.01" calcext:value-type="float">
            <text:p>77.740,01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/>
          <table:table-cell table:style-name="ce370" office:value-type="string" calcext:value-type="string">
            <text:p>toyota gaz benzin</text:p>
          </table:table-cell>
          <table:table-cell table:style-name="ce397"/>
          <table:table-cell table:style-name="ce397" office:value-type="float" office:value="297.11" calcext:value-type="float">
            <text:p>297,11</text:p>
          </table:table-cell>
          <table:table-cell table:style-name="ce397"/>
          <table:table-cell table:style-name="ce397" table:formula="of:=[.U890]-[.R891]+[.S891]" office:value-type="float" office:value="78037.12" calcext:value-type="float">
            <text:p>78.037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havale okay taş</text:p>
          </table:table-cell>
          <table:table-cell table:style-name="ce383"/>
          <table:table-cell table:style-name="ce397" office:value-type="float" office:value="7505" calcext:value-type="float">
            <text:p>7.505,00</text:p>
          </table:table-cell>
          <table:table-cell table:style-name="ce397"/>
          <table:table-cell table:style-name="ce397" table:formula="of:=[.U891]-[.R892]+[.S892]" office:value-type="float" office:value="85542.12" calcext:value-type="float">
            <text:p>85.5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bankada nkt</text:p>
          </table:table-cell>
          <table:table-cell table:style-name="ce383"/>
          <table:table-cell table:style-name="ce397" office:value-type="float" office:value="17500" calcext:value-type="float">
            <text:p>17.500,00</text:p>
          </table:table-cell>
          <table:table-cell table:style-name="ce397"/>
          <table:table-cell table:style-name="ce397" table:formula="of:=[.U892]-[.R893]+[.S893]" office:value-type="float" office:value="103042.12" calcext:value-type="float">
            <text:p>103.0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ye işbank hesaptan</text:p>
          </table:table-cell>
          <table:table-cell table:style-name="ce383"/>
          <table:table-cell table:style-name="ce397" office:value-type="float" office:value="18200" calcext:value-type="float">
            <text:p>18.200,00</text:p>
          </table:table-cell>
          <table:table-cell table:style-name="ce397"/>
          <table:table-cell table:style-name="ce397" table:formula="of:=[.U893]-[.R894]+[.S894]" office:value-type="float" office:value="121242.12" calcext:value-type="float">
            <text:p>121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15" calcext:value-type="date">
            <text:p>15.10.2018</text:p>
          </table:table-cell>
          <table:table-cell table:style-name="ce370" office:value-type="string" calcext:value-type="string">
            <text:p>aliye kasadan 17000-17000=0</text:p>
          </table:table-cell>
          <table:table-cell table:style-name="ce383"/>
          <table:table-cell table:style-name="ce397" office:value-type="float" office:value="17000" calcext:value-type="float">
            <text:p>17.000,00</text:p>
          </table:table-cell>
          <table:table-cell table:style-name="ce397"/>
          <table:table-cell table:style-name="ce397" table:formula="of:=[.U894]-[.R895]+[.S895]" office:value-type="float" office:value="138242.12" calcext:value-type="float">
            <text:p>138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0-04" calcext:value-type="date">
            <text:p>04.10.2018</text:p>
          </table:table-cell>
          <table:table-cell table:style-name="ce370" office:value-type="string" calcext:value-type="string">
            <text:p>aliye kasadan 27000-10000=17000</text:p>
          </table:table-cell>
          <table:table-cell table:style-name="ce383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U895]-[.R896]+[.S896]" office:value-type="float" office:value="148242.12" calcext:value-type="float">
            <text:p>148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kasadan 30000-3000=27000</text:p>
          </table:table-cell>
          <table:table-cell table:style-name="ce383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96]-[.R897]+[.S897]" office:value-type="float" office:value="151242.12" calcext:value-type="float">
            <text:p>151.242,12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imar barışı atila daire maliyeye yatan</text:p>
          </table:table-cell>
          <table:table-cell table:style-name="ce397"/>
          <table:table-cell table:style-name="ce397" office:value-type="float" office:value="8466.82" calcext:value-type="float">
            <text:p>8.466,82</text:p>
          </table:table-cell>
          <table:table-cell table:style-name="ce397"/>
          <table:table-cell table:style-name="ce397" table:formula="of:=[.U897]-[.R898]+[.S898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ali balcı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898]-[.R899]+[.S899]" office:value-type="float" office:value="162708.94" calcext:value-type="float">
            <text:p>162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8" calcext:value-type="date">
            <text:p>28.11.2018</text:p>
          </table:table-cell>
          <table:table-cell table:style-name="ce370" office:value-type="string" calcext:value-type="string">
            <text:p>mehmet ünveroğlu 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U899]-[.R900]+[.S900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26" calcext:value-type="date">
            <text:p>26.11.2018</text:p>
          </table:table-cell>
          <table:table-cell table:style-name="ce370" office:value-type="string" calcext:value-type="string">
            <text:p>atila havale ANKARA pnomatik hortum</text:p>
          </table:table-cell>
          <table:table-cell table:style-name="ce397"/>
          <table:table-cell table:style-name="ce397" office:value-type="float" office:value="297" calcext:value-type="float">
            <text:p>297,00</text:p>
          </table:table-cell>
          <table:table-cell table:style-name="ce397"/>
          <table:table-cell table:style-name="ce397" table:formula="of:=[.U900]-[.R901]+[.S901]" office:value-type="float" office:value="160005.94" calcext:value-type="float">
            <text:p>160.0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901]-[.R902]+[.S902]" office:value-type="float" office:value="160505.94" calcext:value-type="float">
            <text:p>160.5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1-09" calcext:value-type="date">
            <text:p>09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U902]-[.R903]+[.S903]" office:value-type="float" office:value="168505.94" calcext:value-type="float">
            <text:p>168.505,94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Doğuş işbank kredi ödemesi 12.ay</text:p>
          </table:table-cell>
          <table:table-cell table:style-name="ce397"/>
          <table:table-cell table:style-name="ce397" office:value-type="float" office:value="3344.12" calcext:value-type="float">
            <text:p>3.344,12</text:p>
          </table:table-cell>
          <table:table-cell table:style-name="ce397"/>
          <table:table-cell table:style-name="ce397" table:formula="of:=[.U903]-[.R904]+[.S904]" office:value-type="float" office:value="171850.06" calcext:value-type="float">
            <text:p>171.8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Ali Balcıdan nakit</text:p>
          </table:table-cell>
          <table:table-cell table:style-name="ce397" office:value-type="float" office:value="3400" calcext:value-type="float">
            <text:p>3.400,00</text:p>
          </table:table-cell>
          <table:table-cell table:style-name="ce397" table:number-columns-repeated="2"/>
          <table:table-cell table:style-name="ce397" table:formula="of:=[.U904]-[.R905]+[.S905]" office:value-type="float" office:value="168450.06" calcext:value-type="float">
            <text:p>168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8-12-11" calcext:value-type="date">
            <text:p>11.12.2018</text:p>
          </table:table-cell>
          <table:table-cell table:style-name="ce370" office:value-type="string" calcext:value-type="string">
            <text:p>Ali Balcıya sezai hesabına yatırıla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U905]-[.R906]+[.S906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67" office:value-type="string" calcext:value-type="string">
            <text:p>2018 sonu</text:p>
          </table:table-cell>
          <table:table-cell table:style-name="ce388" office:value-type="string" calcext:value-type="string">
            <text:p>DOĞUŞ ALACAKLI</text:p>
          </table:table-cell>
          <table:table-cell table:style-name="ce397" table:number-columns-repeated="3"/>
          <table:table-cell table:style-name="ce397" table:formula="of:=[.U906]-[.R907]+[.S907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 table:number-columns-repeated="2"/>
          <table:table-cell table:style-name="ce397" table:number-columns-repeated="3"/>
          <table:table-cell table:style-name="ce397" table:formula="of:=[.U907]-[.R908]+[.S908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908]-[.R909]+[.S909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Default" table:number-columns-repeated="5"/>
          <table:table-cell table:style-name="ce397" table:formula="of:=[.U909]-[.R910]+[.S910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289" office:value-type="float" office:value="2019" calcext:value-type="float">
            <text:p>2019</text:p>
          </table:table-cell>
          <table:table-cell table:style-name="ce289" office:value-type="string" calcext:value-type="string">
            <text:p>DOĞUŞ ALACAKLI</text:p>
          </table:table-cell>
          <table:table-cell table:style-name="ce289" table:number-columns-repeated="3"/>
          <table:table-cell table:style-name="ce397" table:formula="of:=[.U910]-[.R911]+[.S911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3-30" calcext:value-type="date">
            <text:p>30.03.2019</text:p>
          </table:table-cell>
          <table:table-cell table:style-name="ce370" office:value-type="string" calcext:value-type="string">
            <text:p>ocakçı atila arad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11]-[.R912]+[.S912]" office:value-type="float" office:value="183550.06" calcext:value-type="float">
            <text:p>183.5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kk murat tic seramik boyacı faru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12]-[.R913]+[.S913]" office:value-type="float" office:value="183650.06" calcext:value-type="float">
            <text:p>183.6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kk benzinci 80 m2 seramik</text:p>
          </table:table-cell>
          <table:table-cell table:style-name="ce397"/>
          <table:table-cell table:style-name="ce397" office:value-type="float" office:value="1600" calcext:value-type="float">
            <text:p>1.600,00</text:p>
          </table:table-cell>
          <table:table-cell table:style-name="ce397"/>
          <table:table-cell table:style-name="ce397" table:formula="of:=[.U913]-[.R914]+[.S914]" office:value-type="float" office:value="185250.06" calcext:value-type="float">
            <text:p>185.250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şubat iş kredi</text:p>
          </table:table-cell>
          <table:table-cell table:style-name="ce397"/>
          <table:table-cell table:style-name="ce397" office:value-type="float" office:value="3486" calcext:value-type="float">
            <text:p>3.486,00</text:p>
          </table:table-cell>
          <table:table-cell table:style-name="ce397"/>
          <table:table-cell table:style-name="ce397" table:formula="of:=[.U914]-[.R915]+[.S915]" office:value-type="float" office:value="188736.06" calcext:value-type="float">
            <text:p>188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dursun ankara oc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U915]-[.R916]+[.S916]" office:value-type="float" office:value="189736.06" calcext:value-type="float">
            <text:p>189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4-08" calcext:value-type="date">
            <text:p>08.04.2019</text:p>
          </table:table-cell>
          <table:table-cell table:style-name="ce370" office:value-type="string" calcext:value-type="string">
            <text:p>aliye kiracı dursun durmuş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U916]-[.R917]+[.S917]" office:value-type="float" office:value="191736.06" calcext:value-type="float">
            <text:p>191.73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mustafa radyatör tamiri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U917]-[.R918]+[.S918]" office:value-type="float" office:value="191886.06" calcext:value-type="float">
            <text:p>191.886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mustafa ocak sigara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U918]-[.R919]+[.S919]" office:value-type="float" office:value="191941.06" calcext:value-type="float">
            <text:p>191.9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31" calcext:value-type="date">
            <text:p>31.07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U919]-[.R920]+[.S920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dem kesici senet 6400</text:p>
          </table:table-cell>
          <table:table-cell table:style-name="ce397" table:number-columns-repeated="3"/>
          <table:table-cell table:style-name="ce397" table:formula="of:=[.U920]-[.R921]+[.S921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30" calcext:value-type="date">
            <text:p>30.07.2019</text:p>
          </table:table-cell>
          <table:table-cell table:style-name="ce370" office:value-type="string" calcext:value-type="string">
            <text:p>atila vakıfbank kira özge kahraman</text:p>
          </table:table-cell>
          <table:table-cell table:style-name="ce397"/>
          <table:table-cell table:style-name="ce397" office:value-type="float" office:value="1750" calcext:value-type="float">
            <text:p>1.750,00</text:p>
          </table:table-cell>
          <table:table-cell table:style-name="ce397"/>
          <table:table-cell table:style-name="ce397" table:formula="of:=[.U921]-[.R922]+[.S922]" office:value-type="float" office:value="193191.06" calcext:value-type="float">
            <text:p>193.191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Toyota temmuz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U922]-[.R923]+[.S923]" office:value-type="float" office:value="193425.06" calcext:value-type="float">
            <text:p>193.425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Toyota ocak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U923]-[.R924]+[.S924]" office:value-type="float" office:value="193659.06" calcext:value-type="float">
            <text:p>193.65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24]-[.R925]+[.S925]" office:value-type="float" office:value="193759.06" calcext:value-type="float">
            <text:p>193.75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25" calcext:value-type="date">
            <text:p>25.07.2019</text:p>
          </table:table-cell>
          <table:table-cell table:style-name="ce370" office:value-type="string" calcext:value-type="string">
            <text:p>Mustafa 2 usta bilet parası</text:p>
          </table:table-cell>
          <table:table-cell table:style-name="ce397"/>
          <table:table-cell table:style-name="ce397" office:value-type="float" office:value="280" calcext:value-type="float">
            <text:p>280,00</text:p>
          </table:table-cell>
          <table:table-cell table:style-name="ce397"/>
          <table:table-cell table:style-name="ce397" table:formula="of:=[.U925]-[.R926]+[.S926]" office:value-type="float" office:value="194039.06" calcext:value-type="float">
            <text:p>194.0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7-03" calcext:value-type="date">
            <text:p>03.07.2019</text:p>
          </table:table-cell>
          <table:table-cell table:style-name="ce370" office:value-type="string" calcext:value-type="string">
            <text:p>atla vakıfbank hesabına kiracı adem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U926]-[.R927]+[.S927]" office:value-type="float" office:value="214039.06" calcext:value-type="float">
            <text:p>214.0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8-10" calcext:value-type="date">
            <text:p>10.08.2019</text:p>
          </table:table-cell>
          <table:table-cell table:style-name="ce370" office:value-type="string" calcext:value-type="string">
            <text:p>toyota radyatör nakilye</text:p>
          </table:table-cell>
          <table:table-cell table:style-name="ce397"/>
          <table:table-cell table:style-name="ce397" office:value-type="float" office:value="50" calcext:value-type="float">
            <text:p>50,00</text:p>
          </table:table-cell>
          <table:table-cell table:style-name="ce397"/>
          <table:table-cell table:style-name="ce397" table:formula="of:=[.U927]-[.R928]+[.S928]" office:value-type="float" office:value="214089.06" calcext:value-type="float">
            <text:p>214.0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928]-[.R929]+[.S929]" office:value-type="float" office:value="213689.06" calcext:value-type="float">
            <text:p>213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sarıca ya verilen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U929]-[.R930]+[.S930]" office:value-type="float" office:value="214189.06" calcext:value-type="float">
            <text:p>214.1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hmet selimoğlu mezar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U930]-[.R931]+[.S931]" office:value-type="float" office:value="212689.06" calcext:value-type="float">
            <text:p>212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9" calcext:value-type="date">
            <text:p>29.09.2019</text:p>
          </table:table-cell>
          <table:table-cell table:style-name="ce370" office:value-type="string" calcext:value-type="string">
            <text:p>ali balcıya işbank hesaptan</text:p>
          </table:table-cell>
          <table:table-cell table:style-name="ce397"/>
          <table:table-cell table:style-name="ce397" office:value-type="float" office:value="14035" calcext:value-type="float">
            <text:p>14.035,00</text:p>
          </table:table-cell>
          <table:table-cell table:style-name="ce397"/>
          <table:table-cell table:style-name="ce397" table:formula="of:=[.U931]-[.R932]+[.S932]" office:value-type="float" office:value="226724.06" calcext:value-type="float">
            <text:p>226.724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6" calcext:value-type="date">
            <text:p>26.09.2019</text:p>
          </table:table-cell>
          <table:table-cell table:style-name="ce370" office:value-type="string" calcext:value-type="string">
            <text:p>toyota bobin</text:p>
          </table:table-cell>
          <table:table-cell table:style-name="ce397"/>
          <table:table-cell table:style-name="ce397" office:value-type="float" office:value="165" calcext:value-type="float">
            <text:p>165,00</text:p>
          </table:table-cell>
          <table:table-cell table:style-name="ce397"/>
          <table:table-cell table:style-name="ce397" table:formula="of:=[.U932]-[.R933]+[.S933]" office:value-type="float" office:value="226889.06" calcext:value-type="float">
            <text:p>226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8" calcext:value-type="date">
            <text:p>28.09.2019</text:p>
          </table:table-cell>
          <table:table-cell table:style-name="ce370" office:value-type="string" calcext:value-type="string">
            <text:p>benzin</text:p>
          </table:table-cell>
          <table:table-cell table:style-name="ce397"/>
          <table:table-cell table:style-name="ce397" office:value-type="float" office:value="250" calcext:value-type="float">
            <text:p>250,00</text:p>
          </table:table-cell>
          <table:table-cell table:style-name="ce397"/>
          <table:table-cell table:style-name="ce397" table:formula="of:=[.U933]-[.R934]+[.S934]" office:value-type="float" office:value="227139.06" calcext:value-type="float">
            <text:p>227.13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5" calcext:value-type="date">
            <text:p>25.09.2019</text:p>
          </table:table-cell>
          <table:table-cell table:style-name="ce370" office:value-type="string" calcext:value-type="string">
            <text:p>toyota gaz benzin kk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U934]-[.R935]+[.S935]" office:value-type="float" office:value="227289.06" calcext:value-type="float">
            <text:p>227.2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4" calcext:value-type="date">
            <text:p>24.09.2019</text:p>
          </table:table-cell>
          <table:table-cell table:style-name="ce370" office:value-type="string" calcext:value-type="string">
            <text:p>ford mazot sivas k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U935]-[.R936]+[.S936]" office:value-type="float" office:value="227389.06" calcext:value-type="float">
            <text:p>227.3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20" calcext:value-type="date">
            <text:p>20.09.2019</text:p>
          </table:table-cell>
          <table:table-cell table:style-name="ce370" office:value-type="string" calcext:value-type="string">
            <text:p>aliye nakit fabrik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U936]-[.R937]+[.S937]" office:value-type="float" office:value="230389.06" calcext:value-type="float">
            <text:p>230.3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70"/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55" calcext:value-type="float">
            <text:p>855,00</text:p>
          </table:table-cell>
          <table:table-cell table:style-name="ce397"/>
          <table:table-cell table:style-name="ce397" table:formula="of:=[.U937]-[.R938]+[.S938]" office:value-type="float" office:value="231244.06" calcext:value-type="float">
            <text:p>231.244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8" calcext:value-type="date">
            <text:p>18.09.2019</text:p>
          </table:table-cell>
          <table:table-cell table:style-name="ce370" office:value-type="string" calcext:value-type="string">
            <text:p>ziraat kredi</text:p>
          </table:table-cell>
          <table:table-cell table:style-name="ce397"/>
          <table:table-cell table:style-name="ce397" office:value-type="float" office:value="3645" calcext:value-type="float">
            <text:p>3.645,00</text:p>
          </table:table-cell>
          <table:table-cell table:style-name="ce397"/>
          <table:table-cell table:style-name="ce397" table:formula="of:=[.U938]-[.R939]+[.S939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den nakit</text:p>
          </table:table-cell>
          <table:table-cell table:style-name="ce397" office:value-type="float" office:value="200" calcext:value-type="float">
            <text:p>200,00</text:p>
          </table:table-cell>
          <table:table-cell table:style-name="ce397" table:number-columns-repeated="2"/>
          <table:table-cell table:style-name="ce397" table:formula="of:=[.U939]-[.R940]+[.S940]" office:value-type="float" office:value="234689.06" calcext:value-type="float">
            <text:p>234.6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U940]-[.R941]+[.S941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68" office:value-type="date" office:date-value="2019-10-10" calcext:value-type="date">
            <text:p>10.10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83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U941]-[.R942]+[.S942]" office:value-type="float" office:value="234489.06" calcext:value-type="float">
            <text:p>23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90" office:value-type="string" calcext:value-type="string">
            <text:p>sanayi doğuş boya dükkanı tadilat masrafı</text:p>
          </table:table-cell>
          <table:table-cell table:style-name="ce383" office:value-type="float" office:value="20000" calcext:value-type="float">
            <text:p>20.000,00</text:p>
          </table:table-cell>
          <table:table-cell table:style-name="ce397" table:number-columns-repeated="2"/>
          <table:table-cell table:style-name="ce397" table:formula="of:=[.U942]-[.R943]+[.S943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90"/>
          <table:table-cell table:style-name="ce383"/>
          <table:table-cell table:style-name="ce397" table:number-columns-repeated="2"/>
          <table:table-cell table:style-name="ce397" table:formula="of:=[.U943]-[.R944]+[.S944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2">
          <table:table-cell table:number-columns-repeated="15"/>
          <table:table-cell table:style-name="ce371" office:value-type="string" calcext:value-type="string">
            <text:p>2019 sonu</text:p>
          </table:table-cell>
          <table:table-cell table:style-name="ce367" office:value-type="string" calcext:value-type="string">
            <text:p>DOĞUŞ ALACAKLI</text:p>
          </table:table-cell>
          <table:table-cell table:style-name="Default"/>
          <table:table-cell table:style-name="ce383" table:number-columns-repeated="2"/>
          <table:table-cell table:style-name="ce397" table:formula="of:=[.U944]-[.R945]+[.S945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/>
          <table:table-cell table:style-name="ce383" table:number-columns-repeated="3"/>
          <table:table-cell table:style-name="ce397" table:formula="of:=[.U945]-[.R946]+[.S946]" office:value-type="float" office:value="214489.06" calcext:value-type="float">
            <text:p>214.489,0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5"/>
          <table:table-cell table:style-name="ce348"/>
          <table:table-cell table:style-name="ce374" office:value-type="string" calcext:value-type="string">
            <text:p>Ali BALCI kira gelirleri 2011 – 2019</text:p>
          </table:table-cell>
          <table:table-cell table:style-name="ce383" table:formula="of:=[$TPLM.F33]" office:value-type="float" office:value="105707.2" calcext:value-type="float">
            <text:p>105.707,20</text:p>
          </table:table-cell>
          <table:table-cell table:style-name="ce383" table:number-columns-repeated="2"/>
          <table:table-cell table:style-name="ce397" table:formula="of:=[.U946]-[.R947]+[.S947]" office:value-type="float" office:value="108781.86" calcext:value-type="float">
            <text:p>108.781,86</text:p>
          </table:table-cell>
          <table:table-cell table:style-name="ce348"/>
          <table:table-cell table:number-columns-repeated="976"/>
        </table:table-row>
        <table:table-row table:style-name="ro3">
          <table:table-cell table:number-columns-repeated="16"/>
          <table:table-cell table:style-name="ce374" office:value-type="string" calcext:value-type="string">
            <text:p>Atila BALCI kira gelirleri 2011 – 2019</text:p>
          </table:table-cell>
          <table:table-cell table:style-name="ce189" table:formula="of:=[$TPLM.F35]" office:value-type="float" office:value="189016" calcext:value-type="float">
            <text:p>189.016,00</text:p>
          </table:table-cell>
          <table:table-cell table:number-columns-repeated="2"/>
          <table:table-cell table:style-name="ce397" table:formula="of:=[.U947]-[.R948]+[.S948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3">
          <table:table-cell table:number-columns-repeated="20"/>
          <table:table-cell table:style-name="ce397" table:formula="of:=[.U948]-[.R949]+[.S949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2">
          <table:table-cell table:number-columns-repeated="15"/>
          <table:table-cell table:style-name="ce372" office:value-type="string" calcext:value-type="string">
            <text:p>2019 sonu</text:p>
          </table:table-cell>
          <table:table-cell table:style-name="ce372" office:value-type="string" calcext:value-type="string">
            <text:p>HACI BORÇLU</text:p>
          </table:table-cell>
          <table:table-cell table:style-name="ce372" table:number-columns-repeated="3"/>
          <table:table-cell table:style-name="ce371" table:formula="of:=[.U949]-[.R950]+[.S950]" office:value-type="float" office:value="-80234.14" calcext:value-type="float">
            <text:p>-80.234,14</text:p>
          </table:table-cell>
          <table:table-cell table:number-columns-repeated="977"/>
        </table:table-row>
        <table:table-row table:style-name="ro3" table:number-rows-repeated="1047625">
          <table:table-cell table:number-columns-repeated="998"/>
        </table:table-row>
        <table:table-row table:style-name="ro3">
          <table:table-cell table:number-columns-repeated="998"/>
        </table:table-row>
      </table:table>
      <table:table table:name="DOĞUŞ" table:style-name="ta1">
        <table:table-column table:style-name="co42" table:default-cell-style-name="ce212"/>
        <table:table-column table:style-name="co43" table:default-cell-style-name="ce214"/>
        <table:table-column table:style-name="co44" table:default-cell-style-name="ce214"/>
        <table:table-column table:style-name="co45" table:default-cell-style-name="ce214"/>
        <table:table-column table:style-name="co46" table:default-cell-style-name="ce214"/>
        <table:table-column table:style-name="co47" table:default-cell-style-name="ce212"/>
        <table:table-column table:style-name="co48" table:number-columns-repeated="1000" table:default-cell-style-name="ce212"/>
        <table:table-column table:style-name="co48" table:number-columns-repeated="17" table:default-cell-style-name="ce188"/>
        <table:table-column table:style-name="co15" table:default-cell-style-name="ce188"/>
        <table:table-row table:style-name="ro3">
          <table:table-cell table:style-name="ce227"/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7672.84" calcext:value-type="float">
            <text:p>-17.672,84</text:p>
          </table:table-cell>
          <table:table-cell table:formula="of:=[.D8]+[.C9]" office:value-type="float" office:value="-253132.84" calcext:value-type="float">
            <text:p>-253.132,8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7 de borçla kapandı <text:s/>USD 3,55</text:p>
          </table:table-cell>
          <table:table-cell table:style-name="ce218"/>
          <table:table-cell/>
          <table:table-cell table:style-name="ce233" table:formula="of:=[.D9]+[.C10]" office:value-type="float" office:value="-253132.84" calcext:value-type="float">
            <text:p>-253.132,8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32" table:formula="of:=[.D10]/2" office:value-type="float" office:value="-126566.42" calcext:value-type="float">
            <text:p>-126.566,42</text:p>
          </table:table-cell>
          <table:table-cell table:formula="of:=[.D12]+[.C13]" office:value-type="float" office:value="-126566.42" calcext:value-type="float">
            <text:p>-126.566,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D13]+[.C14]" office:value-type="float" office:value="-128428.42" calcext:value-type="float">
            <text:p>-128.428,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650" calcext:value-type="float">
            <text:p>-650,00</text:p>
          </table:table-cell>
          <table:table-cell table:formula="of:=[.D14]+[.C15]" office:value-type="float" office:value="-129078.42" calcext:value-type="float">
            <text:p>-129.078,42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1695" calcext:value-type="float">
            <text:p>-1.695,00</text:p>
          </table:table-cell>
          <table:table-cell table:formula="of:=[.D15]+[.C16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/>
          <table:table-cell table:style-name="ce189" office:value-type="string" calcext:value-type="string">
            <text:p>TL</text:p>
          </table:table-cell>
          <table:table-cell table:style-name="ce189"/>
          <table:table-cell table:formula="of:=[.D16]+[.C17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office:value-type="string" calcext:value-type="string">
            <text:p>TL</text:p>
          </table:table-cell>
          <table:table-cell table:style-name="ce189"/>
          <table:table-cell table:formula="of:=[.D17]+[.C18]" office:value-type="float" office:value="-130773.42" calcext:value-type="float">
            <text:p>-130.773,4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/>
          <table:table-cell table:style-name="ce189" table:number-columns-repeated="2"/>
          <table:table-cell/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93" table:formula="of:=[.D10]/2" office:value-type="float" office:value="-126566.42" calcext:value-type="float">
            <text:p>-126.566,42</text:p>
          </table:table-cell>
          <table:table-cell table:formula="of:=[.D20]+[.C21]" office:value-type="float" office:value="-126566.42" calcext:value-type="float">
            <text:p>-126.566,42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/>
          <table:table-cell/>
          <table:table-cell table:style-name="ce193"/>
          <table:table-cell/>
          <table:table-cell table:style-name="ce212"/>
          <table:table-cell table:style-name="ce188"/>
          <table:table-cell table:number-columns-repeated="1018"/>
        </table:table-row>
        <table:table-row table:style-name="ro2">
          <table:table-cell table:style-name="ce464" office:value-type="string" calcext:value-type="string">
            <text:p>Doğuş Kapanışta Toplam Borç</text:p>
          </table:table-cell>
          <table:table-cell table:style-name="ce193"/>
          <table:table-cell table:style-name="ce189"/>
          <table:table-cell table:style-name="ce270" table:formula="of:=[.D18]+[.D21]" office:value-type="float" office:value="-257339.84" calcext:value-type="float">
            <text:p>-257.339,8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7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acı" table:style-name="ta1">
        <table:table-column table:style-name="co49" table:default-cell-style-name="ce425"/>
        <table:table-column table:style-name="co50" table:default-cell-style-name="ce212"/>
        <table:table-column table:style-name="co51" table:default-cell-style-name="ce212"/>
        <table:table-column table:style-name="co52" table:default-cell-style-name="ce212"/>
        <table:table-column table:style-name="co51" table:default-cell-style-name="ce212"/>
        <table:table-column table:style-name="co53" table:default-cell-style-name="ce212"/>
        <table:table-column table:style-name="co54" table:default-cell-style-name="ce214"/>
        <table:table-column table:style-name="co55" table:default-cell-style-name="ce214"/>
        <table:table-column table:style-name="co48" table:number-columns-repeated="1014" table:default-cell-style-name="ce212"/>
        <table:table-column table:style-name="co48" table:number-columns-repeated="2" table:default-cell-style-name="ce433"/>
        <table:table-row table:style-name="ro3">
          <table:table-cell table:number-columns-repeated="1024"/>
        </table:table-row>
        <table:table-row table:style-name="ro3">
          <table:table-cell/>
          <table:table-cell table:style-name="ce211" office:value-type="string" calcext:value-type="string">
            <text:p>DOĞUŞ TİCARET – NAZAN BALCI <text:s/>İŞ SONLANDIRMA HESAP CETVELİ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1994 yılında Doğuş Ticaret Ayten Balcı’ya ait arsaya 5 daire 1 dükkan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olacak şekilde bir bina yaptı.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32" office:value-type="string" calcext:value-type="string">
            <text:p>Değeri</text:p>
          </table:table-cell>
          <table:table-cell table:style-name="ce232" office:value-type="string" calcext:value-type="string">
            <text:p>Kat Karşılığı</text:p>
          </table:table-cell>
          <table:table-cell table:style-name="ce232" office:value-type="string" calcext:value-type="string">
            <text:p>Kime Ait</text:p>
          </table:table-cell>
          <table:table-cell table:style-name="ce232" office:value-type="string" calcext:value-type="string">
            <text:p>Son Durum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5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Arsa Sahibine</text:p>
          </table:table-cell>
          <table:table-cell table:number-columns-repeated="2"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4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3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<text:s text:c="2"/>Satıldı</text:p>
          </table:table-cell>
          <table:table-cell table:style-name="ce232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232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1 <text:s text:c="2"/>Satıldı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436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6" office:value-type="string" calcext:value-type="string">
            <text:p>Dükkan <text:s text:c="2"/>Satıldı</text:p>
          </table:table-cell>
          <table:table-cell table:style-name="ce429" office:value-type="float" office:value="30000" calcext:value-type="float">
            <text:p>30.000,00</text:p>
          </table:table-cell>
          <table:table-cell table:style-name="ce426" office:value-type="string" calcext:value-type="string">
            <text:p>Doğuş Ticaret’e</text:p>
          </table:table-cell>
          <table:table-cell table:style-name="ce426" office:value-type="string" calcext:value-type="string">
            <text:p>Hacı + Nazan</text:p>
          </table:table-cell>
          <table:table-cell table:style-name="ce429" office:value-type="string" calcext:value-type="string">
            <text:p>Satıldı 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6">
          <table:table-cell/>
          <table:table-cell table:style-name="ce214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isse satın alındı 2 nolu daire hacı ya ait olmasına rağmen ortak alındığından dolayı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den alınan paranın yarısı İsmail Balcıya geçmiş oldu.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40000" calcext:value-type="float">
            <text:p>40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 satıldı parayı hacı aldı ortaklardan nazanın alacağı oluştu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-15000" calcext:value-type="float">
            <text:p>-15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akanın Doğuştan aldığı nakit</text:p>
          </table:table-cell>
          <table:table-cell table:style-name="ce188"/>
          <table:table-cell table:style-name="ce214"/>
          <table:table-cell table:style-name="ce432" office:value-type="string" calcext:value-type="string">
            <text:p>TL <text:s/></text:p>
          </table:table-cell>
          <table:table-cell table:style-name="ce232" office:value-type="float" office:value="85571" calcext:value-type="float">
            <text:p>85.571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2015 yılı ocak ayı Doğuş ticaretin 365.000 TL Denizbanka, 36.000 TL İşbank a kredi borcu var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Aylık taksit ödemesi 6765 + 3409=10.174 TL. <text:s/>1 <text:s/>USD = 2.40 TL Aylık ödeme4239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olar cinsinden borç yaklaşık 167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 office:value-type="string" calcext:value-type="string">
            <text:p>HACI ALACAK</text:p>
          </table:table-cell>
          <table:table-cell table:style-name="ce427" office:value-type="string" calcext:value-type="string">
            <text:p>Bakiye</text:p>
          </table:table-cell>
          <table:table-cell table:style-name="ce427" office:value-type="string" calcext:value-type="string">
            <text:p>TL – usd</text:p>
          </table:table-cell>
          <table:table-cell table:style-name="ce427" office:value-type="string" calcext:value-type="string">
            <text:p>Borcun usd karşılığı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number-columns-repeated="2" table:style-name="ce427" office:value-type="string" calcext:value-type="string">
            <text:p>TL</text:p>
          </table:table-cell>
          <table:table-cell table:style-name="ce427"/>
          <table:table-cell table:style-name="ce427" office:value-type="string" calcext:value-type="string">
            <text:p>USD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214" office:value-type="string" calcext:value-type="string">
            <text:p>Hakan BALCI Doğuştan aldığı ½</text:p>
          </table:table-cell>
          <table:table-cell table:style-name="ce214" table:formula="of:=[.F17]/2" office:value-type="float" office:value="42785.5" calcext:value-type="float">
            <text:p>42.785,50</text:p>
          </table:table-cell>
          <table:table-cell table:style-name="ce214" table:formula="of:=[.C26]" office:value-type="float" office:value="42785.5" calcext:value-type="float">
            <text:p>42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6]/[.E26]" office:value-type="float" office:value="30561.0714285714" calcext:value-type="float">
            <text:p>30.561,07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dan nazana ½</text:p>
          </table:table-cell>
          <table:table-cell table:style-name="ce430" office:value-type="float" office:value="-15000" calcext:value-type="float">
            <text:p>-15.000,00</text:p>
          </table:table-cell>
          <table:table-cell table:style-name="ce214" table:formula="of:=[.D26]+[.C27]" office:value-type="float" office:value="27785.5" calcext:value-type="float">
            <text:p>2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7]/[.E27]" office:value-type="float" office:value="-10714.2857142857" calcext:value-type="float">
            <text:p>-10.714,29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den kalan ½</text:p>
          </table:table-cell>
          <table:table-cell table:style-name="ce214" office:value-type="float" office:value="40000" calcext:value-type="float">
            <text:p>40.000,00</text:p>
          </table:table-cell>
          <table:table-cell table:style-name="ce214" table:formula="of:=[.D27]+[.C28]" office:value-type="float" office:value="67785.5" calcext:value-type="float">
            <text:p>6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8]/[.E28]" office:value-type="float" office:value="28571.4285714286" calcext:value-type="float">
            <text:p>28.571,4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214" office:value-type="string" calcext:value-type="string">
            <text:p>mustafa balcıdan doğuşa ½</text:p>
          </table:table-cell>
          <table:table-cell table:style-name="ce214" office:value-type="float" office:value="25000" calcext:value-type="float">
            <text:p>25.000,00</text:p>
          </table:table-cell>
          <table:table-cell table:style-name="ce214" table:formula="of:=[.D28]+[.C29]" office:value-type="float" office:value="92785.5" calcext:value-type="float">
            <text:p>92.785,50</text:p>
          </table:table-cell>
          <table:table-cell table:style-name="ce214" office:value-type="float" office:value="1.2" calcext:value-type="float">
            <text:p>1,20</text:p>
          </table:table-cell>
          <table:table-cell table:style-name="ce214" table:formula="of:=[.C29]/[.E29]" office:value-type="float" office:value="20833.3333333333" calcext:value-type="float">
            <text:p>20.833,3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211" office:value-type="string" calcext:value-type="string">
            <text:p>Nazan Doğuş kapanış borcu</text:p>
          </table:table-cell>
          <table:table-cell table:style-name="ce189" table:formula="of:=[$DOĞUŞ.D18]*-1" office:value-type="float" office:value="130773.42" calcext:value-type="float">
            <text:p>130.773,42</text:p>
          </table:table-cell>
          <table:table-cell table:style-name="ce214"/>
          <table:table-cell table:style-name="ce188" office:value-type="float" office:value="3.55" calcext:value-type="float">
            <text:p>3,55</text:p>
          </table:table-cell>
          <table:table-cell table:style-name="ce214" table:formula="of:=[.C30]/[.E30]" office:value-type="float" office:value="36837.5830985916" calcext:value-type="float">
            <text:p>36.837,58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11" office:value-type="string" calcext:value-type="string">
            <text:p>İsmail BALCI kira gelirleri</text:p>
          </table:table-cell>
          <table:table-cell table:style-name="ce189" table:formula="of:=[$TPLM.F39]*-1" office:value-type="float" office:value="-62056.8" calcext:value-type="float">
            <text:p>-62.056,80</text:p>
          </table:table-cell>
          <table:table-cell table:style-name="ce214"/>
          <table:table-cell table:style-name="ce188"/>
          <table:table-cell table:style-name="ce214" table:formula="of:=[$'FAB_İSMAİL KİRA'.M25]*-1" office:value-type="float" office:value="-20187.6964465338" calcext:value-type="float">
            <text:p>-20.187,7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189"/>
          <table:table-cell table:style-name="ce214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/>
          <table:table-cell table:style-name="ce211" office:value-type="string" calcext:value-type="string">
            <text:p>2019 yılı sonu</text:p>
          </table:table-cell>
          <table:table-cell table:style-name="ce214"/>
          <table:table-cell table:style-name="ce435" office:value-type="string" calcext:value-type="string">
            <text:p>hacının nazandan toplam alacağı</text:p>
          </table:table-cell>
          <table:table-cell table:style-name="ce232" table:formula="of:=SUM([.F26:.F31])" office:value-type="float" office:value="85901.4342711054" calcext:value-type="float">
            <text:p>85.901,43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188"/>
          <table:table-cell table:style-name="ce427"/>
          <table:table-cell table:number-columns-repeated="2" table:style-name="ce427" office:value-type="string" calcext:value-type="string">
            <text:p>USD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25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/>
          <table:table-cell table:style-name="ce214" table:number-columns-repeated="2"/>
          <table:table-cell table:style-name="ce427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188" table:number-columns-repeated="4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4"/>
          <table:table-cell table:style-name="ce428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5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/>
          <table:table-cell table:style-name="ce431"/>
          <table:table-cell table:style-name="ce428" table:number-columns-repeated="3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2"/>
          <table:table-cell table:style-name="ce214"/>
          <table:table-cell table:style-name="ce428" table:number-columns-repeated="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33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2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3" table:number-columns-repeated="2"/>
          <table:table-cell table:number-columns-repeated="1002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isse" table:style-name="ta1">
        <table:table-column table:style-name="co56" table:default-cell-style-name="ce425"/>
        <table:table-column table:style-name="co57" table:default-cell-style-name="ce212"/>
        <table:table-column table:style-name="co58" table:number-columns-repeated="2" table:default-cell-style-name="ce212"/>
        <table:table-column table:style-name="co59" table:default-cell-style-name="ce212"/>
        <table:table-column table:style-name="co60" table:default-cell-style-name="ce212"/>
        <table:table-column table:style-name="co58" table:default-cell-style-name="ce212"/>
        <table:table-column table:style-name="co61" table:default-cell-style-name="ce212"/>
        <table:table-column table:style-name="co59" table:default-cell-style-name="ce214"/>
        <table:table-column table:style-name="co55" table:default-cell-style-name="ce214"/>
        <table:table-column table:style-name="co48" table:number-columns-repeated="1014" table:default-cell-style-name="ce212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214" table:number-columns-repeated="5"/>
          <table:table-cell table:style-name="ce427" office:value-type="string" calcext:value-type="string">
            <text:p>USD</text:p>
          </table:table-cell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32" office:value-type="string" calcext:value-type="string">
            <text:p>2017 Doğuş Kapanış Nazan BALCI <text:s/>Borç TL</text:p>
          </table:table-cell>
          <table:table-cell table:style-name="ce214" table:formula="of:=[$DOĞUŞ.D18]" office:value-type="float" office:value="-130773.42" calcext:value-type="float">
            <text:p>-130.773,42</text:p>
          </table:table-cell>
          <table:table-cell table:style-name="ce214" table:number-columns-repeated="3"/>
          <table:table-cell table:style-name="ce214" office:value-type="float" office:value="3.55" calcext:value-type="float">
            <text:p>3,55</text:p>
          </table:table-cell>
          <table:table-cell table:style-name="ce214" table:formula="of:=[.C3]/[.G3]" office:value-type="float" office:value="-36837.5830985916" calcext:value-type="float">
            <text:p>-36.837,58</text:p>
          </table:table-cell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2011 – 2019 İsmail BALCI kira gelirleri</text:p>
          </table:table-cell>
          <table:table-cell table:style-name="ce214" table:number-columns-repeated="5"/>
          <table:table-cell table:style-name="ce214" table:formula="of:=[$'FAB_İSMAİL KİRA'.M25]" office:value-type="float" office:value="20187.6964465338" calcext:value-type="float">
            <text:p>20.187,70</text:p>
          </table:table-cell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432" office:value-type="string" calcext:value-type="string">
            <text:p>TL</text:p>
          </table:table-cell>
          <table:table-cell table:style-name="ce432" table:number-columns-repeated="3"/>
          <table:table-cell table:style-name="ce432" office:value-type="string" calcext:value-type="string">
            <text:p>TL-usd</text:p>
          </table:table-cell>
          <table:table-cell table:style-name="ce432" office:value-type="string" calcext:value-type="string">
            <text:p>USD</text:p>
          </table:table-cell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table:number-columns-repeated="3"/>
          <table:table-cell table:style-name="ce214" office:value-type="float" office:value="1" calcext:value-type="float">
            <text:p>1,00</text:p>
          </table:table-cell>
          <table:table-cell table:style-name="ce214" table:formula="of:=[.C8]/[.G8]" office:value-type="float" office:value="450000" calcext:value-type="float">
            <text:p>450.000,00</text:p>
          </table:table-cell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427" office:value-type="string" calcext:value-type="string">
            <text:p>HACI</text:p>
          </table:table-cell>
          <table:table-cell table:style-name="ce427" table:number-columns-repeated="3"/>
          <table:table-cell table:style-name="ce427" office:value-type="string" calcext:value-type="string">
            <text:p>NAZAN</text:p>
          </table:table-cell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style-name="ce427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427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443" table:formula="of:=[.H8]/2" office:value-type="float" office:value="225000" calcext:value-type="float">
            <text:p>225.000,00</text:p>
          </table:table-cell>
          <table:table-cell table:style-name="ce450" table:formula="of:=[.H8]/2" office:value-type="float" office:value="225000" calcext:value-type="float">
            <text:p>225.000,00</text:p>
          </table:table-cell>
          <table:table-cell table:style-name="ce455" office:value-type="float" office:value="50" calcext:value-type="float">
            <text:p>50,00</text:p>
          </table:table-cell>
          <table:table-cell table:style-name="ce214"/>
          <table:table-cell table:style-name="ce457" table:formula="of:=[.H8]/2" office:value-type="float" office:value="225000" calcext:value-type="float">
            <text:p>225.000,00</text:p>
          </table:table-cell>
          <table:table-cell table:style-name="ce459" table:formula="of:=[.H8]/2" office:value-type="float" office:value="225000" calcext:value-type="float">
            <text:p>225.000,00</text:p>
          </table:table-cell>
          <table:table-cell table:style-name="ce462" office:value-type="float" office:value="50" calcext:value-type="float">
            <text:p>50,00</text:p>
          </table:table-cell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1" office:value-type="string" calcext:value-type="string">
            <text:p>hacının alacağı</text:p>
          </table:table-cell>
          <table:table-cell table:style-name="ce444" table:formula="of:=[$FAB_hacı.F33]" office:value-type="float" office:value="85901.4342711054" calcext:value-type="float">
            <text:p>85.901,43</text:p>
          </table:table-cell>
          <table:table-cell table:style-name="ce451" table:formula="of:=[.D13]+[.C14]" office:value-type="float" office:value="310901.434271105" calcext:value-type="float">
            <text:p>310.901,43</text:p>
          </table:table-cell>
          <table:table-cell table:style-name="ce456" table:formula="of:=[.D14]*100/[.H8]" office:value-type="float" office:value="69.0892076158011" calcext:value-type="float">
            <text:p>69,09</text:p>
          </table:table-cell>
          <table:table-cell table:style-name="ce214"/>
          <table:table-cell table:style-name="ce458" table:formula="of:=[.C14]*-1" office:value-type="float" office:value="-85901.4342711054" calcext:value-type="float">
            <text:p>-85.901,43</text:p>
          </table:table-cell>
          <table:table-cell table:style-name="ce460" table:formula="of:=[.H13]+[.G14]" office:value-type="float" office:value="139098.565728895" calcext:value-type="float">
            <text:p>139.098,57</text:p>
          </table:table-cell>
          <table:table-cell table:style-name="ce463" table:formula="of:=[.H14]*100/[.H8]" office:value-type="float" office:value="30.9107923841989" calcext:value-type="float">
            <text:p>30,91</text:p>
          </table:table-cell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27"/>
          <table:table-cell table:style-name="ce214" table:number-columns-repeated="3"/>
          <table:table-cell table:style-name="ce427" table:number-columns-repeated="2"/>
          <table:table-cell table:number-columns-repeated="1000"/>
          <table:table-cell table:style-name="ce425" table:number-columns-repeated="16"/>
        </table:table-row>
        <table:table-row table:style-name="ro2">
          <table:table-cell/>
          <table:table-cell table:style-name="Default"/>
          <table:table-cell table:style-name="ce232"/>
          <table:table-cell table:style-name="ce276" office:value-type="string" calcext:value-type="string">
            <text:p>%</text:p>
          </table:table-cell>
          <table:table-cell table:style-name="ce232" table:number-columns-repeated="2"/>
          <table:table-cell table:style-name="ce427"/>
          <table:table-cell table:style-name="ce232"/>
          <table:table-cell table:style-name="ce277" office:value-type="string" calcext:value-type="string">
            <text:p>%</text:p>
          </table:table-cell>
          <table:table-cell table:number-columns-repeated="999"/>
          <table:table-cell table:style-name="ce425" table:number-columns-repeated="16"/>
        </table:table-row>
        <table:table-row table:style-name="ro2">
          <table:table-cell/>
          <table:table-cell table:style-name="Default"/>
          <table:table-cell table:style-name="ce276" office:value-type="string" calcext:value-type="string">
            <text:p>Hacı Murat Balcı</text:p>
          </table:table-cell>
          <table:table-cell table:style-name="ce270" table:formula="of:=[.E14]" office:value-type="float" office:value="69.0892076158011" calcext:value-type="float">
            <text:p>69,09</text:p>
          </table:table-cell>
          <table:table-cell table:style-name="Default"/>
          <table:table-cell table:style-name="ce214" table:number-columns-repeated="2"/>
          <table:table-cell table:style-name="ce277" office:value-type="string" calcext:value-type="string">
            <text:p>Nazan Balcı</text:p>
          </table:table-cell>
          <table:table-cell table:style-name="ce464" table:formula="of:=[.I14]" office:value-type="float" office:value="30.9107923841989" calcext:value-type="float">
            <text:p>30,91</text:p>
          </table:table-cell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Default" table:number-columns-repeated="4"/>
          <table:table-cell table:style-name="ce188" table:number-columns-repeated="2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 table:number-rows-repeated="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428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5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/>
          <table:table-cell table:style-name="ce431"/>
          <table:table-cell table:style-name="ce428" table:number-columns-repeated="5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/>
          <table:table-cell table:style-name="ce428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 table:number-columns-repeated="2"/>
          <table:table-cell table:style-name="ce214" table:number-columns-repeated="3"/>
          <table:table-cell table:style-name="ce428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433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2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3" table:number-columns-repeated="4"/>
          <table:table-cell table:number-columns-repeated="1002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CI" table:style-name="ta1">
        <table:table-column table:style-name="co15" table:default-cell-style-name="Default"/>
        <table:table-column table:style-name="co62" table:default-cell-style-name="Default"/>
        <table:table-column table:style-name="co15" table:number-columns-repeated="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15"/>
        </table:table-row>
      </table:table>
      <table:table table:name="FAB_İSMAİL KİRA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ce15"/>
        <table:table-column table:style-name="co66" table:default-cell-style-name="ce15"/>
        <table:table-column table:style-name="co27" table:default-cell-style-name="ce15"/>
        <table:table-column table:style-name="co67" table:default-cell-style-name="ce15"/>
        <table:table-column table:style-name="co67" table:default-cell-style-name="ce305"/>
        <table:table-column table:style-name="co23" table:default-cell-style-name="ce15"/>
        <table:table-column table:style-name="co27" table:default-cell-style-name="ce15"/>
        <table:table-column table:style-name="co27" table:default-cell-style-name="ce305"/>
        <table:table-column table:style-name="co68" table:default-cell-style-name="ce15"/>
        <table:table-column table:style-name="co67" table:default-cell-style-name="ce15"/>
        <table:table-column table:style-name="co27" table:default-cell-style-name="ce305"/>
        <table:table-column table:style-name="co69" table:default-cell-style-name="ce15"/>
        <table:table-column table:style-name="co23" table:default-cell-style-name="ce15"/>
        <table:table-column table:style-name="co27" table:default-cell-style-name="ce15"/>
        <table:table-column table:style-name="co15" table:default-cell-style-name="ce15"/>
        <table:table-row table:style-name="ro1">
          <table:table-cell table:number-columns-repeated="2"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ALİ PAŞA HAMAM ARSA YILLARA GÖRE KİRA GELİRLERİ</text:p>
          </table:table-cell>
          <table:table-cell table:style-name="Default"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7" office:value-type="string" calcext:value-type="string" table:number-columns-spanned="3" table:number-rows-spanned="1">
            <text:p>AYGAZ</text:p>
          </table:table-cell>
          <table:covered-table-cell table:style-name="ce300"/>
          <table:covered-table-cell table:style-name="ce302"/>
          <table:table-cell table:style-name="ce297" office:value-type="string" calcext:value-type="string" table:number-columns-spanned="3" table:number-rows-spanned="1">
            <text:p>YIKAMA</text:p>
          </table:table-cell>
          <table:covered-table-cell table:style-name="ce307"/>
          <table:covered-table-cell table:style-name="ce308"/>
          <table:table-cell table:style-name="ce309" office:value-type="string" calcext:value-type="string" table:number-columns-spanned="3" table:number-rows-spanned="1">
            <text:p>MİLANGAZ</text:p>
          </table:table-cell>
          <table:covered-table-cell table:style-name="ce307"/>
          <table:covered-table-cell table:style-name="ce308"/>
          <table:table-cell table:style-name="Default"/>
          <table:table-cell table:style-name="ce311" office:value-type="string" calcext:value-type="string" table:number-columns-spanned="2" table:number-rows-spanned="1">
            <text:p>ALİ PAŞA ARSA</text:p>
          </table:table-cell>
          <table:covered-table-cell table:style-name="ce314"/>
          <table:table-cell table:style-name="Default"/>
        </table:table-row>
        <table:table-row table:style-name="ro1">
          <table:table-cell table:number-columns-repeated="2"/>
          <table:table-cell table:style-name="ce296" office:value-type="string" calcext:value-type="string">
            <text:p>tl/usd</text:p>
          </table:table-cell>
          <table:table-cell table:style-name="ce296"/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/>
          <table:table-cell table:style-name="ce312" office:value-type="string" calcext:value-type="string">
            <text:p>TOPLAM</text:p>
          </table:table-cell>
          <table:table-cell table:style-name="ce315" office:value-type="string" calcext:value-type="string">
            <text:p>TUPLA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96" table:number-columns-repeated="2"/>
          <table:table-cell table:style-name="ce298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/>
          <table:table-cell table:style-name="ce313" office:value-type="string" calcext:value-type="string">
            <text:p>TL</text:p>
          </table:table-cell>
          <table:table-cell table:style-name="ce316" office:value-type="string" calcext:value-type="string">
            <text:p>USD</text:p>
          </table:table-cell>
          <table:table-cell table:style-name="Default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.59" calcext:value-type="float">
            <text:p>1,59</text:p>
          </table:table-cell>
          <table:table-cell/>
          <table:table-cell table:formula="of:=[$Aygaz.G50]" office:value-type="float" office:value="1000" calcext:value-type="float">
            <text:p>1.000,00</text:p>
          </table:table-cell>
          <table:table-cell table:formula="of:=[.E8]/[.C8]" office:value-type="float" office:value="628.930817610063" calcext:value-type="float">
            <text:p>628,93</text:p>
          </table:table-cell>
          <table:table-cell table:formula="of:=[.F8]*34/100" office:value-type="float" office:value="213.836477987421" calcext:value-type="float">
            <text:p>213,84</text:p>
          </table:table-cell>
          <table:table-cell table:formula="of:=[$'AP Ykm'.G44]" office:value-type="float" office:value="9500" calcext:value-type="float">
            <text:p>9.500,00</text:p>
          </table:table-cell>
          <table:table-cell table:formula="of:=[.H8]/[.C8]" office:value-type="float" office:value="5974.8427672956" calcext:value-type="float">
            <text:p>5.974,84</text:p>
          </table:table-cell>
          <table:table-cell table:formula="of:=[.I8]*34/100" office:value-type="float" office:value="2031.4465408805" calcext:value-type="float">
            <text:p>2.031,45</text:p>
          </table:table-cell>
          <table:table-cell/>
          <table:table-cell table:formula="of:=[.K8]/[.C8]" office:value-type="float" office:value="0" calcext:value-type="float">
            <text:p>0,00</text:p>
          </table:table-cell>
          <table:table-cell table:formula="of:=[.L8]*34/100" office:value-type="float" office:value="0" calcext:value-type="float">
            <text:p>0,00</text:p>
          </table:table-cell>
          <table:table-cell/>
          <table:table-cell table:formula="of:=[.K8]+[.H8]+[.E8]" office:value-type="float" office:value="10500" calcext:value-type="float">
            <text:p>10.500,00</text:p>
          </table:table-cell>
          <table:table-cell table:formula="of:=[.L8]+[.I8]+[.F8]" office:value-type="float" office:value="6603.77358490566" calcext:value-type="float">
            <text:p>6.603,77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table:formula="of:=[.E9]/[.C9]" office:value-type="float" office:value="0" calcext:value-type="float">
            <text:p>0,00</text:p>
          </table:table-cell>
          <table:table-cell table:formula="of:=[.F9]*34/100" office:value-type="float" office:value="0" calcext:value-type="float">
            <text:p>0,00</text:p>
          </table:table-cell>
          <table:table-cell table:formula="of:=[$'AP Ykm'.G43]" office:value-type="float" office:value="10000" calcext:value-type="float">
            <text:p>10.000,00</text:p>
          </table:table-cell>
          <table:table-cell table:formula="of:=[.H9]/[.C9]" office:value-type="float" office:value="5347.5935828877" calcext:value-type="float">
            <text:p>5.347,59</text:p>
          </table:table-cell>
          <table:table-cell table:formula="of:=[.I9]*34/100" office:value-type="float" office:value="1818.18181818182" calcext:value-type="float">
            <text:p>1.818,18</text:p>
          </table:table-cell>
          <table:table-cell/>
          <table:table-cell table:formula="of:=[.K9]/[.C9]" office:value-type="float" office:value="0" calcext:value-type="float">
            <text:p>0,00</text:p>
          </table:table-cell>
          <table:table-cell table:formula="of:=[.L9]*34/100" office:value-type="float" office:value="0" calcext:value-type="float">
            <text:p>0,00</text:p>
          </table:table-cell>
          <table:table-cell/>
          <table:table-cell table:formula="of:=[.K9]+[.H9]+[.E9]" office:value-type="float" office:value="10000" calcext:value-type="float">
            <text:p>10.000,00</text:p>
          </table:table-cell>
          <table:table-cell table:formula="of:=[.L9]+[.I9]+[.F9]" office:value-type="float" office:value="5347.5935828877" calcext:value-type="float">
            <text:p>5.347,59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formula="of:=[.E10]/[.C10]" office:value-type="float" office:value="0" calcext:value-type="float">
            <text:p>0,00</text:p>
          </table:table-cell>
          <table:table-cell table:formula="of:=[.F10]*34/100" office:value-type="float" office:value="0" calcext:value-type="float">
            <text:p>0,00</text:p>
          </table:table-cell>
          <table:table-cell table:formula="of:=[$'AP Ykm'.G42]" office:value-type="float" office:value="9000" calcext:value-type="float">
            <text:p>9.000,00</text:p>
          </table:table-cell>
          <table:table-cell table:formula="of:=[.H10]/[.C10]" office:value-type="float" office:value="4761.90476190476" calcext:value-type="float">
            <text:p>4.761,90</text:p>
          </table:table-cell>
          <table:table-cell table:formula="of:=[.I10]*34/100" office:value-type="float" office:value="1619.04761904762" calcext:value-type="float">
            <text:p>1.619,05</text:p>
          </table:table-cell>
          <table:table-cell/>
          <table:table-cell table:formula="of:=[.K10]/[.C10]" office:value-type="float" office:value="0" calcext:value-type="float">
            <text:p>0,00</text:p>
          </table:table-cell>
          <table:table-cell table:formula="of:=[.L10]*34/100" office:value-type="float" office:value="0" calcext:value-type="float">
            <text:p>0,00</text:p>
          </table:table-cell>
          <table:table-cell/>
          <table:table-cell table:formula="of:=[.K10]+[.H10]+[.E10]" office:value-type="float" office:value="9000" calcext:value-type="float">
            <text:p>9.000,00</text:p>
          </table:table-cell>
          <table:table-cell table:formula="of:=[.L10]+[.I10]+[.F10]" office:value-type="float" office:value="4761.90476190476" calcext:value-type="float">
            <text:p>4.761,90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,10</text:p>
          </table:table-cell>
          <table:table-cell/>
          <table:table-cell table:formula="of:=[$Aygaz.G47]" office:value-type="float" office:value="450" calcext:value-type="float">
            <text:p>450,00</text:p>
          </table:table-cell>
          <table:table-cell table:formula="of:=[.E11]/[.C11]" office:value-type="float" office:value="214.285714285714" calcext:value-type="float">
            <text:p>214,29</text:p>
          </table:table-cell>
          <table:table-cell table:formula="of:=[.F11]*34/100" office:value-type="float" office:value="72.8571428571429" calcext:value-type="float">
            <text:p>72,86</text:p>
          </table:table-cell>
          <table:table-cell table:formula="of:=[$'AP Ykm'.H41]" office:value-type="float" office:value="12500" calcext:value-type="float">
            <text:p>12.500,00</text:p>
          </table:table-cell>
          <table:table-cell table:formula="of:=[.H11]/[.C11]" office:value-type="float" office:value="5952.38095238095" calcext:value-type="float">
            <text:p>5.952,38</text:p>
          </table:table-cell>
          <table:table-cell table:formula="of:=[.I11]*34/100" office:value-type="float" office:value="2023.80952380952" calcext:value-type="float">
            <text:p>2.023,81</text:p>
          </table:table-cell>
          <table:table-cell/>
          <table:table-cell table:formula="of:=[.K11]/[.C11]" office:value-type="float" office:value="0" calcext:value-type="float">
            <text:p>0,00</text:p>
          </table:table-cell>
          <table:table-cell table:formula="of:=[.L11]*34/100" office:value-type="float" office:value="0" calcext:value-type="float">
            <text:p>0,00</text:p>
          </table:table-cell>
          <table:table-cell/>
          <table:table-cell table:formula="of:=[.K11]+[.H11]+[.E11]" office:value-type="float" office:value="12950" calcext:value-type="float">
            <text:p>12.950,00</text:p>
          </table:table-cell>
          <table:table-cell table:formula="of:=[.L11]+[.I11]+[.F11]" office:value-type="float" office:value="6166.66666666667" calcext:value-type="float">
            <text:p>6.166,6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$Aygaz.F45]" office:value-type="float" office:value="4200" calcext:value-type="float">
            <text:p>4.200,00</text:p>
          </table:table-cell>
          <table:table-cell table:formula="of:=[.E12]/[.C12]" office:value-type="float" office:value="1567.16417910448" calcext:value-type="float">
            <text:p>1.567,16</text:p>
          </table:table-cell>
          <table:table-cell table:formula="of:=[.F12]*34/100" office:value-type="float" office:value="532.835820895522" calcext:value-type="float">
            <text:p>532,84</text:p>
          </table:table-cell>
          <table:table-cell table:formula="of:=[$'AP Ykm'.F38]" office:value-type="float" office:value="13750" calcext:value-type="float">
            <text:p>13.750,00</text:p>
          </table:table-cell>
          <table:table-cell table:formula="of:=[.H12]/[.C12]" office:value-type="float" office:value="5130.59701492537" calcext:value-type="float">
            <text:p>5.130,60</text:p>
          </table:table-cell>
          <table:table-cell table:formula="of:=[.I12]*34/100" office:value-type="float" office:value="1744.40298507463" calcext:value-type="float">
            <text:p>1.744,40</text:p>
          </table:table-cell>
          <table:table-cell table:formula="of:=[$Mlngaz.G25]" office:value-type="float" office:value="4000" calcext:value-type="float">
            <text:p>4.000,00</text:p>
          </table:table-cell>
          <table:table-cell table:formula="of:=[.K12]/[.C12]" office:value-type="float" office:value="1492.53731343284" calcext:value-type="float">
            <text:p>1.492,54</text:p>
          </table:table-cell>
          <table:table-cell table:formula="of:=[.L12]*34/100" office:value-type="float" office:value="507.462686567164" calcext:value-type="float">
            <text:p>507,46</text:p>
          </table:table-cell>
          <table:table-cell/>
          <table:table-cell table:formula="of:=[.K12]+[.H12]+[.E12]" office:value-type="float" office:value="21950" calcext:value-type="float">
            <text:p>21.950,00</text:p>
          </table:table-cell>
          <table:table-cell table:formula="of:=[.L12]+[.I12]+[.F12]" office:value-type="float" office:value="8190.29850746269" calcext:value-type="float">
            <text:p>8.190,30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$Aygaz.C33]" office:value-type="float" office:value="2950" calcext:value-type="float">
            <text:p>2.950,00</text:p>
          </table:table-cell>
          <table:table-cell table:formula="of:=[.E13]/[.C13]" office:value-type="float" office:value="1000" calcext:value-type="float">
            <text:p>1.000,00</text:p>
          </table:table-cell>
          <table:table-cell table:formula="of:=[.F13]*34/100" office:value-type="float" office:value="340" calcext:value-type="float">
            <text:p>340,00</text:p>
          </table:table-cell>
          <table:table-cell table:formula="of:=[$'AP Ykm'.F30]" office:value-type="float" office:value="15125" calcext:value-type="float">
            <text:p>15.125,00</text:p>
          </table:table-cell>
          <table:table-cell table:formula="of:=[.H13]/[.C13]" office:value-type="float" office:value="5127.1186440678" calcext:value-type="float">
            <text:p>5.127,12</text:p>
          </table:table-cell>
          <table:table-cell table:formula="of:=[.I13]*34/100" office:value-type="float" office:value="1743.22033898305" calcext:value-type="float">
            <text:p>1.743,22</text:p>
          </table:table-cell>
          <table:table-cell table:formula="of:=[$Mlngaz.G22]" office:value-type="float" office:value="5600" calcext:value-type="float">
            <text:p>5.600,00</text:p>
          </table:table-cell>
          <table:table-cell table:formula="of:=[.K13]/[.C13]" office:value-type="float" office:value="1898.30508474576" calcext:value-type="float">
            <text:p>1.898,31</text:p>
          </table:table-cell>
          <table:table-cell table:formula="of:=[.L13]*34/100" office:value-type="float" office:value="645.423728813559" calcext:value-type="float">
            <text:p>645,42</text:p>
          </table:table-cell>
          <table:table-cell/>
          <table:table-cell table:formula="of:=[.K13]+[.H13]+[.E13]" office:value-type="float" office:value="23675" calcext:value-type="float">
            <text:p>23.675,00</text:p>
          </table:table-cell>
          <table:table-cell table:formula="of:=[.L13]+[.I13]+[.F13]" office:value-type="float" office:value="8025.42372881356" calcext:value-type="float">
            <text:p>8.025,42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4]/[.C14]" office:value-type="float" office:value="0" calcext:value-type="float">
            <text:p>0,00</text:p>
          </table:table-cell>
          <table:table-cell table:formula="of:=[.F14]*34/100" office:value-type="float" office:value="0" calcext:value-type="float">
            <text:p>0,00</text:p>
          </table:table-cell>
          <table:table-cell table:formula="of:=[$'AP Ykm'.F25]" office:value-type="float" office:value="3000" calcext:value-type="float">
            <text:p>3.000,00</text:p>
          </table:table-cell>
          <table:table-cell table:formula="of:=[.H14]/[.C14]" office:value-type="float" office:value="845.070422535211" calcext:value-type="float">
            <text:p>845,07</text:p>
          </table:table-cell>
          <table:table-cell table:formula="of:=[.I14]*34/100" office:value-type="float" office:value="287.323943661972" calcext:value-type="float">
            <text:p>287,32</text:p>
          </table:table-cell>
          <table:table-cell table:formula="of:=[$Mlngaz.G18]" office:value-type="float" office:value="4400" calcext:value-type="float">
            <text:p>4.400,00</text:p>
          </table:table-cell>
          <table:table-cell table:formula="of:=[.K14]/[.C14]" office:value-type="float" office:value="1239.43661971831" calcext:value-type="float">
            <text:p>1.239,44</text:p>
          </table:table-cell>
          <table:table-cell table:formula="of:=[.L14]*34/100" office:value-type="float" office:value="421.408450704225" calcext:value-type="float">
            <text:p>421,41</text:p>
          </table:table-cell>
          <table:table-cell/>
          <table:table-cell table:formula="of:=[.K14]+[.H14]+[.E14]" office:value-type="float" office:value="7400" calcext:value-type="float">
            <text:p>7.400,00</text:p>
          </table:table-cell>
          <table:table-cell table:formula="of:=[.L14]+[.I14]+[.F14]" office:value-type="float" office:value="2084.50704225352" calcext:value-type="float">
            <text:p>2.08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5]/[.C15]" office:value-type="float" office:value="0" calcext:value-type="float">
            <text:p>0,00</text:p>
          </table:table-cell>
          <table:table-cell table:formula="of:=[.F15]*34/100" office:value-type="float" office:value="0" calcext:value-type="float">
            <text:p>0,00</text:p>
          </table:table-cell>
          <table:table-cell table:formula="of:=[$'AP Ykm'.F22]" office:value-type="float" office:value="17050" calcext:value-type="float">
            <text:p>17.050,00</text:p>
          </table:table-cell>
          <table:table-cell table:formula="of:=[.H15]/[.C15]" office:value-type="float" office:value="4802.81690140845" calcext:value-type="float">
            <text:p>4.802,82</text:p>
          </table:table-cell>
          <table:table-cell table:formula="of:=[.I15]*34/100" office:value-type="float" office:value="1632.95774647887" calcext:value-type="float">
            <text:p>1.632,96</text:p>
          </table:table-cell>
          <table:table-cell/>
          <table:table-cell table:formula="of:=[.K15]/[.C15]" office:value-type="float" office:value="0" calcext:value-type="float">
            <text:p>0,00</text:p>
          </table:table-cell>
          <table:table-cell table:formula="of:=[.L15]*34/100" office:value-type="float" office:value="0" calcext:value-type="float">
            <text:p>0,00</text:p>
          </table:table-cell>
          <table:table-cell/>
          <table:table-cell table:formula="of:=[.K15]+[.H15]+[.E15]" office:value-type="float" office:value="17050" calcext:value-type="float">
            <text:p>17.050,00</text:p>
          </table:table-cell>
          <table:table-cell table:formula="of:=[.L15]+[.I15]+[.F15]" office:value-type="float" office:value="4802.81690140845" calcext:value-type="float">
            <text:p>4.802,8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table:formula="of:=[.E16]/[.C16]" office:value-type="float" office:value="0" calcext:value-type="float">
            <text:p>0,00</text:p>
          </table:table-cell>
          <table:table-cell table:formula="of:=[.F16]*34/100" office:value-type="float" office:value="0" calcext:value-type="float">
            <text:p>0,00</text:p>
          </table:table-cell>
          <table:table-cell table:formula="of:=[$'AP Ykm'.F19]" office:value-type="float" office:value="289" calcext:value-type="float">
            <text:p>289,00</text:p>
          </table:table-cell>
          <table:table-cell table:formula="of:=[.H16]/[.C16]" office:value-type="float" office:value="62.8260869565217" calcext:value-type="float">
            <text:p>62,83</text:p>
          </table:table-cell>
          <table:table-cell table:formula="of:=[.I16]*34/100" office:value-type="float" office:value="21.3608695652174" calcext:value-type="float">
            <text:p>21,36</text:p>
          </table:table-cell>
          <table:table-cell table:formula="of:=[$Mlngaz.F16]" office:value-type="float" office:value="7200" calcext:value-type="float">
            <text:p>7.200,00</text:p>
          </table:table-cell>
          <table:table-cell table:formula="of:=[.K16]/[.C16]" office:value-type="float" office:value="1565.21739130435" calcext:value-type="float">
            <text:p>1.565,22</text:p>
          </table:table-cell>
          <table:table-cell table:formula="of:=[.L16]*34/100" office:value-type="float" office:value="532.173913043478" calcext:value-type="float">
            <text:p>532,17</text:p>
          </table:table-cell>
          <table:table-cell/>
          <table:table-cell table:formula="of:=[.K16]+[.H16]+[.E16]" office:value-type="float" office:value="7489" calcext:value-type="float">
            <text:p>7.489,00</text:p>
          </table:table-cell>
          <table:table-cell table:formula="of:=[.L16]+[.I16]+[.F16]" office:value-type="float" office:value="1628.04347826087" calcext:value-type="float">
            <text:p>1.62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table:formula="of:=[$Aygaz.C17]" office:value-type="float" office:value="3300" calcext:value-type="float">
            <text:p>3.300,00</text:p>
          </table:table-cell>
          <table:table-cell table:formula="of:=[.E17]/[.C17]" office:value-type="float" office:value="717.391304347826" calcext:value-type="float">
            <text:p>717,39</text:p>
          </table:table-cell>
          <table:table-cell table:formula="of:=[.F17]*34/100" office:value-type="float" office:value="243.913043478261" calcext:value-type="float">
            <text:p>243,91</text:p>
          </table:table-cell>
          <table:table-cell table:formula="of:=[$'AP Ykm'.F18]-500" office:value-type="float" office:value="19186" calcext:value-type="float">
            <text:p>19.186,00</text:p>
          </table:table-cell>
          <table:table-cell table:formula="of:=[.H17]/[.C17]" office:value-type="float" office:value="4170.86956521739" calcext:value-type="float">
            <text:p>4.170,87</text:p>
          </table:table-cell>
          <table:table-cell table:formula="of:=[.I17]*34/100" office:value-type="float" office:value="1418.09565217391" calcext:value-type="float">
            <text:p>1.418,10</text:p>
          </table:table-cell>
          <table:table-cell/>
          <table:table-cell table:formula="of:=[.K17]/[.C17]" office:value-type="float" office:value="0" calcext:value-type="float">
            <text:p>0,00</text:p>
          </table:table-cell>
          <table:table-cell table:formula="of:=[.L17]*34/100" office:value-type="float" office:value="0" calcext:value-type="float">
            <text:p>0,00</text:p>
          </table:table-cell>
          <table:table-cell/>
          <table:table-cell table:formula="of:=[.K17]+[.H17]+[.E17]" office:value-type="float" office:value="22486" calcext:value-type="float">
            <text:p>22.486,00</text:p>
          </table:table-cell>
          <table:table-cell table:formula="of:=[.L17]+[.I17]+[.F17]" office:value-type="float" office:value="4888.26086956522" calcext:value-type="float">
            <text:p>4.888,26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.82" calcext:value-type="float">
            <text:p>5,82</text:p>
          </table:table-cell>
          <table:table-cell/>
          <table:table-cell table:formula="of:=[$Aygaz.C8]" office:value-type="float" office:value="7000" calcext:value-type="float">
            <text:p>7.000,00</text:p>
          </table:table-cell>
          <table:table-cell table:formula="of:=[.E18]/[.C18]" office:value-type="float" office:value="1202.74914089347" calcext:value-type="float">
            <text:p>1.202,75</text:p>
          </table:table-cell>
          <table:table-cell table:formula="of:=[.F18]*34/100" office:value-type="float" office:value="408.93470790378" calcext:value-type="float">
            <text:p>408,93</text:p>
          </table:table-cell>
          <table:table-cell table:formula="of:=[$'AP Ykm'.F10]-1880" office:value-type="float" office:value="24500" calcext:value-type="float">
            <text:p>24.500,00</text:p>
          </table:table-cell>
          <table:table-cell table:formula="of:=[.H18]/[.C18]" office:value-type="float" office:value="4209.62199312715" calcext:value-type="float">
            <text:p>4.209,62</text:p>
          </table:table-cell>
          <table:table-cell table:formula="of:=[.I18]*34/100" office:value-type="float" office:value="1431.27147766323" calcext:value-type="float">
            <text:p>1.431,27</text:p>
          </table:table-cell>
          <table:table-cell table:formula="of:=[$Mlngaz.F8]" office:value-type="float" office:value="8520" calcext:value-type="float">
            <text:p>8.520,00</text:p>
          </table:table-cell>
          <table:table-cell table:formula="of:=[.K18]/[.C18]" office:value-type="float" office:value="1463.9175257732" calcext:value-type="float">
            <text:p>1.463,92</text:p>
          </table:table-cell>
          <table:table-cell table:formula="of:=[.L18]*34/100" office:value-type="float" office:value="497.731958762887" calcext:value-type="float">
            <text:p>497,73</text:p>
          </table:table-cell>
          <table:table-cell/>
          <table:table-cell table:formula="of:=[.K18]+[.H18]+[.E18]" office:value-type="float" office:value="40020" calcext:value-type="float">
            <text:p>40.020,00</text:p>
          </table:table-cell>
          <table:table-cell table:formula="of:=[.L18]+[.I18]+[.F18]" office:value-type="float" office:value="6876.28865979381" calcext:value-type="float">
            <text:p>6.876,2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8:.E18])" office:value-type="float" office:value="18900" calcext:value-type="float">
            <text:p>18.900,00</text:p>
          </table:table-cell>
          <table:table-cell table:formula="of:=SUM([.F8:.F18])" office:value-type="float" office:value="5330.52115624155" calcext:value-type="float">
            <text:p>5.330,52</text:p>
          </table:table-cell>
          <table:table-cell/>
          <table:table-cell table:formula="of:=SUM([.H8:.H18])" office:value-type="float" office:value="133900" calcext:value-type="float">
            <text:p>133.900,00</text:p>
          </table:table-cell>
          <table:table-cell table:formula="of:=SUM([.I8:.I18])" office:value-type="float" office:value="46385.6426927069" calcext:value-type="float">
            <text:p>46.385,64</text:p>
          </table:table-cell>
          <table:table-cell/>
          <table:table-cell table:formula="of:=SUM([.K8:.K18])" office:value-type="float" office:value="29720" calcext:value-type="float">
            <text:p>29.720,00</text:p>
          </table:table-cell>
          <table:table-cell table:formula="of:=SUM([.L8:.L18])" office:value-type="float" office:value="7659.41393497445" calcext:value-type="float">
            <text:p>7.659,41</text:p>
          </table:table-cell>
          <table:table-cell table:number-columns-repeated="2"/>
          <table:table-cell table:formula="of:=SUM([.O8:.O18])" office:value-type="float" office:value="182520" calcext:value-type="float">
            <text:p>182.520,00</text:p>
          </table:table-cell>
          <table:table-cell table:formula="of:=SUM([.P8:.P18])" office:value-type="float" office:value="59375.5777839229" calcext:value-type="float">
            <text:p>59.375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/>
          <table:table-cell table:number-columns-repeated="2" table:style-name="ce299"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6"/>
          <table:table-cell table:style-name="ce306" table:formula="of:=[.F20]*34/100" office:value-type="float" office:value="1812.37719312213" calcext:value-type="float">
            <text:p>1.812,38</text:p>
          </table:table-cell>
          <table:table-cell table:number-columns-repeated="2"/>
          <table:table-cell table:style-name="ce306" table:formula="of:=[.I20]*34/100" office:value-type="float" office:value="15771.1185155203" calcext:value-type="float">
            <text:p>15.771,12</text:p>
          </table:table-cell>
          <table:table-cell table:number-columns-repeated="2"/>
          <table:table-cell table:style-name="ce306" table:formula="of:=[.L20]*34/100" office:value-type="float" office:value="2604.20073789131" calcext:value-type="float">
            <text:p>2.604,20</text:p>
          </table:table-cell>
          <table:table-cell/>
          <table:table-cell table:number-columns-repeated="2" office:value-type="float" office:value="34" calcext:value-type="float">
            <text:p>34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9" table:number-columns-repeated="3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011 – 2019 Toplam Kira bedellerinden İsmail Balcıya ait %34 hisse USD</text:p>
          </table:table-cell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0" table:formula="of:=SUM([.G23:.M23])" office:value-type="float" office:value="20187.6964465338" calcext:value-type="float">
            <text:p>20.187,70</text:p>
          </table:table-cell>
          <table:table-cell/>
          <table:table-cell table:style-name="ce310" table:formula="of:=[.O20]*[.O23]/100" office:value-type="float" office:value="62056.8" calcext:value-type="float">
            <text:p>62.056,80</text:p>
          </table:table-cell>
          <table:table-cell table:style-name="ce310" table:formula="of:=[.P20]*[.P23]/100" office:value-type="float" office:value="20187.6964465338" calcext:value-type="float">
            <text:p>20.187,7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2:02:33.71994291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8T12:15:06.293947632</dc:date>
    <meta:editing-duration>P1DT7H59M38S</meta:editing-duration>
    <meta:editing-cycles>88</meta:editing-cycles>
    <meta:generator>LibreOffice/6.1.5.2$Linux_X86_64 LibreOffice_project/10$Build-2</meta:generator>
    <meta:print-date>2019-10-16T17:59:28.255734843</meta:print-date>
    <meta:document-statistic meta:table-count="13" meta:cell-count="4610" meta:object-count="0"/>
  </office:meta>
</office:document-meta>
</file>